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margin-left="0cm" fo:margin-right="0cm" fo:line-height="150%" fo:text-align="justify" style:justify-single-word="false" fo:text-indent="1cm" style:auto-text-indent="false" fo:background-color="#ffffff">
        <style:background-image/>
      </style:paragraph-properties>
    </style:style>
    <style:style style:name="P2" style:family="paragraph" style:parent-style-name="Standard">
      <style:paragraph-properties fo:line-height="150%" fo:text-align="justify" style:justify-single-word="false" fo:background-color="#ffffff">
        <style:background-image/>
      </style:paragraph-properties>
    </style:style>
    <style:style style:name="P3" style:family="paragraph" style:parent-style-name="Standard">
      <style:paragraph-properties fo:line-height="150%" fo:text-align="justify" style:justify-single-word="false" fo:background-color="#ffffff">
        <style:background-image/>
      </style:paragraph-properties>
      <style:text-properties style:font-name="Arial" fo:font-size="12pt" style:font-size-asian="12pt" style:font-name-complex="Arial" style:font-size-complex="12pt"/>
    </style:style>
    <style:style style:name="P4" style:family="paragraph" style:parent-style-name="Standard">
      <style:paragraph-properties fo:line-height="150%" fo:text-align="justify" style:justify-single-word="false" fo:background-color="#ffffff">
        <style:background-image/>
      </style:paragraph-properties>
      <style:text-properties style:font-name="Arial" fo:font-size="12pt" style:font-size-asian="12pt" style:font-name-complex="Arial" style:font-size-complex="12pt" style:font-style-complex="italic"/>
    </style:style>
    <style:style style:name="P5" style:family="paragraph" style:parent-style-name="Standard">
      <style:paragraph-properties fo:line-height="150%" fo:text-align="justify" style:justify-single-word="false" fo:background-color="#ffffff">
        <style:background-image/>
      </style:paragraph-properties>
      <style:text-properties style:font-name="Arial" fo:font-size="12pt" fo:font-style="italic" style:font-size-asian="12pt" style:font-style-asian="italic" style:font-name-complex="Arial" style:font-size-complex="12pt" style:font-style-complex="italic"/>
    </style:style>
    <style:style style:name="P6" style:family="paragraph" style:parent-style-name="Standard">
      <style:paragraph-properties fo:line-height="150%" fo:text-align="justify" style:justify-single-word="false" fo:background-color="#ffffff">
        <style:background-image/>
      </style:paragraph-properties>
      <style:text-properties style:font-name="Arial" fo:font-size="12pt" fo:language="en" fo:country="US" fo:font-style="italic" style:font-size-asian="12pt" style:font-style-asian="italic" style:font-name-complex="Arial" style:font-size-complex="12pt" style:font-style-complex="italic"/>
    </style:style>
    <style:style style:name="P7" style:family="paragraph" style:parent-style-name="Standard" style:master-page-name="Standard">
      <style:paragraph-properties fo:margin-left="0cm" fo:margin-right="0cm" fo:line-height="150%" fo:text-align="justify" style:justify-single-word="false" fo:text-indent="1cm" style:auto-text-indent="false" style:page-number="auto" fo:background-color="#ffffff">
        <style:background-image/>
      </style:paragraph-properties>
      <style:text-properties style:font-name="Arial" fo:font-size="12pt" fo:font-weight="bold" style:font-size-asian="12pt" style:font-weight-asian="bold" style:font-name-complex="Arial" style:font-size-complex="12pt" style:font-weight-complex="bold"/>
    </style:style>
    <style:style style:name="P8" style:family="paragraph" style:parent-style-name="Standard">
      <style:paragraph-properties fo:margin-left="0cm" fo:margin-right="0cm" fo:line-height="150%" fo:text-align="justify" style:justify-single-word="false" fo:text-indent="1cm" style:auto-text-indent="false" fo:background-color="#ffffff">
        <style:background-image/>
      </style:paragraph-properties>
      <style:text-properties style:font-name="Arial" fo:font-size="12pt" fo:font-weight="bold" style:font-size-asian="12pt" style:font-weight-asian="bold" style:font-name-complex="Arial" style:font-size-complex="12pt" style:font-weight-complex="bold"/>
    </style:style>
    <style:style style:name="P9" style:family="paragraph" style:parent-style-name="Standard">
      <style:paragraph-properties fo:margin-left="0cm" fo:margin-right="0cm" fo:line-height="150%" fo:text-align="justify" style:justify-single-word="false" fo:text-indent="1cm" style:auto-text-indent="false" fo:background-color="#ffffff">
        <style:background-image/>
      </style:paragraph-properties>
      <style:text-properties style:font-name="Arial" fo:font-size="12pt" style:font-size-asian="12pt" style:font-name-complex="Arial" style:font-size-complex="12pt"/>
    </style:style>
    <style:style style:name="P10" style:family="paragraph" style:parent-style-name="Standard">
      <style:paragraph-properties fo:line-height="150%" fo:text-align="justify" style:justify-single-word="false" fo:background-color="#ffffff">
        <style:background-image/>
      </style:paragraph-properties>
      <style:text-properties style:font-name="Arial" fo:font-size="12pt" fo:font-style="italic" style:font-size-asian="12pt" style:font-style-asian="italic" style:font-name-complex="Arial" style:font-size-complex="12pt" style:font-style-complex="italic"/>
    </style:style>
    <style:style style:name="P11" style:family="paragraph" style:parent-style-name="Standard">
      <style:paragraph-properties fo:line-height="150%" fo:text-align="justify" style:justify-single-word="false" fo:background-color="#ffffff">
        <style:background-image/>
      </style:paragraph-properties>
      <style:text-properties style:font-name="Arial" fo:font-size="12pt" style:font-size-asian="12pt" style:font-name-complex="Arial" style:font-size-complex="12pt"/>
    </style:style>
    <style:style style:name="P12" style:family="paragraph" style:parent-style-name="Standard">
      <style:paragraph-properties fo:line-height="150%" fo:text-align="justify" style:justify-single-word="false" fo:background-color="#ffffff">
        <style:background-image/>
      </style:paragraph-properties>
      <style:text-properties style:font-name="Arial" fo:font-size="12pt" fo:font-weight="bold" style:font-size-asian="12pt" style:font-weight-asian="bold" style:font-name-complex="Arial" style:font-size-complex="12pt" style:font-weight-complex="bold"/>
    </style:style>
    <style:style style:name="T1" style:family="text">
      <style:text-properties style:font-name="Arial" fo:font-size="12pt" style:font-size-asian="12pt" style:font-name-complex="Arial" style:font-size-complex="12pt"/>
    </style:style>
    <style:style style:name="T2" style:family="text">
      <style:text-properties style:font-name="Arial" fo:font-size="12pt" style:font-size-asian="12pt" style:font-name-complex="Arial" style:font-size-complex="12pt" style:font-style-complex="italic"/>
    </style:style>
    <style:style style:name="T3" style:family="text">
      <style:text-properties style:font-name="Arial" fo:font-size="12pt" fo:font-weight="bold" style:font-size-asian="12pt" style:font-weight-asian="bold" style:font-name-complex="Arial" style:font-size-complex="12pt"/>
    </style:style>
    <style:style style:name="T4" style:family="text">
      <style:text-properties style:font-name="Arial" fo:font-size="12pt" fo:font-weight="bold" style:font-size-asian="12pt" style:font-weight-asian="bold" style:font-name-complex="Arial" style:font-size-complex="12pt" style:font-weight-complex="bold"/>
    </style:style>
    <style:style style:name="T5" style:family="text">
      <style:text-properties style:font-name="Arial" fo:font-size="12pt" fo:font-style="italic" style:font-size-asian="12pt" style:font-style-asian="italic" style:font-name-complex="Arial" style:font-size-complex="12pt" style:font-style-complex="italic"/>
    </style:style>
    <style:style style:name="T6" style:family="text">
      <style:text-properties style:font-name="Arial" fo:font-size="12pt" fo:font-style="italic" fo:font-weight="bold" style:font-size-asian="12pt" style:font-style-asian="italic" style:font-weight-asian="bold" style:font-name-complex="Arial" style:font-size-complex="12pt"/>
    </style:style>
    <style:style style:name="T7" style:family="text">
      <style:text-properties style:font-name="Arial" fo:font-size="12pt" fo:font-style="italic" fo:font-weight="bold" style:font-size-asian="12pt" style:font-style-asian="italic" style:font-weight-asian="bold" style:font-name-complex="Arial" style:font-size-complex="12pt" style:font-style-complex="italic"/>
    </style:style>
    <style:style style:name="T8" style:family="text">
      <style:text-properties style:font-name="Arial" fo:font-size="12pt" fo:language="cs" fo:country="CZ" fo:font-style="italic" style:font-size-asian="12pt" style:font-style-asian="italic" style:font-name-complex="Arial" style:font-size-complex="12pt" style:font-style-complex="italic"/>
    </style:style>
    <style:style style:name="T9" style:family="text">
      <style:text-properties style:font-name="Arial" fo:font-size="12pt" fo:language="cs" fo:country="CZ" style:font-size-asian="12pt" style:font-name-complex="Arial" style:font-size-complex="12pt"/>
    </style:style>
    <style:style style:name="T10" style:family="text">
      <style:text-properties style:font-name="Arial" fo:font-size="12pt" fo:language="en" fo:country="US" style:font-size-asian="12pt" style:font-name-complex="Arial" style:font-size-complex="12pt"/>
    </style:style>
    <style:style style:name="T11" style:family="text">
      <style:text-properties style:font-name="Arial" fo:font-size="12pt" fo:language="en" fo:country="US" fo:font-style="italic" fo:font-weight="bold" style:font-size-asian="12pt" style:font-style-asian="italic" style:font-weight-asian="bold" style:font-name-complex="Arial" style:font-size-complex="12pt"/>
    </style:style>
    <style:style style:name="T12" style:family="text">
      <style:text-properties style:font-name="Arial" fo:font-size="12pt" fo:language="en" fo:country="US" fo:font-style="italic" fo:font-weight="bold" style:font-size-asian="12pt" style:font-style-asian="italic" style:font-weight-asian="bold" style:font-name-complex="Arial" style:font-size-complex="12pt" style:font-style-complex="italic"/>
    </style:style>
    <style:style style:name="T13" style:family="text">
      <style:text-properties style:font-name="Arial" fo:font-size="12pt" fo:language="en" fo:country="US" fo:font-weight="normal" style:font-size-asian="12pt" style:font-weight-asian="normal" style:font-name-complex="Arial" style:font-size-complex="12pt" style:font-weight-complex="normal"/>
    </style:style>
    <style:style style:name="T14" style:family="text">
      <style:text-properties style:font-name="Arial" fo:font-size="12pt" fo:language="ru" fo:country="RU" fo:font-style="italic" style:font-size-asian="12pt" style:font-style-asian="italic" style:font-name-complex="Arial" style:font-size-complex="12pt" style:font-style-complex="italic"/>
    </style:style>
    <style:style style:name="T15" style:family="text">
      <style:text-properties style:font-name="Arial" fo:font-size="12pt" fo:language="ru" fo:country="RU" style:font-size-asian="12pt" style:font-name-complex="Arial" style:font-size-complex="12pt"/>
    </style:style>
    <style:style style:name="T16" style:family="text">
      <style:text-properties style:font-name="Arial" fo:font-size="12pt" fo:font-style="normal" style:font-size-asian="12pt" style:font-style-asian="normal" style:font-name-complex="Arial" style:font-size-complex="12pt" style:font-style-complex="normal"/>
    </style:style>
    <style:style style:name="T17" style:family="text">
      <style:text-properties style:font-name="Arial" fo:font-size="12pt" fo:language="sk" fo:country="SK" style:font-size-asian="12pt" style:font-name-complex="Arial" style:font-size-complex="12pt"/>
    </style:style>
    <style:style style:name="T18" style:family="text">
      <style:text-properties style:font-name="Arial" fo:font-size="12pt" fo:language="sk" fo:country="SK" fo:font-weight="normal" style:font-size-asian="12pt" style:font-weight-asian="normal" style:font-name-complex="Arial" style:font-size-complex="12pt" style:font-weight-complex="normal"/>
    </style:style>
    <style:style style:name="T19" style:family="text">
      <style:text-properties fo:language="en" fo:country="US"/>
    </style:style>
    <style:style style:name="T20" style:family="text">
      <style:text-properties fo:language="en" fo:country="US" fo:font-weight="normal" style:font-weight-asian="normal" style:font-weight-complex="normal"/>
    </style:style>
    <style:style style:name="T21" style:family="text">
      <style:text-properties fo:color="#ff0000" style:font-name="Arial" fo:font-size="12pt" style:font-size-asian="12pt" style:font-name-complex="Arial" style:font-size-complex="12pt"/>
    </style:style>
    <style:style style:name="T22" style:family="text">
      <style:text-properties fo:language="sk" fo:country="SK"/>
    </style:style>
    <style:style style:name="T23" style:family="text">
      <style:text-properties fo:language="sk" fo:country="SK"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eter Pavol Zgúth</text:p>
      <text:p text:style-name="P8">Pamäti slovenského učiteľa</text:p>
      <text:p text:style-name="P3"/>
      <text:p text:style-name="P1"><text:span text:style-name="T1">&lt;h1&gt;</text:span><text:span text:style-name="T4">Peter Pavol Zgúth a jeho pamäti</text:span><text:span text:style-name="T1">&lt;/h1&gt;</text:span></text:p>
      <text:p text:style-name="P9">PhDr. Vladimír Michalička, CSc.</text:p>
      <text:p text:style-name="P4"/>
      <text:p text:style-name="P2"><text:span text:style-name="T5">V dejinách školstva na Slovensku je </text:span><text:span text:style-name="T8">bezpočet </text:span><text:span text:style-name="T5">príkladov pôsobenia učiteľov pri </text:span><text:span text:style-name="T8">pozdvihovaní </text:span><text:span text:style-name="T5">vzdelanostnej a kultúrnej úrovne národa. Stále však zostávajú osudy a pedagogické pôsobenie mnohých takýchto učiteľov málo známe a širokej kultúrnej verejnosti zahalené rúškom neznalosti. K takýmto príkladom zaiste patri aj Peter Pavol Zgúth (1863 — 1952), ktorý vo svojich učiteľských spomienkach farbisto a zaujímavo sprístupňuje čas, udalosti a osoby tvoriace tzv. malé dejiny každodenného života školy v rozmedzí niekoľkých desaťročí pred vznikom Československej republiky.</text:span></text:p>
      <text:p text:style-name="P5"/>
      <text:p text:style-name="P2"><text:span text:style-name="T5">Obdobie, ktoré Zgúth vo svojej spomienkovej práci zachytáva bolo pre rozvoj slovenského školstva veľmi nepriaznivé. Zákonom (38. čl. uhorského snemu) z roku 1868 a </text:span><text:span text:style-name="T8">ďalšími </text:span><text:span text:style-name="T5">legislatívnymi zmenami sa v širokom rozsahu začala v školskej praxi dôsledne realizovať maďarizačná tendencia smerujúca k vytvoreniu jednorečového maďarského štátu a k postupnej asimilácii príslušníkov nemaďarských národov vtedajšieho Uhorska. Postavenie Slovákov podlamoval aj nedostatočne rozvinutý ekonomický, národno-kultúrny a politický život a maďarizačná tendencia hrozila podťať slovenský národný život priam u jeho koreňov, v slovenskej ľudovej škole.</text:span></text:p>
      <text:p text:style-name="P5"/>
      <text:p text:style-name="P2"><text:span text:style-name="T5">Úsilie o zachovanie slovenského národného ducha, jeho ďalší rozvoj i vlastné vzdelávanie mládeže v takýchto zložitých spoločenských podmienkach spočívalo na bedrách </text:span><text:span text:style-name="T8">nemnohých </text:span><text:span text:style-name="T5">uvedomelých učiteľov, kňazov, na cirkevných školách a na kultúrno-osvetovej činnosti </text:span><text:span text:style-name="T8">nemnohých </text:span><text:span text:style-name="T5">kultúrnych pracovníkov.</text:span></text:p>
      <text:p text:style-name="P5"/>
      <text:p text:style-name="P5">Kto bol Peter Pavol Zgúth? Podstatná časť životopisných je skrytá v prítomných spomienkach. Pre poriadok pripomenieme aspoň tie základné.</text:p>
      <text:p text:style-name="P5"/>
      <text:p text:style-name="P2"><text:span text:style-name="T5">Peter Pavol Zgúth-Vrbický sa narodil 25. januára 1863 v Liptovskom Mikuláši-Vrbici v rodine garbiara. Tu navštevoval ľudovú školu (1868-74), do ktorej dochádzal aj jeho </text:span><text:soft-page-break/><text:span text:style-name="T5">neskorší učiteľský súputník Rehor Uram-Podtatranský (1846 — 1924). Odtiaľ prešiel na ľudovú školu do Štrby (1874) a s bratovou podporou pokračoval v štúdiu na nižšom slovenskom evanjelickom patronátnom gymnáziu v Martine (1874-75). </text:span><text:span text:style-name="T8">Po jeho </text:span><text:span text:style-name="T5">zatvorení sa zdokonaľoval v nemčine na kežmarskom evanjelickom lýceu (1875-78). Bratovo učiteľské pôsobenie ho priviedlo k rozhodnutiu stať sa učiteľom. Študoval na učiteľskom ústave v Lučenci (1878-81), kde bol obvinený z panslavizmu a vylúčený zo školy. Krátko študoval v Kláštore pod Znievom a učiteľskú prípravku nakoniec dokončil v Leviciach (1881-82), kde získal — paradoxne —</text:span><text:span text:style-name="T1"> </text:span><text:span text:style-name="T5">diplom učiteľa pre maďarské a nemecké školy. Tu treba podčiarknuť, že navštevoval vtedy najvýznamnejšie stredné školy na Slovensku a dostalo sa mu tak za daných podmienok kvalitného stredoškolského vzdelania, čo ešte znásobil prirodzenou inteligenciou, usilovnosťou a študijnou disciplínou, ako to názorne dokladajú aj mnohé riadky jeho spomienok.</text:span></text:p>
      <text:p text:style-name="P5"/>
      <text:p text:style-name="P5">Solídne didakticky, jazykovo, odborne, ale i ľudsky a svetonázorovo vyzretý začal pôsobiť ako učiteľ cirkevnej ev. a. v. ľudovej školy v Štrbe (1882-85), potom cirkevnej ev. a. v. ľudovej školy v Mošovciach (1885 — 1919) a nakoniec ako školský inšpektor Turčianskej župy (1919-27). Od roku 1927 žil na dôchodku v Martine, kde sa naďalej venoval tvorivej pedagogickej práci a kde 22. júna 1952 vo veku 89 rokov zomrel. Pochovaný je na Národnom cintoríne v Martine.</text:p>
      <text:p text:style-name="P5"/>
      <text:p text:style-name="P5">Peter Pavol Zgúth bol predovšetkým učiteľom, ktorý sa celou váhou svojou osobnosti venoval školskej výchovnej a vzdelávacej práci. Pravda, dobové podmienky, požiadavky a priam fatálna nevyhnutnosť uchovania národného povedomia nútili Zgútha neustále prekračovať rámec školského vyučovania, a tak jeho učiteľská práca splývala s každodennou kultúrno-osvetovou činnosťou, pedagogickou publicistikou, školsko-organizačnou prácou a ďalšími činnosťami, ktoré Zgútha ukazujú ako osobnosť neustále burcujúcu za všeľudské ideály, mimoriadne angažovanú, tvorivú a činorodú ako na poli cirkevnom, tak aj školskom a verejnom. Z tohto pohľadu je Zgúthova osobnosť zaujímavá pre našu školskú historiografiu, ale zostáva nespracovaná a nedocenená a tento rest bude treba ešte odstrániť.</text:p>
      <text:p text:style-name="P4"/>
      <text:p text:style-name="P2"><text:span text:style-name="T5">Jedným z rozsiahlych autorských diel, ktoré Zgúth po sebe zanechal v rukopise a nebol plne publikovaný sú aj prítomné Pamäti slovenského učiteľa </text:span><text:span text:style-name="T8">(kantora). </text:span><text:span text:style-name="T5">Začal </text:span><text:soft-page-break/><text:span text:style-name="T5">ich spracovávať v tridsiatych rokoch 20. storočia, teda v pokročilom veku života. Bezprostredným impulzom k písaniu pamätí bolo stretnutie so školským pracovníkom Rudolfom </text:span><text:span text:style-name="T8">Kratochvílom, </text:span><text:span text:style-name="T5">ako o tom píše hneď v úvode. Motívov však bolo iste viac: Zgúth bol aj v pokročilom veku neustále mimoriadne činorodý, mal mnohoročné publikačné skúsenosti, ale zrejme najdôležitejším motívom bola ambícia odovzdať nasledujúcim generáciám síce osobný, ale pritom pravdivý obraz o živote a každodennej práci učiteľa v období posledných desaťročí pred vznikom Československej republiky. Považoval za potrebné zachovať čo najvernejší obraz zápasu učiteľa cirkevnej elementárnej školy vo vari najťažšom období vývoja nášho školstva, v období maďarizácie. Veľmi zreteľne vystupuje z Pamätí skutočnosť, že práve učitelia cirkevných škôl, nemnohí slovenskí vlastenci, bez ohľadu na vlastný prospech a existenčnú neistotu zotrvali na pozíciách slovenského národného života a tuto ideu odovzdávali zverenej mládeži. Potvrdzuje to aj autor publikácie o Mošovciach, keď píše: „Počas pôsobenia v Mošovciach vykonal nesmierne množstvo ľudovýchovnej práce, zároveň bol aktívnym podporovateľom slovenských národných akcií. Za jeho čias mošovská škola prekvitala. Bol obdarený schopnosťou preniknúť do duše každého žiaka, v časoch silnej maďarizácie ich nenútene učil láske k materinskému jazyku a k vlastnému národu. Knihy zo školskej knižnice sa dostávali do mošovských rodín, nacvičoval divadelné predstavenia, organizoval vzdelávacie kurzy, písal učebnice pre ľudové školy, tvoril básne.“</text:span></text:p>
      <text:p text:style-name="P3"/>
      <text:p text:style-name="P5">Už prvé časti spomienok, v ktorých mapuje svoje rodinné korene, detstvo, mladosť a vykresľuje atmosféru, udalosti a osobnosti škôl, ktoré absolvoval, sú bohatým zdrojom cenných postrehov, informácií a historických hodnotení. Z mnohých riadkov jeho spomienok vysvitá, že — s odstupom rokov — si vysoko cenil mnohých svojich učiteľov a uznanlivo sa vyjadroval o ich učiteľskom pôsobení a osobnostnom profile. Týka sa to aj učiteľov učiteľského ústavu v Lučenci, hoci práve tu mohol personifikovať svoju zatrpknutosť zo skutočnosti, že ho musel nedobrovoľne v roku 1881 po obvinení z panslavizmu opustiť.</text:p>
      <text:p text:style-name="P5"/>
      <text:p text:style-name="P5">V ďalších častiach zachytil svoju každodennú učiteľskú prácu, a tým poukázal na kľúčovú úlohu učiteľa vo výchove mládeže. Dokumentoval nevyhnutnosť pevného charakteru, tvorivosti a obetavosti učiteľa pri výchove zverenej mládeže. Pritom treba podčiarknuť, že aj v častiach, kde píše o osobnejších záležitostiach, zostáva vo <text:soft-page-break/>svojich výpovediach vecný, objasňuje spoločenské, pedagogické i osobné súvislosti školských udalostí triezvo a s prihliadnutím na dokumentačnú hodnotu spomienok.</text:p>
      <text:p text:style-name="P5"/>
      <text:p text:style-name="P2"><text:span text:style-name="T5">V Pamätiach </text:span><text:span text:style-name="T8">slovenského </text:span><text:span text:style-name="T5">učiteľa </text:span><text:span text:style-name="T8">(kantora) </text:span><text:span text:style-name="T5">nastoľuje celý register tém. Obzvlášť prínosný je jeho pohľad do vnútra školského vyučovania. Na mnohých stránkach rukopisu si všíma organizáciu a metodiku vyučovania na elementárnej škole. V praktickom učiteľskom pôsobení kládol veľkú pozornosť na udržanie optimálnej disciplíny žiakov a prináša rad príkladov uplatňovania trestov a odmien. Rovnakú pozornosť venoval udržiavaniu poriadku a čistoty v triede, v priestoroch školy. Zvlášť poučné sú opisy metodických postupov pri vyučovaní jednotlivých vyučovacích predmetov: náboženstva, slovenského a maďarského jazyka, reálnych predmetov. Z tohto hľadiska mal síce základnú učiteľskú prípravu, ale podstatnú časť majstrovstva získal praktickou činnosťou, pozorovaním, teoretickým zovšeobecňovaním a nakoniec aj odovzdávaním svojich skúseností prostredníctvom metodických statí a neskôr aj prostredníctvom tvorby učebníc pre ľudové školy. Možno ho považovať za propagátora praxou overených pedagogických poznatkov. K tomu sa viažu zaujímavé opisy kontroly vyučovacích výsledkov, zabezpečovania školskej dochádzky a školských inšpekčných návštev. To všetko nemá len literárnu a estetickú hodnotu, ale je to aj pomerne spoľahlivý prameň poznania reálneho vyučovacieho procesu v podmienkach málotriednej elementárnej školy a iste ho privítajú aj bádatelia v dejinách školstva, nakoľko takýchto informácií je v oficiálnych školských a pedagogických prameňoch skromne. Pre historikov školstva budú zaujímavé aj tie pasáže spomienok, v ktorých podáva medailóny svojich učiteľov a profesorov, škôldozorcov, ako aj učiteľov mošovskej cirkevnej ev. a. v. elementárnej školy, ktorí prispievali k rozvoju vzdelanosti a kultúrnej úrovne Turca.</text:span></text:p>
      <text:p text:style-name="P5"/>
      <text:p text:style-name="P2"><text:span text:style-name="T5">Ak čítame Zgúthove spomienky, treba pripomenúť, že nie sú v našej historicko-pedagogickej spisbe ojedinelým dielom, ale majú i svojich literárnych súputníkov. Podobne sú totiž zamerané Spomienky učiteľa od Eduarda Oravského, ktoré zachytávajú autorov osobný pohľad na premeny školstva, výchovy a vzdelávania tam, kde Zgúth časovo končí, teda v období prvej svetovej vojny a dovršuje ho obdobím zániku ČSR. Zhodou okolností Oravský študoval práve na Štátnom koedukačnom učiteľskom ústave v Leviciach (1918-22). Iným podobným dielom sú Spomienky Pavla Gallu (1884 — 1964).</text:span><text:span text:style-name="T2"> </text:span><text:span text:style-name="T5">Jeho životný beh mal po profesionálnej </text:span><text:soft-page-break/><text:span text:style-name="T5">stránke mnoho spoločných čŕt so Zgúthom a vo svojich spomienkach naň časovo nadväzuje, keď približuje svoje pôsobenie vo funkcii škôldozorcu v Prešove v období I. ČSR.</text:span></text:p>
      <text:p text:style-name="P2"><text:span text:style-name="T5">Zgúthove Pamäti slovenského učiteľa </text:span><text:span text:style-name="T8">(kantora) </text:span><text:span text:style-name="T5">sú zaujímavou spomienkovou prácou plnou faktografických údajov o dejinách školstva všeobecne i dejinách škôl, na ktorých Peter Pavol Zgúth pôsobil. Sú naplnené zaujímavými dejmi a ľudskými osudmi, čo tieto rukopisné stránky robí aj zaujímavým čítaním. Aj preto si zaslúžia, aby sa z archívneho depozitu dostali na svetlo sveta a zrozumiteľným slovom prehovorili aj k súčasníkom.</text:span></text:p>
      <text:p text:style-name="P3"/>
      <text:p text:style-name="P2"><text:span text:style-name="T1">Česi majú, vraj, svojho „starého </text:span><text:span text:style-name="T9">kantora“ od </text:span><text:span text:style-name="T1">J. </text:span><text:span text:style-name="T9">Kosinu,</text:span><text:span text:style-name="T5"> \footnote</text:span><text:span text:style-name="T2">{</text:span><text:span text:style-name="T1">Kosina, Jan </text:span><text:span text:style-name="T9">Evangelista </text:span><text:span text:style-name="T1">(1827 — 1899), učiteľ, spisovateľ, </text:span><text:span text:style-name="T10">lit. kritik</text:span><text:span text:style-name="T1">, autor beletrizovaných spomienok Život starého </text:span><text:span text:style-name="T9">kantora </text:span><text:span text:style-name="T1">1, 2 (1899,1900).</text:span><text:span text:style-name="T2">}, </text:span><text:span text:style-name="T1">Slováci nemajú, mohol by si napísať život starého slovenského </text:span><text:span text:style-name="T9">kantora —</text:span><text:span text:style-name="T1"> povedal mi priateľ z referátu (R. </text:span><text:span text:style-name="T9">Kratochvíl), </text:span><text:span text:style-name="T5">\footnote</text:span><text:span text:style-name="T2">{</text:span><text:span text:style-name="T1">Rudolf </text:span><text:span text:style-name="T9">Kratochvíl </text:span><text:span text:style-name="T1">(1886 — 1950), pedagóg a školský pracovník. V čase stretnutia so Zgúthom pracovník Referátu </text:span><text:span text:style-name="T10">Ministerstva</text:span><text:span text:style-name="T1"> školstva a národnej osvety v Bratislave.</text:span><text:span text:style-name="T2">},</text:span><text:span text:style-name="T9"> </text:span><text:span text:style-name="T1">s ktorým som sa náhodou zišiel v Štubnianskych Tepliciach. Pomyslel som si: dobre by bolo, aby aj Slováci mali svojho </text:span><text:span text:style-name="T9">kantora, </text:span><text:span text:style-name="T1">ale necítiac v sebe schopnosti, tým menej povolania, odvetil som mu: prečo práve ja, keď sú mnohí </text:span><text:span text:style-name="T9">povolanejší </text:span><text:span text:style-name="T1">na to, aby opísali dobu a časy, do ktorých živobytie slovenského učiteľstva upadlo do ťažkej poroby. Myšlienka dva roky spala, ale </text:span><text:span text:style-name="T9">nezaspala </text:span><text:span text:style-name="T1">naveky. Prebúdza sa k životu nádejou, že, hoci pri skromných daroch a nakoľko vládze sa rozohniť pamäť, zachytím aspoň jednotlivé momenty zo svojho života a vyhoviem priateľovej žiadosti. Rozmýšľam: ako to urobiť. Či opísať ho anonymne alebo v rámci svojho životopisu? Keďže v anonymnom opise pri udávaní dejov a ich pôsobiska by sa jednako prezradila osoba autorova, volil som spôsob druhý, hoci príde mi vyznať sa s Gedeonom: „Hle, rod </text:span><text:span text:style-name="T9">můj </text:span><text:span text:style-name="T1">chatrný jest v pokolení Manassesovu, a </text:span><text:span text:style-name="T9">já nejmenší v domu otce svého“ </text:span><text:span text:style-name="T1">(Kniha sudcov 6, 15), pravda, s rozdielom, že muž Boží osvedčil silu, kým ja, ako reprezentant učiteľstva sa nemám čím pochváliť. Rod môj je chatrný v rodine slovenskej a ja najmenší som v dome otca svojho. Opíšem ho teda v rámci životopisu, veď život slovenského učiteľa </text:span><text:span text:style-name="T9">kantora za </text:span><text:span text:style-name="T1">maďarského režimu bol takmer totožný, v dejoch a v utrpeniach viac menej rovnaký.</text:span></text:p>
      <text:p text:style-name="P3"/>
      <text:p text:style-name="P2"><text:span text:style-name="T1">Narodil som sa dňa 25. januára 1863 vo </text:span><text:span text:style-name="T9">Vrbici, v </text:span><text:span text:style-name="T1">mestečku ležiacom pri Liptovskom </text:span><text:soft-page-break/><text:span text:style-name="T1">Sv. </text:span><text:span text:style-name="T9">Mikuláši, </text:span><text:span text:style-name="T1">pripojenom k nemu po prevrate, z ev. a. v. vyzn. rodičov: otca Jozefa a matky Žofie Langovej. Môj starý otec Andrej sa sem prisťahoval podľa rodinného podania z Oravy, kde až podnes, ako som sa o tom náhodou dozvedel, žijú nositelia tohto mena, najmä v obci Veličná. Ťažko mi však prichodí veriť, že by prvotné hniezdo mojich predkov bolo na Orave. Na území bývalej liptovskej stolice, neďaleko oravskej hranice, leží obec Huty, ktorej obyvatelia hovoria poľsko-slovenským nárečím, meniac spoluhlásku „h“ v „g“. Predpokladám teda, že niektorý môj predok, ktorý sa prisťahoval do susednej Oravy, azda v dobe protireformačnej, na otázku: odkiaľ </text:span><text:span text:style-name="T9">pochodí, </text:span><text:span text:style-name="T1">mohol odvetiť: „z Gút“, namiesto „z Hút“, a to mu zostalo navždy priezviskom. Istá pani farárka zo zemianskeho rodu, tu v Turci, mi pripisovala zemiansky pôvod, lebo, vraj, to „z“ znamená „von“, </text:span><text:span text:style-name="T10">ergo „von Gut“. </text:span><text:span text:style-name="T1">Nuž, ak som, tak len taký „zeman, chleba nemám“. Či môj starý otec už s týmto prischnutým menom prišiel do </text:span><text:span text:style-name="T9">Vrbice, </text:span><text:span text:style-name="T1">netopí pochybnosti. Toľko k etymológii môjho rodinného mena.</text:span></text:p>
      <text:p text:style-name="P3"/>
      <text:p text:style-name="P2"><text:span text:style-name="T1">Otec môj, podľa zamestnania garbiar, akých toho času bolo </text:span><text:span text:style-name="T9">drahné </text:span><text:span text:style-name="T1">vo </text:span><text:span text:style-name="T9">Vrbici </text:span><text:span text:style-name="T1">a z nich neskoršie mnohí sa stali neskôr fabrikantmi, bol po celý život cirkvi i národu verne oddaný. V patentálnych bojoch a v borbe medzi odnárodnenou liptovskou šľachtou a vtedajším ev. kňazom Michalom M. Hodžom, stál vždy na strane Hodžovej, až do jeho vyhnania z vlasti. O jeho národnom povedomí svedčí, že sa zúčastnil na prvom valnom matičnom zhromaždení v Turčianskom Sv. Martine. Spomeniem </text:span><text:span text:style-name="T9">epizodku, </text:span><text:span text:style-name="T1">ktorá sa mu tam vtedy prihodila. Mikulášski a vrbickí mešťania nosievali zvláštny kroj: úzke nohavice na remeň do čižiem zvláštne vykrojených a vyleštených, lajblík (vestu) až po hrdlo zapnutý, okolo hrdla uviazanú čiernu šatku a „atilu“ s vreckami na zadnom krídle. V novom úbore takto </text:span><text:span text:style-name="T9">vyparádený </text:span><text:span text:style-name="T1">stál v zástupe stisnutý a za ním na stoloch iní účastníci, keď v tom, z tých na stole stojacich ktosi chcel zostúpiť, ale zostupujúc habol nohou nevdojak do vrecka atily a — bolo po jej sláve.</text:span></text:p>
      <text:p text:style-name="P3"/>
      <text:p text:style-name="P3">Moja matka bola bohabojná a o blaho svojich dietok svedomite starostlivá. Starší brat Ján len na jej naliehanie a pričinenie išiel na strednú školu do Prešova a neskôr na revúcke slovenské gymnázium a s ním spojený učiteľský ústav. Že dosiahol cieľ a stal sa učiteľom, je hlavne jej zásluha. Pri skromných hmotných pomeroch pracovala do úmoru, aby mu umožnila zavŕšiť započaté štúdium. Šitím a odpredajom dorobeného plátna mu poskytla na štúdium potrebné prostriedky.</text:p>
      <text:p text:style-name="P3"/>
      <text:p text:style-name="P3"><text:soft-page-break/>Spomedzi štyroch synov prví dvaja zomreli v útlom detskom veku. Tretí syn, už spomenutý Ján, starší odo mňa o celých desať rokov a ja, ktorý som sa narodil v pokročilom veku rodičov, keď otec mal 50 a matka 42 rokov, zostali sme pri živote. Môj príchod na svet matka ťažko niesla, netušiac, že sa jej časom stanem oporou a opatrovníkom v jej vdovstve, tým menej, že práve ja jej zatlačím oči. Také nevyspytateľné sú cesty božie!</text:p>
      <text:p text:style-name="P3"/>
      <text:p text:style-name="P2"><text:span text:style-name="T1">V mladom veku som býval telesne slabý. Pripisujem to prílišnej opatere matkinej, ktorá nedovolila vetríku na mňa poduť, bojac sa o moje zdravie a život. I pri telesnej slabosti som býval stále zdravý. Len raz, v šiestom roku, ochorel som na zápal pľúc, ktorému som takmer podľahol. Vďaka milosti Božej, že som po troch mesiacoch vstal z lôžka. S telesnou slabosťou úzko súvisela energia a pružnosť duševná. Býval som natoľko bojazlivým, že v blízkosti psa alebo mačky som cítil nesmierny strach a utiekal som sa pod ochranné krídla matky. Keď vošiel pes do izby, už som bol na kanapku alebo na stole. Moja matka ma mala sťa zrenicu oka a azda preto ma </text:span><text:span text:style-name="T9">obsýpala </text:span><text:span text:style-name="T1">toľkou láskou, že brat Ján bol vzdialený z domu na stredných školách a jemu náležitú časť prenášala na mňa. S bratom som sa stýkal len cez prázdniny, keď dospieval v mládenca. Vôbec si na neho inak nespomínam. Keď prišiel domov, imponoval mi telesnou i duševnou prevahou. Z tejto okolnosti vyplývalo, že v detskom veku som býval odkázaný sám na seba. Nemajúc vekových druhov v rodičovskom dome a nevyhľadávajúc ich ani v susedných domoch, prebavil som sa i 2 — 3 hodiny sám so sebou. Obyčajne som si sadol na dvorový plot, na dva vyčnievajúce koly som priviazal hrubé špagáty a poháňal ich sťa kone. Akokoľvek ma matka milovala, jednako nikdy neváhala s trestom, keď som si to zaslúžil, kým otec, neprejavujúci mi nijakú okázalú lásku, ma nikdy nepotrestal. A predsa som viac miloval matku než otca, azda preto, že som sa bál stratiť jej lásku.</text:span></text:p>
      <text:p text:style-name="P3"/>
      <text:p text:style-name="P2"><text:span text:style-name="T1">V detskom veku sa mi stala malá nehoda. Na návšteve u tetky, otcovej sestry, v Sokolčiach i s matkou a bratom, bavil som sa s fľaškami, prelievajúc </text:span><text:span text:style-name="T9">zjednej </text:span><text:span text:style-name="T1">do druhej vodu. Idúc k potoku po vodu potkol som sa o kameň, fľaška mi vrazila do úst a poranila ich v smere šikmom k brade. Dodnes mám jazvu na tvári. Podobne stihla nehoda i brata. Po mojej nehode, pre letnú horúčavu, nocoval brat so švagrom v sene na povale, otvorenej nad pitvorom. V noci poloprebudený chcel ísť von, nevediac, kde sa nachádza, prišiel k otvoru a spadol zo 4-metrovej výšky na pitvor. </text:span><text:soft-page-break/><text:span text:style-name="T1">Pád bol natoľko šťastný, že sa len nepatrne poranil na hlave. Možno si predstaviť matkino súženie, keď doviedla otcovi miesto zdravých synov dvoch poviazaných lazarov. Smutné následky vystali pre oboch.</text:span></text:p>
      <text:p text:style-name="P3"/>
      <text:p text:style-name="P3">V 6. roku nastúpil som školské učenie. Vrbica je dnes politicky spojená do jednej obce so Sv. Mikulášom, ale i vtedy tvorila matkocirkev vrbicko-sv.-mikulášsku, ktorá vydržiavala vlastnú cirkevnú školu s tromi učiteľmi. V tejto škole som prijal počiatky literného umenia.</text:p>
      <text:p text:style-name="P3"/>
      <text:p text:style-name="P2"><text:span text:style-name="T1">Prvým mojim učiteľom bol </text:span><text:span text:style-name="T9">Jurko Kmeť, </text:span><text:span text:style-name="T1">neskôr učiteľ v Istebnom. Na tento čas sa pamätám nejasne. Len to mi utkvelo v pamäti, že som ťažko chápal počiatky učenia. Z Kmeťovej školy som prešiel, neviem po akom čase, ku Karolovi </text:span><text:span text:style-name="T9">Ruppeldtovi, výtečnému </text:span><text:span text:style-name="T1">znalcovi hudby. </text:span><text:span text:style-name="T5">\footnote</text:span><text:span text:style-name="T2">{</text:span><text:span text:style-name="T1">Karol Ruppeldt (1840 — 1909), zbormajster, hudobný skladateľ a učiteľ, vydal viacero výberov úprav zborových skladieb a piesní.</text:span><text:span text:style-name="T2">}.</text:span><text:span text:style-name="T1"> Tento vzácny muž vychoval dve generácie v národnom duchu. Živou letorou mocne pôsobil na mládež v telesnom i v duševnom smere. Pod jeho rukou i tichí šuhajci </text:span><text:span text:style-name="T9">nabývali </text:span><text:span text:style-name="T1">energie a stávali sa životaschopnými. Učenie išlo hravo. Národnými piesňami, ktorým nás učil v dvojhlase, </text:span><text:span text:style-name="T9">rozžal </text:span><text:span text:style-name="T1">iskru národného povedomia, že nebolo možné uhasiť ju prúdom streštenosti ani potom, keď loďku života zavial vietor na cudzie vody. </text:span><text:span text:style-name="T9">Jurko </text:span><text:span text:style-name="T1">Kmeť a čiastočne i Karol Ruppeldt učili v starej drevenej škole na </text:span><text:span text:style-name="T9">záhumní, za </text:span><text:span text:style-name="T1">kostolom. Od Ruppeldta ma prevzal do vyšších tried Ján Drahotín Makovický, vysvätený kňaz a kaplán cirkvi vrbicko-sv.-mikulášskej, neskôr ružomberský farár. </text:span><text:span text:style-name="T5">\footnote</text:span><text:span text:style-name="T2">{</text:span><text:span text:style-name="T1">Ján Drahotín Makovický (1818 — 1884), kňaz, spisovateľ a učiteľ.</text:span><text:span text:style-name="T2">}. </text:span><text:span text:style-name="T1">Od neho som prijal základ pre ďalšie úspešné štúdium. V jeho škole predné miesto zaujímala materinská reč. Raz ju použil ako prostriedok na jasné pochopenie učebnej látky, inokedy podriadil reálie jej službe. Tým dosiahol dvojitého výsledku: naučil žiactvo myslieť a zaujímavým spôsobom priviedol predmet k povedomiu duše; hneď učil prakticky vysloviť myšlienky v správnej reči. Prínos jeho metódy som náležité ocenil na stredných školách, kde, hoci v cudzej reči, učil som sa povedome, bez nabifľovania spústy cudzích slov. Materinskú reč ako predmet vyučoval tak zdarne, že z jeho školy vyšlí žiaci písali takmer bezchybným pravopisom, a to i takí, ktorí boli okolnosťami do protivného tábora vsotení, ba verejne chválili sa tým a vyznali (notár Julo Sokol), že za znalosť slovenského pravopisu ďakujú výlučne Makovickému. Vyvolený za farára do Ružomberku roku </text:span><text:soft-page-break/><text:span text:style-name="T1">1872, rozlúčil sa k veľkej žalosti našej s nami i so školou.</text:span></text:p>
      <text:p text:style-name="P3"/>
      <text:p text:style-name="P2"><text:span text:style-name="T1">Týmto dobrým učiteľom sme sa snažili i my zavďačiť za ich prácu a lásku. Dialo sa to na deň ich menín. Učebňu sme ozdobili kvietím a </text:span><text:span text:style-name="T9">chvojím, </text:span><text:span text:style-name="T1">ako kedy prišlo, na stolíku ozdobenom kvetmi, zostavili sme monogram, poverený gratulant zablahoželal a oddal skromný dar. V ich i našich očiach sa sperlili slzy vzájomnej vďaky.</text:span></text:p>
      <text:p text:style-name="P3"/>
      <text:p text:style-name="P2"><text:span text:style-name="T1">Makovického miesto zaujal Pavel Krman, profesor na revúckom ev. gymnáziu, ktoré maďarská vláda o rok neskôr zatvorila a jeho majetok zhabala. </text:span><text:span text:style-name="T5">\footnote</text:span><text:span text:style-name="T2">{Pavel Krman (1836 — 1879), spisovateľ a učiteľ. Na revúckom gymnáziu pôsobil v rokoch 1864 až 1872, v Mikuláši učil v rokoch 1872 — 1878</text:span><text:span text:style-name="T1">. Zomrel o rok neskôr.</text:span><text:span text:style-name="T2">}. </text:span><text:span text:style-name="T1">Úradu a chleba pozbavených profesorov sa ujala slovenská verejnosť. Vysvätených kňazov povolali jednotlivé cirkevné zbory na uprázdnené stanice za farárov; ostatní, ktorým sa nedostalo farárskych staníc, stali sa učiteľmi na ľudových školách. Pavel Krman však pre súkromné okolnosti o rok skôr, než bolo zatvorené revúcke gymnázium, sa stal učiteľom na škole vrbicko-sv.-mikulášskej a súčasne i cirkevným kaplánom. Azda predvídal pohromu, ktorá o rok neskôr záhubne zatriasla jediným slovenským ústavom. Iné dva, turčiansko-sv.-martinský a kláštorský pod Znievom, boli len nižšími gymnáziami so štyrmi triedami. On, ktorý na revúckom gymnáziu vyučoval vo vyšších triedach klasickým rečiam, musel sa trápiť s 10 — 12-ročnými chlapcami. Na vrub tejto okolnosti treba pripísať duševnú náladu, ktorá ho </text:span><text:span text:style-name="T9">opanovala </text:span><text:span text:style-name="T1">a ktorou si odpudil zverených šuhajcov. Ťažko to niesol on, no my sme ťažšie znášali jeho drsné zaobchádzanie a hlboko sme cítili stratu svojho dobrého „pána profesora“ Makovického — ako vtedy menovali v </text:span><text:span text:style-name="T9">Mikuláši </text:span><text:span text:style-name="T1">učiteľov ľudovej školy. Jeho povahu charakterizovala mrzutosť a podráždenosť. Vďaka nej nikoho neušetril, nech to bol aj najpilnejší, najskromnejší a najtichší žiak. V návale podráždenosti nevedel prispôsobiť trest individualite a výchove žiaka, ani k rozmeru priestupku. I mne sa dostalo nezaslúženého pokarhania a trestu. Kým predošlí učitelia so mnou a s inými láskavo zaobchodili, on siahol hneď k drsnému prostriedku, ktorý nebol v priamom pomere k priestupku. </text:span><text:span text:style-name="T9">Neviním jeho, viním </text:span><text:span text:style-name="T1">okolnosti, ktoré tento duševný stav zavinili. Dalo sa predpokladať, že zlo nadobudne širších rozmerov. Tak sa i stalo. Krmanovu školu som navštevoval dva neúplné roky od februára 1872 do decembra 1873. Asi po piatich rokoch videl som ho ostatný raz v Lučenci, keď som v šk. r. 1878/79 navštevoval I. ročník štátneho učiteľského ústavu. V ošumelom rúchu, vyziably a na </text:span><text:soft-page-break/><text:span text:style-name="T1">rozume </text:span><text:span text:style-name="T9">potrhlý </text:span><text:span text:style-name="T1">zjavil sa za zimného rána na dvore ústavu, silno gestikulujúc a hlasno slovensky deklamujúc, čím upozornil na seba žiactvo. Istý Šándor, jeho bývalý revúcky žiak, dal sa s ním po slovensky do reči. Hoci slovenčina bola tam cudzou a tupenou rečou, jednako nebolo posmešníka medzi neslovenskými spolužiakmi. Všetci ho úprimne ľutovali. O krátky čas som počul zvesť o jeho tragickej smrti.</text:span></text:p>
      <text:p text:style-name="P3"/>
      <text:p text:style-name="P3">V roku 1873 si zúriaca cholera vyžiadala v mojom rodisku mnoho obetí. Naša rodina bola ušetrená; ja som ju mal len v malej miere. Brat Ján, v tom čase štrbský učiteľ, zavítal do rodinného kruhu, aby ho prípadne mal kto zaopatriť v chorobe. Vtedy som ešte nechápal hrozné následky tejto neresti, hoci som mal príležitosť denne pozorovať mnoho obetí zachvátených cholerou, lebo môj rodný dom tesne susedil s obecnou radnicou, takzvanou „zbierkou“, kam donášali mŕtvych a odtiaľ po odbavenej pohrebnej počestnosti vynášali na cintorín. Necítil som s opustenými. Po utíšení cholery vzdali sme vďaku Všemohúcemu, že zachoval našu rodinku pri živote, ani zďaleka netušiac blížiacu sa k nám pohromu.</text:p>
      <text:p text:style-name="P3"/>
      <text:p text:style-name="P2"><text:span text:style-name="T1">Vzápätí za cholerou začala zúriť horúčka (týfus), ktorá uložila na smrteľné lôžko môjho dobrého otca. Ešte zdravý a čerstvý vybral sa koncom novembra na jarmok do Brezna, no dojdúc tam, bez toho, aby tovar vyložil, vrátil sa chorý domov. Zaľahol a, i pri svedomitej opatere, po troch týždňoch dňa 19. decembra 1873, odobral sa od nás na večnosť. Táto udalosť tak mocne zatriasla mojou detskou dušou, že azda po prvý raz v živote pocítil som osteň krutého bôľu a ťažkej straty. </text:span><text:span text:style-name="T5">\footnote</text:span><text:span text:style-name="T2">{</text:span><text:span text:style-name="T1">Slovenský biografický slovník uvádza rok 1874.</text:span><text:span text:style-name="T2">}.</text:span></text:p>
      <text:p text:style-name="P3"/>
      <text:p text:style-name="P3">Hmotné pomery mojich rodičov boli neblahé, majetok zaťažený dlžobou, nezostávalo teda iného, ako dať ho do prenájmu a na bratovo srdečné pozvanie odsťahovať sa do Štrby. V januári 1874 sme odišli k bratovi, ktorý nás vďačne privinul k svojmu synovskému a bratskému srdcu. Od toho času staral sa brat Ján svedomite o moje telesné i duševné blaho.</text:p>
      <text:p text:style-name="P3"/>
      <text:p text:style-name="P2"><text:span text:style-name="T1">V prerušenej školskej dochádzke som pokračoval v Štrbe, navštevujúc školu </text:span><text:span text:style-name="T9">Jurka Ilavského, </text:span><text:span text:style-name="T1">učiteľa starších dietok. </text:span><text:span text:style-name="T5">\footnote</text:span><text:span text:style-name="T2">{O tomto učiteľovi nemáme informácií, vieme, že v Štrbe učil od roku 1856</text:span><text:span text:style-name="T1">.</text:span><text:span text:style-name="T2">}. </text:span><text:span text:style-name="T1">Brat vyučoval nižšie tri ročníky. Mikuláš je inteligentné slovenské mesto a sídlo bývalej stolice, Štrba naproti tomu veľká dedina </text:span><text:soft-page-break/><text:span text:style-name="T1">s roľníckym obyvateľstvom. Z toho plynulo, že rozdiel medzi prvou a touto školou vzhľadom na rozmer učebnej látky a na metódu bol zjavný a na ujmu tejto i odlišný. Tu som opakoval to, čo som dávno vedel</text:span><text:span text:style-name="T10"> </text:span><text:span text:style-name="T1">z mikulášskej školy. Inak musím poznamenať, že Ilavský bol dobrý a láskavý učiteľ.</text:span></text:p>
      <text:p text:style-name="P3"/>
      <text:p text:style-name="P2"><text:span text:style-name="T1">Dobrý môj brat spozoroval moju túžbu po ďalšom učení. Knihy mi boli najmilším </text:span><text:span text:style-name="T9">povyrazením. V </text:span><text:span text:style-name="T1">tom veku som prečítal temer celú zábavnú časť skromnej slovenskej literatúry. Obsahu kníh, určených starším, som porozumel a čítal ich so záujmom a pôžitkom. Časopis Orol, predtým vychádzajúci beletristický časopis Sokol, Kalinčiakove povesti, Paulínyho Besiedky, Dumného Nevädze a iné diela mi poskytovali príjemnú lektúru. Tejto kníhmilovnosti pripisujem i rozvoj </text:span><text:span text:style-name="T9">chápavosti a </text:span><text:span text:style-name="T1">vtipu, čoho som na začiatku školovania postrádal. Oceniac moju túžbu po učení, rozhodol sa brat, že ma na svoje trovy </text:span><text:span text:style-name="T9">vystrojí na </text:span><text:span text:style-name="T1">stredné školy. Iný, vzhľadom na skromné hmotné pomery, by dnes pokladal podobný úmysel za nerozum a </text:span><text:span text:style-name="T9">pošetilost'. </text:span><text:span text:style-name="T1">Bola to veľká obeť. Ale práve v tom sa javí jeho bratské srdce a záujem o moju budúcnosť. On, ktorý mal ročný dôchodok asi 400 zl., hotový bol priniesť svojmu bratovi takú veľkú obeť.</text:span></text:p>
      <text:p text:style-name="P3"/>
      <text:p text:style-name="P2"><text:span text:style-name="T1">V roku 1874 zavisli čierne mraky nad revúckym slovenským gymnáziom. Neprajníci, na čele so zlopovestným županom Belom Grünwaldom, udreli naň zo všetkých strán, aby ho v blahodarnej činnosti zastavili a tým znemožnili štúdium slovenskej mládeži, kam dochádzala, aby uhasila smäd čerstvým prúdom svojskej, kresťansko-národnej kultúry. Aby to dosiahli, obvinili ho demonštratívne a tendenčné z protištátnych zámerov, ktoré, hoci vyvrátené, stačili na smrteľný výrok. Výrok predniesol úradný Budapešti Közlöny z 25. augusta 1874 v tomto znení: „Jeho </text:span><text:span text:style-name="T9">cis. a </text:span><text:span text:style-name="T1">ap. kr. Veličenstvo na predostretie uhorského kráľ. ministra bohočestia a verejnej výučby na základe bež. r. dňa 20. augusta (1874) vydaného najvyššieho rozhodnutia bývalé ev. a. v. veľkorevúcke gymnázium a tamojšie učiteľské </text:span><text:span text:style-name="T9">semeniště, </text:span><text:span text:style-name="T1">ponechajúc zakladateľom právo naloženia s ich základinami </text:span><text:span text:style-name="T9">cestou </text:span><text:span text:style-name="T1">Gemerskej stolice, konečne rozpustiť nariadilo.“ Dňa 3. septembra t. r. na generálnom konvente v </text:span><text:span text:style-name="T9">Pešti </text:span><text:span text:style-name="T1">zhromaždení hodnostári ev. a. v. cirkvi </text:span><text:span text:style-name="T9">vystrojili mu </text:span><text:span text:style-name="T1">pohreb. Pri živote zostali ešte dve nižšie gymnáziá, totiž rímsko-katolícke v Kláštore pod Znievom a evanjelické a. v. v Turčianskom Sv. Martine. Hodiny života boli i týmto spočítané, ba kláštorské ešte v tomže roku zatvorené.</text:span></text:p>
      <text:p text:style-name="P3"><text:soft-page-break/></text:p>
      <text:p text:style-name="P3">Hoci vyšetrovanie proti turč.-sv.-martinskému gymnáziu pokračovalo, jednako môj brat, nepočítajúc s touto okolnosťou, zaviedol ma do Turčianskeho Sv. Martina. Bezpochyby urobil tak vedený zásadou, že náuky poskytnuté na prirodzenom základe majú vzhľadom na ďalší úspešný postup nespornú trvácnosť. Urobili tak i mnohí rodičia rím.-kat. náboženstva, ktorí svojich synkov priviedli na ev. gymnázium martinské. Znášanlivosť medzi konfesiami nebola vtedy ešte tak narušená ako dnes. Panoval ešte vždy duch moysesovsko-kuzmányovský.</text:p>
      <text:p text:style-name="P3"/>
      <text:p text:style-name="P2"><text:span text:style-name="T1">Život v Martine patrí k najjasnejším chvíľam môjho mladého života. Prišiel som neznámy k známym, zďaleka medzi blízkych, blízkych rečou i srdcom, preto nie div, že už po niekoľkých dňoch som sa cítil spokojný a blažený a nezatúžil som po rodnej krvi. Z telesnej stránky bolo o všetkých žiakov rovnako dobre postarané. Stravovanie mala v rukách správa školy. Rozdelili nás do štyroch meštianskych domov, kam sme dochádzali v počte asi po dvadsať na obed a večeru. Strava bola výživná a dobrá. Obed i večera sa začínali a končili modlitbou, ktorú predriekal žiak zo 4. triedy, takzvaný senior. On delil dobrý ražný chlieb, dobrej veľkosti, každému po štvrtine. Mojim seniorom bol Matej Bencúr Kukučín, už vtedy vážny a skromný. Náhodou som sa stravoval v tom dome a v domácnosti, u Kožehubov, kde som býval s druhmi Petrom Kompišom,</text:span><text:span text:style-name="T5"> \footnote</text:span><text:span text:style-name="T2">{</text:span><text:span text:style-name="T1">Peter Kompiš (1859 — 1929), spisovateľ, vydavateľ, redaktor, úradník.</text:span><text:span text:style-name="T2">},</text:span><text:span text:style-name="T1"> vtedajším treťotriednikom a neskorším hlavným účtovníkom banky Tatra, a Milkom Ilavským, ktorý so mnou navštevoval prvú triedu. Na domácu slečnu, neskoršiu pani Vančovú, spomínam si s úctou a vďakou za jej svedomitú opateru. Tomu som dal výraz rečou, prednesenou v januári 1932 nad jej hrobom.</text:span><text:span text:style-name="T5"> \footnote</text:span><text:span text:style-name="T2">{</text:span><text:span text:style-name="T1">Mária Vančová, rod. Kožehubová (1885 — 1932), matka politika a kultúrneho pracovníka Miloša Vanču (1870 — 1970).</text:span><text:span text:style-name="T2">}.</text:span></text:p>
      <text:p text:style-name="P4"/>
      <text:p text:style-name="P2"><text:span text:style-name="T1">Pri učení som nemal ťažkosti. Brat ma už cez prázdniny precvičil v základoch latinskej reči. Moji profesori boli na výške svojho povolania; boli dobrosrdeční a zhovievaví. Učili žiakov z lásky k povolaniu a vychovávali ich láskavým a podľa potreby i prísnym slovom, príkladom bezúhonného života. Správcom školy bol staručký Martin </text:span><text:span text:style-name="T9">Kramár. </text:span><text:span text:style-name="T1">Býval v školskej budove. Nezbedníci ho hnevali pukaním z papierových pukačiek na chodbe. Dostalo sa im zavše i výprasku „kocárom“ (korbáčom), ktorý nosil pod kabátom. Jeho spoluprofesormi boli: Jozef Nedobrý (mne </text:span><text:soft-page-break/><text:span text:style-name="T1">veľmi dobrý), Ján Dérer, Gustáv Dérer a Ján Kadavý, učiteľ spevu, všetci už nebohí.</text:span></text:p>
      <text:p text:style-name="P3"/>
      <text:p text:style-name="P2"><text:span text:style-name="T1">Každodenné vyučovanie sa začínalo krátkou bohoslužbou, spevom a modlitbou, ku ktorej sa žiactvo zhromažďovalo zo všetkých tried i s profesormi do najväčšej učebnej siene I. triedy. Po nábožnom výkone sa rozišlo do svojich tried. Podobne v nedeľu, najmä v zimných mesiacoch, </text:span><text:span text:style-name="T9">odbavovali </text:span><text:span text:style-name="T1">sa služby božie v učebnej sieni v širšom rozmere: so spevom, modlitbou a primeranou kázňou. Dojem jedných i druhých služieb božích sa mi vryl hlboko do duše a keď som neskôr prešiel na cudzojazyčné gymnázium, kde sa nevenovala nijaká pozornosť mravno-kresťanskej výchove, vznikla v duši túžba po duševnej potrave. Tu som už vtedy poznal ohromný rozdiel vo výchove mládeže, lebo kým tam nás viedli rozumne k známosti božej a vštepovali v nerozvité srdcia vieru v Trojjediného, tu mienili nahradiť výchovu šablónovitou disciplínou založenou na drsnom princípe školských zákonov. V Martine pestovali nielen rozum, ale šľachtili i srdce a vzdelávali dušu, slovom: vychovávali mládež. A či vari táto ustanovizeň bola tŕňom v oku nepriaznivcov, že i táto škola mala padnúť, lebo sa desili mládeže mravno-kresťansky odchovanej?!</text:span></text:p>
      <text:p text:style-name="P3"/>
      <text:p text:style-name="P3">Ako druhý zvyk, ktorým sa pestovala súťaživosť v rozumovom napredovaní, menujem mesačné utrieďovanie mládeže. Triedni profesori nám každý mesiac oznámil utriedenie (klasifikáciu) zo školských predmetov. Prvý raz sa tak stalo začiatkom decembra. Táto udalosť vzbudila záujem o výsledok vlastnej usilovnosti a pokroku v učení u každého z nás. Silne na mňa účinkovala a mala blahodarný vplyv tým, že vystupňovala usilovnosť a svedomitosť dovtedy venovanú štúdiám. Nečakane sa mi dostalo verejnej odmeny vyhlásením, že medzi 37 žiakmi zaujímam prvé miesto, nakoľko som dostal zo správania, usilovnosti, pozornosti a 7 predmetov „výbornú“ a z 3 predmetov „dobrú“ známku. Cítil som sa nevýslovné šťastný.</text:p>
      <text:p text:style-name="P3"/>
      <text:p text:style-name="P2"><text:span text:style-name="T1">Ale čoskoro (v mesiaci december) stihla ma nehoda, ktorá narušila pokojnú náladu. Pred vyučovaním mi podal spolužiak Metod Bodický odštiepený kúsok z bridlicovej tabuľky, aby som ho zahodil do kúta k peci. Vyhovejúc jeho žiadosti, poranil som ním na hlave spolužiaka Alberta Politzera. Bol som kruto potrestaný. Krutosť trestu pripisujem tomu, že poranený žiak bol náhodou Žid. Opatrnosť, aby môj čin nebol vykladaný ako náboženská neznášanlivosť a použitý ako dôvod proti gymnáziu, že beztrestne dovoľuje páchať prečiny proti inoveriacim v čase, keď trvanie ústavu </text:span><text:soft-page-break/><text:span text:style-name="T1">viselo na nitke, podobne pripisovaný výchove a straníckej disciplíne školskej, diktovala trestajúcemu profesorovi výmer trestu, ktorý nestál v priamom pomere k priestupku. Profesor Gustáv Dérer ma dal stiahnuť na lavicu a najsilnejším žiakom Janišom vyplatiť mi šesť palíc a celkom nevinnému Bodickému tri palice. Zvláštna zhoda okolností: trest vykonal katolík na evanjelikoch pre poranenie žida. Prijal som ho s pocitom krivdy a dlho som nevedel nadobudnúť duševný mier, lebo nie bolesť, ale pohanenie pred triedou a žiactvom ostatných tried spôsobilo narušenie duševnej rovnováhy natoľko, že som nemohol ani spávať. Spolužiaci, súťažiaci so mnou v učení si bláhali: už, Zgúth, nebude prvým žiakom v triede! Ale nádej ich úplne sklamala, lebo pri januárovom utriedení som dostal síce zo správania druhú známku, z pilnosti, pozornosti a 12 predmetov prvú a z dvoch predmetov tretiu známku. Toto zatriedenie mi zaistilo znovu prvé miesto v triede a </text:span><text:span text:style-name="T9">zahojilo </text:span><text:span text:style-name="T1">ranu. Trestajúci profesor mi bol naďalej naklonený. Po rokoch som sa s ním zišiel na zhromaždení v Martine a pripomenul som mu udalosť. Ale také boli vtedy pomery!</text:span></text:p>
      <text:p text:style-name="P3"/>
      <text:p text:style-name="P2"><text:span text:style-name="T1">Vyšetrovanie proti martinskému gymnáziu bolo v behu. V dňoch 12. — 14. augusta 1874 bol konvent preddunajského dištriktu v Dolnom </text:span><text:span text:style-name="T9">Kubíne, na </text:span><text:span text:style-name="T1">ktorom </text:span><text:span text:style-name="T9">superintendent Geduly </text:span><text:span text:style-name="T1">vydal svedectvo o bezdôvodnom podozrievaní gymnázia z nevlastenectva, dôvodiac, že od nikoho nedostal žaloby proti nemu a na vlastnej skúsenosti pri minuloročnej kanonickej vizitácii sa presvedčil, že niet príčiny žiadať proti nemu vyšetrovanie. Konvent správu schválil a pre prípad, keby predsa bolo zavedené vyšetrovanie, zvolil povereníctvo, ktoré by pri ňom bolo prítomné a zastupovalo záujmy dištriktu. Jeho členmi boli: </text:span><text:span text:style-name="T9">Samuel </text:span><text:span text:style-name="T1">Novák, Andrej </text:span><text:span text:style-name="T9">Hodža, </text:span><text:span text:style-name="T1">Ladislav Bobrovniczky a Ferdinand Révay. Súčasne uložil delegátom generálneho konventu, „aby uzavretie konventu zastávali a i proti výroku potisského dištriktu, ktorým bolo revúcke gymnázium i s učiteľským seminárom zrušené, protestovali“, hoci ešte pred zasadnutím generálneho konventu Budapešti Közlöny dňa 25. augusta 1874 v č. 192 priniesol najvyššie rozhodnutie, že „Jeho Veličenstvo na návrh ministra gymnázium revúcke a </text:span><text:span text:style-name="T9">semeniště </text:span><text:span text:style-name="T1">nariadilo zrušiť.“ Generálny konvent sa zišiel dňa 3. septembra 1874 a v otázke martinského gymnázia uznal za potrebné vyslať proti nemu vyšetrujúcu komisiu. Členovia komisie boli: Otto Dessewfy, Ján Sárkány, Pavel </text:span><text:span text:style-name="T9">Zelenka, </text:span><text:span text:style-name="T1">Daniel Jankó a Jozef Prokopíus.</text:span><text:span text:style-name="T5"> \footnote</text:span><text:span text:style-name="T2">{</text:span><text:span text:style-name="T1">J. </text:span><text:span text:style-name="T9">Mátej </text:span><text:span text:style-name="T1">uvádza aj Tomáša Pechu. Pozri: </text:span><text:span text:style-name="T9">Mátej, J</text:span><text:span text:style-name="T1">.: Martinské gymnázium a jeho miesto v dejinách slovenského školstva (1867 — 1875).</text:span><text:span text:style-name="T2">}.</text:span><text:span text:style-name="T1"> Vyšetrovanie bolo 3. novembra 1874. K </text:span><text:soft-page-break/><text:span text:style-name="T1">členom komisie sa pripojili velebný kňaz a senior </text:span><text:span text:style-name="T10">Samuel </text:span><text:span text:style-name="T1">Novák ako jediný člen dištriktom vyslaného povereníctva a majestátnej postavy Viliam Paulíny-Tóth ako predseda patronátu. Komisia išla z triedy do triedy v sprievode správcu a profesorov. Všade skúšala pokrok z učebných predmetov, najmä z maďarskej reči. Dostalo sa i mne viac ráz odpovedať, azda i preto, že som bol prvým žiakom v triede. Hoci žiactvo každej triedy stálo na stupni zákonom predpísaných rozumových známostí, hoci tomu dali výraz i prítomní vyšetrovatelia, že nenašli ničoho protištátneho, jednako bol výrok smrti na pokyn zhora vopred určený. Formálne publikovanie výroku vyžadovalo riadne zavŕšiť prvý polrok, aby žiaci, vystrojení svedectvami, na prípad zatvorenia, mohli prejsť na iné gymnázium. Dňa 21. januára 1875 nastali nám tzv. „cenzúry“, ktoré trvali do 29. januára 1875. Správa školy a profesori mali iste vedomie o tom, že trvanie ústavu sa blíži ku koncu. Nám žiakom, to bolo tajnosťou do poslednej chvíle. Komisia podala správu ministerstvu, „aby naložilo s ním podľa ľúbosti“. Ministerstvo naložilo s ním ľubovoľne, vlastne svojvoľne. V dôsledku toho Budapešti Közlöny v 3. čísle z r. 1875 publikoval úradnú správu, že „Jeho Veličenstvo na návrh ministra kultu rozhodnutím v Jedľove dňa 30. decembra 1874 nariadilo zrušiť i turčiansko-sv.-martinské gymnázium.“ Turčianska stolica oznámila dňa 24. januára 1875 patronátu rozhodnutie, že účinkovanie patronátu sa zrušuje a gymnázium sa rozpúšťa.</text:span></text:p>
      <text:p text:style-name="P3"/>
      <text:p text:style-name="P2"><text:span text:style-name="T1">Dňa 30. januára 1875, v sobotu predpoludním, zo všetkých tried zhromaždenému žiactvu po zaspievaní piesne </text:span><text:span text:style-name="T9">„Co Bůh </text:span><text:span text:style-name="T1">činí, vše dobré jest“ a po skrúšenej modlitbe staručký správca Martin </text:span><text:span text:style-name="T9">Kramár </text:span><text:span text:style-name="T1">oznámil, že vyučovanie a trvanie školy týmto dňom prestáva a dojemnými slovami, pri ktorých sa mu dlhá, šedivá brada potriasala a v očiach zahrali slzy bôľu, lúčiac sa s nami, požehnal nás na ďalšiu životnú púť. Nám tobôž sperlili sa slzy v očiach, zaplakali sme hlasito, vediac, čo nás čaká v cudzom svete, kde panuje miesto lásky nepriazeň, chlad a opovrhnutie preto, že sme sali mlieko slovenskej matky. Lúčili sme sa bolestne s drahými vodcami a otcami. „Každý svojou pošiel stranou, hnaný žitia nevôľou.“ Rozleteli sme sa na všetky strany, ako keď poľovník strelí do kŕdľa spevavých vtáčkov. Správca </text:span><text:span text:style-name="T9">Kramár </text:span><text:span text:style-name="T1">toho dňa napoludní povolal k sebe štyroch prvých žiakov: Jána Cimráka, Petra Kompiša, Cyrila Krnu a mňa, aby nám rozdal polročné štipendium po 6 zl. 11 gr. zo základín k tomu určených. Odchádzal som s bôľom a s pocitom vďaky z domu Kožehubovského, kde som bol ubytovaný a požíval i alumnickú stravu.</text:span></text:p>
      <text:p text:style-name="P3"><text:soft-page-break/></text:p>
      <text:p text:style-name="P3">Keďže správa z posledného polroka podľa môjho vedomia nevyšla tlačou, nebude azda od veci, keď podám menoslov žiakov navštevujúcich martinské gymnázium v poslednom polroku (1874/75) v tom poradí, ako boli podľa úspešnosti v prvom mesiaci utriedení. Menoslov bude svedčiť o záujme verejnosti o školu, ktorá ešte i vtedy, keď sa už dal predpokladať zánik školy, neľutujúc obetí a nepríjemností, poslala synkov svojich na martinské gymnázium. Menoslov s udaním náboženstva pri každom žiakovi je nasledovný:</text:p>
      <text:p text:style-name="P3"/>
      <text:p text:style-name="P2"><text:span text:style-name="T6">I.</text:span><text:span text:style-name="T3"> </text:span><text:span text:style-name="T7">trieda:</text:span><text:span text:style-name="T5"> </text:span><text:span text:style-name="T1">1. Peter P. Zgúth, ev., 2. Michal </text:span><text:span text:style-name="T9">Hodža, ev., </text:span><text:span text:style-name="T1">3. Cyril Holuby, ev., 4. Ján Čajak, ev., 5. Ján Šimko, ev., 6. Žigmund Paulíny-Tóth, ev., 7. Metod Bodický, ev., 8. Cyril Molitoris, ev., 9. Ján Janúš, rím.-kat., 10. Cyril Horváth, ev., 11. </text:span><text:span text:style-name="T9">Adolf Taub, </text:span><text:span text:style-name="T1">izr., 12. Dávid Weinstein, izr., 13. </text:span><text:span text:style-name="T9">Fraňo Jesenský, ev., </text:span><text:span text:style-name="T1">14. Max Immerblum, izr., 15. Jozef Péč, rím.-kat., 16. Viktor Goldperger, ev., 17. Juraj Timko, ev., 18. Ján Čajka, ev., 19. </text:span><text:span text:style-name="T9">Jakob Ungar, </text:span><text:span text:style-name="T1">izr., 20. Cyril Karlovský, ev., 21. Ján Gazdík, ev., 22. Cyril </text:span><text:span text:style-name="T9">Kramár, ev., </text:span><text:span text:style-name="T1">23. Tomáš Masár, rím.-kat., 24. Jozef Pollák, izr., 25. Arnold </text:span><text:span text:style-name="T9">Lang, izr., </text:span><text:span text:style-name="T1">26. Ladislav Markovický, ev., 27. Jozef Voliarik, rím.-kat., 28. Martin </text:span><text:span text:style-name="T9">Kolek, rím.-kat., </text:span><text:span text:style-name="T1">29. Albert Politzer, izr., 30. Štefan </text:span><text:span text:style-name="T9">Danek, rím.-kat., </text:span><text:span text:style-name="T1">31. Ján Bienik, ev., 32. Fraňo Thomka, ev., 33. Ján Peniažtek, ev., 34. Miloslav Ilavský, ev., 35. Miloslav Križan, ev., 36. Štefan Kimerling, rím.-kat., 37. Andrej Kuchárik, ev. Podľa môjho vedomia žijú 5.</text:span></text:p>
      <text:p text:style-name="P6"/>
      <text:p text:style-name="P2"><text:span text:style-name="T12">II. </text:span><text:span text:style-name="T7">trieda:</text:span><text:span text:style-name="T5"> </text:span><text:span text:style-name="T1">1. Cyril Krno, ev., 2. Pavel Gašpar, ev., 3. Cyril Bodický, ev., 4. Max Taub, izr., 5. Jozef Zajmus, rím.-kat., 6. Ľudovít Maróthy, ev., 7. Viliam Lacko, ev., 8. Ján Čajka, 9. Ján Šimko, ev., 10. Ľudovít </text:span><text:span text:style-name="T9">Jesenský, ev., </text:span><text:span text:style-name="T1">11. Martin Ježo, ev., 12. Juraj Kollárik, 13. Ján Štarke, ev., 14. Július Švehla, 15. Pavel </text:span><text:span text:style-name="T9">Milec, ev., </text:span><text:span text:style-name="T1">16. Pavel Slančík, ev., 17. Fraňo </text:span><text:span text:style-name="T9">Jesenský, ev., </text:span><text:span text:style-name="T1">18. Andrej Valocký, ev., 19. Jozef Olejček, rím.-kat., 20. Ján Ursíny, ev., 21. Eduard Scheiberger, izr., 22. Karol Križan, ev., 23. Ján Galanda, 24. Ján </text:span><text:span text:style-name="T9">Samuely, rím.-kat., </text:span><text:span text:style-name="T1">25. Fraňo Košina, rím.-kat., 26. Jozef Galanda, ev. Žijú 4.</text:span></text:p>
      <text:p text:style-name="P3"/>
      <text:p text:style-name="P2"><text:span text:style-name="T11">III. </text:span><text:span text:style-name="T7">trieda:</text:span><text:span text:style-name="T5"> </text:span><text:span text:style-name="T1">1. </text:span><text:span text:style-name="T9">Ambro Pivko, ev., </text:span><text:span text:style-name="T1">2. </text:span><text:span text:style-name="T9">Peter Kompiš, ev., </text:span><text:span text:style-name="T1">3. </text:span><text:span text:style-name="T9">Rudolf Glúcksthal, izr., </text:span><text:span text:style-name="T1">4. </text:span><text:span text:style-name="T9">Ján Šípka, ev., </text:span><text:span text:style-name="T1">5. </text:span><text:span text:style-name="T9">Gabriel Žarnovický, ev., </text:span><text:span text:style-name="T1">6. </text:span><text:span text:style-name="T9">Mojmír Semian, ev., </text:span><text:span text:style-name="T1">7. </text:span><text:span text:style-name="T9">Štefan </text:span><text:span text:style-name="T1">Algöver, </text:span><text:span text:style-name="T9">ev., </text:span><text:span text:style-name="T1">8. </text:span><text:span text:style-name="T9">Peter Klein, rím.-kat., </text:span><text:span text:style-name="T1">9. Juraj Chornát, </text:span><text:span text:style-name="T9">ev., </text:span><text:span text:style-name="T1">10. </text:span><text:span text:style-name="T9">Bohuslav Hurban, ev., </text:span><text:span text:style-name="T1">11. </text:span><text:span text:style-name="T9">Cyril </text:span><text:soft-page-break/><text:span text:style-name="T1">Makovický, ev., 12. </text:span><text:span text:style-name="T9">Bohdan Renner, rím.-kat., </text:span><text:span text:style-name="T1">13. </text:span><text:span text:style-name="T9">Ernest Križan, ev., </text:span><text:span text:style-name="T1">14. </text:span><text:span text:style-name="T9">Viktor Sámuely, rím.-kat. </text:span><text:span text:style-name="T1">Žijú 3.</text:span></text:p>
      <text:p text:style-name="P6"/>
      <text:p text:style-name="P2"><text:span text:style-name="T12">IV. </text:span><text:span text:style-name="T7">trieda:</text:span><text:span text:style-name="T5"> </text:span><text:span text:style-name="T1">1. </text:span><text:span text:style-name="T9">Ján Cimrák, ev., </text:span><text:span text:style-name="T1">2. </text:span><text:span text:style-name="T9">Kornel </text:span><text:span text:style-name="T1">Kováčik, ev., 3. </text:span><text:span text:style-name="T9">Ján Mater, rím.-kat., </text:span><text:span text:style-name="T1">4. </text:span><text:span text:style-name="T9">Eduard Rohoň, ev., </text:span><text:span text:style-name="T1">5. </text:span><text:span text:style-name="T9">Daniel Maróthy, ev., </text:span><text:span text:style-name="T1">6. </text:span><text:span text:style-name="T9">Jaroslav Bórik, ev., </text:span><text:span text:style-name="T1">7. Matej </text:span><text:span text:style-name="T9">Bencúr, ev., </text:span><text:span text:style-name="T1">8. Jozef </text:span><text:span text:style-name="T9">Dubovec, ev., </text:span><text:span text:style-name="T1">9. Karol </text:span><text:span text:style-name="T9">Rízner, ev., </text:span><text:span text:style-name="T1">10. </text:span><text:span text:style-name="T9">Ján Thomka, ev., </text:span><text:span text:style-name="T1">11. </text:span><text:span text:style-name="T9">Ján Janík, ev., </text:span><text:span text:style-name="T1">12. </text:span><text:span text:style-name="T9">Vladimír </text:span><text:span text:style-name="T1">Makovický, ev., 13. </text:span><text:span text:style-name="T9">Branislav Kadavý, ev., </text:span><text:span text:style-name="T1">14. </text:span><text:span text:style-name="T9">Julius Jesenský, ev., </text:span><text:span text:style-name="T1">15. Karol </text:span><text:span text:style-name="T9">Čepčáni, ev. Žije </text:span><text:span text:style-name="T1">1.</text:span></text:p>
      <text:p text:style-name="P3"/>
      <text:p text:style-name="P2"><text:span text:style-name="T1">Podľa môjho vedomia zo všetkých tried žijú 14. Ako z menoslovu vidieť, Matej Bencúr a mnohí nevynikajúci na začiatku štúdia zvláštnym nadaním, znamenite vynikli v živote. Podľa menoslovu navštevovalo I. triedu 37 žiakov, </text:span><text:span text:style-name="T10">II. </text:span><text:span text:style-name="T1">triedu 26, </text:span><text:span text:style-name="T10">III. </text:span><text:span text:style-name="T1">triedu 14, </text:span><text:span text:style-name="T10">IV. </text:span><text:span text:style-name="T1">triedu 15, všetky štyri triedy 92 žiakov. Z nich bolo podľa náboženstva v I. triede 23 evanjelikov, 7 rímskokatolíkov, 7 izraelitov, v </text:span><text:span text:style-name="T10">II. </text:span><text:span text:style-name="T1">triede 20 ev., 4 rím.-kat., 2 izr., v </text:span><text:span text:style-name="T10">III. </text:span><text:span text:style-name="T1">triede 10 ev., 1 rím.-kat., žiadny izr., spolu 67 ev., 15 rím.-kat. a 10 izr. Podľa materinskej reči v </text:span><text:span text:style-name="T10">I. </text:span><text:span text:style-name="T1">triede 30 Slovákov a 7 Nemcov, v </text:span><text:span text:style-name="T10">II. </text:span><text:span text:style-name="T1">triede 24 Slovákov a 2 Nemci, v </text:span><text:span text:style-name="T10">III. </text:span><text:span text:style-name="T1">triede 13 Slovákov a 1 Nemec, v </text:span><text:span text:style-name="T10">IV. </text:span><text:span text:style-name="T1">triede 15 Slovákov. Spolu 82 Slovákov a 10 Nemcov.</text:span></text:p>
      <text:p text:style-name="P3"/>
      <text:p text:style-name="P3">Počet žiactva bol by iste vyšší, keby gymnáziu nehrozil zánik. Mnohí, tu študujúci, predvídajúc pohromu, odišli do maďarských škôl.</text:p>
      <text:p text:style-name="P3"/>
      <text:p text:style-name="P2"><text:span text:style-name="T1">Počet žiakov rím.-kat. náboženstva sa zvýšil pravdepodobne tým, že katolícke gymnázium v Kláštore pod Znievom začiatkom </text:span><text:span text:style-name="T9">škol. roku </text:span><text:span text:style-name="T1">1874/75 bolo už zatvorené. Je to síce môj osobný náhľad, ale svedčí o ňom okolnosť, že kým v I. triede vzrástol počet na 7, v </text:span><text:span text:style-name="T10">IV. </text:span><text:span text:style-name="T1">triede bol len jeden žiak. Prišli ako Slováci a škola ich ako takých privinula k hrudi. Duch školy bol čisto kresťanský. </text:span><text:span text:style-name="T9">Predpojatosť </text:span><text:span text:style-name="T1">z jednej i z druhej strany bola vylúčená. Židia navštevovali gymnázium viac z lokálnych výhod. Ani voči nim nebolo </text:span><text:span text:style-name="T9">predpojatosti. </text:span><text:span text:style-name="T1">Uviedol som ich do počtu Nemcov, lebo obcovacia reč rodičov bola vtedy ešte nemecká.</text:span></text:p>
      <text:p text:style-name="P3"/>
      <text:p text:style-name="P2"><text:span text:style-name="T1">Duševný a mravný život školy opíšem niekoľkými črtami. Pri tom, že na gymnáziu v náboženskom i v rečovom ohľade panovala </text:span><text:span text:style-name="T9">šetrnost' a </text:span><text:span text:style-name="T1">svornosť, lebo nebolo prípadu, že by vzniklo pohoršenie pre náboženstvo a reč, pestovaný bol i mravno-</text:span><text:soft-page-break/><text:span text:style-name="T1">náboženský duch. O nejakom mrzkom výstupe a pohoršení v mravnom ohľade neviem. I v národnom smere bolo o nás postarané. Na divadelné predstavenie — hrali Starúša pliesnivca — mali sme všetci voľný, bezplatný prístup. Bolo to prvé a posledné predstavenie v matičnej budove, ktoré som vtedy navštívil.</text:span></text:p>
      <text:p text:style-name="P3"/>
      <text:p text:style-name="P3">Napokon sa zmienim ešte o profesoroch.</text:p>
      <text:p text:style-name="P3"/>
      <text:p text:style-name="P2"><text:span text:style-name="T1">Správcom gymnázia a triednym profesorom </text:span><text:span text:style-name="T10">II. </text:span><text:span text:style-name="T1">triedy bol Martin </text:span><text:span text:style-name="T9">Kramár.</text:span><text:span text:style-name="T5"> \footnote</text:span><text:span text:style-name="T2">{</text:span><text:span text:style-name="T1">Martin </text:span><text:span text:style-name="T9">Kramár </text:span><text:span text:style-name="T1">(1817 — 1895), na martinskom gymnáziu pôsobil v rokoch 1867 až 1874. Učil aj náboženstvo, prírodopis a krasopis. Pozri: </text:span><text:span text:style-name="T9">Mátej, </text:span><text:span text:style-name="T1">J.: cit. dielo, s. 74.</text:span><text:span text:style-name="T2">}. </text:span><text:span text:style-name="T1">Vyučoval latinčinu vo všetkých triedach. Pre pokročilý vek požíval všeobecnú úctu, ale malí nezbedníci zneužívali jeho dobrotu. Po zatvorení ústavu zostal temer bez chleba. Pre starobu sa neuchádzal o kňazskú stanicu. Istý čas bol turčianskym seniorálnym kaplánom. Láskavosťou súcitných sŕdc a podporovaný seniorálnym dôchodkom trávil večer života pri svojej ovdovelej dcére v Martine. Dávno pred rokmi, vo vysokom veku, zavŕšil život plný strádania. Ako učiteľ poznal som ho na tele i na duchu skľúčeného, on ma však nepoznal a vôbec máločo si pamätal.</text:span></text:p>
      <text:p text:style-name="P3"/>
      <text:p text:style-name="P2"><text:span text:style-name="T1">Profesorom I. triedy a alumnickým eforom bol Jozef Nedobrý, prísny, ale láskavý muž. </text:span><text:span text:style-name="T5">\footnote</text:span><text:span text:style-name="T2">{</text:span><text:span text:style-name="T1">Jozef Nedobrý (1841 — 1921), na martinskom gymnáziu pôsobil v rokoch 1867 až 1874.</text:span><text:span text:style-name="T2">}.</text:span><text:span text:style-name="T1">Myslím, že som bol jeho miláčikom. Učil dejinným predmetom a slovenskú reč. Po zatvorení gymnázia zaujal farársku stanicu v </text:span><text:span text:style-name="T9">Částkove. </text:span><text:span text:style-name="T1">Zomrel pred rokmi.</text:span></text:p>
      <text:p text:style-name="P3"/>
      <text:p text:style-name="P2"><text:span text:style-name="T1">Triednym profesorom </text:span><text:span text:style-name="T10">III. </text:span><text:span text:style-name="T1">triedy bol Ján Dérer, rodák zo Slovenského Pravna, človek tichej povahy a znamenitý učiteľ. </text:span><text:span text:style-name="T5">\footnote</text:span><text:span text:style-name="T2">{</text:span><text:span text:style-name="T1">Ján Dérer (1847 — 1904), na martinskom gymnáziu pôsobil v rokoch 1872 až 1874.</text:span><text:span text:style-name="T2">}.</text:span><text:span text:style-name="T1">Učil maďarskú a nemeckú reč. Stal sa farárom vo Veľkom </text:span><text:span text:style-name="T9">Lome v </text:span><text:span text:style-name="T1">Novohrade, kde pred rokmi zomrel. Vynikol aj ako spisovateľ pod menom Ján Darov.</text:span></text:p>
      <text:p text:style-name="P3"/>
      <text:p text:style-name="P2"><text:span text:style-name="T1">V </text:span><text:span text:style-name="T10">IV. </text:span><text:span text:style-name="T1">triede bol triednym učiteľom Gustáv Dérer, narodený v Háji, vľúdny a dobrý učiteľ. </text:span><text:span text:style-name="T5">\footnote</text:span><text:span text:style-name="T2">{</text:span><text:span text:style-name="T1">Gustáv Dérer (1845 — 1924), na martinskom gymnáziu pôsobil v rokoch 1869 až 1874.</text:span><text:span text:style-name="T2">}. </text:span><text:span text:style-name="T1">Učil prírodné vedy a matematiku. Zaujal farársku stanicu pri nemeckej cirkvi v Černovciach, kde i zomrel. Keď prišiel na augustové slávnosti do </text:span><text:soft-page-break/><text:span text:style-name="T1">Martina spomenul som mne nameraný krutý trest, čo mu prišlo ľúto.</text:span><text:span text:style-name="T5"> \footnote</text:span><text:span text:style-name="T2">{</text:span><text:span text:style-name="T1">Táto veta je v publikovanej časti pamätí, v originálnom rukopise chýba.</text:span><text:span text:style-name="T2">}.</text:span></text:p>
      <text:p text:style-name="P3"/>
      <text:p text:style-name="P2"><text:span text:style-name="T1">Napokon, učiteľom spevu a prípravnej triedy bol Ján Kadavý, znamenitý hudobník.</text:span><text:span text:style-name="T5"> \footnote</text:span><text:span text:style-name="T2">{</text:span><text:span text:style-name="T1">Ján Kadavý (1810 — 1883), na martinskom gymnáziu pôsobil v rokoch 1871 — 1874.</text:span><text:span text:style-name="T2">}. </text:span><text:span text:style-name="T1">Zomrel krátko po zatvorení ústavu.</text:span></text:p>
      <text:p text:style-name="P3"/>
      <text:p text:style-name="P2"><text:span text:style-name="T1">V prvých dňoch februára 1875 prišiel brat zo Štrby, zobral mňa a priateľovho syna, aby nás na tretí deň zaviedol na iné gymnázium. Azda blízkosť k domovu rozhodla, že 4. februára 1875 sme išli do Kežmarku, kam za nami došiel martinský spolužiak Peter Kompiš. Len my traja (Kompiš, Ilavský a ja) sme pokračovali v štúdiách na ev. lýceu v Kežmarku. Značná časť odišla na banskobystrické 5-triedne gymnázium vydržiavané miestnou ev. cirkvou, niekoľkí, najmä katolíci, na tamojšie katolícke, iní na </text:span><text:span text:style-name="T9">přerovské. </text:span><text:span text:style-name="T1">Rozohnali nás v krutej zime, až kolesá železničných vagónov </text:span><text:span text:style-name="T9">škrípali od </text:span><text:span text:style-name="T1">zimy na štyri strany sveta.</text:span></text:p>
      <text:p text:style-name="P3"/>
      <text:p text:style-name="P2"><text:span text:style-name="T1">Takýto chlad nás ovial na novej </text:span><text:span text:style-name="T9">postati. </text:span><text:span text:style-name="T1">Nikdy som sa necítil taký opustený ako v prvých dňoch kežmarského pobytu. Úplne sme tu postrádali rodinnú prítulnosť. Ako mora nás tlačila neznalosť vyučovacej reči, ktorej sme, okrem niekoľkých výrazov, nerozumeli. Na škole v nižších štyroch triedach kraľovala nemčina, hoci i maďarčina kvôli maďarským žiakom bola druhostupňovou vyučovacou rečou. Žiaci sa učili v dvoch rečiach. Vysvetľovalo sa najprv rečou nemeckou, potom maďarskou. Ja som si volil nemeckú reč. Sprvu som nerozumel takmer ničomu, lebo zásoba slov a výrazov nadobudnutá ešte v mikulášskej škole a v Martine, nepostačovala vec pochopiť. Učil som sa naspamäť, nevedome. Vo vyšších triedach bol ten istý poriadok, iba v obrátenom poradí. Tu zasa, popri skromnej nemčine, dominovala maďarčina. Z toho prirodzeného čistého ovzdušia sme boli razom presadení v chaotický systém. Nie div, že som vynaložil všetku usilovnosť, aby som mohol riadne kráčať, jednako však moje úsilie nemalo taký výsledok, k akému ma oprávňovali usilovnosť a nadanie. Už i tým, že len v druhom polroku som prešiel do Kežmarku, bol som v patrnej nevýhode oproti svojim rodákom, ktorí si v prvom polroku osvojili istú znalosť z nemčiny, a preto nestáli v takom krutom boji s rečou ako ja, avšak konečným výsledkom na konci roku som ich predstihol. Podľa zatriedenia, podobného martinskému, bol som medzi 60 spolužiakmi 17. a prvý medzi </text:span><text:soft-page-break/><text:span text:style-name="T1">slovenskými žiakmi tejže triedy.</text:span></text:p>
      <text:p text:style-name="P3"/>
      <text:p text:style-name="P3">Priateľ Kompiš, navštevujúci 3. triedu, ma zavše cvičil v slovenčine. Dával mi látku k slohovým cvičeniam, ktoré potom sám opravoval. To bola jediná náhrada za Martin.</text:p>
      <text:p text:style-name="P3"/>
      <text:p text:style-name="P2"><text:span text:style-name="T1">Zo slovenských žiakov našli sme vo vyšších triedach Jura </text:span><text:span text:style-name="T9">Janošku, Jula </text:span><text:span text:style-name="T1">Markoviča, Jozefa </text:span><text:span text:style-name="T9">Langa, </text:span><text:span text:style-name="T1">Ivana Daxnera, Jána Hroboňa a iných, ktorí si utvorili slovenský krúžok a vzájomne sa vzdelávali. I v nižších triedach bolo dosť Slovákov a každý rok ich dochádzal hojný počet. V druhom roku došli za nami z martinských spolužiakov Šimkovci, Cyril Horváth, Pavel </text:span><text:span text:style-name="T9">Milec </text:span><text:span text:style-name="T1">a z nových Pavel Socháň. V treťom roku Štefan Hilmer a iní.</text:span></text:p>
      <text:p text:style-name="P3"/>
      <text:p text:style-name="P3">Keďže som prežil v Kežmarku pol štvrta roka, kým som neskončil štyri nižšie triedy, v ďalšom sa dotknem udalostí celého pobytu trvajúceho od februára 1875 do júna 1878. Inak bol rok roku podobný.</text:p>
      <text:p text:style-name="P3"/>
      <text:p text:style-name="P3">V mravno-náboženskom ohľade sme boli ponechaní sami na seba. Ak sme chceli, išli sme v nedeľu do starého kostola na nemecké služby božie, ktorým sme aj tak nerozumeli; ak nie, išli sme, kam nás vôľa niesla. Výučba sa začínala krátkou, žiakom predriekanou modlitbou.</text:p>
      <text:p text:style-name="P3"/>
      <text:p text:style-name="P2"><text:span text:style-name="T1">A tak skúpo sme boli opatrení bytom i sýtom. Po príchode som pol roka býval s Emilom Medzihradským samoštvrtý v jednej izbe s paňou a s jej dlhé roky chorľavou dcérou u istej Samuelisky. Pre nedostatok miesta v izbe som spával v neveľkom výklenku susediacom s izbou, kde, vďaka nečistote, mal som príležitosť veľmi často sa oboznámiť s ohyzdnými zvieratkami, ktoré nočným časom konali svoje obľúbené prechádzky. Neraz zo sna prebudený som zhodil z tváre škaredého švába. Touto spomienkou nechcem viniť dobrého brata a matku. Ani zďaleka netušili, že sa stanem účastným týchto návštev. Priniesli to so sebou okolnosti. Charakteristickým znakom Spišiek je hrabivosť prýštiaca z prílišnej </text:span><text:span text:style-name="T9">spořivosti. </text:span><text:span text:style-name="T1">Vôbec majú povesť dobrých gazdiniek. Tej srdečnej materinskej dobrodušnosti, ktorej sa mi dostalo v Martine, u nich niet.</text:span></text:p>
      <text:p text:style-name="P3"/>
      <text:p text:style-name="P2"><text:span text:style-name="T1">V nasledujúcom roku prešiel som na iný byt, k istej Frau Lott bývajúcej spolu s </text:span><text:soft-page-break/><text:span text:style-name="T1">dcérou Krompaszkou, kde som zotrval dva roky. Domáca pani, vdova Krompazská, si dala záležať, aby sme riadne konali svoje povinnosti. Azda to bolo pohnútkou, že sme sa tam dlhšie zdržali. Býval som s Adolfom Okályim, farárskym synom a Jánom Hybianom, važeckými rodákmi. Hybian zavše </text:span><text:span text:style-name="T9">narafičil </text:span><text:span text:style-name="T1">vec, že sme sa s Okályim pohnevali, aby sme sa zasa na </text:span><text:span text:style-name="T9">jeho účet </text:span><text:span text:style-name="T1">pomerili. </text:span><text:span text:style-name="T9">On totiž, </text:span><text:span text:style-name="T1">lepšie </text:span><text:span text:style-name="T9">zásobený </text:span><text:span text:style-name="T1">grošom, </text:span><text:span text:style-name="T9">platil vždy </text:span><text:span text:style-name="T1">„mernô“. </text:span><text:span text:style-name="T9">I v </text:span><text:span text:style-name="T1">ohľade </text:span><text:span text:style-name="T9">čistoty </text:span><text:span text:style-name="T1">boli sme v lepšom poriadku.</text:span></text:p>
      <text:p text:style-name="P3"/>
      <text:p text:style-name="P3">V štvrtom roku som sa pre meškanie nedostal do bytu na starom mieste. Býval som u istého Tinschmidta, mladého kováča, krátko predtým ženatého. Pobyt u neho bol by sa mi stal skoro osudným. V nedostatku raňajok som často v druhej izbe koštoval vo velikánskej fľaši pre tovarišov prichystanú pálenku, len tak od oka, bez vedomia a privolenia domácich. Ak by sa o tom dozvedel domáci pán, sotva by ma pochválil. A čo vtedy, keby sa mi bola fľaša pri nahýňaní nevdojak pokĺzla a rozbila? Bol som na ceste stať sa „špiritistom“. Na moje šťastie na Vianoce zomrela domáca pani a ja som prešiel zasa na staré miesto, kde som predtým býval dva roky.</text:p>
      <text:p text:style-name="P3"/>
      <text:p text:style-name="P2"><text:span text:style-name="T1">No ešte horšie bolo stravovanie. Za celého polštvrta roka, kým som dokončil 4. triedu, žil som na alumnickej strave. Majetnejší chodievali na obed a večeru do </text:span><text:span text:style-name="T9">konviktu. </text:span><text:span text:style-name="T1">My chudobnejší sme mali v alumnii len obed. Obedovali sme na dva vrhy, o dvanástej a o pol jednej. Hnaní hladom, tisli sme sa napred v neveľkej „formičke“, aby sme sa čím skôr dostali k mise. Tí najprednejší, keď otvorili dvere, zaleteli zavše tam, kam nechceli, na nepravé miesto. Na každom tanieri bol už „seniorom“ rozkrojený kúsok hovädzieho mäsa a štvrtinka z neveľkého bochníka. Ak bol novopečený, zmizol za tri-štyri </text:span><text:span text:style-name="T9">hryzy v </text:span><text:span text:style-name="T1">útrobách žalúdka. Pravda „za málo </text:span><text:span text:style-name="T9">peněz málo </text:span><text:span text:style-name="T1">muziky“. Senior sa pomodlil krátku modlitbu: „Kto pokrm a nápoj dal, toho meno každý chváľ!“ Na zachladnuté mäso nabrali sme si polievky s lohazou alebo žltou kašou, len v nedeľu s ryžou, v ktorej bolo hodne zemiakov. Polievku sme pochlípali, mäso posolili, zemiaky podlávili a chlebom </text:span><text:span text:style-name="T9">zajedli. Hejže, </text:span><text:span text:style-name="T1">skvostný obed: polievka, pečienka, prívarok a múčnik! Čiže by nám dnešní mladí páni závideli! Ako hovorím: za málo </text:span><text:span text:style-name="T9">penez málo </text:span><text:span text:style-name="T1">muziky. Veď platil som, vlastne brat, na celý rok 7 zl. 50 gr. pri výhode, že na mňa nakladal učiteľ. Inak riadna taxa bola 15 zl. V </text:span><text:span text:style-name="T9">konvikte </text:span><text:span text:style-name="T1">sa platilo 60 zl. za obed a večeru na celý rok. Raňajky a večere som nemal. Namiesto toho mi zavše poslali z domu od Štrbanov prichádzajúcich do Kežmarku predávať vápno, chlieb, bryndzu a slaninu. Z toho, prikúpiac múku, navarila domáca pani hádzaných </text:span><text:soft-page-break/><text:span text:style-name="T1">halušiek (strapačiek). To malo trvať na dlhší čas. Lenže hladné žalúdky nechceli o takom vzornom hospodárení počuť. Čo malo trvať týždne, zjedlo sa, pravda s kamarátmi, za dva-tri dni. Aspoň domáca pani nemala s tým oštary. Bolo tiež zvykom, že chudobní žiaci mohli ísť za hosťa do </text:span><text:span text:style-name="T9">konviktu na </text:span><text:span text:style-name="T1">večeru, ktorú bohatí študenti, keď bola bezmäsitá, ohrdli. Bolo len treba seniorovi povedať: „Prišiel som za hosťa“. Toľko som vedel už i ja po maďarsky, ale len dva-tri razy som použil výhodu, lebo žobranie sa </text:span><text:span text:style-name="T9">protivilo </text:span><text:span text:style-name="T1">mojej povahe. Keď som aj bol, musel som byť veľmi hladný. Hlad ma donútil raz prestúpiť i siedme prikázanie. V Kežmarku bola pre osvojenie nemčiny u istého pekára zamestnaná moja sesternica, takže ani ona im, ani oni jej nič neplatili. Vodievala </text:span><text:span text:style-name="T10">do Kindergarten </text:span><text:span text:style-name="T1">(detskej opatrovne) malé dievčatko. Často idúc ráno do školy, pri stretnutí šuchla mi do ruky rožok, čo jej zvýšil z raňajok. Raz predpoludním, tuším 25. marca, prechádzajúc sa s Ilavským, ponosovali sme sa jej na hlad. Nemajúc čím by nás uštedrila, zľutovala sa nad nami a dala pokyn, aby sme si išli kúpiť, hoci bez peňazí, k jej pánovi chlieb. Ona vraj, pôjde po chlieb do pivnice a kým jeden bude žiadať novopečený, tomu druhému všuchne v bráne pod kabát staropečený. Ten druhý som bol ja a priateľ sa vyhovoril, že žiada len novopečený. Pokus sa podaril a po chlebe o hodinu nebolo pamiatky. To sa však stalo len raz. Azda nám to Pán Boh láskavo odpustí. V jeseni sme sa zaopatrili ovocím vystavením sa nebezpečiu, že nám vyprášia nohavice, neskoršie zasa hlúbmi, ponechanými na kapustných hradách, ale už bez nebezpečenstva. Takto biedne vtedy žili chudobní študenti. Na raňajky sme si vypili vodu a bez večere, s prázdnym žalúdkom sa aspoň sladko spalo. Divím sa len </text:span><text:span text:style-name="T9">tomu, že </text:span><text:span text:style-name="T1">som vládal venovať sa pri takej chatrnej strave usilovnému štúdiu. Trvalo to pol štvrtá roka.</text:span></text:p>
      <text:p text:style-name="P3"/>
      <text:p text:style-name="P2"><text:span text:style-name="T1">Teraz mi príde zmieniť sa o výučbe a o profesoroch, ktorí ma vyučovali v 4 nižších triedach. Pavel </text:span><text:span text:style-name="T9">Weber, </text:span><text:span text:style-name="T1">triedny profesor I. triedy, vyučoval náboženstvo vo všetkých štyroch triedach a latinčinu v I. a </text:span><text:span text:style-name="T10">II. </text:span><text:span text:style-name="T1">triede. Július Gretzmacher, profesor </text:span><text:span text:style-name="T10">II. </text:span><text:span text:style-name="T1">triedy, vyučoval v I., </text:span><text:span text:style-name="T10">II. </text:span><text:span text:style-name="T1">a </text:span><text:span text:style-name="T10">III. </text:span><text:span text:style-name="T1">triede nemčinu a v </text:span><text:span text:style-name="T10">III., IV. triede</text:span><text:span text:style-name="T1"> latinskú reč. Ervin Kiszely, triedny </text:span><text:span text:style-name="T10">III. </text:span><text:span text:style-name="T1">triedy a profesor maďarčiny i matematiky. Karol Koller, triedny v </text:span><text:span text:style-name="T10">IV. </text:span><text:span text:style-name="T1">triede a profesor nemčiny a prírodných vied v </text:span><text:span text:style-name="T10">IV. </text:span><text:span text:style-name="T1">triede. Štefan Votišky, profesor zemepisu vo všetkých triedach a dejepisu v I., </text:span><text:span text:style-name="T10">II. </text:span><text:span text:style-name="T1">a </text:span><text:span text:style-name="T10">IV. </text:span><text:span text:style-name="T1">triede. </text:span><text:span text:style-name="T9">Fridrich Scholtz </text:span><text:span text:style-name="T1">učil dejepis v </text:span><text:span text:style-name="T10">III. </text:span><text:span text:style-name="T1">triede a bol správcom lýcea. Po ňom sa stal správcom Štefan Palcsó, ktorý vyučoval len vo vyšších triedach. V nižších triedach, ako už bolo spomenuté, dominovala </text:span><text:soft-page-break/><text:span text:style-name="T1">nemčina, vo vyšších triedach maďarčina. Július Gretzmacher sa pri vysvetľovaní vyhýbal maďarčine, upotrebil ju iba pri oprave chyby. On i Pavel </text:span><text:span text:style-name="T9">Weber </text:span><text:span text:style-name="T1">boli skôr germánskeho zmýšľania. Ervin Kiszely naopak bol tuhý hazafi. Ešte väčšmi v tom vynikal </text:span><text:span text:style-name="T9">Fridrich </text:span><text:span text:style-name="T1">Scholtz, ktorý na každej hodine zúril proti Rusom, upotrebiac meno „muszkák“ (moskáli) a palicou napodobujúc útok proti nim, azda preto, že jeho brat sa túlal pomätený po uliciach pre hmotný úpadok za revolúcie. Karol Koller bol Slovákom najviac naklonený; kedy-tedy prehovoril i po slovensky, ba zarecitoval i zo zneliek Kollárových, Štefan Votišky bol slušný a v politickom ohľade indiferentný. U neho som sa dejepis učil po maďarsky. Šlo to ťažko, lebo, nevediac sa samostatne správne vyjadriť, musel som sa predmet nabifľovať. Najťažšia mi bola matematika pre násobilku, ktorú som, mysliac po slovensky, chybne prekladal, takže profesor Kiszely mal dojem, že násobilku neviem a podľa toho ma i klasifikoval, kým z maďarskej reči dal mi chválitebnú známku. (Príklad: 3x8=24 vyslovil som: </text:span><text:span text:style-name="T10">&lt;lang DE&gt;</text:span><text:span text:style-name="T1">dreimal acht ist zweiund vierzig</text:span><text:span text:style-name="T10">&lt;/lang&gt;</text:span><text:span text:style-name="T1">). S jazykmi som nemal ťažkosti. Mal som dobrý základ z martinského gymnázia. Aj v iných predmetoch som napredoval. Vôbec, všetci profesori boli slušní, uznanliví k inorečovým žiakom a v klasifikovaní spravodliví. Prichodí mi na um </text:span><text:span text:style-name="T9">epizodka. </text:span><text:span text:style-name="T1">Profesor Scholtz si nechával v otvorenom stolíku klasifikačné známky, </text:span><text:span text:style-name="T9">značené na </text:span><text:span text:style-name="T1">kancelárskom hárku. Na klasifikáciu používal rozličné značky. Podľa odpovedí sme uhádli, ktoré známky na aké odpovede sa vzťahujú, najmä však známku na výtečnú odpoveď. A takú známku z dejepisu mal som i ja. Aby som si ju na vysvedčení zachoval, na cenzúre z dejepisu v </text:span><text:span text:style-name="T10">III. </text:span><text:span text:style-name="T1">triede, v obave, že si ju odpoveďou pokazím, hlásil som sa chorým a šiel som domov. Známka „kitünő“ (výborne) ostala mi na vysvedčení. Podľa pokroku i tu, v Kežmarku, ako v Martine, zatrieďovali nás číslicami a podľa nich aj usádzali. V </text:span><text:span text:style-name="T10">IV. </text:span><text:span text:style-name="T1">triede v prvom polroku bol som medzi 52 spolužiakmi 5., ale v druhom polroku medzi 49 až 16. Klesol som číselne preto, že viacerí sme mali rovnaké vysvedčenia a mne podľa abecedy sa ušlo posledné číslo. Vtedy som vedel už dobre po nemecky, ale maďarsky som sa nevedel správne a slobodne vyjadriť, hoci, majúc dobrý základ, rozumel som živému i tlačenému slovu.</text:span></text:p>
      <text:p text:style-name="P3"/>
      <text:p text:style-name="P2"><text:span text:style-name="T1">Profesori stáli na výške svojho povolania. Ani jeden nezahorel nenávisťou proti slovenským žiakom. Boli to všetci starí, zapracovaní odborníci. Nie tak, ako dnes, že v jednom roku vyučujú istému predmetu i dvaja-traja profesori a na počiatku roku sa často menia. So zmenou osoby mení sa i metóda na ujmu žiactva pri klasifikovaní. </text:span><text:soft-page-break/><text:span text:style-name="T1">Tam bola vždy </text:span><text:span text:style-name="T9">jednaká. </text:span><text:span text:style-name="T1">Nie div, že sa slovenskí, ale i maďarskí žiaci z najrýdzejších krajov pre osvojenie nemčiny hrnuli do Kežmarku.</text:span></text:p>
      <text:p text:style-name="P3">Pomer medzi žiactvom bol dobrý, ale bolo badať subordináciu. Žiak vyššej triedy hľadel zvysoka na žiaka triedy nižšej; tento si ho vážil toľko ako profesora a slúžil mu. Priateľ S. z prvej triedy opovážil sa ma, druhotriednika, poctiť prezývkou, akou ma hnevali spolužiaci v mikulášskej škole. A ja, v povedomí povýšenosti, fuk mu jednu za ucho, že si líce chytil a prekvapený habol do nemčiny: „Počkaj, zažalujem ťa“. Ale veru nešiel „anklagen“. To sa nedá odobriť, hoci vyplývalo z ducha vtedajšej doby.</text:p>
      <text:p text:style-name="P3"/>
      <text:p text:style-name="P2"><text:span text:style-name="T1">Mravný život žiactva nižších tried bol normálny. Maďarskí žiaci vyšších tried, oplývajúci grošom, si zavše vyhodili z kopýtka. A boli aj prípady vyhodenia. Ale Slováci vynikali i tam mravným životom a vážnym štúdiom. Žiak Ján Ondruš, pripraviac sa cez prázdniny na skúšku, prešiel z 5. do 7. triedy. Schádzali a vzdelávali sa v slovenskom národnom duchu. Niekoľkí, ako už bolo povedané, prišli zo zatvoreného gymnázia revúckeho a prineseným duchom nakazili aj ostatných. Na konci </text:span><text:span text:style-name="T9">škol. roku </text:span><text:span text:style-name="T1">bývali majálesy, hojne navštevované miestnou inteligenciou. My menší, hrávali sme sa na jeseň a na jar v „purgu“ a na „longu métu“ </text:span><text:span text:style-name="T5">\footnote</text:span><text:span text:style-name="T2">{Zábavné hry</text:span><text:span text:style-name="T1">.</text:span><text:span text:style-name="T2">}, </text:span><text:span text:style-name="T1">alebo sme sa člnkovali na Poprade. Vžime sme sa korčuľovali po rieke až do Lomnice, nedbajúc na nebezpečenstvo, ktoré nám hrozilo pri pomýlenom kroku. Na jar sme zbierali chrobáky, chytali motýle a botanizovali, obyčajne na Kohlenbergu alebo „in der Hölle“. Každý musel mať zbierku chrobákov, motýľov </text:span><text:span text:style-name="T10">a herbarium </text:span><text:span text:style-name="T1">rastlín. Mnohé latinské názvy rastlín mi utkveli v pamäti ešte z toho času. V júni sme sa kúpavali. To boli naše mimoškolské vyrazenia a radosti.</text:span></text:p>
      <text:p text:style-name="P3"/>
      <text:p text:style-name="P3">V štvrtej triede som mal nepríjemnosť. Idúc zo školy, mladý Židáčik hádzal do mňa kamene, že som musel podskočiť. Príduc k nemu, udrel som ho po chrbte. Neďaleko stojaci jeho otec priskočil ku mne a natrhol mi ucho. Bol z toho súd. Otec okrem pokuty zaplatil liečebné trovy a mne „bolestné,“ 7 zl. Kúpil som si korčule a zimnú čiapku.</text:p>
      <text:p text:style-name="P3"/>
      <text:p text:style-name="P2"><text:span text:style-name="T1">Štvrtý rok, onedlho po tom, ako som prešiel na starú </text:span><text:span text:style-name="T9">hospodu, zatriasla </text:span><text:span text:style-name="T1">mojim srdcom desná udalosť, ktorá popri tom, že matke spôsobila mnoho žiaľu a trápenia, mala rozhodný vplyv i na moju budúcu životnú dráhu. Môj dobrý brat, ktorého som videl predošlé Vianoce zdravého a jarého, vybral sa 10. januára 1878 na návštevu do </text:span><text:soft-page-break/><text:span text:style-name="T1">susednej, ale dosť vzdialenej obce. Cesta zo Štrby do Važca vedie vysokým „Hochwaldom“, v dobrom počasí asi dve hodiny vzdialeným vrchom, kde aj na Jána pofukuje sychravý vietor. Má to byť najvyšší vrchol bývalého Uhorska. Z Važca sa mienil vrátiť podvečer. Všetky matkine prosby, ktorými sa ho snažila odvrátiť od zamýšľanej vychádzky, stroskotali na jeho </text:span><text:span text:style-name="T9">tvrdošijnosti. </text:span><text:span text:style-name="T1">Čo si umienil, to aj vykonal. Mával záľubu večerom vychádzať a vracať sa nocou. V letnom čase išiel neraz na mrkaní k priateľom a vrátil sa o polnoci. Napokon ho prosila, aby sa nevracal domov toho dňa. V ten deň zúrila taká snehová chumelica, že človek sotva stačil lapať dych. Akési zlé tušenie ju viedlo k prosbám, dobre vediac, že on, </text:span><text:span text:style-name="T9">pedant, aby </text:span><text:span text:style-name="T1">školu druhého dňa nezmeškal, nebude počítať s okolnosťami. Do Važca prišiel šťastlivo. Zabavil sa tam v dome </text:span><text:span text:style-name="T9">Jurka Ilav</text:span><text:span text:style-name="T1">ského, učiteľa, s priateľmi Karlom Šimonom, </text:span><text:span text:style-name="T5">\footnote</text:span><text:span text:style-name="T2">{</text:span><text:span text:style-name="T1">Cirkevná ev. a. v. elementárna škola vo Važci vznikla v roku 1787. Medzi jej učiteľmi boli v druhej polovici 19. st. aj Karol Šimon a Juraj Ilavský.</text:span><text:span text:style-name="T2">},</text:span><text:span text:style-name="T1"> tiež učiteľom tamojším a s farárom Adolfom Okályim, známym humoristom. O 5. hod. popoludní, nedbajúc na výstražné slová priateľov, odvážil sa vrátiť do Štrby v takom čase, keď z požiadaných važeckých gazdov ani jeden si netrúfal zaviesť ho na saniach do Štrby. Vyprevádzajúci priatelia ešte i na ulici ho všemožne zdržiavali, aby prenocoval vo Važci. On šiel v metelici, boril sa s rozzúrenými živlami, každý krok ho viedol bližšie k alabastrovému lôžku.</text:span></text:p>
      <text:p text:style-name="P3"/>
      <text:p text:style-name="P2"><text:span text:style-name="T1">Svitlo nové ráno, živly sa vyzúrili, príroda skrotla, ale moja drahá mať prebudená zo sladkého spánku, uvidela neodkrytú posteľ. Blesk nádeje kmitol jej dobrou materskou dušou: Azda pre nepohodu zostal nocovať a príde k poludniu. Čím väčšmi ubiehal čas, tým väčšmi rástla úzkosť a strach. Škola sa naplnila deťmi — no on neprichádzal. V trápnej neistote sa matka obrátila o radu k staručkému farárovi Jánovi Droppovi. Rada znela: vypraviť posla do Važca. Vrátil sa — bez brata. Tam riekli poslovi: „Veď ten sa ešte včera večer vrátil domov.“ Čo vtedy moja mať podstúpila, nedokáže opísať pero. Chvíle neistoty rástli v nedosažiteľnú diaľku; istota sa zvalila na jej boľavé srdce. „Čo si počnem opustená, čo bude s mojim nedospelým synom, ktorému bol vodcom i otcom?“ — ozývali sa jej výkriky krutého bôľu. K nim sa zavše </text:span><text:span text:style-name="T9">družil </text:span><text:span text:style-name="T1">slabý kmit nádeje: „Azda žije, azda išiel ta... a príde opäť zdravý.“ Minul druhý, tretí deň, on však neprichádzal. Zlá predtucha sa potvrdila: zahynul v snežnej </text:span><text:span text:style-name="T9">chumelici, </text:span><text:span text:style-name="T1">zamrzol... Boh však nedal zúfať. Dal toľko sily, že úder niesla v pokore a oddanosti vo vôli Božej. Naklonil srdcia citných ľudí láskou k úbohej, opustenej </text:span><text:soft-page-break/><text:span text:style-name="T1">vdove. Zvlášť pripomeniem staručkého kňaza a jeho rodinu. Boh </text:span><text:span text:style-name="T9">odplať to </text:span><text:span text:style-name="T1">všetkým: tým, čo sa s nimi oboma už zišli, neskonalou slávou, živým záchranou od podobného navštívenia.</text:span></text:p>
      <text:p text:style-name="P3"/>
      <text:p text:style-name="P2"><text:span text:style-name="T1">Desná zvesť o včasnej tragickej smrti niesla sa mlunnou iskrou bližším i vzdialenejším okolím. U bližších vyvolala srdečnú ľútosť a bôľ za ním i sústrasť k opusteným, u ďalších vzrušenie. Cirkevníci, prebudení z prvého </text:span><text:span text:style-name="T9">ustrnnutia,</text:span><text:span text:style-name="T1"> siahli k činu, aby vyhľadali aspoň bezduché telo a počestne uložili do hrobu drahé pozostatky milovaného učiteľa. Už za života mu prejavili viac ráz oddanosť a lásku za vernú prácu. Pred rokmi totiž, keď, vyvolený do Čáčova, ich chcel opustiť, nepustili ho, lež zriadili mu stanicu, povýšili dôchodok a opravili byt. Neskôr ho vyvolili na stanicu staršieho učiteľa, uprázdnenú odchodom Ilavského do Važca. Avšak len od jesene účinkoval na novej </text:span><text:span text:style-name="T9">postati. </text:span><text:span text:style-name="T1">Uzniesli sa, že neľutujúc času a námahy, budú hľadať jeho telo. Po dvesto mladých, zdravých chlapov, vyzbrojených rýľmi a lopatami, vybralo sa každý deň do obvodu chotára. Ale pátranie, prehŕňanie v snehu zostalo bez výsledku. Po viactýždňovom hľadaní zmorení a ustatí, ponechajúc vec náhode, zastavili hľadanie. I potom ešte kedy-tedy vybrali sa v menších výpravách aspoň na miesta, ktoré si vybájila ich obrazotvornosť alebo ktoré sa im prisnili. Ale všetko márne.</text:span></text:p>
      <text:p text:style-name="P3"/>
      <text:p text:style-name="P3">Celý ten čas žila matka v trápnej neistote. Ja som sa len po týždňoch dozvedel o strašnej udalosti, i to len od tretích osôb, ktorým došla správa až do Kežmarku. Domáca pani bola síce o nej upovedomená, ale s výslovnou žiadosťou, aby ma na ňu pomaly pripravila. Nechceli, aby som bol vyvedený z duševnej rovnováhy pred polročnými skúškami. Ale dozvedel som sa o nej a bola mi potvrdená. Pamätám sa, že v osudnom čase býval som neobyčajne veselý a vtedy domáca pani zavše vyslovila narážku, ktorej som však nerozumel. V prvej chvíli som nechápal dosah straty, ktorá ma stihla. Bolo mi nevýslovné ľúto za drahým bratom, v ktorom som stratil otca i dobrodinca. Smútil som i nad ubolenou matkou, zatúžil som po nej, aby som sa na jej hrudi vyplakal a uľavil bôľu. Len neskôr som pochopil svoju opustenosť a rozmýšľal nad budúcnosťou. Túžba vidieť matku sa blížila k naplneniu. Prichádzali veľkonočné sviatky, ktoré som mal stráviť po jej boku.</text:p>
      <text:p text:style-name="P3"/>
      <text:p text:style-name="P2"><text:span text:style-name="T1">Moja matka bývala ešte stále v Štrbe opatrujúc učiteľa Michala Zaťku, ktorého po </text:span><text:soft-page-break/><text:span text:style-name="T1">bratovom zmiznutí vyvolila cirkev za jeho nástupcu. Dňa 13. apríla 1878, v sobotu pred Kvetnou nedeľou, prišiel som do Štrby. Naše zvítanie bolo tklivé už i preto, že bratovu mŕtvolu ešte stále nenašli. V tie dni dostalo predstavenstvo obce úradný prípis od obecného predstavenstva v Hrádku. V prípise oznámili, že pri Hrádku na Hrabliach Váhu sa zastavila mŕtvola, ktorej totožnosť nie je zistená. Žiada sa, aby obecné predstavenstvo bezodkladne prišlo zistiť, či to nie je práve bratova mŕtvola. Dňa 14. apríla, v Kvetnú nedeľu, vybralo sa obecné predstavenstvo do Hrádku. Neďaleko Štrby však vyskočí boženík z voza a povie richtárovi: „Ale, pán richtár, mne sa snívalo, že ten človek musí byť tu niekde, okolo tohto potoka“ — a odbočí od cesty k potoku hadovite sa vinúcom lúčkou, susediacom s úvraťou rolí a kde-tu zarastenému krovinou. Podišiel asi sto krokov, zrazu zastane a zavolá smerom k vozíku, ktorý sa pomaly tiahne </text:span><text:span text:style-name="T9">hradskou: „Tu </text:span><text:span text:style-name="T1">bude, pán richtár, hľa, tu v kroví som našiel čiapku!“ Vozík zastal, vystúpili aj ostatní a idúc ďalej hore potokom, našli plaid a vyššie jeho samého v hlbokom výmoli ležiaceho s rukou pod hlavou tak, že vlnky mu omývali vrchnú časť lebky.</text:span></text:p>
      <text:p text:style-name="P3"/>
      <text:p text:style-name="P2"><text:span text:style-name="T1">Zrazu zazneli zvony, ozývali sa výkriky dedinou: „Už ho našli, už ho vezú“ — zo všetkých strán sa schádzal ľud a o chvíľu vtiahol vozík s jeho mŕtvolou do školského dvora. Telo bolo zachované, len vlasy na hlave, fúzy a brada </text:span><text:span text:style-name="T9">vymoknuté, vyplznuté. </text:span><text:span text:style-name="T1">Odev neporušený, okrem trhliny na kolene nohavíc. Že by ju natrhli hľadajúci, zdá sa byť menej pravdepodobné, hoci sa zistilo, že na tom mieste hľadalo ho po niekoľko dní viac než sto chlapov. A miesto bolo vzdialené od Štrby na dva výstrely. Z toho sa dá súdiť, že udatne zápasil s chumelicou, kým došiel tak blízko k svojmu domovu i že zápas trval omnoho viac hodín, než koľko vyžaduje cesta z Važca do Štrby. Záhadné je, prečo si volil cestu nadol popri potoku, keď mohol ísť </text:span><text:span text:style-name="T9">hradskou. </text:span><text:span text:style-name="T1">Azda preto, že kroviny mu dali pravý smer, lebo, idúc kľukatou </text:span><text:span text:style-name="T9">hradskou </text:span><text:span text:style-name="T1">zaviatou snehom, bol by zablúdil kamsi do hôr, smerom k Tepličke a vedel, že vtedy zahynie. Boriac sa s chumelicou, zachytávajúc sa krovia, bárajúc do potoka, ustal, vysilil sa, sadol si oddýchnuť a zaspal na veky.</text:span></text:p>
      <text:p text:style-name="P3"/>
      <text:p text:style-name="P2"><text:span text:style-name="T1">Dňa 16. apríla 1878 sa zhromaždili početní priatelia zblízka i zďaleka k pohrebnej počestnosti. Cirkevníci sa zúčastnili na pohrebe do nohy. Staručký kňaz Droppa kázal tak dojemne, že nebolo suchého oka, nebolo tvrdého srdca, ktoré by nebolo prepuklo v plač a </text:span><text:span text:style-name="T9">usedavý </text:span><text:span text:style-name="T1">nárek. </text:span><text:span text:style-name="T10">Mieroslav</text:span><text:span text:style-name="T1"> Kovalevský, jeho niekdajší profesor </text:span><text:soft-page-break/><text:span text:style-name="T1">revúcky, čítal verše spred oltára, Gregor Uram Podtatranský pri hrobe. </text:span><text:span text:style-name="T5">\footnote</text:span><text:span text:style-name="T2">{</text:span><text:span text:style-name="T10">Mieroslav</text:span><text:span text:style-name="T1"> Kovalevský (1836 — 1916), profesor revúckeho gymnázia, Rehor Uram-Podtatranský (1846 — 1924), učiteľ v Liptovskom </text:span><text:span text:style-name="T9">Mikuláši</text:span><text:span text:style-name="T2">.}</text:span><text:span text:style-name="T1"> Zakaždým nový plač a nárek, ale aj — utíšenie bôľu. S každou slzou odpadne cent bôľu. A slová boli kľúčom otvárať srdcia. Dážď spŕchol a začalo jasnieť na obzore. Zavládla tichá pokora a oddanosť. Azda i preto, že záhada bola rozlúštená: a on, v mladom veku, 26-ročný, podpora matky, opatrovník brata, učiteľ znamenitý, spoločník vľúdny, priateľ úprimný, verný syn rodu, horliteľ za veci cirkevné odpočíva už v chladnom hrobe. Aspoň sa vedelo, čo bolo tri mesiace zahalené rúškom tajomstva. Priatelia sa rozišli a zostali sme sami. Nikdy v živote som nepocítil podobnú clivú chvíľu.</text:span></text:p>
      <text:p text:style-name="P3"/>
      <text:p text:style-name="P2"><text:span text:style-name="T1">Krátko zhrniem jeho životopisné dáta. Narodil sa 17. októbra 1852 vo </text:span><text:span text:style-name="T9">Vrbici. </text:span><text:span text:style-name="T1">Ľudové školy (všetkých 6 tried) absolvoval v </text:span><text:span text:style-name="T9">Mikuláši, </text:span><text:span text:style-name="T1">stredné v Prešove (I. a </text:span><text:span text:style-name="T10">II. </text:span><text:span text:style-name="T1">triedu) a v Revúcej </text:span><text:span text:style-name="T10">(III., IV. </text:span><text:span text:style-name="T1">a V. triedu). Z V. triedy prešiel na tamojšie učiteľské </text:span><text:span text:style-name="T9">semenište, kde </text:span><text:span text:style-name="T1">počúval predmety, okrem pedagogických, s gymnaziálnymi žiakmi ďalších tried. R. 1872 absolvoval tri ročníky semenišťa. Po skončení, r. 1872, ho štrbská cirkev vyvolila za mladšieho a po odchode Ilavského do Važca r. 1877 za staršieho učiteľa. Dňa 6. mája 1874 zložil na štátnom učiteľskom ústave v Kláštore pod Znievom učiteľskú skúšku a dostal diplom. V zmysle uznesenia liptovského </text:span><text:span text:style-name="T9">seniorátu </text:span><text:span text:style-name="T1">podrobil sa skúške z náboženských predmetov a slovenčiny pred seniorálnou školskou vrchnosťou a dňa 1. augusta 1876 dostal diplom spôsobilosti pre školy v liptovskom </text:span><text:span text:style-name="T9">senioráte. </text:span><text:span text:style-name="T1">V Prešove mal rečové ťažkosti, a preto prešiel na školy v Revúcej, kde na gymnáziu i na </text:span><text:span text:style-name="T9">semeništi </text:span><text:span text:style-name="T1">vynikal v učení. Na </text:span><text:span text:style-name="T9">semenište </text:span><text:span text:style-name="T1">prešiel pre hmotný nedostatok v ďalšom pokračovaní v štúdiách. Podobne vynikal aj ako učiteľ. Už v tom čase uskutočnil so školskými deťmi divadelné predstavenie. Učiteľským pôsobením si získal všeobecnú úctu a lásku cirkevníkov. Po 5-ročnom účinkovaní prejavila cirkev úprimnú sústrasť nad jeho tragickým skonom. Bol verný na malom a ustanovený nad mnohom vošiel v radosť Pána svojho.</text:span></text:p>
      <text:p text:style-name="P3"/>
      <text:p text:style-name="P2"><text:span text:style-name="T1">Pod týmto dojmom vrátil som sa do Kežmarku, aby som zavŕšil </text:span><text:span text:style-name="T10">IV. </text:span><text:span text:style-name="T1">triedu. Matka zostala ďalej v Štrbe.</text:span></text:p>
      <text:p text:style-name="P3"/>
      <text:p text:style-name="P2"><text:span text:style-name="T1">Čas tiekol riadnym tokom, až dospel ku koncu školského roku. Štvrtú, ako i všetky predchádzajúce triedy som zavŕšil s „dobrým“ prospechom. Prichodilo rozhodnúť, </text:span><text:soft-page-break/><text:span text:style-name="T1">kam sa teraz obrátiť. Matka sa medzitým vzdialila zo Štrby. Na srdečné pozvanie synovcovo sa utiahla k nemu, ktorý týmto činom prevzal starostlivosť aj o mňa a stal sa mi náhradou za stratu. Koncom školského roku som sa pobral za matkou k bratrancovi </text:span><text:span text:style-name="T9">Adolfovi Kállayovi, </text:span><text:span text:style-name="T1">advokátovi v Liptovskom Sv. </text:span><text:span text:style-name="T9">Mikuláši. </text:span><text:span text:style-name="T5">\footnote</text:span><text:span text:style-name="T2">{</text:span><text:span text:style-name="T9">Adolf Kállay </text:span><text:span text:style-name="T1">(1848 — 1919), advokát.</text:span><text:span text:style-name="T2">}</text:span><text:span text:style-name="T9"> </text:span><text:span text:style-name="T1">Zamestnaním v jeho kancelárii som strávil čas prázdnin. Mojou túžbou bolo pokračovať v štúdiách na strednej škole. Hmotné okolnosti sa tomu vzopreli a rozhodli venovať sa učiteľskému povolaniu, ku ktorému som necítil vrodenú náklonnosť, ani vôľu. V depresii som neváhal, ani </text:span><text:span text:style-name="T9">nezvažoval, </text:span><text:span text:style-name="T1">čo by bolo vhodnejšie pre budúcnosť. Zmocnila sa ma v istom stupni rezignácia. Privolil som bez odporu, na radu priateľov. Smrť bratova zmarila moju túžbu. On by bol iste hľadal prostriedky, aby som ďalej študoval. Skromný, po otcovi zdedený majetok, ktorý opatrovala sirotská vrchnosť nepostačoval venovať sily i čas k nákladnejšiemu štúdiu. A chcel som čím skôr privinúť svoju ubolenú mať a nahradiť synovskou láskou a opaterou pretrpené strasti. Veď tak veľmi potrebovala mier a mohla ho dosiahnuť v skromnej domácnosti svojho mladšieho, teraz už jediného syna.</text:span></text:p>
      <text:p text:style-name="P3"/>
      <text:p text:style-name="P2"><text:span text:style-name="T1">Pri boku Michala M. </text:span><text:span text:style-name="T9">Hodžu </text:span><text:span text:style-name="T1">bol svojho času kaplánom a neskoršie i jeho zaťom </text:span><text:span text:style-name="T10">Maximilian </text:span><text:span text:style-name="T1">Hudec, potomný kňaz púchovský. Opustiac faru, stal sa profesorom na štátnom učiteľskom ústave v Leviciach. Z Levíc prešiel po rokoch na štátny učiteľský ústav v Lučenci. Známosť s ním, ako i to, že ma ako kaplán mikulášsky krstil, viedla nás k rozhodnutiu za lučenskú preparandiu, lebo mienili sme nájsť v ňom priaznivca a radcu. Na prosbu pred senát ústavu prišla prajná odpoveď: prijali ma bezplatne s celým zaopatrením. V septembri 1878 som išiel do Lučenca a požíval dobrodenia hneď od počiatku. Ale usiloval som sa aj zaslúžiť si ich.</text:span></text:p>
      <text:p text:style-name="P3"/>
      <text:p text:style-name="P2"><text:span text:style-name="T1">Správcom ústavu bol staručký Karol Terray, spravodlivý a statočný muž. Pod jeho múdrou správou panoval na ústave poriadok a vzájomná znášanlivosť medzi rôznorečovými spolužiakmi. V mladom veku, počas štúdia v Bratislave, ako mi neskoršie rozprával farár Droppa, bol oddaným pomocníkom Breznyikovym, </text:span><text:span text:style-name="T5">\footnote</text:span><text:span text:style-name="T2">{</text:span><text:span text:style-name="T1">Ján Breznyik (Brezník) (1815 — 1897), pedagóg, riaditeľ a historik banskoštiavnického lýcea.</text:span><text:span text:style-name="T2">}, </text:span><text:span text:style-name="T1">gymnaziálnym správcom v B. Štiavnici, v boji s Hurbanom a stúpencami Štúrovej školy. Predtým sa vraj volal Zemko. Z premrštených zásad v živote mnohé </text:span><text:span text:style-name="T9">potratil a v </text:span><text:span text:style-name="T1">srdci nebol našim zarytým nepriateľom. V prvé roky svojho správcovania vyučoval slovenskú reč a literatúru. K </text:span><text:soft-page-break/><text:span text:style-name="T1">tomu cieľu zriadil i slovenskú knižnicu, ktorá mala byť prístupná slovenským poslucháčom. Neskôr, upodozrievaný svojim zaťom z panslavizmu, vzdal sa výučby slovenskej reči a knižnica tiež zanikla. My sme ju v tom čase nenašli; slovenčinu učil lučenský kaplán Kasztner s chatrným, ba nijakým výsledkom. A jednako mal neskôr problémy pre panslavizmus. </text:span><text:span text:style-name="T5">\footnote</text:span><text:span text:style-name="T2">{</text:span><text:span text:style-name="T1">O dejinách ústavu podrobnejšie: Zborník k 150. výročiu učiteľského vzdelávania v Lučenci. Lučenec 1994.</text:span><text:span text:style-name="T2">}.</text:span></text:p>
      <text:p text:style-name="P3"/>
      <text:p text:style-name="P2"><text:span text:style-name="T1">V Lučenci som sa musel znovu boriť s rečou, práve tak ako v Kežmarku. Tam osvojenú nemčinu som nemohol upotrebiť. Znalosť maďarčiny bola viac teoretická, lebo hovoriť som nevedel, hoci som dosť dobre rozumel všetkému. Idúc s profesorom Hudecom po ulici, zhováral som sa nemecky, ale v jeho dome, kde som mal prenocovať, po slovensky. Borba s maďarčinou však trvala len do Vianoc. Cez Vianoce som sa dal do čítania diel maďarských výtečníkov, ktoré som si požičal z mestskej knižnice za malý poplatok. Prečítal som takmer všetky diela Jókaiho, Jósikove, Vas Gerebenove a iných. Pri čítaní ma zavše </text:span><text:span text:style-name="T9">pochytila </text:span><text:span text:style-name="T1">ľútosť, že nie som synom maďarského národa. A bol by som sa </text:span><text:span text:style-name="T9">odrodil, </text:span><text:span text:style-name="T1">ako mnohí iní, keby nebolo výchovy v duchu národnom, slovenskom, z domu. Viem pochopiť, prečo synkovia slovenských rodičov nemajúc z domu národného uvedomenia, utopili sa v mori maďarskom a stali sa renegátmi. Čítaním som si rozšíril svoj maďarský rečový obzor.</text:span></text:p>
      <text:p text:style-name="P3"/>
      <text:p text:style-name="P2"><text:span text:style-name="T1">Učenie mi išlo potom ľahko. Každú hodinu som odpovedal z maďarčiny. I to vplývalo na rečový rozvoj. Tu prichodí mi spomenúť, že žiaci z iných gymnázií s </text:span><text:span text:style-name="T9">„výtečným“ </text:span><text:span text:style-name="T1">vysvedčením nemohli so mnou pretekať, hoci som mal len všeobecné utriedenie „dobré“. Pripisujem to nie tak sebe, ako viac tomu, že spišsko-nemecké školy jednako len museli stáť na vyššej úrovni, než školy čisto maďarské. Za usilovnosť a dosiahnutý úspech z reči maďarskej som dostal na konci prvého školského roku 5 zl. odmeny. Ten istý zdar korunoval moje snahy a námahu i v nasledujúcom ročníku.</text:span></text:p>
      <text:p text:style-name="P3"/>
      <text:p text:style-name="P2"><text:span text:style-name="T1">Štátne učiteľské ústavy vynikali vtedy nad cirkevnými tým, že v nich bolo možné študovať takmer zdarma. Hrnuli sa tam chudobní šuhajci. I mňa prijali s celým zaopatrením. Pod tým treba rozumieť byt, stravu, svetlo, ohrev a pranie bielizne. Na získanie týchto výhod žiadala sa mravná bezúhonnosť a zdarný úspech v učení. Len kníh bolo treba si nadobudnúť zo svojho. Menej dobrí žiaci mohli počítať len s čiastočnou štátnou podporou. Títo bývali obyčajne mimo ústavu, iní zasa doplácali </text:span><text:soft-page-break/><text:span text:style-name="T1">na stravovanie. Ostatní mali byt v internáte.</text:span></text:p>
      <text:p text:style-name="P3"/>
      <text:p text:style-name="P2"><text:span text:style-name="T1">V internáte bolo asi 5 izieb. Umiestnení sme boli po 8 — 10, podľa toho, aké veľké boli izby. V každej bol dozorca (szobafelügyelö), obyčajne starší žiak, ktorý dozeral na poriadok a previnilcov oznamoval pomocnému profesorovi, hlavnému dozorcovi internátu. Izby boli na učenie i na spávanie. Z toho vznikali </text:span><text:span text:style-name="T9">třenice, </text:span><text:span text:style-name="T1">hoci bol ustálený jednotný poriadok. Ráno o 5.00 hod. zaznel zvonec na znamenie, že treba vstávať. Jedni sa pripravovali na úlohy, iní išli podľa ustáleného poriadku do učebných siení cvičiť sa v hudbe na klavír. O 8.00 hod. sa začínali prednášky. Trvali do 12. hod. popoludňajšej. O 12.00 hod. bol spoločný obed za dozoru pomocného profesora. O 14.00 hod. znovu prednášky do 16.00 popoludní. Len v lete sa pracovalo dlhšie v záhrade v prítomnosti záhradníka, ktorý učil záhradníctvu, štepárstvu, včelárstvu a hodvábnictvu. Do pol siedmej, kým nenastal čas večerať, mohli sme sa voľne pohybovať. Po večeri prebiehala príprava na úlohy: v zime do 9.00, v lete do 10.00 hodiny. Vtedy každý na hlas zvonca pobral sa na odpočinok. Kto sa spod tohoto pravidla vymkol, oznámil to dozorca vyššiemu fóru. Len jediný raz som prestúpil poriadok príchodom do ústavu po večernom </text:span><text:span text:style-name="T9">odzvonení. </text:span><text:span text:style-name="T1">Dostal som z domu šunku a ponúkol som dvoch priateľov. Náramný smäd nás hnal zaliať ho pohárom vína ku Kozánimu. Márne sme sa odvolávali na smäd — pokuta nás neminula.</text:span></text:p>
      <text:p text:style-name="P3"/>
      <text:p text:style-name="P3">Strava bola záživná. Na obed: polievka, mäso a prívarok, zjedený s pokrájaným mäsom a celý bochník chleba. Volali sme to „cipóvom“, z čoho nám prischla prezývka „cipórágó“ (bochňohryzec). Na večeru sme sa uskromnili s prívarkom. Raňajky sme nemali. Zaháňali sme hlad cigaretou. Len v treťom ročníku sme dostávali na raňajky rascovú polievku. Vo všeobecnosti možno povedať, že strava bola lepšia, než na akú mohol ktokoľvek z nás pomýšľať v živote z 300 — 400 zlatých platu. Azda mali na zreteli telesný vývin dospievajúcich šuhajcov.</text:p>
      <text:p text:style-name="P3"/>
      <text:p text:style-name="P3">Teraz sa dotknem duševného života ústavu z hľadiska rozumového, mravnostného a spoločenského.</text:p>
      <text:p text:style-name="P3"/>
      <text:p text:style-name="P2"><text:span text:style-name="T1">Štátne ústavy mali dobré učiteľské sily vďaka tomu, že boli výnosnejšie honorované než na školách a ústavoch neštátnych. Honorár sa stupňoval postupom do vyššieho stupňa patričnej platovej triedy. Učiteľa alebo profesora, ktorý vynikol v konfesijnom </text:span><text:soft-page-break/><text:span text:style-name="T1">ústave, prevzal do svojej služby štát. Aj lučenecký učiteľský ústav mal znamenitých a odborne vzdelaných profesorov. Jednako, výsledok nebol v priamom pomere s touto výhodou. Pripisujem to okolnosti, že na učiteľské ústavy prichádzalo mnoho slabo pripravených šuhajcov, ktorí by sotva niečo dosiahli na inej dráhe. Títo brzdili všeobecný pokrok. Rečiam a reáliám bola venovaná všemožná starostlivosť, najmä reči maďarskej až prehnaná a úzkostlivá. Naproti tomu hlavný predmet, výchovoveda, bol pestovaný macošsky. Prednášal ju starý pán správca Terray spôsobom, že dal jednotlivé odseky prečítať a to isté zopakoval vlastnými slovami. Najmä v prvom ročníku žiadalo sa poznať odťažité pojmy, s akými sme sa stretali hlavne v dušesloví. Týmto mu nechcem robiť ujmu na reputácii a pripúšťam, že to vyplývalo z jeho pokročilého veku. Ešte horšie to však bolo s hudbou. Prišiel som k presvedčeniu, že ak nie je poslucháč zvlášť muzikálne nadaný, alebo ak si neprinesie istú znalosť a zručnosť do ústavu, dosiahne výsledok veľmi pochybnej ceny: z každého niečo, zo všetkého nič. To mu nedáva nádej, aby mohol časom zaujať riadnu kantorsko-učiteľskú stanicu, najmä vtedy, ak nevenuje rozličným odvetviam hudby náležitú pozornosť a svedomitú pilnosť. Len za týchto podmienok som si osvojil dosť teoretickej znalosti a praktickej zručnosti, že som mohol zaujať hneď po ústave kantorsko-učiteľskú stanicu. V tomto ohľade poskytovali viac zbehlostí </text:span><text:span text:style-name="T9">konfesijné </text:span><text:span text:style-name="T1">ústavy. Inak štátne ústavy odoberajú učiteľov školám, kde sa možno zaobísť i bez hudby, kým vierovyznanské venujú viac času a úsilia hudobnej znalosti a zbehlosti. Pravda, sú výnimky tu i tam, podmienené individualitou a kvalitou profesorov.</text:span></text:p>
      <text:p text:style-name="P3"/>
      <text:p text:style-name="P2"><text:span text:style-name="T1">Profesormi toho času, okrem už spomenutého Terrayho, boli: </text:span><text:span text:style-name="T10">Maximilián </text:span><text:span text:style-name="T1">Hudec, profesor matematiky a prírodných vied, Dionýz Zajzon, profesor maďarskej a nemeckej reči, Ján Šneff, ako pomocný profesor vyučoval zemepis a dejepis a bol dozorcom nad internátom a eforom alumnie, Emil Kovarcz, profesor hudby a Karol Cséka, profesor kreslenia. Okrem týchto kaplán Pavel Kaszmer vyučoval ev. náboženstvo a Ján Gallovich, učiteľ cvičnej školy, vyučoval telocvik. Niekoľkými črtami charakterizujem každého. </text:span><text:span text:style-name="T10">Maximilian </text:span><text:span text:style-name="T1">Hudec bol pre svoje spôsoby všeobecne obľúbený a aj inak sympatický, učil tak pútavo, že z jeho prednášky sme nadobudli viac než obsahovala kniha. Často odbočil od predmetu, vodiac nás po nivách svojich bohatých teoretických vedomostí a praktických skúseností, až sa zháčil, keď zvonec oznámil koniec hodiny. Pozorne sme ho počúvali a ľutovali, že nemohol ďalej </text:span><text:soft-page-break/><text:span text:style-name="T1">pokračovať. K slovenským žiakom bol zvlášť naklonený, ale nedal to najavo. Vedeli sme, že je tým, čím býval, Slovákom v duševnej väzbe. Raz som zhabal z </text:span><text:span text:style-name="T9">pedelových </text:span><text:span text:style-name="T1">rúk na jeho meno poštou zaslanú slovenskú knihu, aby neprišla na stôl v zborovni a oddal som mu ju osobne. Jeho protikladom bol Dionýz Zajzon, rodom Sikul, hladký a chladný až od neho vialo mrazom. Z vypočítavosti, aby nás prerobil, správal sa k nám slušne. Inak bol odborne vzdelaný, spôsobný a svedomitý v povolaní; najmä si dal záležať, aby sme si správne osvojili maďarskú reč. Odpovedal som takmer každú hodinu. Ján Šneff, mladý pomocný profesor správal sa k nám tiež slušne a mali sme ho všetci radi. Ako profesor mal dobrú metódu a podľa nej aj úspech vo výučbe. Podľa zapálených očí sme poznali, že sa dosť často zabavil. A to vari bolo príčinou jeho predčasnej smrti. Emil Kovarz, ako každý hudobník bol veľmi nervózny. Jeho nervozita bola príčinou nášho slabého úspechu v hudbe. Priateľ Gröner, inak zbehlý v hre na klavíri a už vtedy dobrý organista, ale ťarbavý v hre na husliach, aby neprezradil svoju nevedomosť, pri zborovej hre ťahal sláčikom ponad struny a — on to nespozoroval. Inak bol dobrosrdečný. Karol Cséka nezanechal stopy, aspoň u mňa, po nejakom úspechu v kreslení. Bol tichý a pokojamilovný človiečik. Ján Gallovich mal dobre zriadenú cvičnú školu. Navštevovali ju deti z lepších rodín. V druhom ročníku sme niekoľkokrát hospitovali, v treťom sme dvaja vyučovali po polhodine. Prednášku sme vopred dopodrobna vypracovali v otázkach a odpovediach a jemu i správcovi ako profesorovi didaktiky, predložili na posúdenie a opravu. Po prednáške na konferencii, na ktorej bol prítomný i správca, predniesli všetci prítomní žiaci z tretieho ročníka vecné i metodické poznámky. Prednášajúci na ne reagovali. Napokon učiteľ a správca reflektujúci na kritiku i protikritiku, vyniesli právoplatný úsudok a ustálili kvalifikáciu. Mal som dojem, že praktická prednáška sa zriedkakedy zhodovala s vypracovaným návrhom. Ak prednášateľ </text:span><text:span text:style-name="T9">heuristickým </text:span><text:span text:style-name="T1">spôsobom vedel kolidujúcu odpoveď upraviť ďalšou otázkou v riadnu koľaj a priklonil sa k individualite žiaka, jeho prednáška získala na hodnote a podľa toho bola kvalifikovaná. To bol hlavný dosah jeho výstupu. Ak jednoducho </text:span><text:span text:style-name="T9">nápovedou </text:span><text:span text:style-name="T1">prešiel ponad ňu a žiak si to neuvedomil, prednášateľ sa diskvalifikoval. To bol jeho hlavný neúspech. V tomto ohľade mali praktické výstupy na cvičnej škole učiteľského ústavu svoj význam. Okrem toho navykol aspoň akej-takej smelosti vo vystupovaní a v reči, oboznámil sa viac-menej s formálnou stránkou výučby (kázeň, udržanie pozornosti, pohyby tela a gestikulácia, modulácia hlasu atď.).</text:span></text:p>
      <text:p text:style-name="P3"/>
      <text:p text:style-name="P3"><text:soft-page-break/>Ale či je to tak i v živote? Úprimne vyznám, že som si ako učiteľ nevypracoval prednášky logickým spôsobom a postupom v otázkach a odpovediach a fyzicky majúc v prvom roku 140 a v ďalších rokoch 70 — 90 žiakov, som ani nemohol, lebo rozdielne nadaní žiaci rozdielne chápu prednesenú vec a podľa toho aj odpovedajú — ale, prikloniac sa k individualite žiaka, použil som psychologický spôsob a podľa žiakovej odpovede upravil som ďalšiu otázku so zreteľom na to, čo som chcel dosiahnuť. O tom som napísal do 2. čísla I. ročníka Rodiny a školy (r. 1900) článok, ktorý si dal vtedajší maďarský škôldozorca Berecz predložiť na schválenie. Miesto toho, osvojac si náležito látku predmetu, zostavil som kostru s metodickým postupom. Divím sa, že sa dnešným učiteľom ukladá písomná príprava na prednášky v otázkach a v odpovediach, keď i bez toho sú vyťažení mimoškolskou prácou, najmä na 1 — 2 triednych školách a vyčerpaní v sile nemajú ani čas venovať sa vážnemu pedagogickému štúdiu. Písomnú prípravu by som žiadal len vo výnimočných prípadoch od takého učiteľa, ktorý nevediac, čo a ako má vyučovať, ide nepripravený do školy. Ani vojak nebojuje v bitke spôsobom nacvičeným na manévroch, ale riadiac sa okolnosťami stáva sa hrdinom alebo zbabelcom. Podobne i mladý učiteľ len v škole, po viacročnom účinkovaní, stane sa dobrým učiteľom alebo nedoukom. O tomto, uznám, mal som sa rozpísať neskôr, pri opise svojho učiteľského pôsobenia, ale akosi sa to sem hodilo.</text:p>
      <text:p text:style-name="P3"/>
      <text:p text:style-name="P2"><text:span text:style-name="T1">Slovenskí žiaci, najmä národne prebudení, vynikali na ústave usilovnosťou a nadaním. Svedomito konali svoje povinnosti, pripravujúc sa vážne na povolanie. Dominovali medzi všetkými spolužiakmi, a preto maďarskí spolužiaci vyhľadávali ich priateľstvo a </text:span><text:span text:style-name="T9">kolegialitu. </text:span><text:span text:style-name="T1">Dávali prednášky z matematiky a geometrie spolužiakom z tretieho ročníka, chystajúcim sa na skúšku spôsobilosti. I nadanosťou im imponovali. </text:span><text:span text:style-name="T10">Maximilian Denk, </text:span><text:span text:style-name="T1">poslovenčený Nemec z Banskej Bystrice bol kapelníkom hudobného zboru a dirigentom žiackeho spevokolu. Pavel Socháň z Liptovského Sv. Mikuláša vynikal v kreslení, robil krásne mapy a nakreslil podobizeň správcu Terrayho, ktorá visela v zborovni. Peter Šimkovic, rodák z Trnovca vyrezával z dreva rámy na obrazy a iné predmety. Niekoľkí boli členmi maď. vzdelávacieho kruhu, kam prinášali písomné práce, kritiky, preklady (slovenských autorov) a recitovali. Aj mimoškolskou činnosťou si vydobyli prestíž.</text:span></text:p>
      <text:p text:style-name="P3"/>
      <text:p text:style-name="P2"><text:span text:style-name="T1">Mravnostný smer niektorých profesorov nebol taký, aby nám imponoval. Nechcem </text:span><text:soft-page-break/><text:span text:style-name="T1">tým narážať na nejaké verejné, mravnosť pohoršujúce výstupy, ktoré by nás viedli na scestie. Postrádali sme však pozitívny mravný smer od tých, ktorým bola zverená naša výchova v tom čase, keď sa žiada ostražitosť po sebazaprenie, aby sme časom ako učitelia mládeže a vychovávatelia ľudu mohli svietiť jasavým vzorom na tmavých cestách rozličného pokušenia v kruhoch, v ktorých sme mali zaujať postať svojej budúcej činnosti. Stručne by som to vyslovil: nevychovávali nás. A mali vychovávať čisté charaktery. Jedine správca nám poskytoval negatívny smer mravný, ktorý takmer nemal vplyvu na mravný vývoj. Tu by bola treba prísna ruka a láskavé otcovské srdce, aby sme sa vykryštalizovali v bezúhonných mravných mladíkov. A toho nebolo. Ale to sa nevzťahuje na slovenských žiakov. My sme sa vychovávali sami. Vďaka bohabojnej rodičovskej výchove, ktorej sa nám dostalo ešte v útlom detinskom veku, že výrokom týmto nemožno posúdiť všetku mládež. S hrdým povedomím môžem tvrdiť, že my Slováci sme v tomto ohľade stáli osihotení, kým veľká časť mládeže hovela svojim chtíčom. Výčiny tejto harapis </text:span><text:span text:style-name="T5">\footnote</text:span><text:span text:style-name="T2">{</text:span><text:span text:style-name="T1">odvodené od pomenovania indickej civilizácie, ktorá za neznámych okolností zanikla.</text:span><text:span text:style-name="T2">} </text:span><text:span text:style-name="T1">mládeže ťaží a bridí sa podrobne opísať perom. Obloky telocvične, ktoré sa otvárali do uzavretého dvora, nechávali odrigľované a len pritlačené, aby si ich v noci odtisli, vošli do telocvične a náprotivnými oknami preskočili do kostolnej ohrady, odtiaľ zasa, preskočiac ohradu, na ulicu a tak do mesta sa zabaviť (!). Nad ránom sa vrátili tou istou cestou do ústavu. Len jeden jediný raz sme s nimi boli solidárni. V istú hodinu nedostavil sa profesor. Rozbehli sme sa do bytov v internáte. Hneď potom nás dal zháňať správca ústavu pedelom do triedy, že on bude mať s nami hodinu. My sme nešli. Horkokrvnejší maďarskí žiaci mu odkázali, že, vraj, ani bohovi... Popoludní, miesto do triedy, išli sme do hory na trnky. Pri vyšetrovaní na otázku, kde sme boli, odpovedali sme: boli sme v hore na trnkách, lebo sme boli hladní. Zdá sa mi, že trest vystal. Vtedy som bol v treťom ročníku, previnili sme sa len niektorí Slováci, pridružiac sa z </text:span><text:span text:style-name="T9">kolegiality </text:span><text:span text:style-name="T1">k celku. Ale i tento výčin vyplýval z nevýchovy. Nebolo citu, ani úcty a ešte menej lásky. V Revúcej by sa to sotva stalo.</text:span></text:p>
      <text:p text:style-name="P3"/>
      <text:p text:style-name="P2"><text:span text:style-name="T1">Podľa mravného utváral sa i spoločenský život. Slováci nevyhľadávali spoločnosť maďarských a pomaďarčených druhov, ale združovali sa spolu, či na spoločnom byte, či v učebnej sieni, alebo na vychádzkach do prírody. Zpočiatku nenapadlo </text:span><text:span text:style-name="T10">to </text:span><text:span text:style-name="T1">nikomu. A bolo to aj prirodzené, lebo mnohí pochádzali z horniakov, ba i z jedného mesta. Pre prestíž duševnú a mravnú nebolo k nim prístupu. Slovenčina bola </text:span><text:soft-page-break/><text:span text:style-name="T1">rovnoprávna s maďarčinou. Ani to nebolo nikomu podozrivé. Na byte, v učebni, na dvore sme sa medzi sebou voľne rozprávali po slovensky, takže to počul i pomocný profesor pri odchode z jedálne a nezakročil proti nám úradne, ani súkromne. Často sme si na byte po slovensky zaspievali a spolužiak Thaisz, spišský Nemec, nás pri tom sprevádzal na husliach. Už roku 1879/80 schádzali sme sa na byte mimo internátu u spolužiaka Alexandra Belócziho (neskôr bol správcom obchodnej školy v Kežmarku), kde sme besedovali o veciach národných, spievali a recitovali sme básne. Dialo sa to viac súkromne a bez stanov spolkových. Ale ostalo to tajomstvom. Lenže či to bolo u nás hriechom, čo u iných cnosťou? Ako budúci učitelia slovenského ľudu sme konali len svoju povinnosť. Roku 1880/81, keď som bol v treťom ročníku, mali sme písaný časopis Žiara. Redigoval ho a kaligraficky písal Pavel Socháň v jedálni pri najvzdialenejšom stole majúc pred sebou hŕbu papierov. Keď sa k nemu priblížil nepovolaný s otázkou, čo robí, zakryl ho papierom a odvetil, že píše historickú úvahu o dobe Huňadyovej, na ktorú sa prihlásil vo vzdelávacom krúžku. Z časopisu vyšlo 5 čísiel. Koloval aj po susedných slovenských farách na okolí. Písali sme doň básne a úvahy. Ani o časopise sa nikto nedozvedel. Okrem toho sme čítali aj Národné noviny a Slovenské pohľady, ktoré začali vychádzať v r. 1881. Domnievam sa, že nám ich dodával Cyril Klemens, syn maliara Klemensa, zamestnaný v tamojšej lekárni. Častejšie, po dvoch-troch sme robili vychádzky do susedných evanjelických obcí, najmä na Ľuboreč do Goldpergerovcov a odtiaľ na Hornú Strehovú, na Sennô (Senné). Inokedy zasa na Maškovú </text:span><text:span text:style-name="T10">a do </text:span><text:span text:style-name="T1">Tomášoviec. Vybrali sme sa, v sobotu popoludní a pobudli sme do pondelka rána, pravda, vždy sme oznámili odchod pomocnému profesorovi Šneffovi, ktorý mal dozor nad internátom. Ani on, ani spolužiaci nechápali, čo nás tam tiahne. Po ťažkej snehovej túre v zime sme tam našli teplú chyžu, vďačné pohostenie, ale ešte teplejšie srdcia. Starý pán Goldperger bol známy ako osvedčený Slovák. Jeho milá pani uspokojila túžby žalúdka. Domáce slečny: Ema, neskoršia kustódka múzea v Martine, Vilma, vydatá do Bingule za učiteľa Stolárika a Belka, synovkyňa, dcéra po sestre domácej panej vychovaná u Goldpergerovov, manželka dr. Jána Slávika, seniora zvolenského, ohriali srdce. Jednému z nás i strepotalo. Raz v sobotu prišli sme do Goldpergerovcov, oznámili nám, že zajtra majú ísť na Senô do Bodických. Ostali sme omráčení. Starý pán vycítil našu tieseň. Dal zapriahnuť do druhého vozíka a šli sme s nimi. Na fare u Bodických boli tiež dve slečny, Marína a </text:span><text:span text:style-name="T9">Karolína, </text:span><text:span text:style-name="T1">prišli ta i slečny od </text:span><text:span text:style-name="T9">Molnárov a </text:span><text:span text:style-name="T1">Dedinských. Domáca slečna Marína hrala na klavíri a my ostatní sme </text:span><text:soft-page-break/><text:span text:style-name="T1">tancovali. Zábava bola znamenitá. Figliar Socháň vystrájal „kumšty“. Zašveholil ako vtáča. Všetci sme sa poobzerali, kde sa vzalo, a to ešte v zime. Zohol sa pod stôl a zabrechal ako by sa traja psy ruvali. Všetci povyskakovali od stola, hľadali psov, ale tých kde nič, tu nič. Tretí „kumšt“ mu však zlyhal, a to ho do istej miery, ale nie nadobro rozladilo. Dal sa tancovať „odzemok“. Išlo mu to dobre </text:span><text:span text:style-name="T10">a my </text:span><text:span text:style-name="T1">sme ho obdivovali. Zrazu sme sa dali do nehorázneho smiechu. On si myslel, že sa nám to páči a ešte väčšmi prepletal nohami. Keď už bolo smiechu do neznesenia, pokročiac k nemu, pošepol som mu: „Paľo, nohavice ti pukli.“ Vyletel ani strela z izby a bolo po predstavení. Takto sme sa tam zabávali. Starý pán farár Bodický mal z nás radosť. Nuž, malo nás čo ťahať na tieto vychádzky. Pri odchode od Goldpergerov prichystali nám veci na raňajky na stôl a my, v pondelok ráno, sme tíško opustili pohostinný dom a osviežení na duchu, vrátili sa do drsného ovzdušia ústavu. Vďaka za lásku drahým dušiam, ktoré sa nás ujal</text:span><text:span text:style-name="T16">i i v p</text:span><text:span text:style-name="T1">ohrome čoskoro nasledujúcej!</text:span></text:p>
      <text:p text:style-name="P3"/>
      <text:p text:style-name="P3">V ľudskom živote sú momenty, ktoré tak ľahko nevymiznú z pamäti. Človek sa ťažko pamätá na udalosti včerajšieho dňa, tobôž na udalosti, ktoré sa odohrali pred rokmi. Ale udalosti radostné, no najmä žalostné a bolestné, ktoré otriasli jeho dušou, zmarili vytýčený cieľ života a preformovali celý jeho život, vryjú sa hlboko do pamäti.</text:p>
      <text:p text:style-name="P3"/>
      <text:p text:style-name="P3">Vedomie o tom, že budeme učiť slovenské deti vplývalo i ďalej na naše úsilia. Keďže nás vyučovanie slovenskej reči neuspokojovalo, snažili sme sa nahradiť ho čítaním slovenských kníh, cítiac potrebu, že ako slovenskí učitelia musíme stáť na vyššej úrovni, než jednotlivci, v kruhu ktorých budeme pôsobiť a že len slovenským slovom môžeme vniknúť do tajov útlych sŕdc, získať si lásku a náklonnosť dietok a tým ľahšie ich pripraviť pre život. Slovenskí študujúci si ukladali svoje slovenské knihy do prázdneho kufra Grönerovho a odtiaľ si z nich verejne brali na čítanie.</text:p>
      <text:p text:style-name="P3"/>
      <text:p text:style-name="P2"><text:span text:style-name="T1">Ale ešte predtým zasiahla do behu ďalších udalostí „vis major“. Zákon o povinnom vyučovaní maďarskej reči vyšiel v r. 1879. A tohože roku, dňa 24. júna bol v Lučenci minister kultu Trefort, ktorý povedal medzi iným toto: „Viem, že Lučenec je svojou geografickou polohou bránou maďarizácie; aby teda miestne školy tomuto vysokému národnému cieľu napomohli, umožniac osvojenie sladkej reči vlasti deťom cudzorečových bratov a vychovajúc z nich vlasť milujúcich a verných štátnych občanov, preto je potrebné, aby tunajšie školy boli vzorné v každom ohľade. Práve </text:span><text:soft-page-break/><text:span text:style-name="T1">preto podujmem všetko v záujme pozdvihnutia škôl.“ Na túto jeho reč Losonci Hiradó v čísle 69 z r. 1880 reflektoval nasledovne: „Vysoký sľub ministra výučby o doplnenie škôl vzbudil v našej hrudi zčiastky sladký pocit, zčiastky zobudil i klík nádeje v krajšiu budúcnosť, keď sa maďarizačný účinok lučenských, národnú kultúru sledujúcich škôl prejaví najpregnantnejšie v tom radostnom čine, že slovensko-rečový podrast okružujúci mesto a čiastočne vidiek, sladkou rečou vlasti bude vzývať Boha a stane sa jedným z borcov za čisto-maďarskú kultúru.“ Čo by na to povedal Giller a jeho kumpáni, ktorí by ešte i dnes chceli, aby sa Slováci k ich Hadurovi po maďarsky modlili?!</text:span></text:p>
      <text:p text:style-name="P3"/>
      <text:p text:style-name="P3">Tieto prejavy vzniklé zo zákona z r. 1879 isteže vplývali na verejnú mienku a táto zasa kontrolovala činnosť škôl vo vytýčenom smere.</text:p>
      <text:p text:style-name="P3"/>
      <text:p text:style-name="P3">Mesto Lučenec pre udalosti z r. 1849 bolo predpojaté proti všetkému, čo malo slovenský náter, hoci bolo okrúžené tým „dobrým slovenským ľudom“ (sámbor tót nép). Či ľud mohol za to, že žhavá pohroma stihla mesto pre záujem Habsburskej dynastie? Verejná mienka i z tejto udalosti brala podnet k nenávisti a stupňovala ostražitú činnosť školskej správy.</text:p>
      <text:p text:style-name="P3"/>
      <text:p text:style-name="P2"><text:span text:style-name="T1">Ale „vis major“ znovu zasiahla a špeciálne do predmetnej udalosti. V jeseni r. 1880 umrel starý správca Terray. Prišla nová správa. Slovenskí žiaci, navyknutí obcovať medzi sebou v svojej materinskej reči, kľali oči mnohým spolužiakom. Na ich obvinenie, už či z vlastného podnetu alebo z vyššieho návodu, nariadil dočasný správca Dionýz Zajzon, zať Terrayho, prísne vyšetrovanie. Azda prišlo mu to vhod, aby </text:span><text:span text:style-name="T9">ukojil </text:span><text:span text:style-name="T1">verejnú mienku a upozornil na seba úradné kruhy. Podnet na to </text:span><text:span text:style-name="T9">zavdalo, že </text:span><text:span text:style-name="T1">slov. študujúci čítali slovenské knihy. Vyšetrovalo sa bez prestania týždeň. Znenazdajky sa zjavil na byte pomocný profesor Šneff s pedelom prehliadať kufre. U koho našli knihy, padol pod vyšetrovanie a knihy mu zhabali. Najviac kníh našli u </text:span><text:span text:style-name="T9">Sochána. Mne </text:span><text:span text:style-name="T1">medzi inými našli Piesne Ľudovíta Štúra. Zvláštnou náhodou sa vyhol vyšetrovaniu Juraj </text:span><text:span text:style-name="T9">Holík, </text:span><text:span text:style-name="T1">kantor-učiteľ očovský, ktorý, nemajúc diplom, dal sa zastúpiť dočasným učiteľom a v dospelom veku ako ženatý a detný otec prišiel do tretieho ročníka. Navrchu v kufri mal položené košele. Siahol oboma rukami na ne a pokojne ich odložil na posteľ spolu i s Nár. novinami a Slov. Pohľadmi, ktoré boli medzi bielizňou. Písaný časopis Žiaru ukryl, kým k nemu prišli, za obrazy. Zhabané </text:span><text:soft-page-break/><text:span text:style-name="T1">knihy oddali na prezretie ev. farárovi Margócsimu, aby podal o nich mienku. Bez námahy to urobil. Stačilo meno autora. Po akte habania nasledovalo ústne vyšetrovanie. Predvolávali nás po jednom do zborovne. Vyšetroval dočasný správca v prítomnosti všetkých profesorov. Profesor Hudec sedel zachmúrený na pohovke, nepovediac ani slovo. Prežíval ťažký duševný boj. Ostatní profesori tiež mlčali. Vyšetrujúci správca kládol otázky: či obvinený čítal tú alebo inú knihu, či súhlasí s jej obsahom, alebo ktorú knihu čítal a či sa mu jej obsah páči. Odpoveď znela, podľa žiadosti vyšetrovateľovej kladne i keď ju vyšetrovaný nečítal. Rozhodne tvrdím, že kladené otázky a dané odpovede zveličili našu vinu. Veď sme nemohli odpovedať, že nie sme Slováci A to stačilo. I celkom indiferentný by nevyšiel z vyšetrovania nevinný. Vyšetrovaní jeden po druhom ostávali v zborovni. Ja som prišiel posledný. K slovenským žiakom sa pridružil aj Maximilian Denk, podľa otca Nemec a podľa matky Čech, syn penzionovaného dôstojníka, ktorý sa len od nás naučil správne hovoriť po slovensky. Hovoril len tak po bystricky. Tento riskoval výpoveď: ako Maďari za Jozefa </text:span><text:span text:style-name="T10">II. </text:span><text:span text:style-name="T1">oprávnene protestovali proti germanizácii, takým právom môžu protestovať Slováci proti maďarizácii.</text:span></text:p>
      <text:p text:style-name="P3"/>
      <text:p text:style-name="P2"><text:span text:style-name="T1">Na konci vyšetrovania 31. marca 1881, verejne, v prítomnosti </text:span><text:span text:style-name="T10">prof. </text:span><text:span text:style-name="T1">zboru a žiactva prečítal dočasný správca výrok, podľa ktorého siedmich žiakov vylúčili z ústavu za prečin, že si založili „gyanitható kor“ tj. taký spolok, ktorého jestvovanie sa len tušilo. Podľa miery prečinu boli vylúčení v tomto poradí: Adam Gröner, Pavel Socháň, </text:span><text:span text:style-name="T10">Maximilian Denk, </text:span><text:span text:style-name="T1">Peter Šimkovic, Karol Matúška zo všetkých ústavov, Ján Čajak zo všetkých štát. uč. ústavov a Peter P. Zgúth zo štát. uč. ústavu v Lučenci. To bolo prvé vylúčenie slovenských žiakov, ktoré sa opakovalo takmer každý rok. A bolo ich toľko, že r. 1928 na matičných slávnostiach hromadne manifestovali proti krutému prenasledovaniu, ničeniu existencie a zabíjaniu ducha maď. vládou a jej školskými orgánmi.</text:span></text:p>
      <text:p text:style-name="P3"/>
      <text:p text:style-name="P2"><text:span text:style-name="T1">Po vyhlásení výroku čakal už na chodbe policajt a viedol nás na mestský dom, lebo už, vraj, nepatríme pod správu ústavu, ale pod policajnú správu mesta. Tam nás mali znovu súdiť, ale mestský kapitán sa usmial a prepustil nás v sprievode policajtov, ktorí nás vyviedli na chotár podľa toho, kde kto hľadal útulok, kým nám z domu pošlú peniaze na cestu. Ja i Gröner sme išli do Tomášoviec k učiteľovi </text:span><text:span text:style-name="T9">Samuelovi Skalošovi, </text:span><text:span text:style-name="T1">pokrvnému Grönerovi a odtiaľ na druhý deň na Ľuboreč vyhľadať </text:span><text:soft-page-break/><text:span text:style-name="T1">priateľov, ktorých sme tam už našli, aby sme sa poradili, čo máme robiť. Odtiaľ sme oznámili domov zvesť o vylúčení a žiadali sme peniaze na cestu. Z Ľuboreči rozpŕchli sme sa po okolí, aby sme neboli toľkí na jednom mieste. Za nami prišiel na Denk, ale už nás tam nenašiel. Čakal nás, ale nedočkal, lebo jeho otec, hľadajúci ho </text:span><text:span text:style-name="T5">v </text:span><text:span text:style-name="T1">Lučenci, prišiel za ním na Ľuboreč a štrngajúc šabľou, zúril proti krivditeľom. Pojal syna domov a viac sme ho nevideli. Zvesť o našom vylúčení zavčasu publikovali noviny. Dozvedeli sa o nej i slovenskí študujúci v Šoproni a v Prešporku. Urobili zbierku a poslali ju na Ľuboreč farárovi Gömörymu. Šopronskí študujúci poslali 15 zl., prešporskí značnú sumu. Títo zbierali z opatrnosti len u žiakov vyšších tried. Kornel Stodola, vtedy štvrtotriednik, ťažko niesol, že mu nedôverujú a taja akciu pred žiakmi nižších tried. Na dohováranie rozšírili ju aj na týchto. Azda preto bola zbierka väčšia. Zíduc sa znovu na Ľuboreči, po porade s tamojšími priateľmi (Goldpergerovci a farár Gömöry) uzniesli sme sa vyslať Adama Grönera a Karola </text:span><text:span text:style-name="T9">Matušku </text:span><text:span text:style-name="T1">k ministrovi do </text:span><text:span text:style-name="T9">Pešti. </text:span><text:span text:style-name="T1">Požiadali o protekciu Petra Matúšku, vyslanca mikulášskeho okresu. Ten ich však vyhrešil a vyhnal. Iste ho pohoršilo, že medzi vyhodenými je jeho menovec, ktorý ako taký, prosí ho ešte o zakročenie na ministerstve. Neimponovalo mu to. Uchádzali sa potom k Jozefovi Kajuchovi, snem. vyslancovi okresu ružomberského, ktorý ich milo prijal a zaujal sa za nich, ale — márne. Zbierku strovili a vrátili sa bez výsledku. Ale my sme ich už nedostihli. Peniaze prišli; rozišli sme sa domov, aby sme neboli ďalej na oštaru, hoci nás vďačne mali a do týždňa bytom i sýtom opatrili. Za pobytu na Ľuboreči sme poslali </text:span><text:span text:style-name="T9">Sochána do </text:span><text:span text:style-name="T1">Lučenca po bielizeň. Policajt ho </text:span><text:span text:style-name="T9">vodil </text:span><text:span text:style-name="T1">po meste ako zločinca, bol s ním aj v ústave a keď bielizeň z kufrov vybral, vyprevadil ho za mesto. Podobne bolo treba sa hlásiť aj nám i pri návrate do Lučenca, keď sme išli po kufre, aby sme odcestovali domov. Sprevádzal nás zasa policajt.</text:span></text:p>
      <text:p text:style-name="P3"/>
      <text:p text:style-name="P3">Žiactvo po vylúčení sa k nám správalo rozdielne. Jedni nás ľutovali, iní tupili. Istý streštenec odobral sa od druha slovami: aby som ťa v živote viac neuzrel. A splnilo sa: želateľ do roka zomrel a vyhodenec i dnes žije. Spolužiak Thaisz, ktorý nám vyhrával slov. piesne a potom profesor na ústave, správal sa k nám vždy slušne.</text:p>
      <text:p text:style-name="P3"/>
      <text:p text:style-name="P2"><text:span text:style-name="T1">Pri odchode odobrali sme sa i od profesorov. Každý nás ľutoval a prial nám obrat k lepšiemu. Profesor hudby sa pri lúčení rozplakal. Mal byť pôvodom Čech (Kovarz — </text:span><text:span text:style-name="T9">Kovařík). </text:span><text:span text:style-name="T1">Možno sa v ňom ozvala slavianska krv. Odišli sme leda počestným spôsobom.</text:span></text:p>
      <text:p text:style-name="P3"><text:soft-page-break/></text:p>
      <text:p text:style-name="P2"><text:span text:style-name="T10">N</text:span><text:span text:style-name="T10">ámes</text:span><text:span text:style-name="T1">tný správca dal každému „elismervény“ (soznanie). Pre mňa znelo: Soznanie. O tom, že Peter Zgúth, narodený v Liptovskom Sv. </text:span><text:span text:style-name="T9">Mikuláši, ev. </text:span><text:span text:style-name="T1">aug. vyznania 18-ročný mladík, ako treťoročný žiak na lučenskom uh. kr. štátnom učiteľskom ústave prednášky do 31. marca 1881 usilovne poslúchal a žiadúci pokrok dosvedčil. Menovaného dňa avšak po prevzatí svojich školských vysvedčení vzdialil sa z ústavu. Dané v Lučenci, 31. marca 1881. Dionýz Zajzon, r. </text:span><text:span text:style-name="T10">prof. </text:span><text:span text:style-name="T1">nám. správca. Tým sa za nami zatvorili brány ústavu.</text:span></text:p>
      <text:p text:style-name="P3"/>
      <text:p text:style-name="P2"><text:span text:style-name="T1">I po odsúdení mali o nás profesori dobrú mienku. Po výroku dal pokyn vtedajší škôldozorca: „Odteraz, vraj, len </text:span><text:span text:style-name="T9">výtečne </text:span><text:span text:style-name="T1">uspôsobilých mladíkov treba prijímať do ústavu.“ Odpoveďou bolo: „Veď títo boli ozdobou ústavu.“</text:span></text:p>
      <text:p text:style-name="P3"/>
      <text:p text:style-name="P2"><text:span text:style-name="T1">Nemôžem ešte nespomenúť, že po vyhodení Gustáv Szeberényi, </text:span><text:span text:style-name="T9">superintendent </text:span><text:span text:style-name="T1">banského dištriktu, brániac ev. kňazov napadnutých v spise Protestantizmus és panslavizmus bránil i vylúčených študentov z Lučenca tým, že 7. júla 1881 písal ministerstvu kultu, aby vylúčení mohli byť prijatí do štiavnickej preparandie a tam dokončiť svoje štúdiá. Pre tento humánny a šľachetný skutok ho napadol časopis Losoncz és vidéke v 6. čísle z r. 1882 a upodozrieval ho, že sám stojí na čele panslavizmu.</text:span></text:p>
      <text:p text:style-name="P3"/>
      <text:p text:style-name="P3">Týmto som načrtol priebeh nášho vylúčenia. Aký to rozdiel medzi líčenou a dnešnou dobou! Dnes mládež slovenská pripravuje sa pre život verejne v svojej materinskej reči. Nemusí sa obávať, že pre vrodený cit k svojeti zatvoria sa pred ňou brány vedy a umenia, že bude ohrozená v svojej existencii ako sa to stalo s jedným vyhodeným našim druhom, ktorý si v beznádeji siahol na život.</text:p>
      <text:p text:style-name="P3"/>
      <text:p text:style-name="P3">Podľa počutia rozpoviem, čo sa stalo s vylúčenými.</text:p>
      <text:p text:style-name="P3"/>
      <text:p text:style-name="P2"><text:span text:style-name="T1">Podľa výroku prví piati boli vylúčení zo všetkých škôl a ústavov v býv. Uhorsku a nemohli zaujať životnú postať i keď by v cudzine alebo i v Rakúsku nadobudli diplom. Adam Gröner, rodák z Hodruše a syn chudobnej matky-vdovy, vyhodený ako prvý, azda preto, že v jeho kufri boli uložené knihy, márne sa uchádzal o prijatie. Bol síce krátky čas učiteľom v Prandorfe </text:span><text:span text:style-name="T5">\footnote</text:span><text:span text:style-name="T2">{</text:span><text:span text:style-name="T1">Dnes Devičany, </text:span><text:span text:style-name="T9">okr. </text:span><text:span text:style-name="T1">Levice.</text:span><text:span text:style-name="T2">}</text:span><text:span text:style-name="T1">, ale na vyšší </text:span><text:soft-page-break/><text:span text:style-name="T1">rozkaz bol úradne pozbavený stanice. Po mnohých nezdarených pokusoch o prijatie do uč. ústavu uchádzal sa osobne i s matkou na najvyššom mieste o omilostenie. Z milosti kráľovej mohol ďalej pokračovať a na Sarvaši zložil skúšku spôsobilosti. Bol učiteľom v Podhradí v Turci, odkiaľ ho na moje odporúčanie vyvolila cirkev štrbská, neskôr prešiel do Hýb v Liptove a odtiaľ do Sučian v Turci, kde dňa 15. augusta 1899 po ťažkej a dlhej chorobe zavŕšil životnú púť. Na pohrebe som predniesol svojmu najdôvernejšiemu priateľovi verše. Bol znamenitým učiteľom, obľúbeným spoločníkom a vždy verným synom rodu.</text:span></text:p>
      <text:p text:style-name="P3"/>
      <text:p text:style-name="P2"><text:span text:style-name="T1">Pavel Socháň, vyhodený ako druhý podistým preto, že mal najviac slov. kníh, venoval sa ako dobrý kresliar už v ústave maliarstvu, ktoré neskôr zamenil za výnosnejší podnik otvoriac si fotografický ateliér v Turčianskom Sv. Martine. Zbieral výšivky, redigoval s E. Maróthy Šoltésovou prvé dva ročníky Živeny, písal národopisné články, divadelné hry a hrával divadlá. Po rokoch odišiel do Ameriky. Vrátiac sa odtiaľ, po prevrate, usadil sa v Bratislave, kde ako spisovateľ sa zamestnáva nateraz národopisom. V správe lučenskej z r. 1879/80 je zaznačený pod menom Szohány Pál, ale i </text:span><text:span text:style-name="T9">jako </text:span><text:span text:style-name="T1">žiak sa dôsledne podpisoval slovenským pravopisom. To asi tiež hodili na váhu jeho vín a priestupkov.</text:span></text:p>
      <text:p text:style-name="P3"/>
      <text:p text:style-name="P3">O Maximiliánovi Denkovi neviem povedať nič určitého. Myslím, že už nežije. Pravdepodobne sa venoval vojenskému stavu.</text:p>
      <text:p text:style-name="P3"/>
      <text:p text:style-name="P3">Peter Šimkovic, brat seniora Šimkovica, rodák z Trnovca, ukončiac hospodársku školu v Hrádku prišiel do Lučenca takmer dospelý. Imponoval junáckou postavou a vynikal znalosťou hospodárskou a zručnosťou v domácom priemysle. Po vylúčení oženiac sa zostal gazdovať doma.</text:p>
      <text:p text:style-name="P3"/>
      <text:p text:style-name="P3">O Karlovi Matuškovi píše Botto v knihe Slováci, že sa po vylúčení zastrelil na chodbe ústavu. To však nezodpovedá skutočnosti. Viem toľko, že bol pomocným učiteľom v Banhedeši na Dolnej zemi. Keď videl zmarenú budúcnosť, po nočnej pohulanke, v duševnej depresii zastrelil sa pri cigánskej hudbe pred domom svojho farára. Tým sa odobral od neho i od sveta. Inak bol rigorózne mravný. Pred rokom pre mravný poklesok vyzval druha na súboj. Mali sme práce, kým sme vec urovnali. A jednako aj on upadol z jedného extrému do druhého.</text:p>
      <text:p text:style-name="P3"><text:soft-page-break/></text:p>
      <text:p text:style-name="P2"><text:span text:style-name="T1">Ján Čajak, syn básnika tohože mena a farára sv. jánskeho, neskôr pastorok spisovateľa Pavla Dobšinského, bol po vylúčení krátky čas teológom v Prešporku, ale nedoštudoval. Neviem z akého dôvodu bol súkromným poslucháčom štát. uč. ústavu v Kláštore pod Znievom, kde nadobudol diplom </text:span><text:span text:style-name="T9">uč. </text:span><text:span text:style-name="T1">spôsobilosti. Profesori sa dozvedeli o jeho minulosti až vtedy, keď mal diplom v ruke. Úsilie ministerstva kultu, aby mu ho zadržali, stroskotalo. Stal sa učiteľom v Kráľovskej Lehote v Liptove. Odtiaľ prešiel v r. 1893 za učiteľa do Selenče, kde bol jeho </text:span><text:span text:style-name="T9">ujec </text:span><text:span text:style-name="T1">Karol Medvecký farárom a v roku 1899 odišiel do Petrovca, kde až dodnes žije na penzii. Je pochvalne známym beletristickým spisovateľom realistického smeru a významným činiteľom v živote báčskych a teraz juhoslovanských Slovákov. Pre presvedčenie a činnosť bol za svetovej vojny internovaný. Nebodaj zdedil nadanie po otcovi a národnú výchovu prijal od svojho druhého otca. </text:span><text:span text:style-name="T5">\footnote</text:span><text:span text:style-name="T2">{</text:span><text:span text:style-name="T1">Podrobnejšie sa touto kauzou zaoberá práca Konštantína Č</text:span><text:span text:style-name="T9">ulena: Roky </text:span><text:span text:style-name="T1">slovenských nádejí na sklamaní 1848 — 1875. Trnava 1932.</text:span><text:span text:style-name="T2">}.</text:span></text:p>
      <text:p text:style-name="P3"/>
      <text:p text:style-name="P3">Nakoniec mi prichodí zmieniť sa o sebe. Pokračujem teda ďalej v autobiografii. Dôvod, prečo ma vylúčili len z lučeneckého ústavu vyplýval z mojej povahy. Nebol som agresívnym, ale viac do seba uzavretým. Nebolo teda proti mne toľko nakopenej viny ako proti ostatným. Ale keď prišlo k veci, povedať pravdu, bol som nekompromisným, neoblomným. Pri vyšetrovaní na obťažujúce otázky som odpovedal kladne. Keby som bol opatrnejší, vymotal by som sa, ale svedomie to nepripúšťalo. Mal som teda nádej, že ma príjmu na ďalšie štúdium v ktoromkoľvek štátnom ústave a tobôž v ústave konfesijnom. Vylúčenie padlo do veľkonočného času. Príjduc domov, t.j. k bratrancovi Kállaymu, nedostalo sa mi výčitiek. Matka síce plakala, ale bratrancovi žiarila z očí spokojnosť so mnou, ale i starosť o moju ďalšiu budúcnosť.</text:p>
      <text:p text:style-name="P3"/>
      <text:p text:style-name="P2"><text:span text:style-name="T1">Národne prebudené mikulášske obecenstvo hľadelo na mňa a na Sucháňa, ktorý bol tiež Mikulášťan, s istým uspokojením a pochvalou, hromžiac pritom na krivditeľov. Bratranec Kállay požiadal priateľa Gustáva Fráka, advokáta v Kláštore pod Znievom, aby mi vymohol prijatie do tamojšieho štát. uč. ústavu. To sa i stalo. Išiel som teda hneď po Veľkej noci, 21. apríla 1881 do Kláštora pod Znievom. Profesori nehľadeli na mňa nepriateľským okom. Azda na nich vplývalo ovzdušie národne uvedomelého </text:span><text:soft-page-break/><text:span text:style-name="T1">mestečka a osobný styk s reprezentantmi slov. myšlienky. I žiactvo sa správalo ku mne kolegiálne, hoci vedelo o mojej minulosti. Asi tiež pod vplyvom slovenského ovzdušia. Nie div, že na tomto ústave predo mnou i po mne boli poslucháči, ktorí vynikli v živote ako literáti (Matej Bencúr Kukučín, Anton a Karol Bie</text:span><text:span text:style-name="T9">lek, Ján Burian, </text:span><text:span text:style-name="T1">Jozef Gregor Tajovský) aj ako učitelia (Miloš Búľovský, Jozef Paulovič, Emil </text:span><text:span text:style-name="T9">Jesenský, </text:span><text:span text:style-name="T1">Jur Babka a iní). Profesori stáli na výške povolania. Správca Anton Arányi, tichý vážny muž, vyučoval pedagogické predmety; Karol Sebesztha, neskorší škôldozorca, tuhý šovinista, ale ku mne sa správal slušne, vyučoval maď. reč, dejepis a zemepis; Jozef Mihalicska, profesor matematiky a fyziky, Ján Rátskay, profesor nemčiny, </text:span><text:span text:style-name="T9">Béla </text:span><text:span text:style-name="T1">Krätschmar, profesor prírodných vied, Ferdinand Rizner, profesor hudby a Ján Ulrich, učiteľ na cvičnej škole, ktorý vyučoval hospodárstvo a telocvik, boli ku mne vždy slušní. Učiteľský ústav bol v starom kláštore, kde kedysi sídlil Peter Pázmany. Tam bol aj internát pre všetkých žiakov. Strava bola dobrá, lepšia než v Lučenci. Byt a stravu som tam mal i ja, a to bezplatne. Žiaci bolí </text:span><text:span text:style-name="T9">ukáznení. </text:span><text:span text:style-name="T1">Nebolo príležitosti k výstrednostiam. Učenie mi nebolo ťažké, veď som vlastne opakoval látku, pravda, z iných kníh a podľa inej metódy. To však rozšírilo môj obzor. Chodievali sme sa učiť okolo potoka Vrice. Dúfal som, že tu zakotvím, ale nestalo sa tak.</text:span></text:p>
      <text:p text:style-name="P3"/>
      <text:p text:style-name="P3">Slniečko, i to májové sa milo usmievalo, keď sa zrazu blyslo a zarachotil hrom. Škôldozorca Gejza Szüllö, otec terajšieho politika, poslal správe ústavu ferman, že ma na ústave nestrpí, aby som sa naskutku pratal preč. Po trojtýždňovom pobyte 10. mája 1881 vrátil som sa do Mikuláša. I tu, ako v Lučenci, dal mi správca „elismervény“: Soznanie. O tom, že Peter Zgúth, liptovsko-sv.mikulášsky aug. vierovyznania mladík, od 21. apríla t.r. prijatý ako III-ročný poslucháč štát. uč. preparandie v Kláštore pod Znievom, ako dočasný žiak prednášky celkom do podpísaného dňa usilovne navštevoval a v každom ohľade príkladne sa správal, ktorého dňa však s prevzatím vysvedčení opustil ústav. Dané v Kláštore pod Znievom 8. mája 1881 Anton Arányi, správca preparandie. Bolo isté, že stratím rok alebo budú zmarené navždy plány do budúcnosti a bude treba voliť si iné povolanie.</text:p>
      <text:p text:style-name="P3"/>
      <text:p text:style-name="P2"><text:span text:style-name="T1">Prostredníctvom liptovského seniora Baltíka sa za mňa prihovoril </text:span><text:span text:style-name="T9">superintendent </text:span><text:span text:style-name="T1">banského dištriktu Gustáv Szeberényi. Poslal žiadosť ministrovi Trefortovi, aby som mohol dokončiť štúdiá na ktoromkoľvek štátnom a tobôž na cirkevnom uč. ústave. </text:span><text:soft-page-break/><text:span text:style-name="T1">Minister zo dňa 20. júna 1881 odpovedal, že v prípadoch, keď je poslucháč vylúčený zo štát. uč. ústavov, ale v nariadení nie je určite vyslovené, že sa zo všetkých uč. ústavov vylučuje, niet zákonitej príčiny, aby patričný na inom ústave nemohol pokračovať v štúdiách, ale v záujme kázne je žiadúce, aby patričný poslucháč v dôsledku trestu opakoval triedu, z ktorej bol vylúčený a jeho žiadosť o prijatie na súkromnú skúšku nebola splniteľná. Dvere sa teda otvárali, ale ústavy, v prvom rade konfesionálne ich hneď </text:span><text:span text:style-name="T9">pričapli. </text:span><text:span text:style-name="T1">Uchádzali sme sa na Sarvaš, do Prešova, do Šopronu, predpokladajúc, že ma, vylúčeného z jednej štátnej (lučenskej) preparandie, v ústavoch konfesionálnych tobôž príjmu. Ale nádej mojich radcov a protektorov (bratranca Kállayho a seniora Baltíka) ma trpko a bolestne sklamala. Kde sme hľadali viac súcitu a kresťanskej lásky k súveriacim, našli sme stupňovanú krivdu. Správa cirkevných škôl nerešpektovala ani ministerské nariadenie a v nenávisti prevýšila vrchnosť svetskú, a to tú najvyššiu. A po takýchto dôkazoch lásky chcel ešte biskup Raffay po prevrate prilákať ev. Slovákov k cirkvi predtým úradnej, maďarskej!</text:span></text:p>
      <text:p text:style-name="P3"/>
      <text:p text:style-name="P2"><text:span text:style-name="T1">O prijatie na Sarvaš sa za mňa dôsledne zaujal Szeberényi. Odpoveď znela, že jeho námaha je bezvýsledná. Potvrdil to aj list direktora sarvašského gymnázia a uč. ústavu Benku, v ktorom zdôvodňuje výrok nasledovne jezuitským spôsobom: „Sarvašská preparandia je spojená s gymnaziálnymi triedami, takže medzi preparandistami zakončiť tu svoje štúdiá nie je vstave; sarvašská preparandia vyhodeného poslucháča nikdy neprijala, a to preto, lebo je, vraj, vypovedaná zásada na gymnáziu, že vyhodených študentov prijať neslobodno; na Sarvaši študuje, vraj, mládež dolnozemská, horúcej krvi a pri tejto letore mohla by ma napádať a brojiť proti mne, ktorá okolnosť mohla by </text:span><text:span text:style-name="T9">sboru </text:span><text:span text:style-name="T1">profesorskému nepríjemnosti spôsobiť.“</text:span></text:p>
      <text:p text:style-name="P3"/>
      <text:p text:style-name="P3">Z iných ústavov: z Prešova, zo Šopronu došli lakonické odpovede: „biľagovaných nepotrebujeme“.</text:p>
      <text:p text:style-name="P3"/>
      <text:p text:style-name="P2"><text:span text:style-name="T1">V takomto hriešnom stave, ubolený a zlomený na duchu, išiel som na pozvanie ďalšej rodiny cez prázdniny do Hýb, kde som vyučoval Alberta Škarvana a jeho brata slovenčinu. Moji priatelia Baltík a Kállay ani potom nezaháľali. Senior Baltík sa opätovne obrátil do Šopronu a do Prešova — bezvýsledne. Písal ešte i do Levíc o prijatie do štát. uč. ústavu a Kállay v mojom mene do Nagy Körösu na ref. uč. ústav. </text:span><text:soft-page-break/><text:span text:style-name="T1">Odpoveď z Levíc nechodila, z Nagy Körösu prišla záporná.</text:span></text:p>
      <text:p text:style-name="P3"/>
      <text:p text:style-name="P2"><text:span text:style-name="T1">Keďže cirkevné ústavy i napriek nariadeniu ministra zo dňa 20. júna 1881 nechceli ma prijať, obrátil sa bratranec Kállay so žiadosťou na ministerstvo, aby v zmysle tohože nariadenia vzhľadom na moju osobu vypovedalo, že ma ktorýkoľvek štátny alebo konfesijný ústav môže prijať. Žiadosť poslal priamo na </text:span><text:span text:style-name="T9">dra Matušku, </text:span><text:span text:style-name="T1">krajinského vyslanca hornoliptovského okresu, ktorý mu bol za isté zásluhy zaviazaný vďakou. Podobne požiadal i Gustáva Fráka, či by nejako nesprostredkoval, aby ma v zmysle min. nariadenia do Kláštora pod Znievom, kde som už bol niekoľko týždňov po vyhodení, znovu neprijali. Profesor Karol Sebesztha na žiadosť Frákovu a k tomu i z vlastnej pohnútky a z presvedčenia, nakoľko ma za krátky pobyt v Kláštore pod Znievom poznal, navrhol ministrovi Trefortovi láskavejší postup proti vylúčeným žiakom, lebo, všeobecným cieľom a snahou má byť poblúdilých pritiahnuť a upraviť na dobrú cestu, ako navždy odstrčiť a výslovne ako snaživého a príkladne mravného ma odporúčal prijať do uč. ústavu v Kláštore pod Znievom. Tak mi to rozprával, ešte žijúci Frák, ktorému prípis písaný ministrovi mu Sebesztha doniesol prečítať. I senior Baltík písal v záujme mojom Matuškovi. Týmto priaznivcom budem v duchu vždy vďačný za ich radu, pomoc a námahu.</text:span></text:p>
      <text:p text:style-name="P3"/>
      <text:p text:style-name="P2"><text:span text:style-name="T1">Medzitým sa blížil začiatok šk. roku a končil aj môj pobyt v Hybiach. Volal ma bratranec, aby som sa navrátil do kruhu jeho rodiny, kde bola i moja matka, a najmä na krstenie jeho syna Jozefa (býv. ministra) dňa 27. augusta 1881 istotne dostavil. Sedíme pri stole, ja smutný, neveselý, školský rok i moja budúcnosť hmlistá. Zrazu posol donesie telegram od </text:span><text:span text:style-name="T9">Matušku: </text:span><text:span text:style-name="T1">„Minister Trefort označil pre Zgútha uč. ústav v Kláštore pod Znievom, v ktorom môže v ďalších štúdiách pokračovať“. Nálada pri stolovaní sa razom vystupňovala a mne svitol lúč nádeje v krajšiu budúcnosť.</text:span></text:p>
      <text:p text:style-name="P3"/>
      <text:p text:style-name="P2"><text:span text:style-name="T1">Dňa 31. augusta 1881 som nočným vlakom odcestoval do Kláštora pod Znievom, kam som dorazil ráno 1. septembra a o 8. hod. bol už v ústave. Z nádejných poslucháčov som ešte nikoho nenašiel. Poznamenávam, že predošlého dňa mal v ústave spolok štát. Učiteľov turčianskych a oravských zhromaždenie. Idúc hore schodmi, gúľal sa mi v ústrety starší pán, objemnej a okrúhlej postavy a zastanúc sa spýtal: „Už ste </text:span><text:span text:style-name="T9">tedy </text:span><text:span text:style-name="T1">prišli? Áno som tu. Ako sa voláte? Som Peter Zgúth. Nuž či som vás ja raz navždy nevypovedal z</text:span><text:span text:style-name="T5"> </text:span><text:span text:style-name="T1">tohto ústavu? Odvolal som sa na telegram </text:span><text:span text:style-name="T9">Matušku, </text:span><text:soft-page-break/><text:span text:style-name="T1">podľa ktorého minister dovolil mi tu študovať. On na to: Hoci vám aj minister dovolil, ja nedovolím, lebo ja panslávskych agitátorov nebudem vychovávať. Vedel som s kým hovorím. Tak môže vystúpiť len „veľkomožný škôldozorca“, v tomto prípade môj blahoželateľ, Szüllö Géza, kráľ. škôldozorca turčianskej stolice a kráľovský radca, ktorý ma minulého školského roku fermanom vyhnal z ústavu. Aký rozdiel medzi maď. škôldozorcami a terajšími takzvanými „inšpektormi“. Zmenu zavinil duch demokratickej doby. Škôldozorcovia doby aristokratickej, </text:span><text:span text:style-name="T9">často ignoranti v pedagogu, dostali za politické zásluhy </text:span><text:span text:style-name="T1">sinekúru: pohodlne žiť, panovať a slúžiť „állam eszme“ (štátnej idei), t. j. maďarizovať mládež a terorizovať učiteľov. Poprevratoví inšpektori slúžili vede a pracovali do úmoru na pozdvihnutí slov. Školstva. I mne návykom začali nadávať do „veľkomožných“. Akým jasom im zaiskrili oči, keď som ich upravil na správny titul. Ale pretrhnutú niť deja nadväzujem ďalej.</text:span></text:p>
      <text:p text:style-name="P3"/>
      <text:p text:style-name="P2"><text:span text:style-name="T1">Ja hore ku správcovi, on zdanlivo dolu. Vojdem k Arányimu. Sotva vysvetlím vec a ukážem telegram, on, vojdúc z chodby inými dverami do susednej izby a z tejto do správcovej, zahrmel znovu nado mnou a zopakoval výrok. Márne som sa bránil, že nariadenie ministrovo príde iste neskoršie. Správca vybavil vec v môj neprospech. </text:span><text:span text:style-name="T9">Telegrafoval </text:span><text:span text:style-name="T1">som bratrancovi, ako brutálne ma prijali a odbili. Jeho telegrafická odpoveď znela: Zgúth nech ostane v Kláštore pod Znievom, zakročil som, svedectvá jeho boli poslané na tvoju adresu. Pobudnúc deň u Izákov v nádeji, že na zakročenie bratrancovo sa situácia k prospechu môjmu zmení, vrátil som sa domov, k bratrancovi v nálade stiesnenej a zronený na duchu v obave, čo bude so mnou.</text:span></text:p>
      <text:p text:style-name="P2"><text:span text:style-name="T1">Telegram Matuškov z 27. augusta 1881 zhodoval sa s dátumom prerazítkovanej žiadosti na ministerstvo, ktorú žiadosť i </text:span><text:span text:style-name="T9">Matuška </text:span><text:span text:style-name="T1">odporúčajúcou klauzulou opatril, žiadajúc nariadiť prijatie v Kláštore pod Znievom a pri osobnom predostretí dostal uistenie a sľub od ministra Treforta, že budem prijatý na uč. ústav v Kláštore pod Znievom a v tomto zmysle aj </text:span><text:span text:style-name="T9">telegrafoval. </text:span><text:span text:style-name="T1">Môj príchod do Kláštora pod Znievom bol asi prenáhlený, najmä preto, že som sa tam náhodou stretol so škôldozorcom a prv ho informoval o svojom prijatí ako by došlo úradne priaznivé vybavenie žiadosti. Mal teda čas zmeniť sľub ministrov a zakročiť proti prajnému vybaveniu žiadosti. Zakročil a — nedovolil. Takú moc mali vtedy maď. škôldozorcovia!</text:span></text:p>
      <text:p text:style-name="P3"/>
      <text:p text:style-name="P2"><text:span text:style-name="T1">O niekoľko dní Jozef Mennyey, kráľ. radca a škôldozorca liptovský doručil ministerstvu žiadosť s intimátom výroku ministerstva v tomto znení: „Nariadením uh. </text:span><text:soft-page-break/><text:span text:style-name="T1">kr. ministerstva náboženstva a ver. výučby pod č. 25456 zo dňa 2. septembra 1881 výnimočne dovoľuje sa, aby Peter Pavel Zgúth, býv. poslucháč štát. uč. ústavu v Lučenci mohol pokračovať na ktoromkoľvek konfesionálnom uč. ústave. O čom sa dolu menovaná uchádzateľka (t.j. matka) týmto uvedomuje.“</text:span></text:p>
      <text:p text:style-name="P3"/>
      <text:p text:style-name="P2"><text:span text:style-name="T1">Z výroku </text:span><text:span text:style-name="T9">vychodí </text:span><text:span text:style-name="T1">úskočnosť škôldozorcu Szüllöa: 1. septembra 1881 bol som s ním na slove a 2. septembra 1881 bol už výrok hotový; podobne i dobroprajnosť a veľkodušnosť ministerstva: vylúčený len zo štátneho učiteľského ústavu v Lučenci, nasledovne prijateľný do iného štátneho ústavu mohol som len na konfesionálnych, i to len s výnimočným dovolením, študovať. Vlasť bola v nebezpečenstve, bolo teda potrebné také opatrné a pritom veľkodušné vybavenie žiadosti. Žiadosť o milosrdenstvo vyvolala ešte väčšiu krivdu.</text:span></text:p>
      <text:p text:style-name="P3"/>
      <text:p text:style-name="P3">V dôsledku krutého výroku, keďže ma už predtým ani jeden konfesionálny učiteľský ústav nechcel prijať, môj stav beznádejný. Pomýšľal som ísť za zámočníckeho učňa a potom do Ameriky. Pavel Dobšinský, otec Jána Čajaka, radil mi prijať stanicu pomocného učiteľa v nádeji, že časom, keď sa na vec pozabudne, súkromne môžem zložiť učiteľskú skúšku. Na to však nebolo výhľadu.</text:p>
      <text:p text:style-name="P3"/>
      <text:p text:style-name="P2"><text:span text:style-name="T1">Ostával jediný konfesionálny učiteľský ústav v Horných Strelciach (Felsö Lövö — Ober Schützen), za Dunajom, kam sme ešte nepodali žiadosť. Hneď na druhý deň (8. </text:span><text:span text:style-name="T9">sept. </text:span><text:span text:style-name="T1">1881) išla teda tam, doložená výrokom ministerstva a potrebnými dokladmi. Dúfali sme, azda Nemci budú mať viac citu a lásky. Aj osoba </text:span><text:span text:style-name="T9">superintendenta Karsaya skýtala </text:span><text:span text:style-name="T1">malú nádej. Medzitým som prežíval bezútešné chvíle pracujúc v bratovej kancelárii. Na odpoveď z Levíc, po takom krutom výroku, sme ani nemysleli.</text:span></text:p>
      <text:p text:style-name="P3"/>
      <text:p text:style-name="P2"><text:span text:style-name="T1">A jednako znovu zjasal lúč nádeje. Zjasal odtiaľ, odkiaľ sme nečakali, vo forme listu: „Uvedomujem Vás, že ste — s podporou obedu a mesačných 3 zl. — prijatý medzi </text:span><text:span text:style-name="T10">III —</text:span><text:span text:style-name="T1"> ročných poslucháčov levickej štátnej preparandie. Ponáhľajte sa, lebo sa už školský rok započal. Levice 10. septembra 1881. Ľudovít Szabó, správca.“ Bratranec, čítajúc list, s úsmevom poznamenal: „Pôjdeš, najhoršie bude, že sa zas vrátiš.“ List došiel 12. a 14. </text:span><text:span text:style-name="T9">sept. </text:span><text:span text:style-name="T1">1881 som už aj išiel ranným vlakom na Štiavnicu a odtiaľ pešo, s taškou v ruke, do </text:span><text:span text:style-name="T9">Bohunic, kde </text:span><text:span text:style-name="T1">som mal u učiteľa Baltíka, brata seniorovho, prenocovať. Na Šteinbachu, v osamelej krčme, kde sa cesty, jedna na </text:span><text:soft-page-break/><text:span text:style-name="T1">Pukanec, druhá na Levice, rozvetvujú, natrafil som na kočujúcich rumunských Cigánov, cestujúcich na </text:span><text:span text:style-name="T9">Bohunice. </text:span><text:span text:style-name="T1">Pripojil som sa a s nimi cestoval neskoro večer do </text:span><text:span text:style-name="T9">Bohunic. </text:span><text:span text:style-name="T1">Obava pred Cigánmi zmizla. Na druhý deň na najatom voze som šťastne dorazil do Levíc.</text:span></text:p>
      <text:p text:style-name="P3"/>
      <text:p text:style-name="P2"><text:span text:style-name="T1">Levice, ležiace v býv. Tekovskej župe na pohraničí župy Hontianskej, sú obklopené od severo-západu a severo-východu slovenským obyvateľstvom, od juhu obyvateľstvom maďarským. Inak Tekovská župa bola v tom čase už silne zmaďarizovaná. Svedčí o tom, že prvá zo žúp pomaďarčila miestne mená obcí. Podľa toho i žiactvo, regrutované najmä z tejto župy, bolo v národnom ohľade </text:span><text:span text:style-name="T9">neuvědomělé, ba </text:span><text:span text:style-name="T1">stupňované maďarským duchom sterorizované. Jednako správa a profesorský zbor dosvedčil voči mne tolerantnosť prijatím ma na ústav, ktorú mi i po príchode láskavo preukazoval.</text:span></text:p>
      <text:p text:style-name="P3"/>
      <text:p text:style-name="P2"><text:span text:style-name="T1">Byt som mal prikázaný u profesora hudby Karla Pazára bývajúc s pomaďarčeným Nemcom </text:span><text:span text:style-name="T9">(Heinrich </text:span><text:span text:style-name="T1">Wiemen) a s írečitým Maďarom (Fraňo Tóth) azda preto, aby som bol pod stálym dozorom profesora a menovaných spolužiakov. Z povedomých slovenských spolužiakov našiel som len Janka Bienika, s ktorým som pred rokmi študoval v Martine a ktorý vedel o mojej slovenskej minulosti. Ostatní spolužiaci nemali o nej ani tušenia. A profesori boli dôslední aj v tom, že sa o nej pred žiactvom nezmienili. Inak, ak by sa žiaci o nej dozvedeli, boli by ma v streštenosti bojkotovali, strpčovali pobyt a prípadne aj vypudili z ústavu. Hoci mi boli profesori naklonení a žiaci sa slušne správali, predsa som si nebol istý, či sa pohon nebude opakovať fermanom tamojšieho škôldozorcu, aby som sa pratal z ústavu. Svojím správaním a pohotovosťou v učení vynútil som si nielen úctu u profesorov, ale aj prestíž u žiactva, ktorí sa často u mňa uchádzali o isté úsluhy. Nie div, veď som opakoval triedu a poznatky osvojené v Lučenci som kriticky doplňoval a rozširoval novými, pozorujúc rozdiel výučby v rozsahu i v metóde. Ale o tom neskôr.</text:span></text:p>
      <text:p text:style-name="P3"/>
      <text:p text:style-name="P2"><text:span text:style-name="T1">Stravu, pravda, len obed, som mal zdarma. Bola omnoho lepšia než v Lučenci: hovädzia polievka, prívarok s mäsom z polievky alebo pečeným a štvrtina domáceho ražného chleba, v nedeľu okrem toho </text:span><text:span text:style-name="T9">koláčový </text:span><text:span text:style-name="T1">závin. Raňajky som prehvízdal. Večeru som odbavil chlebom z obeda. I za to vďaka. V konfesionálnych ústavoch nechceli ma ani na vlastné trovy prijať, a tu, na štátnom, ústave, som požíval </text:span><text:soft-page-break/><text:span text:style-name="T1">dobrodenie.</text:span></text:p>
      <text:p text:style-name="P3"/>
      <text:p text:style-name="P3">V ústave nebolo internátu. Žiaci bývali po domoch. Mali teda príležitosť k neviazanému životu. Moji spolubývajúci veľmi často vybočili z riadnej koľaje, ale mňa sa neodvážili pokúšať. I v tomto ohľade som mal prestíž. Verejného pohoršenia však nebolo.</text:p>
      <text:p text:style-name="P3"/>
      <text:p text:style-name="P3">V rečovom ohľade boli silne maďarským nacionalizmom zanietení. Vynikal najmä istý Tóth Kálman, vynikajúci vo veršovaní. Pocítil som to, keď do ústavu zavítal vtedy po školách všeobecne známy Harafi Veray János, pokútny maďarský veršovník, v maďarskom kroji, ostužkovaný na spôsob pajáca. Žiactvo ho sprevádzalo po uliciach a ejlenovaním oslavovalo jeho hazafícke výbuchy. Múdrejší sa delektovali na jeho vo veršoch improvizovaných odpovediach. V ústave nebolo počuť slovenského slova, kým v Lučenci bol slovenský hovor bežný. Nebolo medzi nami, okrem mňa a Janka Bienika, uvedomelého Slováka. Osamote sme sa rozprávali po slovensky. Ostatní, hoci mnohí chybne, mondokovali po maďarsky. Prišli už z domu a zo škôl zmaďarónčení. Veľký kontingent z nich bol vychovaný v katolíckych školách, nemohli mať teda slovenského povedomia, lebo, ako je všeobecne známe, školy katolícke (česť výnimkám, kde bol kňaz povedomý Slovák), plávali s prúdom a najmä v Tekove. Profesori na prednáškach neprízvukovali toľme vlastenectvo. Profesori sa správali v tomto ohľade vážne a tolerantne, najmä ku mne, aby aspoň na mňa vplývali v smere vlasteneckom, hoci nebadane a opatrne, a vytrhli klík slovenského presvedčenia. U ostatných toho nebolo treba. Hoci v nebezpečnom ovzduší, ale pod záštitou profesorov cítil som sa dobre a spokojne, trnul som však pred ďalšou budúcnosťou.</text:p>
      <text:p text:style-name="P3"/>
      <text:p text:style-name="P2"><text:span text:style-name="T1">Hladinu tichého a pokojného života zrazu rozvlnila nečakaná správa. Koncom septembra dostal som doporučený list datovaný 26. septembra 1881 a zásielku 50 zl. V liste mi bratranec Kállay posielal listiny a doklady a písal, že moja žiadosť, predostretá 8. septembra 1.881 správe evanjelického učiteľského ústavu v Horných Strelciach (Felsö Lövö) bola priaznivo vybavená. Kvôli historickej presnosti uvádzam povolenie Alexandra </text:span><text:span text:style-name="T9">Karsaya, superintendenta </text:span><text:span text:style-name="T1">zadunajského dištriktu a prípis Jána </text:span><text:span text:style-name="T9">Neubauera, </text:span><text:span text:style-name="T1">správcu uč. ústavu, v ktorom mi oznámil prijatie, v doslovnom znení: „687. Proti prijatiu Petra Pavla Zgútha do preparandie v Horných Strelciach, </text:span><text:soft-page-break/><text:span text:style-name="T1">vzhľadom na ministerské povolenie vzťahujúce sa na jeho osobu a na jeho vynikajúce svedectvo nemám námietky, ak v zmysle ministerského prípisu bude prijatý do </text:span><text:span text:style-name="T10">II. </text:span><text:span text:style-name="T1">ročníka a jeho prijatie aj profesorský zbor odobrí. S úctou, </text:span><text:span text:style-name="T9">Ráb, </text:span><text:span text:style-name="T1">19. </text:span><text:span text:style-name="T9">sept. </text:span><text:span text:style-name="T1">1881 Alexander </text:span><text:span text:style-name="T9">Karsay, superintendent.“ </text:span><text:span text:style-name="T1">Pôvodný prípis superintendentov poslal správca v odpise žiadateľke matke i s pôvodným prípisom svojim, obsahujúcim odobrenie profesorského zboru, v tomto doslovnom znení: „Vracajúc predostreté všetky listiny mám česť prípis č. 687 dôstojného pána supetrintendenta a poznamenanie profesorského zboru v 6. bode zápisnice Ctenej Panej oznámiť, že </text:span><text:span text:style-name="T5">„ak by sa oproti vášmu milému synovi po prijatí do nášho ústavu v národnostnom ohľade vyskytli ponosy, bol by hneď z tunajšej preparandie vylúčený.“ </text:span><text:span text:style-name="T1">S vyjadrením výtečnej úcty ostal som. Dané v Horných </text:span><text:span text:style-name="T9">Streliciach </text:span><text:span text:style-name="T1">21. </text:span><text:span text:style-name="T9">sept. </text:span><text:span text:style-name="T1">1881 </text:span><text:span text:style-name="T9">ochotný sluha Ján Neubauer, </text:span><text:span text:style-name="T1">správca.“ Nedôvera </text:span><text:span text:style-name="T9">profesorského </text:span><text:span text:style-name="T1">zboru voči mne bola vyjadrená v citovanej podmienke a hrozbe, zdôraznenej aj tým, že správca v pôvodnom prípise patričnú stať podčiarkol a úvodzovkami opatril. Opravujem tiež i omyl v prípise superintendentovom, že mám byť prijatý do </text:span><text:span text:style-name="T10">II. </text:span><text:span text:style-name="T1">a nie do </text:span><text:span text:style-name="T10">III. </text:span><text:span text:style-name="T1">ročníka, z ktorého ma v Lučenci vylúčili.</text:span></text:p>
      <text:p text:style-name="P3"/>
      <text:p text:style-name="P2"><text:span text:style-name="T1">V liste písanom maďarsky, aby som ho mohol dať prečítať správcovi ústavu v Leviciach, odvolávajúc sa na výrok ministerstva, podľa ktorého mi bolo výnimočne dovolené pokračovať v štúdiách v ktoromkoľvek konfesionálnom ústave, píše mi bratranec, že ministerstvo môže zamedziť ďalšie štúdium na štát. ústave a v zmysle výroku nedovolí mi skladať skúšku spôsobilosti. Radil mi, aby som išiel za správcom požiadať ho o radu a najmä o to, aby sa podľa možnosti vopred informoval, či minister moje prijatie na ústave schválil a či po odbavení </text:span><text:span text:style-name="T10">III. </text:span><text:span text:style-name="T1">ročníka budem pripustený na skúšku spôsobilosti. Ak by správca o tom pochyboval a v dôsledku výroku nemohol sprostredkovať odobrenie prijatia, mám sa mu poďakovať za osvedčenú otcovskú starostlivosť a hneď odísť do Horných Streliec, kde mám prijatie zabezpečené. Pri odchode mám si vyžiadať potvrdenie, že som v Leviciach ako </text:span><text:span text:style-name="T10">III. </text:span><text:span text:style-name="T1">ročný poslucháč riadne navštevoval prednášky.</text:span></text:p>
      <text:p text:style-name="P3"/>
      <text:p text:style-name="P2"><text:span text:style-name="T1">Podľa rady išiel som hneď ku správcovi požiadať ho o ďalšiu podporu, aby som mohol ostať v Leviciach na št. ústave, lebo tým by bola štrbina politickej cti koľko-toľko vyhladená. Prijal ma blahosklonne a po prečítaní listu dal mi radu v tomto zmysle: O vašom prijatí podal som správu ministerstvu s návrhom na schválenie. </text:span><text:soft-page-break/><text:span text:style-name="T1">Myslím, že minister vybaví vec do konca októbra 1881. Napíšte teda žiadosť na správu ústavu v Horných Strelciach, aby vám bolo dovolené nastúpiť v mesiaci novembri a udajte v nej, že prednášky v Leviciach riadne navštevujete.</text:span></text:p>
      <text:p text:style-name="P3"/>
      <text:p text:style-name="P3">Podobnú žiadosť poslal i bratranec v mene matky na správu v Horných Strelciach.</text:p>
      <text:p text:style-name="P3"/>
      <text:p text:style-name="P2"><text:span text:style-name="T1">Knižiek užívaných na ústave, nevediac, či tam ostanem, som si predbežne nenadobudol, len neskoršie na radu seniora Baltíka som si potrebné pokúpil. Pripravoval som sa na predmety z viacerých kníh. Podľa toho by moje odpovede prehĺbené, rozšírené a doplnené </text:span><text:span text:style-name="T9">zápiskami na </text:span><text:span text:style-name="T1">prednáškach svedčili, že vec náležito a dôkladne chápem. Konal som teda svoje povinnosti svedomito, pravda, s bázňou a triaškou. Čas riešenia sa pomaly blížil.</text:span></text:p>
      <text:p text:style-name="P3"/>
      <text:p text:style-name="P3">Koncom októbra stretol ma pred ústavom správca a povedal mi: „Zajtra ráno prijdite ku mne!“ I v tom bola opatrnosť. Nedal ma volať, aby sa žiaci nemohli vyzvedať. Vedel som, že moja vec je na dobrej ceste. Neotáľali s vecou na druhý deň, lež „vögtön“ (hneď) exekvovali výrok.</text:p>
      <text:p text:style-name="P3"/>
      <text:p text:style-name="P2"><text:span text:style-name="T1">Druhého dňa oznámil mi správca: „Minister vaše prijatie schválil s tým, že odobral vám dobrodenie dovtedy, kým sa nepreukážete v politickom ohľade bezúhonným. Ja vás však už poznám a ponechávam vám dobrodenie obedu aj naďalej, len 3 zl. titulom </text:span><text:span text:style-name="T9">bytného </text:span><text:span text:style-name="T1">odnímam, ktoré však dostanete dodatočne, keď sa osvedčíte politicky bezúhonným.“ Vo februári som dostal dodatočne odňaté </text:span><text:span text:style-name="T9">bytné na </text:span><text:span text:style-name="T1">predchádzajúce mesiace.</text:span></text:p>
      <text:p text:style-name="P3"/>
      <text:p text:style-name="P3">Aký rozdiel medzi Szüllö Gézom a Szabó Lajosom! Ani jeden sa nepodrobil presne nariadeniu ministra. Prvý zloprajne, druhý dobroprajne. Prvý pochádzal odkiaľsi z východu, lebo hutoril po šarišsky, druhý bol korenný Maďar.</text:p>
      <text:p text:style-name="P3"/>
      <text:p text:style-name="P2"><text:span text:style-name="T1">Od toho času som nemal obavy, že neskončím štúdiá a nedosiahnem cieľ. Tým radostnejšie som konal povinnosti a </text:span><text:span text:style-name="T9">nezavdal </text:span><text:span text:style-name="T1">som v ničom príčinu na pohoršenie. Obával som sa len, že spolužiaci prídu na stopu mojej minulosti, ale i vtedy som dúfal mať mravného zástancu v správcovi a v profesoroch. Ku koncu roku prišiel do ústavu na krátky čas, akoby na výzvedy, istý Sztik Gyula, s ktorým som sa poznal </text:span><text:soft-page-break/><text:span text:style-name="T1">ešte z Lučenca, informovať sa o skúške spôsobilosti, ktorú chcel skladať ako vystúpivší z lučenského ústavu a zaujať učiteľskú stanicu. Požiadal som ho, aby sa o Lučenci pred žiakmi nezmienil. On mi to, dúfajúc, že mu budem pri skúške nápomocný, prisľúbil a nič nevyzradil. Neskoršie žiadajúc ma v liste o nejaké rady, dával mi naučenie, aký mám byť „hazafi“. Po rokoch, tuším ako slatinský učiteľ, zahodil otcovské meno, prijal meno Szende a v duchu maďarónskom panoval v škole i v živote. Otca nehodný syn a brat Aurela Styka, známeho národovca, mohol mať príčiny na mravné zavrhnutie. Takýmto sa to prepáčilo, odpustilo, kým charakterní odpykávali prejavy rodovej príslušnosti v slove i v skutku.</text:span></text:p>
      <text:p text:style-name="P3"/>
      <text:p text:style-name="P2"><text:span text:style-name="T1">Výučba a prednášky zodpovedali charakteru profesorského </text:span><text:span text:style-name="T9">sboru. </text:span><text:span text:style-name="T1">Správca Ľudovít Szabó, asi 50-ročný, temperamentnej povahy, zhrmel zavše, keď bolo treba, svojim obvyklým: „Nepovedal som?“ a nastalo ticho. Vyučoval pedagogiku a metodiku pre život a školu praktickým spôsobom. Rozviedol metodický postup pri vyučovaní štyroch základných výkonov v počtoch. Zápisky o tom boli mu smerodajnými pri vyučovaní. Tomu pripisujem, že niekoľkí moji žiaci sa venovali štúdiu, kde je matematika nepostrádateľnou podmienkou zdarného úspechu. Študovali na baníckej akadémii v Štiavnici a na školách obchodných. Iste veľký rozdiel medzi ním a staručkým Terrayom v Lučenci. V každom ohľade </text:span><text:span text:style-name="T9">pedant, </text:span><text:span text:style-name="T1">prísny, spravodlivý a šľachetný. O jeho šľachetnosti svedčí, ako sa ma otcovsky a dobroprajne zastal. Podobný mu bol Alexander Holló, profesor maďarskej reči a literatúry, dejepisu a hospodárstva. Už aj výzorom, hnedou pleťou, havraními vlasmi a fúzmi, širokou tvárou s vyčnievajúcimi lícnymi kosťami, pravý typ rýdzeho Maďara. Jeho brat Ľudovít Holló bol vynikajúcim činiteľom v Apponyiho maďarskej národnej strane </text:span><text:span text:style-name="T10">(Magyar </text:span><text:span text:style-name="T1">némzeti párt) a redaktorom politického denníka. On sám bol tiež redaktorom týždenníka Leva és vidéke (Levice a vidiek). Silne maďarsky zahrotený a nie — šovinista. Iste tiež rozdiel medzi ním a lučenským Zajzonom, karieristom hrubého zrna. Povahou chladnokrvný a vážny, neomáľal frázy o vlastenectve, prednášal vážne a vecne. Podobne ako Szabó spravodlivý. Ktorýsi spolužiak nadhodil mi na konci roku, že stojím zle u neho v náuke o hospodárstve. Na vyzvanie, kto si chce opraviť známku, popri dvoch hlásil som sa i ja. Otázky za seba i za druhov som zodpovedal správne a mal som známku na vysvedčení i v diplome „výtečnú“. Bolo to asi mýlne upozornenie. I medzi rýdzimi Maďarmi boli typy šľachetné a šplhavé. Koloman </text:span><text:span text:style-name="T9">Halasy, </text:span><text:span text:style-name="T1">človek panónskej tváre, hladkých spôsobov v reči i správaní, </text:span><text:soft-page-break/><text:span text:style-name="T1">takzvaný „elegán“, vyučoval matematiku a fyziku. Ako profesor zvlášť nevynikal. Matematiku diktoval do zošitov. Kým Hudec v Lučenci odvodzoval teóriu a pravidlá z príkladov, on z teoretických pravidiel viedol k praktickému výkonu. Podľa toho žiaci nepochopili náuku o logaritmoch. Inak bol dobromyseľný a láskavý. Vyplývalo to z jeho temperamentu a mali sme ho radi. Karol Pazár, u ktorého som býval, bol síce nervózny, ale jeho nervozita nikdy nevybočila z hraníc slušnosti a ľudskosti. Učil hudbu, kreslenie a ručné práce praktickým spôsobom. Jediný vedel slovensky; pravdepodobne bol rodom z Gemera. Bol tiež všeobecne obľúbený. Všetci menovaní boli už v mužnom veku, mali pedagogickú prax, životnú skúsenosť a ucelenosť charakteru. Ale najmilším spomedzi všetkých nám bol pomocný profesor Eugen Kriek, mladý, asi o dva roky od nás starší, ktorého sme mali viac za priateľa, ale nenadužili sme jeho mladosť k </text:span><text:span text:style-name="T9">výstrednosti a </text:span><text:span text:style-name="T1">k neslušnému správaniu voči nemu. Aj ako profesor nemeckej reči, zemepisu a prírodných vied stál na zodpovedajúcej úrovni. Chodievali sme s ním na botanické vychádzky, na ktorých nás učil prakticky rozlišovať a triediť rastliny. V mravnom ohľade predčil kolegu Šneffa v Lučenci. Po prevrate zostal v republike a účinkoval ako profesor kdesi na pohraničí na maďarskej škole.</text:span></text:p>
      <text:p text:style-name="P3"/>
      <text:p text:style-name="P3">Pod takou správou a pri takých profesoroch bolo radosť žiť a pripravovať sa k povolaniu. A učili sme sa, pravda, každý podľa nadania a snahy. Mne síce nebolo ťažko, veď som opakoval triedu, jednako som venoval úsilie i čas príprave na skúšku spôsobilosti. Pred skúškou som vstával o 4. hodine ráno, aby som sa náležite pripravil a dosiahol diplom, ktorý by ma uprednostnil pri uchádzaní sa o stanicu. Cítil som, že zodpoviem každú otázku z predmetov, okrem prírodných vied, ktoré boli dosť macošsky, najmä v Lučenci, pestované. Osud sa však ironicky usmial mojej príprave: či ti to bolo treba? Ale bolo: pre život!</text:p>
      <text:p text:style-name="P3"/>
      <text:p text:style-name="P2"><text:span text:style-name="T1">Skúšky sa začali 22. júna a trvali do 25. júna 1882. Prvá skúška bola písomná. Tému: či možno z nadania a z náklonnosti dieťaťa dôvodiť jeho budúce povolanie — zodpovedal som kladne. O 10. hod. oddal som prácu s impurom, ktoré sa od od purumu veľmi málo líšilo, kým niektorí ani na poludnie neboli hotoví. Od písomnej skúšky závisela ústna skúška. Popoludní bolo praktické vyučovanie s deťmi v cvičnej škole. Dostal som za úlohu vyučovať v prvom ročníku číslu 3. Prednášku som vopred vypracoval a dal na posúdenie. Súčasne som žiadal spôsobilosť pre nemecké a </text:span><text:soft-page-break/><text:span text:style-name="T1">slovenské školy. Ale nemeckých detí v cvičnej škole nebolo. Žiadosti vyhoveli tak, že som po nemecky improvizoval niekoľko otázok. Žiadosť o spôsobilosť pre slovenské školy pominuli mlčaním. Mám teda spôsobilosť len pre maďarské a nemecké školy. V žiadostiach pri uchádzaní sa o stanicu, musel som zdôrazňovať, že som ako rodený Slovák spôsobilý vyučovať v slovenskej reči.</text:span></text:p>
      <text:p text:style-name="P3"/>
      <text:p text:style-name="P2"><text:span text:style-name="T1">Ústne skúšky boli pri dvoch komisiách. V každej bol predseda (v jednej škôldozorca, v druhej člen školskej rady), patričný profesor a niekoľkí členovia školskej rady. Každý zaznamenával klasifikačné známky. Keď skúšaný zodpovedal v jednej, išiel k druhej komisii. Skúšaní boli naraz dvaja. Kým jeden odpovedal, ostatní rozmýšľali o predmete. Na mňa sa mimoriadne usmialo šťastie. Chcel som vyniknúť odpoveďami. Témy však nezodpovedali príprave. Jedine z pedagogiky bola primeraná. Mnohé boli také ľahké, že som sa hanbil odpovedať. Z maďarskej reči a literatúry mal som odpovedať o liste: list a jeho náležitosti, ale skúšajúci profesor mi dal ťahať druhú sadu. Z matematiky som si vytiahol: čo je číslo? Profesor ju odmietol: to nie je pre vás. Ťahal som druhú, ani tá nebola pre mňa. Konečne sa uspokojil s treťou: o </text:span><text:span text:style-name="T9">zmocňovaní na </text:span><text:span text:style-name="T1">tretej potencii. Povedal som formulku. To stačilo. Z dejepisu som si vytiahol: založenie rímskej ríše. Začal som: Keď sa </text:span><text:span text:style-name="T10">Aeneas </text:span><text:span text:style-name="T1">po trójskej vojne priplavil k brehom Latinumu..., zaznelo: dosť — a bolo po odpovedi. Zo zemepisu: Charakterizujte národy Ázie! Pozbieral som paberky z Jókaiovho románu Román budúceho storočia, nakoľko mi utkveli k pamäti a odpoveď sa vydarila. Najviac obavy som mal ako zodpoviem z prírodných vied. Nestihol som sa dôkladne pripraviť. Živočíchopis a nerastopis boli látkou I. a </text:span><text:span text:style-name="T10">II. </text:span><text:span text:style-name="T1">ročníka. Málo zostalo z toho v pamäti. Pozoroval som však, odkiaľ z hŕby sád ťahá skúšaný predo mnou, aby som sa podľa neho orientoval. Habol som teda i ja tam a vytiahol som sadu: o psovi. Zodpovedal som ju správne. Vedel som udať aj akosť a počet zubov a pazúrov. Na otázky z ostatných predmetov sa nepamätám. Ale nezanechali stopy po zlej odpovedi. Keby som sa nebol náležite pripravil, boli by mi azda pripadli otázky z tých najťažších. Iný by sa bol tešil, mňa to mrzelo.</text:span></text:p>
      <text:p text:style-name="P3"/>
      <text:p text:style-name="P2"><text:span text:style-name="T1">Komisie po skúške ustálili podľa klasifikácie známky predmetov pre diplom. Mal som v ruke diplom so všeobecným </text:span><text:span text:style-name="T9">„chvalitebným“ utriedením. </text:span><text:span text:style-name="T1">Ale aj keby bol býval horší, uspokojil by som sa. Hlavné, že sa zakončila kalvária môjho života.</text:span></text:p>
      <text:p text:style-name="P3"/>
      <text:p text:style-name="P3"><text:soft-page-break/>V dnešných učiteľských ústavoch nežiada sa maturitná skúška zo všetkých predmetov. Je to pre žiaka obľahčenie. Naproti tomu skúška spôsobilosti po 20-mesačnej praxi pôsobí ťažkosti, nakoľko sa mnoho zabudne z teórie a ťažko je nahradiť zabudnuté pri zaujatosti v škole. V jednom obľahčenie, v druhom obťaženie.</text:p>
      <text:p text:style-name="P3"/>
      <text:p text:style-name="P2"><text:span text:style-name="T1">Vysloviac vďaku správcovi a profesorom za ich šľachetné zmýšľanie a dobrodenie, rozlúčil som sa s Levicami. Vzal ma na voz starý pán Bienik, učiteľ turopoľský, ktorý prišiel za synom Jankom, azda z vďaky, že som mu pomáhal pri skúškach. Cestou sme odbočili na Kopanice, fíliu cirkvi hodrušskej, navštíviť jeho priateľa Krmana, tamojšieho učiteľa. V Štiavnici som sa s nimi rozlúčil a vlakom cestoval do Mikuláša umorený a schudnutý na tele, ale zdravý, spokojný a veselý duševne. Priateľom a mojim priaznivcom, bratrancovi Kállaymu, seniorovi Baltíkovi, vtedy ešte úprimnému národovcovi a ešte dnes žijúcemu Gustávovi Izákovi budem vždy povďačný. Pamiatka i na profesorský zbor v Leviciach mi bude tiež milá. Nadovšetko vďaka </text:span><text:span text:style-name="T9">Hospodinu, </text:span><text:span text:style-name="T1">že vzbudil súcit a naklonil mi srdcia šľachetných priateľov a dobrodincov.</text:span></text:p>
      <text:p text:style-name="P3"/>
      <text:p text:style-name="P2"><text:span text:style-name="T1">Vstúpiac do nového životného obdobia, sprvu som nerozmýšľal o budúcnosti tešiac sa jedine prítomnosti. Prázdniny som trávil čiastočne u bratranca zamestnaním v jeho kancelárii, čiastočne u rodiny v Hybiach, v spoločnosti bratov Škarvanovcov. Neskôr mi prišlo zamýšľať sa o životnej postati. Túžil som po stanici, kde by moja ubolená mať našla útulok a utíšenie po prežitých strastiach. Senior Baltík mi dal pokyn, aby som sa uchádzal o stanicu druhého riadneho učiteľa v Holiči alebo pomocného učiteľa v Senici. Žiadosť s dátumom 21. augusta 1882 som poslal len do Holiča. Na stanicu pomocného učiteľa pre jednoizbový byt som ani nereflektoval. Zostávala mi ešte, v najhoršom prípade, stanica pomocného učiteľa na Kokave, v Liptove, ale z toho zišlo, lebo okolnosti sa časom zmenili. Koncom augusta odchodom bratovho nástupcu Michala Zaťku do Hajdušíc, </text:span><text:span text:style-name="T9">uprázdnila </text:span><text:span text:style-name="T1">sa stanica riadneho učiteľa starších dietok v Štrbe. Na moju žiadosť staručký farár Ján Droppa, ktorý mal úprimne rád môjho brata a osvedčil toľko súcitu mojej matke pri jeho nešťastnom skone, uvedomil ma listom zo dňa 4. septembra (1882), že ma cirkev uznesením školskej stolice na </text:span><text:span text:style-name="T10">XIV. </text:span><text:span text:style-name="T1">nedeľu po Sv. Trojici (10. </text:span><text:span text:style-name="T9">sept. </text:span><text:span text:style-name="T1">1882) povoláva na próbu so spevom a organovaním. Vyznačil mi piesne a tým značne prispel, aby sa próba zdarila. Dovtedy som neodbavil samostatne celé služby božie, len kedy-tedy zahral (v Hybiach) jednu pieseň. Po službách božích zvolaný konvent ma vyvolil </text:span><text:soft-page-break/><text:span text:style-name="T1">spomedzi troch pretentov jednohlasne za riadneho učiteľa starších dietok a hneď v ten deň som prijal aj vokátor, ktorým som mal zabezpečený riadny byt, asi 400 zl. vo viac položkách dôchodku a dreva, koľko sa spáli. Vyvolenie pripisujem dobroprajnosti Droppovej a dobrej pamiatke cirkevníkov na môjho brata, hoci sa mi próba ako začiatočníkovi dosť dobre podarila, lebo ešte v Lučenci som si osvojil základy teórie tak, že som nebol odkázaný na partitúru. Aby voľbu vtedajší zborový dozorca Barna Szentiványi, brat liptovského župana Martina Szentiványiho, dozvediac sa o mojej minulosti, nejakým činom nenapadol a nezmaril, opatrný Droppa </text:span><text:span text:style-name="T9">vystrojil </text:span><text:span text:style-name="T1">ma hneď druhého dňa k nemu predstaviť sa a požiadať ho o podpísanie vokálom. Prijal ma vľúdne a vyhovel žiadosti, prízvukujúc pritom pôsobenie v duchu vlastenectva. Inak bol známy ako slovenský ľudový veršovník, akých bolo v Liptove toho času viac.</text:span></text:p>
      <text:p text:style-name="P3"/>
      <text:p text:style-name="P3">Do milej a známej školy, kde som ako študent viac rokov trávil prázdniny som prišiel i s matkou ešte v septembri, aby som 1. októbra (r. 1882) začal vyučovať.</text:p>
      <text:p text:style-name="P3"/>
      <text:p text:style-name="P2"><text:span text:style-name="T1">Obec Štrba </text:span><text:span text:style-name="T9">leží na </text:span><text:span text:style-name="T1">úpätí </text:span><text:span text:style-name="T9">Vysokých </text:span><text:span text:style-name="T1">Tatier. </text:span><text:span text:style-name="T9">Mohutné štíty (Ostrá, Solisko, Bašta) </text:span><text:span text:style-name="T1">poskytujú v slnečnom jase pozorovateľovmu oku </text:span><text:span text:style-name="T9">velebný </text:span><text:span text:style-name="T1">pohľad </text:span><text:span text:style-name="T9">a </text:span><text:span text:style-name="T1">príjemne </text:span><text:span text:style-name="T9">divný pocit mrku, </text:span><text:span text:style-name="T1">keď </text:span><text:span text:style-name="T9">nad nimi hromy </text:span><text:span text:style-name="T1">divo bijú, ako by sa na jej výšinách hrali v kolky. Inde to temno duní, tu sa odrážajú hromy od skál jasným zvukom. Obyvatelia, počtom asi 1400 duší, vo väčšine evanjelici, zamestnávajú sa roľníctvom, hoci skúpa pôda slabo odmeňuje jej venované úsilie. Sejú zväčša jačmeň a ovos, raž veľmi zriedka, pritom mnoho ľanu a najmä mrkvy, ktorú toho času rozvážali po širokom okolí na zámenu za obilie. Okrem toho niekoľkí, združení v spolky, pálili vápno a rozvážali ho po </text:span><text:span text:style-name="T9">Spiši. </text:span><text:span text:style-name="T1">Možno, že pestovanie mrkvy, pálenie vápna a rozvážanie po okolí dnes už prestalo. Náhradu za skúposť v obilninách mali v rozsiahlych lúkach na úpätí Tatier, hojných na voňavé seno, ktoré len raz, v júli, kosili, a preto kŕmnych rastlín a ďateliny siali len málo. Z toho </text:span><text:span text:style-name="T9">vychodí, že </text:span><text:span text:style-name="T1">dochovávali mnoho rožného statku, najmä oviec až na troch salašoch a dorábali chutnú bryndzu a oštiepky. Chov statku a salašníctvo boli tiež zdrojom výživy. Sadili mnoho zemiakov (grúľ), ale málo kapusty. Popri hospodárstve a dochovávaní statku zamestnávali sa v príhodnom čase rúbaním a vyvážaním dreva z hôr. I perla Tatier, Štrbské pleso poskytovala im v letnom čase nemalý zárobok. Majetní gazdovia nadobudnúc si primerané panské koče, odvážali na bujných koňoch výletníkov zo stanice na Štrbské pleso, zarobiac denne podľa okolností 30 — 50 zl. Ale to časom, postavením železnice, takzvanej „zubačky“ prestalo.</text:span></text:p>
      <text:p text:style-name="P3"><text:soft-page-break/></text:p>
      <text:p text:style-name="P2"><text:span text:style-name="T1">Prvým učiteľom bol Matej Madarás, od r. 1784 do 1804. Po ňom nasledovali: Pavel Štefan Pazár, od r. 1804 do 1813 a Ondrej Stanček, od r. 1813 do 1827, ktorého pre opilstvo pozbavili súdobne stanice. Tradícia hovorí o ňom: Keď mu prečítali výrok v kostole, poznamenal, „veď je svet nie konská...“ a zakrátko aj skutočne dostal stanicu. Inak ho chválili ako dobrého speváka, že ho vraj, keď v kostole spieval, bolo počuť až na Krôn </text:span><text:span text:style-name="T10">(Krone), </text:span><text:span text:style-name="T1">vzdialený hon poľa v chotári. Ďalší: Pavel Šefranka, od r. 1827 do 1851, rodom z Dechtár, absolvovaný teológ na kolégiu v Prešove. Bol muž učený, povinnosti konal svedomito. Pre národné presvedčenie bol za revolúcie väznený. Ešte vtedy žijúci cirkevníci ho spomínali po dobrom. Za jeho života r. 1836 postavila cirkev školskú budovu podľa návodu farára Markušovského s jednou izbou pre učiteľa, ktorú ešte za jeho života </text:span><text:span text:style-name="T9">přehradili </text:span><text:span text:style-name="T1">priečnou stenou na dve izby, jednu väčšiu, druhú menšiu s kachlami nezamurovanými v priečnej stene, aby hriali obe izby. Bol </text:span><text:span text:style-name="T9">výtečným </text:span><text:span text:style-name="T1">včelárom. Dôchodok zo včelárstva sa rovnal takmer učiteľskému. Gustáv </text:span><text:span text:style-name="T9">Adolf </text:span><text:span text:style-name="T1">Šefranka, lekár v Ružomberku a autor básne Posledný šesták bol jeho synom. Na konci života zomrel chorľavý po 24-ročnom účinkovaní. Jeho vdove, dcére Buru, profesora mikulášskeho cirkev poskytla byt a skromnú penziu: v hotovosti 10 zl. šajnových,</text:span><text:span text:style-name="T5"> \footnote</text:span><text:span text:style-name="T2">{</text:span><text:span text:style-name="T1">Mena vyplácaná v papierových peniazoch.</text:span><text:span text:style-name="T2">},</text:span><text:span text:style-name="T1"> 5 zl. šajnových na drevo, voz sena, pol mandľa (kríža) slamy, jednu mieru jačmeňa a dve ofery. Podobne skromnú penziu požívala aj vdova po farárovi Markušovskom: byt, v hotovosti 10 zl. striebra, 4 zl. na drevo, mieru jačmeňa, 6 centov sena, pluh pod zemiaky a tri ofery. Obe vdovy bývali v dome postavenom r. 1844. „Rechtorovi bom a rechtorke von“ sa tu nezachovávalo. Iste chvályhodná starostlivosť o vdovy cirkevných funkcionárov! Po Šefrankovej smrti si cirkev 24. februára 1851 vyvolila Martina Belicu, odporúčaného profesorským zborom v Levoči, proti rade farára Droppu, ktorý pobádal pri ňom nesúcosť k učiteľskému povolaniu. A to sa aj potvrdilo. Mimo toho bol človekom nespratným, búril proti farárovi, ale ľud ho spomínal, že rád s ním obcoval. Pôsobil len poldruha roka, od februára 1851 do novembra 1852, študoval ďalej teológiu v Prešove a stal sa farárom v Gecelovciach v Gemeri. Po ňom nasledoval Ján Nemeššányi, rodák mikulášsky a pomocný učiteľ vo Važci, vyvolený 22. novembra 1852, bol </text:span><text:span text:style-name="T9">protivou </text:span><text:span text:style-name="T1">Belicu, aj ako učiteľ aj v spoločenskom ohľade. Ako učiteľ za štyri roky dosvedčil pedagogickú spôsobilosť a svedomitosť a s farárom Droppom nažíval v úplnej zhode a láske, čo potvrdil článkom, písaným v 43. čísle Priateľa školy a literatúry z r. 1866. Účinkovaním </text:span><text:soft-page-break/><text:span text:style-name="T1">upozornil na seba mikulášsku cirkev, ktorá ho vyvolila za učiteľa najmladších dietok. Pri odchode do Mikuláša cirkev zápisnične vyznala, že jemu rovného ešte nemala. Ale na novom pôsobišti sa dal použiť liptovským zemanom za nástroj v boji proti slávnemu Michalovi M. </text:span><text:span text:style-name="T9">Hodžovi </text:span><text:span text:style-name="T1">a neskôr vyvolený za farára v Sv. </text:span><text:span text:style-name="T9">Jáne </text:span><text:span text:style-name="T1">a odtiaľ vymenovaný za škôldozorcu liptovských a zvolenských škôl zmenil i národné presvedčenie. </text:span><text:span text:style-name="T9">Zprvu </text:span><text:span text:style-name="T1">sa zaujímal za práva slovenského ľudu, ale čím vyššie postupoval, tým väčšmi klesala jeho zaujatosť, až napokon ako škôldozorca sa celkom </text:span><text:span text:style-name="T9">odrodil. </text:span><text:span text:style-name="T1">Študoval v Kežmarku a v Rožňave a zomrel ako škôldozorca v Komárne. Po odchode Nemeššányiho zaujal stanicu Ondrej Meleky, rodák z Nemeckej Ľupče absolvujúci </text:span><text:span text:style-name="T10">VIII. </text:span><text:span text:style-name="T1">gymnaziálnu triedu v Rožňave, ktorý však po školskom roku opustil cirkev a po skončení teologických štúdií v Prešove zaujal farársku stanicu vo Švábovciach. V súvise s jeho úradovaním vo Švábovciach rozpoviem zaujímavú a skutočnú udalosť. V tom čase bol súčasne farárom vo Važci </text:span><text:span text:style-name="T9">Adolf Okályi, </text:span><text:span text:style-name="T1">rodák nem.-ľupčiansky. V Poprade sa mal konať dištriktuálny konvent. Vybral sa tam aj Okályi v spoločnosti dvoch Droppovych synov — teológov. Vybral sa na noc do Šváboviec k Melekymu a že ráno prejdú pešo do Popradu. Meleky ich prijal naoko veľmi vďačne, ale v srdci s bázňou a triaškou. Čas uplynul v rozhovore. Oni, hladní, čakali nejaké občerstvenie. Hodina uchodila za hodinou. Pani farárka sa neukazovala a ani — neukázala. Odbila siedma, ôsma a konečne i deviata, ale kde nič tu nič. Napokon, keď udrela desiata a večera kdesi zaviazla, povie Okályi: „Ondriš, mohol by si nás aspoň do tohoto ovsa zaputnať.“ Mal totiž v záhrade bujný ovos. Úbohý Meleky sa vyhovára núdzou, že by on vďačne, ale „veď viete, akú mám ženu.“ Ľahli si teda o hlade. Ráno bez raňajok idú všetci štyria do Popradu a rovno do hostinca. Okályi rozkazuje záživnejšie raňajky pre všetkých. Ku koncu dá pokyn Droppovcom vzdialiť sa a volá na čašníka: „platiť“. Čašník </text:span><text:span text:style-name="T9">prijde. </text:span><text:span text:style-name="T1">Okályi mu po nemecky povie, ukážuc na Melekyho: „Tento pán zaplatí.“ a Melekymu: „To ti je Ondriš, za včerajšiu večeru.“ Trochu drsný spôsob revanšu, ale pravdivý.</text:span></text:p>
      <text:p text:style-name="P3"/>
      <text:p text:style-name="P2"><text:span text:style-name="T1">Po ňom v r. 1837 si cirkev jednohlasne vyvolila Juraja Ilavského, rodom z Važca a pomocného učiteľa važeckého, ktorý po našom príchode z Mikuláša do Štrby i mňa polroka vyučoval. Ilavský absolvoval </text:span><text:span text:style-name="T10">VII. </text:span><text:span text:style-name="T1">triedu v Kežmarku. Keďže však školské zákony z r, 1868 nariadili, že učitelia musia byť diplomovaní a keď zákon sa nevzťahoval na učiteľov účinkujúcich 10 rokov, bol ex honoritate diplomovaný.</text:span><text:span text:style-name="T5"> \footnote</text:span><text:span text:style-name="T2">{</text:span><text:span text:style-name="T1">Čestný diplom, diplom bez potrebných skúšok.</text:span><text:span text:style-name="T2">}.</text:span><text:span text:style-name="T1"> Diplom mu dal r. 1873 </text:span><text:soft-page-break/><text:span text:style-name="T1">liptovský </text:span><text:span text:style-name="T9">seniorát. Za </text:span><text:span text:style-name="T1">jeho účinkovania nariadil liptovský </text:span><text:span text:style-name="T9">seniorát </text:span><text:span text:style-name="T1">uskutočňovať výročné skúšky dva razy, v zime v decembri, na jar v apríli. Liptovský </text:span><text:span text:style-name="T9">seniorát </text:span><text:span text:style-name="T1">teda predbehol nariadenie československého, ministerstva školstva. Seniorálne nariadenie je prehnané. Vyučovanie v letných mesiacoch je pre horúčavy i pre učiteľa i pre deti trápne a bezvýsledné, lebo rodičia odtŕhajú deti od školy. Úzus konať skúšky dva razy, v zime i na jar, je mrhaním času prípravou na zimnú skúšku a vtedy niet ešte z čoho skúšať, ak sa aj vyučovanie začalo v októbri alebo začiatkom novembra, keď sa poľná práca úplne skončila. Ukončiť školský rok skúškou v apríli bolo zasa privčasné, najmä pri vtedy zvyčajnom veľkom počte žiakov. Terajšie nariadenie ustaľuje začať školský rok začiatkom septembra a ukončiť koncom júna. Nariadenie vyhovuje dnešnej dobe, keď sa prísne exekvuje. Predsa však vzhľadom na tie horúčavy mal by som poznámku: </text:span><text:span text:style-name="T9">ustálit' </text:span><text:span text:style-name="T1">koniec školského roku pre dedinské školy v prvej polovici júna a pre mestské v druhej polovici alebo koncom júna a zakončiť školský rok skúškou. O význame skúšky poviem svoju mienku neskôr. Ilavský ako učiteľ bol podľa cirkevnej zápisnice svedomitý, pilný a praktický a v spoločenskom obcovaní uhladený, milý a prívetivý. Prívetivosť a </text:span><text:span text:style-name="T9">milotu </text:span><text:span text:style-name="T1">prenášal i na dietky. K bratovi za celý čas spolupôsobenia vinul sa úprimným priateľstvom.</text:span></text:p>
      <text:p text:style-name="P3"/>
      <text:p text:style-name="P2"><text:span text:style-name="T1">Toho času takmer všetky školy boli jednotriedne a tým bola i práca učiteľa, najmä pri veľkom počte dietok náramne ťažká. V Štrbe sa menil ich počet medzi od 120 do 150. V dôsledku toho a v zmysle zákona </text:span><text:span text:style-name="T10">(XXXVIII </text:span><text:span text:style-name="T1">či. z r. 1868) vtedajší námestný škôldozorcu Viliam Schik úradným tlakom prinútil cirkev zriadiť pri škole druhú stanicu. Konvent dňa 9. októbra 1870 vyhovel zákonu a na druhú stanicu povolal za pomocného učiteľa Jána Mravca z </text:span><text:span text:style-name="T9">Vrbice, </text:span><text:span text:style-name="T1">ktorý pri výdatnej pomoci Miloslava M. </text:span><text:span text:style-name="T9">Hodžu na </text:span><text:span text:style-name="T1">tešínskom gymnáziu odbavil gymnaziálne triedy. Ako mladík bol </text:span><text:span text:style-name="T9">ukáznený a </text:span><text:span text:style-name="T1">mravne zachovalý. Keďže zmysle zákona mohol byť učiteľom len ako diplomovaný, odišiel na učiteľský ústav do Nyiregyházy. Tam sa nanešťastie objavila u neho náklonnosť k pitiu, ktorá sa neskôr, keď bol učiteľom v Richvalde, v Šariši a v </text:span><text:span text:style-name="T9">Párnici, </text:span><text:span text:style-name="T1">na Orave stupňovala a v Štrbe vyvrcholila tak, že po roku pre túto príčinu musel odísť, hoci sa predtým písomne zaviazal, že sa zriekne pitia. Pamätám sa ako chlapec, keď ho vo </text:span><text:span text:style-name="T9">Vrbici </text:span><text:span text:style-name="T1">pre mravný poklesok z trestu vodili po uliciach.</text:span></text:p>
      <text:p text:style-name="P3"/>
      <text:p text:style-name="P3">Po jeho odchode dňa 9. septembra 1872 vyvolila si cirkev za druhého učiteľa, ale už riadneho učiteľa mladších dietok, môjho brata Jána Zgútha a po odchode Ilavského v <text:soft-page-break/>jeseni r. 1877 do Važca za jeho nástupcu ako učiteľa-kantora starších dietok. Dáta o jeho živote a účinkovaní som poznačil pri líčení jeho tragického skonu.</text:p>
      <text:p text:style-name="P2"><text:span text:style-name="T1">Ešte za bratovho života a účinkovania, po zaujatí stanice učiteľa starších dietok, na jeho miesto za učiteľa mladších dietok r. 1877 cirkevný konvent vyvolil Michala Zaťku, rodáka z Jakubovian, ktorý po bratovej smrti zaujal stanicu učiteľa starších dietok. Bližších osobných dát o ňom nemám naporúdzi. Bol dobrým a svedomitým učiteľom, inak by ho nebola cirkev zvolila na bratovo miesto. Poznal som ho osobne. Bol tichej, mäkkej a citovej povahy. Moju matku podržal u seba, kým nenašli bratovu mŕtvolu. Mám však v pamäti dej, ktorý sa mohol pre mňa skončiť tragicky. Bolo to tuším v lete r. 1880. Šli sme s matkou do Štrby postaviť bratovi pomník. Navštívil som i jeho. Vidím na obločnej doske pohodený revolver. Vezmem ho do ruky, on mi ho však odoberie a začne naťahovať, keď v tom zhučí rachot a popri mojej hlave vybúši guľa do steny. Prosil ma, aby som sa o veci nezmienil. Tvrdil, že gule mali byť vystrelené. A jednako aké </text:span><text:span text:style-name="T9">tragikum </text:span><text:span text:style-name="T1">mohlo vzniknúť pre moju matku z </text:span><text:span text:style-name="T9">neopatrnosti! O </text:span><text:span text:style-name="T1">sebe ani nehovorím. Práve pre tú jeho citlivosť okolnosťami, ktoré on nezavinil, roztrpčený sa uchádzal o stanicu do Hajdúšice v Banáte a počas letných prázdnin r. 1882 aj odišiel. Ale nežil dlho. Jeho vdova, sestra kovačického farára Paulínyho, vychovaná v Banskej Bystrici v duchu maďarónskom, po jeho smrti usadená v Bystrici, dovolila dvom synom, aby si otcovské meno zamenili na meno Zoltán. Obaja študovali teológiu a sú tuším farármi. Svojou mäkkou povahou nevedel vplývať na zmýšľanie svojej ženy v slovenskom národnom duchu.</text:span></text:p>
      <text:p text:style-name="P3"/>
      <text:p text:style-name="P2"><text:span text:style-name="T1">Po Zaťkovi ma štrbská cirkev vyvolila za riadneho učiteľa-kantora starších dietok, hoci som mal iba 19 rokov. Keďže stanica mladších dietok bola tiež uprázdnená a cirkev ju mienila zaplniť, požiadala ma vyučovať všetky ročníky spoločne. Žiadosti som vyhovel. Podobral som sa na ťažkú úlohu, najmä ako počiatočný učiteľ, bez určitej metódy a bez rady staršieho, skúsenejšieho učiteľa. Pri zápise v októbri zarazil ma počet dietok. Zapísalo sa 140 v šiestich ročníkoch. Učebná sieň síce zodpovedala počtu, ale len tak, že staršie ročníky sedeli predo mnou v dlhých laviciach, v dvoch radoch, osobitne pre chlapcov a osobitne pre dievčatá, mladšie ročníky však po stranách, na jednej chlapci, na druhej dievčatá. Za mnou kachľová pec podoby sennej kopy, kúrená zvonku a slúžiaca na pečenie chleba. Povala nízka, hradová; obloky dva na juh a dva na západ. Lavice svojou dĺžkou vôbec nezodpovedali, lebo nebolo prístupu k žiakom. Boli azda z doby, keď školu stavali. </text:span><text:soft-page-break/><text:span text:style-name="T1">Žiaci od rokov praktikovali na nich umenie rezbárske, a preto boli značne zúžené a nevhodné na písanie, už i preto, že sa kyvotali a robili šramot na </text:span><text:span text:style-name="T9">újmu </text:span><text:span text:style-name="T1">disciplíny a pozornosti.</text:span></text:p>
      <text:p text:style-name="P3"/>
      <text:p text:style-name="P2"><text:span text:style-name="T1">Z okolností osobných i vecných dá sa uzavrieť, že problém vyučovať v jednej sieni 140 detí bol pre mňa ťažký a budil obavy, ako mu zodpoviem. O tom, či je nejaká </text:span><text:span text:style-name="T9">regulativa, </text:span><text:span text:style-name="T1">nejaký plán, osnova, nemal som tušenia. Rozdelil som si látku podľa úpravy v zmysle zákona pre každý ročník. Začal som učiť s pomocou Božou. Najväčší ma rušilo umiestnenie žiakov na tri strany. Kým som sa zamestnával so staršími, predo mnou sediacimi, za ten čas tí po stranách, najmä prvoroční neukáznení, veselo šantovali. Aby ma nevyrušovali, postavil som pred nich po jednom policajtovi zo starších žiakov, ktorí dlhým prútom nezbedníkov pošibkávali, a tým držali ich samopaš na uzde. Neviem, ako by si bol počal starší, praktický učiteľ v týchto okolnostiach. Ja neskúsený nevedel som si inej rady. Cvičné školy pri učiteľských ústavoch boli vzornými školami pri vzorných okolnostiach, ale o tom, ako si treba počínať v škole nerozdelenej s preplneným žiactvom nedávali návod. Poučiť o tom ma nemal kto. Katolícky učiteľ bol ešte z tých starých, ktorí s fajkou v ústach a s prútom v ruke vlievali školské známosti do strapatých hlavičiek malých nebulonov. O nejakej úprave, regulatíve, ako hovorím, nemal som vedomia. Len okolo Vianoc našiel som úpravu seniorálnu a rozmer učebnej látky pre každý ročník. Podľa nej som postupoval ďalej. Podľa toho dopadla i prvá skúška. Dekan Július </text:span><text:span text:style-name="T9">Bohuš, </text:span><text:span text:style-name="T1">farár bansko-bocký, zariadil vec tak, že pri toľkých dietkach je výsledok uspokojivý. Rodičia boli tiež spokojní. Za vyučovanie všetkých ročníkov dostal som 100 zl. odmeny.</text:span></text:p>
      <text:p text:style-name="P3"/>
      <text:p text:style-name="P3">Cirkev po týchto skúsenostiach videla, že stav je neudržateľný. Budúcim školským rokom (1883/4) zaplnila i stanicu učiteľa mladších dietok voľbou môjho spolužiaka Jána Hibjana, rodáka važeckého. Hibjan, hoci telesne zmrzačený a chorľavý, svedomite konal svoje povinnosti. Svojim humorom a ľudovým spôsobom obcovania si vedel získať popularitu, ale po mojom odchode zo Štrby nenastúpil na moje miesto. O niekoľko rokov v mladom veku podľahol telesnej mdlobe.</text:p>
      <text:p text:style-name="P3"/>
      <text:p text:style-name="P2"><text:span text:style-name="T1">Po zaplnení druhej stanice sa mi uľavilo v práci. Počet dietok klesol na 80. Pomaly, pri svedomitom konaní povinností nadobudol som metodickú zručnosť. Výsledok </text:span><text:soft-page-break/><text:span text:style-name="T1">skúšky v druhom roku bol dobrý a v treťom ešte lepší. Vyjadril to aj skúšajúci dekan. Moje účinkovanie </text:span><text:span text:style-name="T9">honorovali </text:span><text:span text:style-name="T1">uznaním i rodičia.</text:span></text:p>
      <text:p text:style-name="P3"/>
      <text:p text:style-name="P2"><text:span text:style-name="T1">Školská dochádzka bola vždy dobrá. Rodičia radi posielali deti do školy a tešili sa aj mimo skúšky, keď im deti doma rozprávali, čo sa v škole učia. </text:span><text:span text:style-name="T9">Zaujatější </text:span><text:span text:style-name="T1">s nimi cvičili, najmä v počtovaní. I deti chodili riadne do školy a pilne sa učili. Za jarnej sejby mávali staršie ročníky 3 týždňové prázdniny, aby pomáhali rodičom pri sadení zemiakov (grúľ). Najväčšou ťarchou bola im (i mne) maďarčina.</text:span></text:p>
      <text:p text:style-name="P3"/>
      <text:p text:style-name="P3">Povinné vyučovanie maďarčiny podľa zákona z r. 1879 bolo ešte len v plienkach. Učil som podľa malej knižočky, vydanej zvolenským seniorátom. Škôldozorca Arpád Kiszely ma za tri roky ani raz nenavštívil. Sotva by bol býval spokojný s takým chatrným výsledkom.</text:p>
      <text:p text:style-name="P3"/>
      <text:p text:style-name="P3">Ako učiteľ starších dietok som mal i kantorské povinnosti. Okrem nedele bývali ranné služby božie v isté dni v týždni. Aby organizovanie išlo súladne so spevom ľudu, požiadal som každú sobotu blízku susedu prespievať mi na nedeľu vyznačené piesne, aby som poznal odchýlky od partitúry. Na to si povrávali ľudia, že ma suseda Šerflová učí spievať.</text:p>
      <text:p text:style-name="P3"/>
      <text:p text:style-name="P2"><text:span text:style-name="T1">Po nesporných službách službách božích nedeľných vyučoval som v opakovacej škole. Mládež, chlapci s opaskami po prsia a s kosierkom na klobúku (odznak mládenectva), dievčatá vyvinuté, súce na vydaj, schádzali sa do školy za mojej neprítomnosti, kým som bol v kostole. Bolo to tam veselo. Pobadajúc môj príchod, nastalo utíšenie. Raz, vojdúc do učebne, vidím obloky dokorán otvorené, akúsi rozjarenosť na tvárach a zvedavosť v očiach. Spytujem sa, čo to znamená. Vysvitlo, že mládenec, nepatriaci už do opakovacej školy, prišiel pokurizovať žiačkam. Zbadajúc môj príchod, vyskočil oblokom zo 4 metrovej výšky a — neublížil si. Školská budova bola totiž z frontu poschodová, od úzadia prízemná. Oznámil som vec obecnému úradu, ktorý ho dal stíhať, ale milý šuhaj sa ukrýval kdesi v hore. Štrbskí mládenci boli zavše žartovní. Tento prípad bol viac zábavný. Oznámil som ho, aby sa neopakoval a prípadne neskončil tragicky. Na inom som sa pohoršil. Vyše 20- roční mládenci sa radi zabavili, najmä v nedeľu popoludní, v krčme, odkiaľ spevom a hulákaním, oblapení okolo hrdla, tiahli cestou popred školu. Raz, tiež v </text:span><text:soft-page-break/><text:span text:style-name="T1">nedeľu popoludní, počujem hulákanie na ulici, podídem k obloku a vidím mne známeho, pekne urasteného mládenca (Miša Kordována), s ktorým som pred rokmi, prijdúc po otcovej smrti do Štrby, chodil k Ilavskému do školy, ako materi, vedúcej ho z krčmy domov, nadáva a Boha, Krista kľaje... Vzápätí za tým idem k richtárovi (Pavlovi Muntágovi) oznámiť prípad a žiadať, aby bol pre bohorúhačsrvo, v prítomnosti viacerých mládencov a najmä školských dietok spáchané, na výstrahu iným prísne potrestaný. Richtár ma uistil, že ho dajú predvolať na budúcu nedeľu do richtárskeho domu, keď </text:span><text:span text:style-name="T9">prijde do </text:span><text:span text:style-name="T1">Štrby okresný notár Sokol, ktorý bol všeobecne povestný svojou mohutnou postavou, energiou a silou. Sokol bol okresným notárom dvoch obcí, Važca a Štrby. V nedeľu idem k richtárovi a znova rozpoviem notárovi prípad, žiadajúc potrestať bohorúhača v zmysle zákona. Dajú ho predvolať. Šuhaj </text:span><text:span text:style-name="T9">prijde </text:span><text:span text:style-name="T1">i s otcom. Sokol pristúpi k nemu a, hrknúc ho zavretou päsťou do brady, spýta sa: „ty si bol vojakom?“ Jeho smelosť pred Sokolom padla za sáru. Šuhaj stemnel, zbledol a nepovedal slova. Pokutoval ho na 5 zl. pre cirkev, inak, ak nie je spokojný, oznámi vec vyššej vrchnosti. Otec zaplatil pokutu a farár ju v nedeľu v kostole oznámil v sprievode primeraných slov. Odvtedy, najmä pred školou, sa viac </text:span><text:span text:style-name="T9">nezlorečilo. </text:span><text:span text:style-name="T1">To boli azda jediní moji nepriatelia pri odchode zo Štrby. Nemohol som dopustiť beztrestné bohoruhačstvo v prítomnosti školských dietok. A obecenstvo postup tento schvaľovalo. Štrbania boli ľudia rozumní a snažili sa žiť v </text:span><text:span text:style-name="T9">bázni </text:span><text:span text:style-name="T1">božej podľa príkladu svojho kňaza v slove i skutku...</text:span></text:p>
      <text:p text:style-name="P3"/>
      <text:p text:style-name="P2"><text:span text:style-name="T1">Milo mi je spomenúť pomer, v akom som za tri roky svojho pôsobenia nažíval s farárom Droppom a jeho manželkou. Pomer bol viac otcovsko-synovský ako priateľský. V listoch, písaných po mojom odchode zo Štrby, tituloval ma: drahý, nezabudlý priateľ náš — alebo: syn môj drahý, milý. V jednom zo dňa 10. februára 1889, keď už bol na odpočinku v Babinej, mi píše: „Nuž, syn môj drahomilý, už sama slušnosť domáha, aby som Váš došlý, toľme potešený dopis svojim chatrným, ale úprimným dopisom odmenil, ale domáha to však i láska pravá, ktorej mohutným vplyvom v mojom prešťastnom kňazsko-manželskom živote mohol som </text:span><text:span text:style-name="T9">hrstku </text:span><text:span text:style-name="T1">radostného času s Vaším dobrým bratom Jankom a hŕstku zasa s Vami v tej milej Štrbe prežíval. Kiež </text:span><text:span text:style-name="T9">bych bol </text:span><text:span text:style-name="T1">s Vami až do môjho odchodu aspoň prežíval! Ó, tá láska pravá, o ktorej ktosi utešene </text:span><text:span text:style-name="T9">básnil: </text:span><text:span text:style-name="T1">„míňajú sa roky, zajdú mladé časy, zhynie sila tela, zvädnú puky krásy — ale láska pravá kvitne i v starobe, ona </text:span><text:span text:style-name="T9">neuvädne </text:span><text:span text:style-name="T1">ani v tmavom hrobe; ba i tam za hrobom plameňom zahorí, keď už večná láska nebo nám </text:span><text:soft-page-break/><text:span text:style-name="T1">otvorí.“ Tak mi písal o štyri roky po mojom odchode zo Štrby ako sedemdesiatdeväťročný starec. Príslovie: vzdialený z očí z mysli vyskočí — neuplatnilo sa u neho.</text:span></text:p>
      <text:p text:style-name="P3"/>
      <text:p text:style-name="P2"><text:span text:style-name="T1">Nemajúc v Štrbe väčšej inteligentnej spoločnosti zašiel som si zavše na faru vypočuť jeho životné skúsenosti a udalosti, čerpať z jeho múdrych rečí poučenie pre život. Obyčajne cez prázdniny si vyšiel s fajočkou sadnúť na lavičku pred farou. Uzrúc ho tam, pridružil som sa k nemu a strávili sme i 3-4 hodiny v zaujímavom rozhovore o časoch dávno </text:span><text:span text:style-name="T9">zapadlých. </text:span><text:span text:style-name="T1">On rozprával a ja som pozorne vnímal jeho slová. Rozprával mi na príklad: „Náhodou, </text:span><text:span text:style-name="T9">byvši </text:span><text:span text:style-name="T1">v </text:span><text:span text:style-name="T9">Mikuláši </text:span><text:span text:style-name="T1">u priateľa </text:span><text:span text:style-name="T9">Hodžu, </text:span><text:span text:style-name="T1">šiel som do kostola počuť kázať kaplána Jonáša Záhorského. Po kázni poviem </text:span><text:span text:style-name="T9">Hodžovi: </text:span><text:span text:style-name="T1">„Miško, veď ten tvoj kaplán káže po katolícky.“ Mal </text:span><text:span text:style-name="T9">tedy Záborský </text:span><text:span text:style-name="T1">také sklony už ako kaplán Hodžov. A</text:span><text:span text:style-name="T10"> to </text:span><text:span text:style-name="T1">sa i splnilo. Alebo po vyrovnaní Maďarov s Viedňou r. 1868, liptovskí páni, pozvaní na banket, nechceli sa na ňom zúčastniť, kým Fraňo Jozef nepodpíše listinu, aby bol </text:span><text:span text:style-name="T9">Hodža </text:span><text:span text:style-name="T1">pozbavený fary a odsúdený do vyhnanstva. Kráľ podpísal a páni išli na banket. A ešte po tretie: </text:span><text:span text:style-name="T9">Hodža </text:span><text:span text:style-name="T1">šiel cez Štrbu kamsi do Spiša na prezeračky. Vrátivšieho sa do Štrby spýta sa Droppa: „Nuž, akože sa ti pozdala?“ </text:span><text:span text:style-name="T9">Hodža </text:span><text:span text:style-name="T1">odvetí: „Veď ti mi tá nechcela ani do očí pozreť.“ Droppa na to: „Hja, Miško môj, veď ty máš také oči, že ani ja tvojho pohľadu neznesiem.“ Tak mi to aspoň utkvelo v pamäti. A koľko mi toho narozprával.</text:span></text:p>
      <text:p text:style-name="P3"/>
      <text:p text:style-name="P2"><text:span text:style-name="T1">Podobne i farárka Droppová, keby som nebol mal vlastnej matky, bola by mi ju nahradila. A to bolo neobyčajné: získať si jej lásku. Pri odchode zo Štrby, plačúc lúčila sa so mnou. Svedčí o tom úryvok Droppovho listu zo 7. januára 1886: „Keď som ten Váš prvý list mojej mame počal čítať, sotva som dve tri písmenká prečítal, pustila sa moja drahá </text:span><text:span text:style-name="T9">starúška do </text:span><text:span text:style-name="T1">tak srdečného materinského plaču, ako by ste Vy jej vlastný syn bol, a vskutku tento lístok Váš tak rozvlnil žiale naše, ako keby sme sa len tu ešte boli spamätali, že sme Vás navždy stratili.</text:span></text:p>
      <text:p text:style-name="P3"/>
      <text:p text:style-name="P3">Úprimnú oddanosť a lásku oboch mám v milej a vďačnej pamäti.</text:p>
      <text:p text:style-name="P3"/>
      <text:p text:style-name="P3">Iného vyrazenia som nemal. V hostinci som vôbec nebol, ba do 23. roku som ani jednej noci nezmrhal. Akýmsi bájnym kúzlom účinkovalo na mňa hlásenie nočných hodín trúbením a spievaním obecného hlásnika známej piesne: Chváľ každý duch <text:soft-page-break/>Hospodina... Riadnemu životu pripisujem, že dosiaľ žijem, kým moji spolužiaci už dávno zapadli v chladných rovoch. V dedinskom ovzduší, kde niet príležitostí k výstrelkom, počiatky mladého veku mi plynuli milo. Bol som spokojný s prítomnosťou, jednako som túžil po inom pôsobišti, lebo obzor môjho života a účinkovania zdal sa mi byť priúzkym. I hmotné prostriedky mi nezabezpečovali trvalý pobyt v Štrbe.</text:p>
      <text:p text:style-name="P3"/>
      <text:p text:style-name="P2"><text:span text:style-name="T1">Cez prázdniny r. 1885 hľadala mošovská cirkev inzerátom v Národných novinách učiteľa. Na radu bratranca poslal som žiadosť, zdôrazňujúc v nej, že len z hmotných pohnútok uchádzam sa o učiteľskú stanicu v jej lone. Prihlásili sa šestnásti. Spomedzi nich povolala cirkev na próbu 4. októbra 1885 Ferdinanda Kraftu, kochanovského učiteľa.</text:span><text:span text:style-name="T5"> \footnote</text:span><text:span text:style-name="T2">{</text:span><text:span text:style-name="T1">Krafta, Ferdinand (1849 — 1906), učiteľ v Adamovských Kochanovciach.</text:span><text:span text:style-name="T2">}.</text:span><text:span text:style-name="T1"> Po ňom na 11. októbra 1885 povolala mňa. Zosadol som u predchodcu Juraja Šoltésza, starca vyše 70 ročného. Šoltész prešiel pred rokmi z Blatnice do Mošoviec. Svojho času bol znamenitým učiteľom. V staršom veku uľahčila mu cirkev prácu v škole povolaním pomocných učiteľov. Vyučovali obaja súčasne v jednej učebni vyše 100 detí, jeden okolo kachieľ nižšie dva ročníky, druhý okolo katedry vyššie. Z toho dá sa súdiť, aká bola </text:span><text:span text:style-name="T9">disciplina a </text:span><text:span text:style-name="T1">duševný úspech. Predošlého roku vypomáhal Ján Prokša, inak remeselník, tuším krajčír. Nehľadiac na to, vynikal v spoločenskom živote a najmä v národnom ohľade, budiac národné povedomie mládeže a dospelých. Postavou sládkovičovský starec, vážnou a pomalou rečou imponoval i mne. Jeho slovo zavážilo i v širšom okolí. Vznikla obava, či by som ozaj mohol byť jeho hodným nástupcom.</text:span></text:p>
      <text:p text:style-name="P3"/>
      <text:p text:style-name="P2"><text:span text:style-name="T1">Po príchode informoval ma o veciach súvisiacich s próbou. Obzrel som si budovu aj učebnú sieň. Budova stará, učebňa nízka s oblokmi strednej veľkosti na juh a východ, byt vlhký dvojizbový, bez kuchyne, len s akousi tmavou komorou, neboli veru lákadlom. V učebni táfle, okolo nich lavice. Porovnal som Štrbu, dedinskú obec, s Mošovcami, mestečkom, rodiskom Jána Kollára. Vážka sa </text:span><text:span text:style-name="T9">klonila </text:span><text:span text:style-name="T1">k Štrbe, kde boli dve školské budovy a v nich byty suché, útulné, učebne s lavicami hoci porezanými. V Štrbe práce menej, pohodlia viac, v Mošovciach naopak. Rozdiel bol len v dôchodku. Už vopred som sa uspokojil s nezdarom próby a v dôsledku toho i voľby.</text:span></text:p>
      <text:p text:style-name="P3"/>
      <text:p text:style-name="P2"><text:span text:style-name="T1">V nedeľu ráno som sa išiel predstaviť na faru. Farská budova bola ešte v horšom stave než školská. Obidve svedčili o nezáujme cirkevníkov o veci cirkevné a školské. </text:span><text:soft-page-break/><text:span text:style-name="T1">Predstavil som sa farárovi Dobručkému a zarazil som sa. Muž starší, 58-ročný, vysoký, s vyholenou podlhovatou tvárou, v polodlhom, vyšedivenom kabáte, s malou čiapočkou na hlave, vo veľkých vymastených čižmách, urobil na mňa nedobrý dojem. Porovnal som ho so štrbským Droppom, odetým v nedeľu v čiernom rúchu, tak po kňazsky, a vážka </text:span><text:span text:style-name="T9">klonila </text:span><text:span text:style-name="T1">sa zasa len ku Štrbe. Ale nedobrý dojem sa rýchle rozplynul </text:span><text:span text:style-name="T9">milotou </text:span><text:span text:style-name="T1">jeho reči, prýštiacej z úprimnosti duše a bez </text:span><text:span text:style-name="T9">falše. Prvý </text:span><text:span text:style-name="T1">dojem bol zahladený a vážka sa vyrovnávala.</text:span></text:p>
      <text:p text:style-name="P3"/>
      <text:p text:style-name="P2"><text:span text:style-name="T1">Organovanie a spev neboli síce prvotriedne, ale vybavili sa bez porušenia, hladko. Ťažkosť mi robil pedál, ktorý štrbský organček, takzvaný kvičiak, postrádal. Dobrucký mi vopred vyznačil piesne a </text:span><text:span text:style-name="T9">bohoslužebný </text:span><text:span text:style-name="T1">poriadok v liste, povolávajúcom ma na próbu. V tú nedeľu svätila cirkev slávnosť poďakovania za úrody. Prekvapila ma Dobruckého kázeň. Kázal o burze a čo s ňou súvisí.</text:span></text:p>
      <text:p text:style-name="P3"/>
      <text:p text:style-name="P2"><text:span text:style-name="T1">Po službách božích bol volebný konvent. O voľbe hneď po mojej próbe som nemal tušenia. Výsledok mi jemným spôsobom oznámil Šoltész. Vyvolili odrazu dvoch, Kraftu a mňa, Kraftu na prvom mieste a ak neprijme stanicu, na druhom mieste mňa. Ako mi bol predmet kázne neobyčajný, taká bola i voľba. Zvesť ma nezarmútila, lebo po získanej skúsenosti o pomeroch, najmä školských, som ani netúžil po zvolení. Okolnosti hovorili za Štrbu. Kraftu volili viac po známosti, z </text:span><text:span text:style-name="T9">kolegiality, na </text:span><text:span text:style-name="T1">odporúčanie jeho vedúceho spolužiaka Hrianku. Ale ozvali sa hlasy i za mňa, azda preto, že som bol mladší. Vrátil som sa spokojný do Štrby.</text:span></text:p>
      <text:p text:style-name="P3"/>
      <text:p text:style-name="P3">Vyvolený Krafta v nasledujúcom týždni oznámil cirkvi, že voľbu neprijme pre nezodpovedajúci byt. Ja by som bol odmietol pre školské pomery. Ako som však počul, kochanovská cirkev mu povýšila dôchodok. Možno, že ho viedla vypočítavosť, aby sa dal voliť, lebo byt vidieť a posúdiť mal príležitosť, keď bol na próbe a — nemal sa dať voliť.</text:p>
      <text:p text:style-name="P3"/>
      <text:p text:style-name="P3">Na konvente 18. októbra 1885 znovu vyvolili mňa, alebo prvú voľbu potvrdili. Oznámenie o vyvolení som prijal 20. októbra 1885. Zvesť ma náramne rozrušila a vyrazila z riadnej koľaje. Nevedel som si rady: či prijať alebo nie. Rozhodoval som sa raz kladne, raz záporne a podľa toho driapal som listy. To trvalo do piatku. Rozhodol som sa záporne, že voľbu nepríjmem a uvedomil som hneď cirkev mošovskú, aby <text:soft-page-break/>odpoveď v nedeľu mala v rukách. Vec, ako by sa zdalo, bola teda definitívne vyriešená.</text:p>
      <text:p text:style-name="P3"/>
      <text:p text:style-name="P2"><text:span text:style-name="T1">V nedeľu, idúc do kostola, som sa náhodou stretol s boženíkom, ktorý mi oddal citáciu v trestnej veci zo dňa 22. októbra t.r., aby som sa 28. októbra dostavil pred vyšetrujúceho sudcu do Hrádku. Na potvrdenke o prijatí zazrel som richtárovo meno, ktorý pravdepodobne tiež dostal úradné predvolanie. Z toho som si domyslel, že ma niekto, prípadne sám richtár, obžaloval, hoci som sa necítil v ničom vinný. Vzápätí som išiel na faru poradiť sa s farárom Droppom. Radil mi: ak je skutočne tak, že ma niekto udal, dobre vraj urobím, keď miesto do kostola pôjdem na stanicu odtelegrafovať, že voľbu a stanicu prijímam. Tak som aj urobil. </text:span><text:span text:style-name="T9">Telegrafoval </text:span><text:span text:style-name="T1">som: zápornú odpoveď odvolávam, stanicu prijímam.</text:span></text:p>
      <text:p text:style-name="P3"/>
      <text:p text:style-name="P2"><text:span text:style-name="T1">Keďže som voľbu neprijal, mošovská cirkev v tú nedeľu, 25. októbra 1885, uzniesla sa na konvente pozvať na próbu dňa 1. novembra 1885 priateľa Adama Grönera, vyhodeného spolu so mnou z Lučenca, a na ten čas filiálneho učiteľa v Podhradí, v Turci. Po prijatí môjho telegramu ešte v nedeľu o ½</text:span><text:span text:style-name="T5"> 7. </text:span><text:span text:style-name="T1">hod. večer pozvanie Grönera na próbu zastavila.</text:span></text:p>
      <text:p text:style-name="P3"/>
      <text:p text:style-name="P2"><text:span text:style-name="T1">Dozorca Juraj Čajka ma listom zo dňa 26. októbra 1885 uvedomuje o prijatí telegramu a jemným slovom mi vytýka záporné rozhodnutie, pripomínajúc, že vyvolenie Krafta 11. októbra 1885 mnohí považovali za prenáhlené a pochybené považovali, ale chybu na konvente 18. októbra 1885 napravili a súčasne ospravedlňuje neblahé pomery školské v cirkvi tým, že stavala kostol, vežu, nadobudla organ, zvony, mala posviacky, jubileá a je si vedomá, čo ju očakáva v budúcnosti. Uznáva, že školská budova je v zlom stave, jednako sa v nej vyučil slávny Ján Kollár, Hodžovci a iní vznešení mužovia a účinkovali v nej ctihodní učitelia Adam </text:span><text:span text:style-name="T9">Burian </text:span><text:span text:style-name="T1">51, Juraj Šoltész 29 rokov. Odo mňa závisí, aby som starú školu mladou silou osviežil. Vytýka mi, že som sa dal „materiálnosti“ prevýšiť a ich dôverou pohrdol. V tom sa však veľmi mýli, lebo materiálny záujem by ma mal lákať do Mošoviec, ale ideálne ponímanie povolania ma odrádzalo prijať stanicu. Dôchodok v Mošovciach bol značne väčší než v Štrbe. A mýli sa i v tom, že sa Kollár učil v terajšej starej školskej budove. Učil sa v budove drevenej za potokom oproti kostolu. Na jeho žiadosť som poslal diplom v pôvodine, aby mi cirkev mohla poslať vokátor.</text:span></text:p>
      <text:p text:style-name="P3"><text:soft-page-break/></text:p>
      <text:p text:style-name="P3">Farár Dobrucký, posielajúc mi vokátor, v liste zo dňa 4. novembra 1885 je však inej mienky. Uznáva chybu, ktorá sa stala: „Viem si predstaviť, aký to asi cit môže byť, keď by v mojej prítomnosti, po zložení próby — iného vyvolili.“ Súdili rozdielne: prvý subjektívne, druhý objektívne, ale oba dobroprajne.</text:p>
      <text:p text:style-name="P3"/>
      <text:p text:style-name="P2"><text:span text:style-name="T1">Nepredvídanou udalosťou, úradným predvolaním súdu, stal som sa takmer mimovoľne učiteľom mošovským. Predvolanie sa zbehlo súčasne s mojim rozhodnutím o prijatí voľby. Nech sa stane včaššie alebo o niekoľko hodín neskôr, nebolo by vzniklo podozrenie, ktoré zmenilo moje prvotné rozhodnutie. Predmet predvolania bol až smiešny. Istý Michal Okolicsányi, s ktorým som sa poznal v Kállayovej kancelárii, vystavil na moje meno poistenie na 3 zl., ktoré mi, vraj, ako šacovníkovi vyplatil ako daňový exekútor. Ako svedok som svedčil záporne a falšovateľ bol posúdený. Vo viere vlažný alebo svetácky smýšlajúci človek bol by v tom videl púhu náhodu. Ja som v tom videl prst Boží: Boh </text:span><text:span text:style-name="T9">zvrátil </text:span><text:span text:style-name="T1">môj úmysel. To ma uspokojilo a naplnilo nádejou do budúcnosti.</text:span></text:p>
      <text:p text:style-name="P3"/>
      <text:p text:style-name="P3">Na konvente dňa 8. novembra 1885 poďakoval som sa štrbskej cirkvi. Prítomní cirkevníci ma zdržiavali, sľubujúc povýšiť mi vokátor. Odpovedal som: „Vedeli ste, že dôchodok zabezpečený vokátorom nedovolí mi založiť si domácnosť v Štrbe a vedeli ste, že ma v Mošovciach vyvolili a že som voľbu neprijal, ale neprejavili ste ani slovom, že si ma neprepustíte, a ja som vás o svojom vyvolení ani súkromne a tým menej úradne neuvedomil, aby ste sa nenazdali, že som sa preto uchádzal do inej cirkvi, aby som na prípad zvolenia žiadal povýšiť vokátor. To by bolo bývalo odo mňa nečestné. Slovo som dal a nemôžem ho zrušiť. K tomu sa medzi vami našiel človek, ktorý povedal, že vás Zgúthovci len chcú len šarpať. Ani preto tu nemôžem ostať.“ Vzťahovalo sa to na môjho brata, ktorému, vyvolenému do Čáčova, cirkev svojho času zriadila byt a vokátor a prípadne i na mňa, keby som vyvolenie, ako si azda mysleli, bol použil ako prostriedok pre hmotný zisk.</text:p>
      <text:p text:style-name="P3"/>
      <text:p text:style-name="P2"><text:span text:style-name="T1">A jednako mi bolo za Štrbou ľúto. Prežil som v nej niekoľko rokov ako študent. Videl som ako žialili za bratom, hľadali jeho mŕtvolu a súcitili s </text:span><text:span text:style-name="T9">matkou. I</text:span><text:span text:style-name="T1"> mne boli rodičia a cirkevníci vždy, za 3-ročného pobytu, naklonení. Odmenil som sa im tým, že som im odporúčal za učiteľa svojho priateľa Adama Grönera, ktorého po mojom odchode </text:span><text:soft-page-break/><text:span text:style-name="T1">jednomyseľne vyvolili a mali v ňom iste lepšiu náhradu za mňa. Farár Droppa mi ho charakterizoval v liste „dobruškým Grönerom.</text:span></text:p>
      <text:p text:style-name="P3"/>
      <text:p text:style-name="P3">Odsťahoval som sa 10. novembra 1885. Odprevadili ma len školské deti, vedené učiteľom Hibjanom, povyše obce, v školskej budove len farárovci a kurátor Michal Sokol. Lúčenie s farárovcami bolo tklivé. Ako ma prijali, tak ma i odprevadili. Nemám im to za zlé. Urobili tak z nevedomosti. Len kde tu sa objavili ženské osoby na preddomí.</text:p>
      <text:p text:style-name="P3"/>
      <text:p text:style-name="P2"><text:span text:style-name="T1">Dňa 12. novembra 1885 došli sme i s matkou do Mošoviec. Na stanici v Diviakoch ma privítali na 6-8 kočoch poprední mošovskí cirkevníci. Veľký rozdiel medzi prijatím v Štrbe a v Mošovciach. V tom som videl prejav dôvery k svojej osobe, ale aj úcty k učiteľskému stavu. A nesklamal som sa. Zosadli sme v dome Jána Hrianku, popredného </text:span><text:span text:style-name="T9">církevníka a </text:span><text:span text:style-name="T1">potomného dozorcu a richtára, k spoločnej večeri. Privítal ma farár Dobrucký a dozorca Čajka. Na reč som reagoval povinnou vďakou za dôveru a sľubom, že budem pracovať na rozkvete školy a na mravnom i duševnom úspechu zverených dietok. Za niekoľko dní, kým mi došlo náradie, požívali sme pohostinnosť Hriankovského domu. </text:span><text:span text:style-name="T9">Milota a </text:span><text:span text:style-name="T1">dobrosrdečnosť domácej panej, ktorá mi bola až do svojej smrti naklonená, nevymizne mi z pamäti.</text:span></text:p>
      <text:p text:style-name="P3"/>
      <text:p text:style-name="P2"><text:span text:style-name="T1">Dňa 16. novembra 1885 bol zápis. Niekoľkí rodičia dali zapísať deti do iných škôl. Zapísalo sa ich 82, ktoré som mal sám vyučovať. Úloha v takej učebni a za takých okolností iste ťažká. Vo vokátore bola podmienka, že som povinný zaopatriť si pomocného učiteľa za náhradu ročitých 150 zl. Konvent to ešte pred mojim príchodom zmenil: sotva budem mať vyše 80 — 90 detí a ak aj, zvládnem ich vyučovať. </text:span><text:span text:style-name="T9">Pasus </text:span><text:span text:style-name="T1">vo vokátore bol iste na ujmu môjho dôchodku, lebo za ročitých 150 zl. sotva by som bol našiel takého učiteľa, ktorý by mi bol náležite pripravil nižšie ročníky. Na diplomovaného učiteľa by som musel doplácať zo svojho dôchodku, na nediplomovaného fyzickou námahou, aby som nahradil zameškané. Pre budúcnosť som sa rozhodol pre prvé. V tom čase bolo také ponímanie všeobecné. Nedivím sa ani mošovským cirkevníkom, hoci som o nich predpokladal, že ako vzdelanejší budú lepšie chápať význam školy. V Štrbe, trebárs na úradný tlak, bola už od r. 1870 zriadená druhá učiteľská stanica s dvoma učebňami a s lepším zariadením. V Mošovciach ešte ani v r. 1885 nepomýšľali rozšíriť svoju školu na dvojtriednu, hoci už </text:span><text:soft-page-break/><text:span text:style-name="T1">pred mojim príchodom povolávali k boku riadneho učiteľa, aby mu obľahčili prácu a najali pre nich byt, aj učebňu. Len tesne pred mojim príchodom vyučovali obaja v jednej miestnosti. Podľa toho ani úspech nezodpovedal úspechu dvojtriednej školy a disciplína bola uvoľnená.</text:span></text:p>
      <text:p text:style-name="P3"/>
      <text:p text:style-name="P3">Vojdem prvý raz do učebne. Už zvonku počuť šum a hluk. Deti ako po prvý raz sedia oproti sebe ako haringy v sude okolo „táfiel“ vykývaných a pri najmenšom pohybe vŕzgajúcich, na stoloch s nohami naokrúhlo vystrúhanými, zapravenými do vyvŕtaných dier, ktoré, ako sa to často prihodilo, prepchali sa cez dieru a deti zhŕkli na hromadu. Sedeli tak husto, že sa všetkým nedostalo miesta položiť tabuľky na táfľu, niektoré držali tabuľku v ruke aby mohli písať. Prvé bolo na ujmu disciplíny, druhé na ujmu výučby. Pred očami sa mi vyjavil krčmový obraz.</text:p>
      <text:p text:style-name="P3"/>
      <text:p text:style-name="P2"><text:span text:style-name="T1">Prvé vyučovanie bolo bez incidentu. Vysvetlil som význam školy, povinnosti v škole a v učení a najmä v mravnom správaní. Účinok môjho napomenutia nebol badateľný. V prvých dňoch vyučovania som spozoroval, že sa v mojej prítomnosti, kým som sa zamestnával s nižšími ročníkmi, starší žiaci pod záchranou táfieľ hrajú v karty. Pristúpil som k nim, karty som rozdriapal, vyhodil oblokom do záhrady a vysvetliac následky kartovej hry, pohrozil som všetkým prísnym trestom. Inokedy prišli mi zasa ľudia žalovať, že žiaci, idúc zo školy, praktikujú pastierske hvizdy, akoby boli kdesi na holiach. Zasa som len napomenul, ako sa majú správať na ulici a pohrozil prísnou pokutou. Vôbec som sa spočiatku bránil trestať nezbedníkov, aby žiaci i rodičia nevideli vo mne krutého trestateľa a nezanevreli na mňa, ale žiaci láskavého otca a rodičia dobroprajného vychovávateľa svojich prípadne rozmaznaných detičiek. Často som priamo netrestal ani slovom. O tom svedčí udalosť: Čítali mi prvoroční žiaci, sediaci okolo táfieľ, jedni tvárou, druhí chrbtom obrátení ku mne. Bolo medzi nimi čisto oblečené, umyté a pekne učesané dievčatko. V tom zrazu vstane jeho susedka: „Pán učiteľ, táto má na vlasoch voš.“ Uprel som zrak a presvedčil som sa o skutočnosti, ale nepovedal som slova. Čítali sme ďalej. Po skončení napomenul som žiačky, aby sa každý deň riadne umývali a učesali a, keď to sami ešte nevedia, aby poprosili mamičky, ale bez toho, aby som bol spomenul meno dievčatka a vystavil ho potupe celej školy, lebo — hovoril som ďalej — taký prípad sa aj pri čisto držaných deťoch často stáva. Ale čože? Žiačky, idúc zo školy, hlásali medzi sebou i tým, ktorých stretli, škodoradostne, že žiačka N. má vši. Popoludní, v prestávke vošiel </text:span><text:soft-page-break/><text:span text:style-name="T1">som do svojej izby. V tom objaví sa na prahu izby oberučná ženská osoba, podoprie si boky a spustí na mňa: „Pán učiteľ, ako sa oni opovážili hľadať môjmu dievčaťu vši na hlave? Ja si svoje dieťa čisto riadim atď.“ Prekvapený výstupom nedal som sa vyviesť z rovnováhy, ale volám osobu dnu, chcem ju posadiť a vysvetliť vec. Na úctivé volanie osoba však nereaguje, ale ďalej sype urážlivé slová. Nevediac iného východiska, postúpim k nej, pootvorím dvere a zvolajúc hlasno: „Prvá a ostatná žena bola sa so mnou vadiť“ — vytisnem ju von. Odišla s ďalšími nadávkami, ktoré som však nepočul a nepočuli azda ani deti. Spôsob bol síce </text:span><text:span text:style-name="T9">nezdvorilý, </text:span><text:span text:style-name="T1">ale </text:span><text:span text:style-name="T9">obecnosť </text:span><text:span text:style-name="T1">si ho povšimla a uvedomila si, že ten mladý učiteľ si veru nedovolí urážlivých slov a nápadov. A mal i dobré následky: od toho času, za 33 rokov, neopovážil sa nik príjsť do školy vadiť sa. Neskoršie som vyučoval viac dietok patričnej, podporoval som jej syna a stala sa mi priateľkou. Keby som sa cítil vinným, sotva by som tak sebavedome zakročil.</text:span></text:p>
      <text:p text:style-name="P3"/>
      <text:p text:style-name="P2"><text:span text:style-name="T1">A netrestal som ani telesne, hoci zákon ľahké trestanie dovoľoval. Upotrebil som ho pri vzdorovitosti žiaka, i to len vtedy, keď som nebol nahnevaný. Prípad sa udial tiež po mojom príchode na začiatku školského roku. Žiak (Jozef Kuzma), v učení pre lenivosť dosť slabý, pritom neukáznený, ale telesne dobre vyvinutý a najmä silný, pri vysvetľovaní nedával pozor a šeptaním aj inými nezbedami vyrušoval spolužiakov i mňa. Upozornil som ho raz, dva razy, ale to neosožilo. Prísnym hlasom som ho vyvolal von. Nazdávajúc sa, že keď som mal paličku v ruke, tak ho idem telesne trestať, odvetil mi vzdorovite: „Mňa ani rechtor, ani učiteľ nikdy nebil, ani im sa nedám biť.“ Rozpálený hnevom pre jeho vzdor a neúctivosť, najmä oproti starému a všeobecne váženému predchodcovi vyrazil som silným hlasom, že žiactvo stuhlo: „Nuž, tebe ten starý pán, ktorého si každý váži, bol rechtorom a nie pánom rechtorom?! Keby som nebol nahnevaný, potrestal by som ťa, že by si si to na celý život zapamätal“ — a odhodil som paličku. A to účinkovalo. Žiaci poznali vo mne prísneho, ale láskavého učiteľa, ktorý netresce bez príčiny a pri trestaní sa nedá zachvátiť hnevom. Pravdepodobne to vyrozprávali i doma, čo tiež mohlo dobre vplývať na mienku rodičov o mne, ktorí boli asi zvedaví, ako si počínam v škole. Keby bol poslúchol, bol by som ho potrestal čo i len vystavením z kruhu žiakov, aby neznepokojoval. Pri najbližšom previnení som ho potrestal telesne. Od toho času sa stal usilovným a v každom ohľade príkladným a milým žiakom. I rodičia mohli vidieť, že nemám záľuby v trestaní, ale trescem len vtedy, keď tiché napomenutie nemá </text:span><text:soft-page-break/><text:span text:style-name="T1">účinku a — bez hnevu. Paličku upotrebujú mladí učitelia, aby ňou akosi upevňovali svoju autoritu. Upotreboval som ju pri vyučovaní, len keď bola potrebná.</text:span></text:p>
      <text:p text:style-name="P3"/>
      <text:p text:style-name="P2"><text:span text:style-name="T1">Takto som </text:span><text:span text:style-name="T9">plel </text:span><text:span text:style-name="T1">a kynožil burinu </text:span><text:span text:style-name="T9">neukáznenosti, </text:span><text:span text:style-name="T1">svojvôle a vzdorovitosti hneď na počiatku. </text:span><text:span text:style-name="T9">Neviním </text:span><text:span text:style-name="T1">z toho predchodcu, ale </text:span><text:span text:style-name="T9">viním </text:span><text:span text:style-name="T1">okolnosti. O ňom, o stave, v akom som našiel školu, som sa nikdy nešetrne nevyslovil, ani iným nedovolil vyslovovať. S rozhorčením som vždy zatracoval, keď sa mladí bratia zlomyseľné a skrivodlive o svojich v službe zošedivelých predchodcoch vyslovovali, aby nimi zakrývali svoje nedostatky. O ďalších spôsoboch v udržiavaní kázne sa zmienim neskoršie.</text:span></text:p>
      <text:p text:style-name="P3"/>
      <text:p text:style-name="P2"><text:span text:style-name="T1">Pri takých okolnostiach ani úspech v učení nezodpovedal zákonným predpisom. Vyučovanie predmetom nebolo jednotné. Niektorí žiaci v istom predmete vynikali a stáli na úrovni, akú zákon predpisuje, iní v tomže ročníku vedeli veľmi málo, alebo takmer nič. Spozoroval som to najmä v počtovaní. Ojedinelí poznali štyri základné výkony, väčšina sotva vedela sčitovať. Vyučovanie slovenskej reči sa obmedzilo na čítanie a písanie. O systematickom vyučovaní </text:span><text:span text:style-name="T9">mluvnice a </text:span><text:span text:style-name="T1">pravopisu nebolo stopy, hoci jednotlivci mali </text:span><text:span text:style-name="T9">kusé známosti z pravopisu. Z </text:span><text:span text:style-name="T1">maďarčiny vedeli niečo prekladať zo Šamarjayho učebnice. </text:span><text:span text:style-name="T5">\footnote</text:span><text:span text:style-name="T2">{</text:span><text:span text:style-name="T1">Samarjay, Károly: Návod k rýchlemu a ľahkému naučeniu sa maďarskej reči. Budínpešť 1880.</text:span><text:span text:style-name="T2">}.</text:span><text:span text:style-name="T1"> Ani tu nebolo možné nadviazať na ďalšie vyučovanie. A tak bolo aj v reáliách. Rozvrh učebnej látky prispôsobil som podľa znalostí žiactva. Rozdelil som školu v niektorých predmetoch na tri, v niektorých na štyri ročníky. Prvý ročník som vyučoval osobitne, druhý tiež, len v maďarčine a v cvičení umu a reči (v terajšej prvouke) som ho spojil s prvým ročníkom; tretí až do šiesteho v slovenčine a v maďarčine spolu; v počtoch spojil som tretí ročník so štvrtým; v reáliách tretí ročník osobitne, .štvrtý až do šiesteho spolu. Všetko a všade od základu. Hneď na začiatku, asi o mesiac som počul neprajnú kritiku. Prvoroční žiaci si doniesli šlabikár už v prvý deň a vláčili ho až do Vianoc bez toho, aby sa z neho učili. Pravda, predchádzajúci pomocný učiteľ, remeselník, už v prvý deň učil poznávať hlásky a písať písmená. Netrpezlivé mamičky nesúhlasili s takýmto poriadkom: Čo je to, vraj, za učiteľa, že ešte neučí čítať; už mi dievča zodralo šlabikár a ešte sa z neho neučí?! Ale neskôr si pochvaľovali, ako pekne čítajú a boli spokojné.</text:span></text:p>
      <text:p text:style-name="P3"/>
      <text:p text:style-name="P2"><text:span text:style-name="T1">Vo februári som mal nečakanú a netúženú návštevu. Prišiel mne až nadmieru </text:span><text:soft-page-break/><text:span text:style-name="T1">naklonený škôldozorca Gejza Szöllö s farárom Dobruckým. Jeho návštevu som ešte nečakal, hoci som často rozmýšľal, ako sa zachová ku mne, keď ma dva razy vyhnal z učiteľského ústavu v Kláštore pod Znievom a aj proti dobroprajnosti ministra Treforta zaujal protivné stanovisko a nedovolil vychovávať panslávov. Hneď pri príchod som zbadal zmenu. Akoby medzi nami nebolo bývalo rozporov. Všetko išlo po slovensky. Žiaci odpovedali z prebratej látky na moje i jeho otázky správne. Prekvapil som ho, že vedeli rozdiel medzi predmetnými a podmetnými maďarskými slovesami. Boli sme práve pri časovaní. Odpovedajúcich pochválil. Pri vyprevádzaní sa ma spýtal: „Však ste vy, milý priateľu, boli odrazu s Grönerom relegovaný z Lučenca?“ Na kladnú odpoveď poznamenal: „Veru veľmi ľutujem, že odišiel z Turca.“ Cestou povedal Dobruckému nemecky: „Pán farár, vy ste urobili terno.“ Tak mi to neskoršie povedal Dobrucký. Teda Gröner svojou spôsobnosťou zmenil jeho náhľady a pripravil i mne prajné prijatie. Aj pri ďalších návštevách sa ku mne správal dobroprajne. Pravda, vtedy vedeli už žiaci ním maďarsky prednesenú rozprávku zopakovať po slovensky. Jeho výrok, že „v Turci najkrajšie hovoria maďarsky panslávi“, bol všeobecne známy a spôsobil nevôľu u turčianskych zemanov. Raz, vidiac oblokom človeka podobného Petöfimu, zbehol dolu a natrafiac mošovského Čajku, spýtal sa, že kto je ten človek, čo sa tak podobá Petöfimu? Bol to istý Petrovič z </text:span><text:span text:style-name="T9">Mošoviec. Či to bola len </text:span><text:span text:style-name="T1">náhoda alebo zdedená podobnosť s rodinou Márie Hrúzovej z Liešneho, matky Petöfiho, sa nedalo zistiť. Náhoda môže byť len v mene, lebo Petöfiho otec pochádzal z nitrianskej župy; podobnosť mohla však byť prirodzená, lebo rodina Hrúzovská z Liešneho mohla byť pokrvná s rodinou Petrovičovskou z Mošoviec.</text:span></text:p>
      <text:p text:style-name="P3"/>
      <text:p text:style-name="P2"><text:span text:style-name="T1">Škôldozorca Szüllö zmenil teda nepriazeň voči mne za uznanie a dobroprajnosť. Pravdepodobne videl rozdiel v pôsobení a v metodickej zručnosti priateľa Grönera na ujmu mnohých štátnych učiteľov, spadajúcich pod jeho dozor. Inak by nevyslovil ľútosť nad jeho odchodom. Podľa toho posudzoval i mňa, hoci vedel, že sme svoje zmýšľanie nezmenili. Život často zmení náhľady vsugerované školou a politikou. Žiaľ, že nie vždy a u všetkých. U mnohých osobné záujmy nedovoľujú zmeny, lebo služba takzvanej „štátnej idey“ bola rebríkom k pohodliu, moci a k sláve. Maďarská vláda menovala škôldozorcov za politické zásluhy, nehľadiac na to, či sú odborne kvalifikovaní posúdiť prácu učiteľa a úspech žiaka, alebo dať úpravu a metodický pokyn učiteľovi. Boli viac školskými policajtmi, aby pozorovali politické zmýšľanie </text:span><text:soft-page-break/><text:span text:style-name="T1">učiteľa a kvalifikovali jeho činnosť podľa úspechu z maďarskej reči. Škôldozorský úrad bol teda sinekúrou pre odbavených politikov a </text:span><text:span text:style-name="T9">snemových </text:span><text:span text:style-name="T1">vyslancov. Nie div, že slabší a v povolaní vlažní učitelia plávali s prúdom, ktorý sa čím ďalej tým viac rozvíril. Pri návšteve bolo stereotypnou otázkou, čo vedia z „uherskej“ reči, neskôr: </text:span><text:span text:style-name="T10">&lt;lang HU&gt;</text:span><text:span text:style-name="T1">mit tudnak a magyar nyevböl?</text:span><text:span text:style-name="T10">&lt;/lang&gt;</text:span><text:span text:style-name="T1"> Učitelia to vedeli, a preto sa snažili čím viac úsilia a času venovať reči maďarskej, zanedbajúc ostatné predmety. Niektorí volili tak povedome, aby dosiahli uznanie, pochvalný diplom alebo hmotnú odmenu, najmä od Femky (maďarizačného kultúrneho spolku). Týmto bol každý poklesok láskave prehliadnutý. Ale slovenskí a národne prebudení, najmä evanjelickí učitelia, sa museli náležite opásať, aby im Damoklov meč nepadol na hlavu. O ďalšom dozore a s tým súvisiacich skúsenostiach zmienim sa v chronologickom postupe.</text:span></text:p>
      <text:p text:style-name="P3"/>
      <text:p text:style-name="P3">Prvá skúška bola 29. júna 1886 v kostole v prítomnosti Dobruckého ako dekana. Začala sa spevom príležitostnej piesne, modlitbou a privítaním. Podobným spôsobom sa i zakončila. Neskôr som si sám skladal piesne, vítanky a poďakovánky. Žiaci odpovedali v kruhu pred oltárom. Odpovedali hlasno. Rodičia odchádzali uspokojení, lebo každý žiak viackrát odpovedal. O význame skúšok poviem svoj názor v ďalšom postupe.</text:p>
      <text:p text:style-name="P3"/>
      <text:p text:style-name="P3">Všetky ročníky učil som i nasledujúceho (1886/87) roku s uľahčením, že som sa priblížil o krok k riadnemu rozdeleniu učebnej látky pre štyri oddelenia. Počet žiactva (108) i úroveň úspechu sa zvýšili. Skúška bola tiež 29. júna (1887). Po skúške kvôli dekanovi bývala obligátna večera, na ktorej padli slová uznania a mienky smerujúce k náprave školskej výučby.</text:p>
      <text:p text:style-name="P3"/>
      <text:p text:style-name="P2"><text:span text:style-name="T1">Hneď na počiatku mi prichodí zmieniť sa aj o kantorskom pôsobení. Do organovania s pedálom som sa čoskoro vžil. Odchýlky piesní mi vysvetlila staršia dcéra Dobruckého, Málika. Ale toho nebolo toľme treba. Väčšiu biedu som mal s veršovaním pri pohreboch. O veršovaní som nemal poňatia a vôbec nikdy som nepočul čítať verše na pohrebe. Mal som síce pohrebné verše Uramove a Salvove, ale odobierky od rodiny v nich neboli. K tomu som sa aj ostýchal zdobiť sa cudzím perím. Hneď po príchode sa vyskytli dva neočakávané prípady smrti. Už 19. novembra 1885 mal som pochovať Máriu Hrčovú, dievča, ktoré od popálenia na </text:span><text:soft-page-break/><text:span text:style-name="T1">sporáku umrelo a 24. t.m. istého Holca, ktorý sa zabil pádom v izbe, ale úradnou </text:span><text:span text:style-name="T1">pitvou sa zistilo, že mal zhnité pľúca. Na takéto prípady som však vzory v tlačených veršoch nenašiel. Úmorne som ich zlátal, ako som vedel. Veršovanie pri pohreboch je síce pekným zvykom nášho ľudu, ale </text:span><text:span text:style-name="T9">kantorovi to </text:span><text:span text:style-name="T1">robí náramné ťažkosti. Priateľ Juraj Šoltész, syn predchodcov, mi poradil, aby som si vyžiadal od jeho otca niekoľko veršov ako vzor. Tie však boli písané v bibličtine a rýmované na samé ...iti a ...ati, hoci boli obsažné. To sa mi akosi nepozdávalo. Boril som sa teda s veršovaním v slovenčine ďalej. Podobne mi radil, aby som si dal navariť čaj, pridal tam rum a vypil pohár, dva, prípadne i tri pre prípad </text:span><text:span text:style-name="T9">nezdaru, </text:span><text:span text:style-name="T1">že mi to potom pôjde. Poslúchol som radu, hlava mi od rozčúlenia trešťala, ale myšlienky sa rodili ťažko, i to len akési nedôchodčatá, súce na pohodenie na </text:span><text:span text:style-name="T9">spartanský </text:span><text:span text:style-name="T1">spôsob. Pracoval som i po polnoci, ale od rozčúlenia som zasa nemohol zaspať. Nevyspatý som na druhý deň vyučoval do 10, 00 hod. v škole. Potom zasa zo dve hodiny s holou hlavou, najmä v zime na fíliách, odbaviť pohreb bolo iste na ujmu zdravia. Obligátna štóla od pohrebu s veršami bola 1 zl. 40 kr., bez veršov 60 kr. nasledovne honorár za verše, ktoré vyžadovali 3-5 hodín práce, činil 80 kr. Len zriedka otvorili cirkevníci </text:span><text:span text:style-name="T9">„své </text:span><text:span text:style-name="T1">štedré </text:span><text:span text:style-name="T9">ruce.“ </text:span><text:span text:style-name="T1">Hnevalo ma, keď sa spytovali, čo sú dlžní za pohreb. Často sa stalo, že sme s farárom odpustili štólu. A stalo sa i to, že si potom uštedrili väčšie kvantum nápoja zaliať hlboký žiaľ. Čím bolo viac rodiny, od ktorej sa zosnulý ústami </text:span><text:span text:style-name="T9">kantora odoberal, </text:span><text:span text:style-name="T1">tým bola osobnosť jeho významnejšia a rodina povznesenejšia. Vynechať niekoho náhodou z odobierky bolo veľkou urážkou a nezabudlo sa na ňu do smrti. Úmyselné vynechanie bolo dielom pomsty. Zbadajúc pri popise rodiny takú úmyselnosť z hnevu, nedopustil som vynechanie. Verše bývali takmer pri každom pohrebe, ešte i jeden deň žijúcemu, nezákonnému dieťaťu. Nežiadali ich, keď sa obávali verejne kárajúceho slova. V Turci boli všeobecne obľúbené. Na jednom seniorálnom konvente proti návrhu </text:span><text:span text:style-name="T9">kasírovať </text:span><text:span text:style-name="T1">verše ozvali sa hlasy z ľudu: keď sa kasírujú verše, ľud nebude žiadať kázne. Zostalo teda pri starom.</text:span></text:p>
      <text:p text:style-name="P3"/>
      <text:p text:style-name="P2"><text:span text:style-name="T1">Ale rada s čajom neskôr jednako osožila. Roku 1910 vydal Ján Bežo v Senici zbierku mojich veršov pod menom „Slová útechy“. Mám zbierku i pre ďalšie vydanie. Veršovaniu pri pohreboch pripisujem, že som sa dal na umenie poézie, lenže môj Pegas nevzniesol sa do velebnej </text:span><text:span text:style-name="T9">výše. </text:span><text:span text:style-name="T1">Praktikoval som ju, keď som chcel zahnať </text:span><text:span text:style-name="T9">trudné </text:span><text:span text:style-name="T1">myšlienky a čierne chmáry na obzore slovenského života. Bola mi oddychom od denného bremena. Písal som často na objednávku. Školské povinnosti mi boli </text:span><text:soft-page-break/><text:span text:style-name="T1">nadovšetko.</text:span></text:p>
      <text:p text:style-name="P3"/>
      <text:p text:style-name="P2"><text:span text:style-name="T1">V druhom roku svojho pôsobenia som šetrným a odôvodneným spôsobom súkromne vyslovil žiadosť, aby cirkev postavila školskú budovu s dvoma učebňami a s primeraným bytom, lebo inak, hoci i proti svojej vôli, si budem hľadať miesto pre svoje pôsobenie inde. A to i preto, aby školská výučba zodpovedala zákonu a životným potrebám. Cirkev konventálnym uznesením zo dňa 7. marca 1886 vyhovela žiadosti a potrebe postaviť budovu a na jar 1887 sa chytila k stavbe. Plán vyhotovil staviteľ Blažej </text:span><text:span text:style-name="T9">Bulla. V </text:span><text:span text:style-name="T1">októbri 1887 stála školská budova na starom mieste s novou prístavbou pre dve učebne a s prestavbou starej budovy na byt s tromi izbami, s izbou pre pomocného učiteľa i s potrebným príslušenstvom. Stavali ju mošovskí murári Jozef Šimo a Ján Ballo za stavebnú cenu 2275 zl., rátajúc do toho i postavenie bočných stavov. Chyba bola, že múry starej budovy nezrúcali do základu a neizolovali od vlhkosti. Následkom toho vlhkosť zo starých a len kde-tu zrúcaných múrov presiakla do bytu a neskôr i do novopostavených učební. Sporenie malo teda nedobré následky, lebo dve izby boli pre vlhkosť takmer neobývateľné a steny, pokryté sanitrou, spôsobili, že mi obrazy od vlhkosti zhnili a vo futrách dverí sa rozprášila huba. Oľutovaná chyba sa však nedala napraviť. Obyčajne to býva tak pri stavbách cirkevných, kde koľko hláv — toľko rozumov rozhoduje, nehľadiac na následky, len aby to bolo čím lacnejšie. Pristavené dve učebne tiež nezodpovedali malou plochou, nehľadiac do budúcnosti, že sa počet detí môže časom zvýšiť, ale i preto, že sa dvere neotvárali tam, kde malo byť pódium, ale na strane, kde mali byť lavice. Tým sa plocha na postavenie lavíc značne zmenšila. To bola zasa chyba staviteľova. Učebňa pre vyššie ročníky podľa lavíc mohla umiestiť len 48 žiakov, počet sa však v budúcich rokoch takmer zdvojnásobili, preto sa miesto štyroch muselo tisnúť po šesť žiakov v laviciach. Ich počet sa pohyboval medzi 70 — 90. To bolo na ujmu výučby a disciplíny. Posviacku školy vykonal 2. októbra 1887 (v </text:span><text:span text:style-name="T10">XVII. </text:span><text:span text:style-name="T1">nedeľu po sv. Trojici) turčiansky senior Jozef Horváth, v prítomnosti Pavla Mudroňa, seniorálneho dozorcu a za spoluúčinkovania Dobruckého. Pri takýchto príležitostiach obvyklý banket prekazil dozorca Hrianka proti všeobecnej vôli cirkevníkov z úsporných dôvodov. Na skromnej večeri nebol prítomný ani farár Dobrucký, len seniorálne predstavenstvo, dozorca, kurátor a ja.</text:span></text:p>
      <text:p text:style-name="P3"/>
      <text:p text:style-name="P2"><text:span text:style-name="T1">Pretože budova mala dve učebne, jednotriedna škola sa rozšírila na dvojtriednu. V </text:span><text:soft-page-break/><text:span text:style-name="T1">zmysle vokátora som bol povinný postarať sa za náhradu ročitých 150 zl. o druhého </text:span><text:span text:style-name="T1">učiteľa. Uverejnil som súbeh pred začiatkom školského roku v Národných novinách na pomocného učiteľa s platom ročitých 200 zl., s jednou izbou a s okurovaním. Mal som teda zo svojho dôchodku okrem okurovania doplatiť a doplácať 50 zl. ročite. Plat, vokatoriálne ustálených 150 zl., hanbil som sa uverejniť i pre znehodnotenie učiteľského povolania; veď dôchodok sluhu, počítajúc do toho stravovanie, bol vtedy vyšší. Cirkev však za dva roky, kým som sám učil, neplatila mi tých 150 zl. titulom odmeny za vyučovanie všetkých ročníkov. A ja som ani nepýtal.</text:span></text:p>
      <text:p text:style-name="P2"><text:span text:style-name="T1">Svojho času, tráviac prázdniny ako vyhodenec v Hybiach, poznal som tam kaplána Miloslava </text:span><text:span text:style-name="T9">Krčméryho, prilnuli </text:span><text:span text:style-name="T1">sme vzájomne k sebe a uzavreli priateľstvo. 16. augusta 1887 dostal som list, v ktorom mi píše, že by reflektoval na súbeh pomocného učiteľa. Žiadal ma zistiť, či by cirkev v kladnom prípade bola naklonená zvoliť ho za pomocného učiteľa s titulom kaplána, lebo by nechcel zameniť kňazský stav so stavom učiteľským, ani v prípade vyvolenia za riadneho učiteľa, aby sa časom ako kaplán mohol hlásiť na kňazskú stanicu. Keďže Dobrucký telesne klesal a ťažko mu bolo plniť funkcie, preto pri nedeľných službách božích, aby si oddýchol, dal spievať medzi kázňou aspoň jeden verš piesne. Cirkevníci s návrhom súhlasili. Oznámil som mu, že Dobrucký i cirkev vyhovie jeho žiadosti. Po prihlásení ho cirkev na konvente dňa 11. septembra 1887 vyvolila za pomocného učiteľa s titulom kaplána a s platom v súbehu udaným, aby činom uľavila kňazským povinnostiam Dobruckého. Stanicu zaujal 29. septembra 1887. Prijal som ho vďačne, zariadil som mu byt a dal som mu platu navyše, okrem obeda, stravovanie (raňajky, olovrant a večeru) až do času, keď ho cirkev vyvolila za farára. (1889). Plus k výdavku v stravovaní pramenil z priateľstva, aby som mu umožnil slušné živobytie. Plat 200 zl. bol nedostatočný pre inteligentného, akademicky vzdelaného človeka. Neskôr cirkev zbadala ujmu a na konvente 13. januára 1889 bez môjho vedomia a v mojej neprítomnosti zvýšila plat pomocného učiteľa na 200 zl. Pohnútkou bolo azda, že som v tom roku mienil vstúpiť do stavu manželského.</text:span></text:p>
      <text:p text:style-name="P2"><text:span text:style-name="T1">V nových pomeroch, s novou chuťou a úsilím som začal účinkovanie. Ročníky boli rozdelené. Ja som vyučoval 3. — 6. ročník, Krčméry prvé dva ročníky. Sprvu som mal asi 50 žiakov, ale ich počet sa v mojej triede každý rok zvyšoval. Vyučovať štyri ročníky, hoci rozdelenie bolo vzhľadom na počet neprimerané, uznal som za lepšie preto, že treťoročiaci mali príležitosť počúvať vysvetľovanie starším ročníkom, osvojiť si niektoré poznatky a pripraviť sa na ďalší ročník. Videli na stenách mapy, obrazy a </text:span><text:soft-page-break/><text:span text:style-name="T1">iné učebné pomôcky. V ďalších rokoch sa celkový počet žiactva v oboch triedach </text:span><text:span text:style-name="T1">striedal medzi 136 — 140, z toho v mojej triede dosiahol najnižšieho čísla 75 a najvyššieho 90. Lavice poskytovali miesto iba 48 žiakom. Moja trieda bola teda vždy preplnená.</text:span></text:p>
      <text:p text:style-name="P3"/>
      <text:p text:style-name="P2"><text:span text:style-name="T1">Roku 1889 začal Dobrucký chradnúť. Ťažko mu prišlo </text:span><text:span text:style-name="T9">odbavova</text:span><text:span text:style-name="T17">ť</text:span><text:span text:style-name="T9"> </text:span><text:span text:style-name="T1">funkcie vtedy, keď bol kaplán zamestnaný v škole. Jemným spôsobom som mu predložil návrh, aby sa utiahol na odpočinok, že si tým predĺži život. Chcel som, aby sa Krčméry stal jeho nástupcom. Návrh v zásade prijal a cirkev tiež súhlasila, aby sa Krčméry stal jeho nástupcom. Na konvente, dňa 4. augusta 1889, prijala návrh na penzionovanie Dobruckého a podmienky, že jeho nástupca Krčméry bude povinný po smrti Dobruckého vyučovať jednu triedu. V dôsledku toho, zlúčiac plat pomocného učiteľa s dôchodkom farárskym, ustálila pre Dobruckého penziu a dôchodok pre Krčméryho. S výhradou, ak s tým budú obaja súhlasiť a seniorálne predstavenstvo to potvrdí. Keďže obaja zainteresovaní s návrhom súhlasili a seniorálne predstavenstvo nemalo námietky, na konvente dňa 18. augusta 1889 v prítomnosti seniora poďakoval sa Dobrucký z úradu a cirkev mu zabezpečila penziu 200 zl. v hotovosti (ktoré dostával pomocný učiteľ), 20 mier raži in natura, tri siahy bukového a dve siahy mäkkého dreva, prenajatý byt v najvyššej cene 40 zl. s tou výhradou, ak dostane 100 zl. z Reichelianumu, vtedy dostane od cirkvi </text:span><text:span text:style-name="T9">len </text:span><text:span text:style-name="T1">100 </text:span><text:span text:style-name="T9">zl. v hotovosti. </text:span><text:span text:style-name="T1">Súčasne na </text:span><text:span text:style-name="T9">tomže konvente pod </text:span><text:span text:style-name="T1">predsedníctvom </text:span><text:span text:style-name="T9">seniora </text:span><text:span text:style-name="T1">Jozefa Horvátha </text:span><text:span text:style-name="T9">vyvolila </text:span><text:span text:style-name="T1">jednohlasne Krčméryho za riadneho farára s podmienkou, že do smrti Dobruckého bude vyučovať a vokatoriálne mu zabezpečila dôchodok 110 zl. v hotovosti, 50 prešp. mier raži in natura, päť siah bukového a štyri siahy mäkkého dreva, pole v Zákutí, tri ofery, štóly, spovedlný peniaz a 2/3 z manipulácie slamy — tiež s výhradou, ak by z akejkoľvek príčiny nemohol alebo nechcel vyučovať, stiahne mu cirkev z dôchodku 200 zl. na pomocného učiteľa. Inštaláciu Krčméryho vykonal senior 27. októbra 1889. Dobručký sa zrieknutím úradu vyhol úradnému stíhaniu pre kázeň, povedanú dňa 1. augusta 1888 na pohrebe seniora Andreja </text:span><text:span text:style-name="T9">Hodžu v </text:span><text:span text:style-name="T1">Sučanoch. </text:span><text:span text:style-name="T5">\footnote</text:span><text:span text:style-name="T2">{</text:span><text:span text:style-name="T1">Dobrucký bol obvinený z protislovenskej kázne.</text:span><text:span text:style-name="T2">}.</text:span></text:p>
      <text:p text:style-name="P3"/>
      <text:p text:style-name="P2"><text:span text:style-name="T1">Nadväzujem pretrhnutú niť rozprávania. Dobrucký zomrel 22. januára 1890. Do konca školského roku vyučoval ešte Krčméry. V nasledujúcom školskom roku bol pomocným učiteľom Juraj Babka.</text:span><text:span text:style-name="T5"> \footnote</text:span><text:span text:style-name="T2">{</text:span><text:span text:style-name="T1">Juraj Babka (1868 — 1942), narodil sa v </text:span><text:soft-page-break/><text:span text:style-name="T1">Háji, okt. dnes Turčianske Teplice. Učil v Liptovskej Kokave, Lazoch pod Makytou a </text:span><text:span text:style-name="T1">Partizánskej Ľupči.</text:span><text:span text:style-name="T2">}.</text:span><text:span text:style-name="T1"> Narodil sa v Rúdenom, kde bol jeho otec učiteľom. Po skončení štyroch tried na štátnej meštianskej škole v Turčianskom Sv. Martine odbavil štyri ročníky na štátnom učiteľskom ústave v Kláštore pod Znievom. Ako kandidát prijal stanicu v Mošovciach a po roku si nadobudol diplom v Kláštore pod Znievom. Ako učiteľ bol snaživý. Účinkoval vo viacerých školách. Nakoniec bol učiteľom v Sielnici. Pracoval i literárne na poli hospodárskej spisby ako redaktor Obzoru a v súdobých pedagogických časopisoch. Pre článok v Obzore bol súdne stíhaný a tuším odsúdený na trojdňový zatvor. To však pre neho nemalo dôsledok zo strany úradnej cirkvi ani zo strany štátnej vrchnosti. Po prevrate sa stal škôldozorcom v Banskej Bystrici a neskôr senátorom za stranu </text:span><text:span text:style-name="T9">sociálno </text:span><text:span text:style-name="T1">demokratickú. Roku 1931 bol ako 60-ročný úradne preložený do trvalej </text:span><text:span text:style-name="T9">výslužby. </text:span><text:span text:style-name="T1">V Mošovciach účinkoval len v školskom roku 1890/91. Po ňom nasledoval Emil </text:span><text:span text:style-name="T9">Jesenský. </text:span><text:span text:style-name="T5">\footnote</text:span><text:span text:style-name="T2">{</text:span><text:span text:style-name="T1">Emil </text:span><text:span text:style-name="T9">Jesenský </text:span><text:span text:style-name="T1">(1872 — 1931), učil v Békešskej Čabe, Mošovciach, Sučanoch, Lubine a Turčianskych Kľačanoch, pôsobil aj ako redaktor hospodárskych časopisov.</text:span><text:span text:style-name="T2">}.</text:span><text:span text:style-name="T9"> </text:span><text:span text:style-name="T1">Narodil sa v Slovenskom Pravne, kde bol jeho otec učiteľom. Učiteľský ústav navštevoval v Kláštore pod Znievom, kde zložil skúšku a nadobudol učiteľský diplom. Povinnosti konal svedomito v Mošovciach i v iných školách. Ako dobrý národovec bol tŕňom v oku štátnemu dozoru. V Lubinej mal problémy pre školskú milenárnu slávnosť. Udajne prikázal školským deťom prísť do školy v maďarskom kroji: v gätiach. Dlhé roky pôsobil v Kľačanoch v Turci, kde mal veľký majetok. Telesne slabšej sústavy, ale i preto, aby sa ako osvedčený Slovák vyhol úradnému teroru, ešte pred prevratom žiadal penzionovanie. Za čas bol redaktorom Národných novín. Z Kľačian prešiel bývať do Turčianskeho Sv. Martina, kde r. 1931 v 58. roku života náhle zomrel. Jeho zásluhy ako ušľachtilého človeka, spôsobného učiteľa a verného syna národa som ocenil nad jeho hrobom. Zanechal mladú vdovu a trojo útlych detí. V Mošovciach účinkoval tiež len rok, v školskom roku 1891/92.</text:span></text:p>
      <text:p text:style-name="P3"/>
      <text:p text:style-name="P2"><text:span text:style-name="T1">To boli pomocní učitelia. Stálou zmenou učiteľov, ako aj tým, že v školskom roku 1892/93 prevzal vyučovanie farár Krčméry, lebo sa na stanicu pomocného učiteľa nikto neprihlásil, trpela školská výučba. V dôsledku toho cirkevný konvent dňa 3. septembra 1893 zriadil riadnu stanicu druhého učiteľa s platom 400 zl. a 4 siahy dreva. Keď sa však ani na riadnu stanicu, omnoho lepšie honorovanú nikto neprihlásil, v šk. roku 1893/94 vyučoval farár Krčméry. Konečne zaujal stanicu </text:span><text:soft-page-break/><text:span text:style-name="T1">Ľudovít Inštitoris, vyvolený dňa 9. júla 1894 s platnosťou od 1. septembra 1894. </text:span><text:span text:style-name="T1">Inštitoris sa narodil v Hodruši. Študoval na učiteľskom ústave v Prešove. O jeho výchovu sa staral </text:span><text:span text:style-name="T9">ujec </text:span><text:span text:style-name="T1">Jozef Inštitoris, farár v Pribyline v Liptove, u ktorého sa i s matkou zdržiaval. Účinkoval od 4. septembra 1894 do 1. februára 1897 s dobrým výsledkom. Počiatkom školského roku 1896/97 začal chradnúť a 1. februára 1897 odišiel k matke do Pribyliny, kde 30. marca 1897 skonal. Na pohreb 1. apríla vyslala cirkev farára Martina Morháča a mňa. Bol snaživým a spôsobným učiteľom, ale pre chorobu v poslednom školskom roku zanedbával školu sužovaný kašľom, ktorý bol predzvesťou smrti. Zomrel na suchoty. Na pohrebe mal dojemnú kázeň senior Šimkovic a Morháč odbavil liturgiu nad hrobom. Po ňom do konca školského roku 1896/97 vyučoval farár Morháč. Na uprázdnenú stanicu dňa 1. augusta 1897 vyvolil konvent za druhého riadneho učiteľa Jána Molnára, narodeného vo Veľkom </text:span><text:span text:style-name="T9">Lome v </text:span><text:span text:style-name="T1">Novohrade, kde jeho otec ešte i dnes živý, bol učiteľom. Účinkoval len do konca školského roku 1897/98. Prijal stanicu na Békešskej Čabe, kde až podnes účinkuje a je činný pri cirkevnom kníhkupecko-nakladateľskom podniku. Na jeho miesto vyvolil cirkevný konvent dňa 2. októbra 1898 za riadneho učiteľa Žigmunda Riznera, učiteľa bzinského s tým, že mu pririekol dať prvý päťročný podvyšok. Keďže účinkoval v Mošovciach vyše 20 rokov, uvediem jeho životopisné dáta v rámci životopisu učiteľov-kantorov.</text:span></text:p>
      <text:p text:style-name="P3"/>
      <text:p text:style-name="P2"><text:span text:style-name="T1">Vyučovanie vstúpilo do riadnej koľaje už i za pomocných učiteľov, najmä, keď výučba bola zverená riadnym učiteľom, ktorí sa z roka na rok nemenili, a vyše 20 rokov so mnou účinkujúcim Riznerom; výučba bola intenzívnejšia a v jej dôsledku aj výsledok, duševný a mravný úspech ustálený a ucelený. Rizner vyučoval nižšie dva ročníky a dodával mi pripravených žiakov najmä v čítaní a v počtoch, len v maďarčine slabých. Z Groovovej učebnice </text:span><text:span text:style-name="T1">prebral len niekoľko článkov, takže som musel od začiatku učiť čítať a cvičiť žiakov v rozprave o veciach školských, blízkych oku žiakov. Nechuť k vyučovaniu maďarčiny </text:span><text:span text:style-name="T9">prýštila z </text:span><text:span text:style-name="T1">jeho silne slovensky zahrotenej povahy. Jemu to bolo pohodlné, mne však napälo sily a zabralo času. Často mi vytýkal učenie navyše, dostal však odpoveď, že musím nahrádzať to, čo on zameškal, aby som vyhovel zákonu. Tým viac, že ako národne cítiaci a zmýšľajúci som sa musel obrniť proti možným výpadom štátneho dozoru pre nedostatočný úspech v maďarskej reči. A veru neraz som otupil osteň namierený na neho úspechom svojich žiakov. Ale o tom neskôr pri líčení návštev škôldozorcov, ktorí si akosi veľmi dali záležať, aby našu </text:span><text:soft-page-break/><text:span text:style-name="T1">školu navštívili každý rok. Iste nie z nejakej priazne!</text:span></text:p>
      <text:p text:style-name="P3"/>
      <text:p text:style-name="P3">V ďalšom opíšem súhrnne svoje pôsobenie bez chronologického postupu.</text:p>
      <text:p text:style-name="P3"/>
      <text:p text:style-name="P3">Zdarný úspech výučby závisí hlavne od učiteľa, lebo aký učiteľ, taká i škola. Závisí však aj od iných okolností, ktoré ho alebo zveľaďujú alebo zmaria.</text:p>
      <text:p text:style-name="P3"/>
      <text:p text:style-name="P2"><text:span text:style-name="T1">Zápis do školy pri mojom príchode býval viac rokov v októbri, po tzv. hostine (po Michalovi), neskôr v prvý septembrový pondelok. V prvý deň zápisu prichádzali mamičky s deťmi, ktoré nemohli potrebovať doma, privádzali prvoročných žiakov a žiačky. V prvých rokoch sa škola zaplnila len koncom októbra alebo po Všechsvätých, keď prestávala pastva, ale v náhradu za to sa </text:span><text:span text:style-name="T9">odbývala </text:span><text:span text:style-name="T1">skúška vždy na Petra a Pavla (29. júna). A naplnila sa nie všetkými školopovinnými deťmi. Mnohí rodičia nedopriali najmä dievčatám dochádzať do šiesteho školského roku, lebo vraj, dievčaťu je dosť, keď chodí 3 — 4 „zimy“, aby si vedelo nájsť v kostole „numero pesničky“. To bola dedičná tradícia. Sám hrdý mošovský richtár, Matej Kollár, poslal síce slávneho Jána Kollára hneď na počiatku školského roku do školy a nechal ho až do jeho zakľúčenia, ale svojej dcére Zuzke, vtedy už jedenásťročnej, dožičil len jednomesačné školovanie (od 22. novembra do 12. decembra 1802). Kollárov učiteľ, Ján Šulek uvádza, že v </text:span><text:span text:style-name="T9">škol. roku </text:span><text:span text:style-name="T1">1801/02 v deň zápisu 14. septembra dostavilo sa do školy iba 24 žiakov a 6 žiačok, teda asi jedna štvrtina, ktorých počet sa do konca septembra zvýšil ešte o 11, v októbri o 35, v novembri o 23, v decembri o 1 a do júna ešte o 18 dietok, až dovŕšil 118, a to </text:span><text:span text:style-name="T5">77 </text:span><text:span text:style-name="T1">chlapcov a 41 dievčat. Podobne za Jána Šuleka za prvé dva roky (1801/02 a 1802/03) bola školská mládež zapísaná bez roztriedenia vzhľadom na pokrok vo vede alebo na vek. V treťom roku (1803/04) bola už roztriedená, a to na 7 syntaxistov, potom 7 starších a 6 mladších gramatistov </text:span><text:span text:style-name="T10">&lt;lang </text:span><text:span text:style-name="T17">LAT</text:span><text:span text:style-name="T10">&gt;</text:span><text:span text:style-name="T1">(grammatistae majores et minores)</text:span><text:span text:style-name="T10">&lt;</text:span><text:span text:style-name="T17">/</text:span><text:span text:style-name="T10">lang&gt;</text:span><text:span text:style-name="T1">, ďalej 9 deklinistov (v iných školách nazývaných donatistami), a 16 takých žiakov, ktorí sa učili poznávať písmená, slabikovať a čítať </text:span><text:span text:style-name="T10">&lt;lang </text:span><text:span text:style-name="T17">LAT</text:span><text:span text:style-name="T10">&gt;</text:span><text:span text:style-name="T1">(legentes, syllabisantes et literas </text:span><text:span text:style-name="T17">cognoscentes)&lt;/lang&gt;,</text:span><text:span text:style-name="T1"> nad to 16 starších a 16 mladších Slovákov </text:span><text:span text:style-name="T10">&lt;lang </text:span><text:span text:style-name="T17">LAT</text:span><text:span text:style-name="T10">&gt;</text:span><text:span text:style-name="T1">(Slavi majores et </text:span><text:span text:style-name="T17">minores)&lt;/lang&gt;,</text:span><text:span text:style-name="T1"> t.j. žiakov nezamýšľajúcich pokračovať v ďalších štúdiách, a preto neučiacich sa latinskej reči a napokon dve triedy žiačok, z ktorých vyššia mala 12 a nižšia 18 žiačok. Vcelku chodilo v tomže roku 72 chlapcov a 30 dievčat, všetkých spolu 102. Z toho vidieť, že musel byť zručným majstrom vo </text:span><text:soft-page-break/><text:span text:style-name="T1">svojom obore, lebo okrem počiatočnej školy mal ešte asi 6 gymnaziálnych tried. Tento systém sa tiahol po dlhé roky, lebo i ja po svojom nástupe som zbadal, že jedni žiaci vedeli viac, iní menej, hoci boli rovesníkmi.</text:span></text:p>
      <text:p text:style-name="P3"/>
      <text:p text:style-name="P2"><text:span text:style-name="T1">Pri zápise, aby získali láskavé oko svojim miláčikom, zavďačovali sa mamičky učiteľovi zápisným, mne zväčša v naturáliách (káva, cukor, maslo, vajcia a pod.), </text:span><text:span text:style-name="T9">druhovi </text:span><text:span text:style-name="T1">v peniazoch, a to i chudobné ženičky. Božechráň pohrdnúť podarúnkom. Istej, mužom v Amerike opustenej ženičke som sa dobromyseľne zdráhal prijať zápisné (1 kor.) dôvodiac, že má viac nezaopatrených dietok, ale tým činom som ju veľmi urazil, že „či je ona nie hodna, keď je aj chudobná, aby som ju nezohrdil?“ To mi bolo poučenie pre budúcnosť. Dar som prijal, ale zavďačil som sa dieťaťu knižkou, obyčajne nejakou učebnicou. Takto sa vec vyrovnala a bola zhoda.</text:span></text:p>
      <text:p text:style-name="P3"/>
      <text:p text:style-name="P2"><text:span text:style-name="T1">Aké bolo neriadne dovádzanie dietok do školy, také bolo aj vystupovanie z nej pred zakončením školského roku. Náhle sa začali briežky zelenieť, tu jeden, tu druhý </text:span><text:span text:style-name="T9">vystával </text:span><text:span text:style-name="T1">zo školy; obyčajne deti chudobných rodičov, sluhov odchádzali do služby k majetnejším gazdom, lebo neskôr by si vraj, gazda odinakiaľ vzal pastiera. Pri majetnejších gazdoch, ktorí vlastné dietky odťahovali od školy, účinkovalo poučné slovo, pri chudobnejších zákon, ktorý sa začal prísne uplatňovať alebo i zdarný úspech výučby a zdatný pokrok dieťaťa pobádal rodičov neodtŕhať deti od školy. Čoskoro nebolo dieťa vystupujúce zo školy pred ukončením školského roku. V tom ohľade všetka česť rodičom! Zákon o školskej povinnosti nadobudol časom bez vynucovania úplnú platnosť. Každé dieťa navštevovalo školu. A taká bola aj školská dochádzka. Každé dva týždne sa podávali výkazy o zameškaní. Vykázaných takmer nebývalo a ktorí boli, nedošlo k peňažnej pokute. Osožilo prvé úradné napomenutie. Deti vymeškávali školu len pre chorobu. V súrnych prípadoch sa prišli vypýtať najviac na jeden deň. Žiadosti som vyhovel, ak bola prijateľná príčina. Stalo sa, že žiak prišiel bez knižiek sa vypýtať, udávajúc malichernú príčinu, pre ktorá som nemohol žiadosti vyhovieť — žiak sa vrátil domov a prišiel pekne aj s knižkami do školy. </text:span><text:span text:style-name="T9">Ukáznení </text:span><text:span text:style-name="T1">boli nielen žiaci, ale aj rodičia sa podrobili učiteľovej disciplíne. Disciplinovanosť jedných i druhých pripisujem učiteľovej dôslednosti. Každý deň som bol už o ½</text:span><text:span text:style-name="T5"> </text:span><text:span text:style-name="T1">8 ráno a o ½</text:span><text:span text:style-name="T5"> </text:span><text:span text:style-name="T1">2 popoludní v učebni, opravujúc písomné úlohy, kým sa deti poschádzali. Deti si posadali do lavíc a potichu si opakovali, kým sa vyučovanie nezačalo. Keď som niekedy pre vážnu príčinu nestihol prísť včas do učebne, deti sa </text:span><text:soft-page-break/><text:span text:style-name="T1">rozvírili a trvalo dlhšie, kým sa utíšili a pokojne vnímali prednášané slová. Keby som nebol riadne a načas začal vyučovať, alebo bez vážnej príčiny zmeškal školu, môj zákaz by rodičia nerešpektovali: keď učiteľ koná nedbalo povinnosti, prečo by aj žiaci bez príčiny nemohli vystať zo školy. Učiteľ sa musí sám ukázniť, aby autoritatívne mohol uplatniť svoju vôľu voči deťom i rodičom. Ale jeho vôľa musí byť rozumná a nestranná, aby sa nestal prijímačom osôb a tým nepodkopal svoju autoritu. Disciplinovanosť pramení z jeho spoločenského styku a mravného života.</text:span></text:p>
      <text:p text:style-name="P3"/>
      <text:p text:style-name="P2"><text:span text:style-name="T1">Hneď na začiatku školského roku som zaviedol v škole poriadok. Každý deň iný žiak v poradí, vakom sedeli, predpoludním i popoludní poutieral tabule, stolík a vôbec všetko dal do poriadku, kým sa vyučovanie nezačalo. Keď sa niektorý oneskoril, musel to vykonávať za trest celý týždeň. Ten istý predriekal i modlitbu. Školu totiž zametali mendíci ledabolo: porozháňali prach, aby znovu usadol. Dozorcu na správanie pred vyučovaním nebolo treba ustanoviť, lebo som ním bol sám. Ale aj keby som nebol chodil zavčas pred príchodom žiakov do školy, dozorca nebýva vždy spoľahlivý a hodnoverný, lebo sa môže dať podplatiť, aby neoznámil nezbedníka alebo z osobných ohľadov zatají jeho osobu. Z toho vzniknú spory a súdy zaberajúce čas na ujmu výučby. Inak som nebol priateľom meravého správania: nech sa žiaci v tichosti zhovárajú, len nech to nepresahuje isté hranice slušnosti a nech neprekážajú v učení spolužiakov. Nechcel som mať otrokov meravej disciplíny. Podobne som nežiadal pri vysvetľovaní, aby sedeli v istej póze so založenými rukami za chrbtom, ale voľne a prirodzene podľa zdedenej povahy. Pri vysvetľovaní som nedovolil mimoriadny pohyb alebo šepot, prípadne zamestnávanie sa inou vecou, čím by patričný upútal pozornosť na seba a odvrátil spolužiakov od pozorovania na slová učiteľa. Vtedy som upravil </text:span><text:span text:style-name="T9">nepozorného </text:span><text:span text:style-name="T1">prísnym pohľadom na poriadok, alebo som zastal vo vysvetľovaní. Keď ani to nepomohlo, poslal som nezbedníka von, aby ostatných nevyrušoval, pravda, nikdy nie v zimnom čase alebo som ho poslal stáť za tabuľu, odkiaľ nikoho nevidel. Kľačaním som netrestal, lebo sa užíva k modlitbe. Ľahký telesný trest, ktorý vtedajší zákon dovoľoval, použil som len veľmi zriedka, keď žiak na pekné slovo nereagoval, najmä zo vzdorovitosti, niekedy pri nadanom žiakovi pre lenivosť alebo na naliehavú žiadosť rodičov, ktorí si s nezbedníkom nevedeli poradiť. Poviem príklad. Matka — vdova mi prišla ráno pred vyučovaním s ponosou na 12-ročného </text:span><text:span text:style-name="T9">synka, </text:span><text:span text:style-name="T1">že ju neposlúcha a robí jej </text:span><text:span text:style-name="T9">protiveň; </text:span><text:span text:style-name="T1">poslala ho, vraj, zaniesť vrecia na pole, on síce šiel, ale vrecia zahadzoval pred seba, znovu vzal a to zasa </text:span><text:soft-page-break/><text:span text:style-name="T1">opakoval. Tým spôsobom vyhovel jej žiadosti. Dal som si chlapca, netušiaceho, že je matka u mňa zavolať zo školy a spýtal som sa ho: „Ktoré je 4. božie prikázanie?“ Chlapec zodpovedal otázku i výklad: „...</text:span><text:span text:style-name="T9">abychom rodičů </text:span><text:span text:style-name="T1">a páňú </text:span><text:span text:style-name="T9">svých nepotupovali a </text:span><text:span text:style-name="T1">nehnevali...“ a po výklade na neho vzťahujúcom, </text:span><text:span text:style-name="T9">vyprášil </text:span><text:span text:style-name="T1">som chlapca prachovkou visiacou na chodbe i pred matkou. Matka sa mi poďakovala a chlapec sa polepšil.</text:span></text:p>
      <text:p text:style-name="P3"/>
      <text:p text:style-name="P2"><text:span text:style-name="T1">Telesný trest v škole dnešná moderná výchova zakazuje ako nehumánny. Rozumný učiteľ s tým iste súhlasí. Len keby aj rodičia telesne netrestali! Ale sú prípady, kde je telesný trest ultimim </text:span><text:span text:style-name="T10">ratio, </text:span><text:span text:style-name="T1">nevyhnutné zlo. Školská správa začína už tiež rozmýšľať o nevyhnutnosti. Práve čítam v Slovenskej politike č. 143 zo dňa 24. júna 1931, že v týchto dňoch na ministerstve školstva rokovala komisia, ktorá pripravuje návrh nového školského a vyučovacieho poriadku a uzniesla sa ponechať dosiaľ dovolené spôsoby trestov: napomenutie učiteľom a riaditeľom, poslanie von z lavice, zníženie známky z mravov a pod. „Aj obvyklá pokuta“, citujem doslovne ďalej, „zatváranie po škole bude naďalej dovolené, lebo sa všeobecne cíti, že by nebolo dobré obmedzovať ešte beztak neveľkú trestnú právomoc školy v čase, keď je toľko sťažností na uvoľnenú disciplínu medzi deťmi, najmä dospievajúcimi. Je zaujímavé, že v komisii zaznel názor, že teraz platný zákaz akéhokoľvek telesného trestu nie je práve najšťastnejším riešením. Týka sa to hlavne toho, že mnohí rodičia vedome privykajú deti k telesným trestom, na ktoré je odkázaná škola, a tie u takých detí zlyhávajú.“</text:span></text:p>
      <text:p text:style-name="P3"/>
      <text:p text:style-name="P2"><text:span text:style-name="T1">Veru často moderná humanita </text:span><text:span text:style-name="T9">nenapraví </text:span><text:span text:style-name="T1">vinníka, ba práve naopak ponúka ho opakovať priestupok alebo hriech. Cigán viete spácha krádež, aby v teple a pri dobrej chove mohol prezimovať.</text:span></text:p>
      <text:p text:style-name="P3"/>
      <text:p text:style-name="P2"><text:span text:style-name="T1">Neschvaľujem telesné tresty ako nehumánny prostriedok nápravy, ale nie som vo výnimočných prípadoch ani proti nemu, ako radikálnemu prostriedku k náprave tam a vtedy, keď dovolené stupne trestu: pokarhanie, vystavenie z lavice, zníženie známky z mravov a zatváranie po škole nie sú v priamom pomere s priestupkom. Karhajúce slová učiteľove alebo riaditeľove, či súkromne a či verejne povedané, </text:span><text:span text:style-name="T9">zatvrdlý a </text:span><text:span text:style-name="T1">bezcitný žiak prijme jedným uchom dnu a druhým pustí von. Vystavením z lavice naruší sa pozornosť ostatného žiactva, najmä ak nezbedník ďalej mimikou a pohybmi delektuje žiactvo. Zníženie známky z mravov má účinok len u neskazeného žiaka, </text:span><text:soft-page-break/><text:span text:style-name="T1">ale taký ani toho trestu nezaslúži; bezcitného sa to neveľmi dotkne. Zatvorenie po škole poskytne príležitosť k novým výčinom, ak s ním aj učiteľ neodpykáva jemu vymeraný trest. Tu rozhoduje žiakova individualita. Citlivému dieťaťu stačí k náprave pozor alebo dobré slovo, hrubým slovom alebo ťažším trestom sa v ňom zabije cit a vzbudí nedôvera voči učiteľovi. Skúsil som to na sebe, keď ma profesor Gustáv Dérer pred žiactvom dal stiahnuť na dereš. Práve z dôvodu individuality má byť učiteľ pri vymeriavaní trestu veľmi opatrný. Má sa vopred vystríhať určeniu kolektívneho trestu za priestupok alebo výčin, lebo vopred nevie, či medzi vinníkmi nebude taký žiak a najmä žiačka, ktorým vopred vyhlásený trest nebude primeraný ich individualite. Mal som žiačku (spisovateľku Zoru), ktorej jemný cit by som i len jemným pozorom náramne urazil, ale toho u nej ani nebolo treba, a preto pri nej, pri kolektívnom treste nebol by som si vedel rady. Ak len ju nepotrestám, stanem sa prijímačom osôb, nespravodlivým a stratím dôveru u ostatných; ak pre ňu všetkým odpustím trest, zvyklám u všetkých vieru v platnosť slova a stratím autoritu. Tým viac sa má učiteľ vystríhať trestu v rozčúlení a v hneve, lebo hnev je zlý radca. Trestanie v hneve môže mať zlé následky morálne i telesné a vzbudí nedôveru u dieťaťa aj u rodičov, ktorí sa v rozhorčenosti voči učiteľovi vyslovia o ňom potupne pred deťmi. Dieťa zanevrie na učiteľa, bude vidieť v ňom tyrana a učiteľ u neho stratí autoritu vlastnú ujmu, lebo si nebude všímať výchovných slov svojho učiteľa. Ale ešte horšie, ak rodič pre následky telesného trestu poženie učiteľa pred súd. Vtedy dôvery a úcty a v dôsledku toho i autority pozbavený okyptenou rukou nemôže viesť dieťa vo výchove k žriedlam pravej múdrosti a bude nútený zameniť miesto účinkovania. Láskavým slovom a miernym trestom, bez hnevu, </text:span><text:span text:style-name="T9">napomenuté a pokárané </text:span><text:span text:style-name="T1">dieťa uzná vinu, pokorne sa podrobí trestu, lebo vie, že sa mu to stalo po pravde a vtedy je nádej na polepšenie. Musí však vedieť prispôsobiť trest k priestupku. Nezaslúženým trestom vzbudí opak toho, čoho chce dosiahnuť. Bez dôkladného vyšetrenia viny a vinníka neslobodno trestať, lebo sa môže stať, že učiteľ potrestá nevinného. Tu zasa utrpí štrbinu jeho autorita nielen u potrestaného, ale aj u ostatného žiactva. Radšej nikdy netrestať, kým sme neprišli na koreň zla a netrestať ani také priestupky, ktoré nepochádzajú zo zlomyseľnosti, ale sú viac výrazom neposednosti a horúcej mladej krvi. Tie možno, ak nie sú povážlivé v následkoch, múdrym slovom vybaviť, ba často pri nich aj oko prižmúriť. Lenže nie vždy možno oko zažmúriť. Taký utopistický náhľad sa nedá realizovať v dnešnej povojnovej dobe, kde rodičia po vojne uvoľnili kresťanské mravné zásady a mnohí nevychovávajú svoje dietky v </text:span><text:span text:style-name="T9">bázni </text:span><text:span text:style-name="T1">božej, ktorá </text:span><text:soft-page-break/><text:span text:style-name="T1">je počiatkom múdrosti. To by viedlo k všeobecnej nedisciplinovanosti na ujmu výučby, najmä výchovy. Následky takej výchovy vidieť u komunistov, najmä v Rusku, kde sa hriech stáva cnosťou. Slovom, trestanie je potrebné, ale musí sa rozumne a bez hnevu prispôsobiť k individualite dieťaťa.</text:span></text:p>
      <text:p text:style-name="P3"/>
      <text:p text:style-name="P3">Aby bolo účelné, musí vychádzať z vlastného života a učiteľovho príkladu. Podľa Písma: slepý slepého nemôže viesť, aby oba nepadli do jamy. Ani nešľachetný učiteľ nemôže v škole pestovať dobré mravy a tým menej trestať priestupky smerujúce k mravnej výchove. Deti v ňom vidia farizeja a podvodníka, ktorého život je v rozpore s mravným správaním, aké od dieťaťa slovným napomenutím a trestom žiada. Dieťa v ňom musí mať obraz, podľa ktorého sa bude snažiť prispôsobiť svoje mravné správanie. Nech si učiteľ, vybočujúci z koľaje mravnosti nemyslí, že dieťa nezbadá jeho poklesky. Vtedy stratí k nemu dôveru, úctu i lásku a prípadné tresty bude znášať ako veľkú krivdu.</text:p>
      <text:p text:style-name="P3"/>
      <text:p text:style-name="P2"><text:span text:style-name="T1">Telesné tresty radi užívajú mladí učitelia na začiatku povolania, aby nimi nahradili svoju nedostatočnú metodickú zručnosť, pre </text:span><text:span text:style-name="T9">nechápavost </text:span><text:span text:style-name="T1">alebo pre lenivosť, a to i pri slabo nadaných žiakoch alebo aby napravili svoju naštrbenú autoritu. So získavaním metodickej zručnosti, upúšťajú od telesného trestania a stávajú sa láskavejšími v trestaní. Podobne sa vystríhajú telesných trestov i detní učitelia, majúci na zreteli, že na dietkach, k obrazu božiemu stvorených, použitý telesný trest, a to i pre malicherné priestupky, koliduje s napomenutím apoštolským: „A vy </text:span><text:span text:style-name="T9">otcové, nepopuzujte </text:span><text:span text:style-name="T1">k hnevu </text:span><text:span text:style-name="T9">dítek svých, ale vychovejte je v cvičném </text:span><text:span text:style-name="T1">napomenutí </text:span><text:span text:style-name="T9">Páně </text:span><text:span text:style-name="T1">(Efez. 6,4). A to platí i pre učiteľa, ktorý vedome upravuje mravný smer výchovy dieťaťa ako zástupca rodičov. Telesným trestom sa dieťa </text:span><text:span text:style-name="T9">popudí k hnevnosti, </text:span><text:span text:style-name="T1">cvičením a napomínaním pozná pri ňom snahu k náprave k svojmu dobru. Telesný trest má miesto iba v prípadoch vzdorovitosti pri neukáznených, domácou výchovou alebo ulicou naskrze skazených deťoch už i pre výstrahu a prekazenie, aby sa zlým príkladom aj ostatné žiactvo </text:span><text:span text:style-name="T9">nenakazilo. V </text:span><text:span text:style-name="T1">ojedinelých prípadoch, keď napomenutie neplatí i pre lenivosť, ale len pri deťoch nadaných. V škole, kde učiteľ ťažšie priestupky </text:span><text:span text:style-name="T9">odbavuje </text:span><text:span text:style-name="T1">neprimeraným trestom, niet disciplíny a kde niet disciplíny, niet výchovy ani výučby. Mravne skazeného žiaka len „ostrý rez“, kým nie je neskoro, môže zvrátiť z cesty na naklonenej ploche k telesnej a duševnej záhube</text:span><text:span text:style-name="T9">. </text:span><text:span text:style-name="T1">Hovorím, kým nie je neskoro. Takého ani polepšovňa </text:span><text:span text:style-name="T9">nenapraví. </text:span><text:span text:style-name="T1">Často sa stáva, že súd </text:span><text:soft-page-break/><text:span text:style-name="T1">mladistvých odmietne žiadosť o prijatie do polepšovne a naloží učiteľovi trest verejného pokarhania, ktorý u žiaka už dávno zlyhal.</text:span></text:p>
      <text:p text:style-name="P3"/>
      <text:p text:style-name="P5">Ako teda trestať?</text:p>
      <text:p text:style-name="P3"/>
      <text:p text:style-name="P3">Podľa individuality dietok: pekným slovom a napomenutím vzhľadom na následky a namiesto telesného prirodzeným trestom.</text:p>
      <text:p text:style-name="P3"/>
      <text:p text:style-name="P3">Na počiatku povolania, uznám, použil som aj ja prút, ale nikdy som sa nedal strhnúť hnevom; neskôr som sa ho však vystríhal. Preto i nemilé následky vystali. Neskôr nahliadnuc, že telesný trest otupí cit dieťaťa, dieťa mu navykne a zosurovie, používal som prirodzený trest.</text:p>
      <text:p text:style-name="P3"/>
      <text:p text:style-name="P3">Aby toho trestania, i dovoleného, bolo čo najmenej, zaviedol som v škole zvláštne poriadky. Možno, že dnes narodený učiteľ sa uškrnie a povie o nich zľahčujúci úsudok.</text:p>
      <text:p text:style-name="P3"/>
      <text:p text:style-name="P2"><text:span text:style-name="T1">Žiaci v každom oddelení sedeli v laviciach podľa úspechu v učení a mravného správania. Najslabší napredku a čím lepší, tým ďalej od vyvýšeného pódia. Podobne v tom poradí i ročníky (oddelenia), 3. ročník vpredu, 6. ročník na zadnom konci. Len krátkozrakí tvorili výnimku, ale takých bolo zriedka. Keď žiak zaostal v učení, prehodil som ho na nižšie, v tomto poradí však na prednejšie miesto. Najlepší žiak, napríklad v 6. ročníku, sedel v ostatnej lavici na prvom mieste. Tým sa budila súťaživosť v učení. Podobne som prehodil </text:span><text:span text:style-name="T9">nepozorného </text:span><text:span text:style-name="T1">alebo menšieho priestupku previnivšieho sa žiaka na nižšie (k pódiu bližšie) miesto. Zhodený žiak odpykal lenivosť, nepozornosť a menší priestupok (napr. našepkávanie spolužiakovi pri odpovediach, aby sa od neho vzdialil) väčšmi, než akýmkoľvek trestom. Niektorý sa dal do plaču, ale časom povýšený na svoje miesto </text:span><text:span text:style-name="T9">zaplesal </text:span><text:span text:style-name="T1">radosťou. Málo nadaných žiakov som netrestal iným spôsobom. Tí boli vždy bližšie k môjmu oku. Nadanejších som zatvoril, kým sa za mojej prítomnosti zameškané nenaučili, prípadne i pre samopaš. Len na chvíľu, kým som sa naobedoval, vzdialil som sa od nich. Zo zatvorenia sa rodičia dozvedeli, že sa žiak niečím previnil a neskoro došlého zo školy brali na otázku, prípadne svojim spôsobom potrestali. Išli mi teda po ruke. Len takých, ktorí zatvorenie nebrali vážne a za mojej prítomnosti len </text:span><text:span text:style-name="T9">fingovali </text:span><text:span text:style-name="T1">učenie, alebo keď sa </text:span><text:soft-page-break/><text:span text:style-name="T1">zatvorenie pre </text:span><text:span text:style-name="T9">darebáctvo </text:span><text:span text:style-name="T1">často opakovalo, nechal som ich bez obedu v škole až do popoludňajšieho učenia. Pravda, niektorým doniesol blízky spolužiak chlieb. Urobil som sa nevidomým. To tiež pomohlo a slúžilo k náprave.</text:span></text:p>
      <text:p text:style-name="P3"/>
      <text:p text:style-name="P3">V takom poradí išli žiaci zo školy domov. Školská budova bola na južnom konci obce. Žiaci išli v husom pochode, aby sa párny rad na križovatkách, kde sa ulice vetvili, netrhal. Do každej ulice som poveril dozorom najďalej bývajúceho staršieho žiaka, idúceho popri rade, ktorý mi neporiadnikov oznámil. Potrestal som ich, že týždeň ostávali dlhšie, ale len nakrátko než ostatní, jednak preto, aby nerušili poriadok, ale i preto, aby sa rodičia dozvedeli príčinu neskorého príchodu zo školy. Tento spôsob trestu pre vynechávame školy sa však niektorým žiakom veľmi pozdal, lebo kým som obedoval, sami na seba zanechaní, využili moju neprítomnosť na samopaše a akrobatické kúsky, takže ich každým dňom pribúdalo. Strhli i pokojnejších do víru samopaše. Aby som to zamedzil, dal som im za úlohu napísať na tabuľku 50-raz nejakú výpoveď alebo porekadlo. Po odbavení obeda som kontroloval zostrený trest. Aby ho mohli čím skôr odpykať, napísali úlohu nečitateľným písmom. Použil som zasa prirodzený trest: museli úlohu poriadnym písmom znovu 100-raz znovu napísať. Po novej kontrole mohli ísť jednotlivo, kto prv napísal, domov. Ale i vtedy, ak niektorý hulákajúc išiel neporiadne, zostril som trest znovu na dvojtýždňový zatvor. Tým im prešla chuť sa neporiadne správať na ulici a — neporiadnictvo navidomoči ubúdalo. Učiteľ však pri vymeriavaní trestu musí byť veľmi opatrný a najmä dôsledný pri exekvovaní. Ak trest vymeria a výkon nekontroluje, stratí vážnosť a autoritu u detí. Stvoriť a udržať disciplínu v škole môže len disciplinovaný učiteľ. Ak dozorca z istých dôvodov zatajil neporiadnika, pozbavil som ho dozoru a nahradil iným.</text:p>
      <text:p text:style-name="P3"/>
      <text:p text:style-name="P3">Zhodenie aj pri poriadne chodiacich domov malo účinok, že rodičia pobadali vinu (lenivosť alebo samopaš), prečo ich synček nejde domov v poradí, v akom bol dosiaľ umiestnený v škole a vzali ho na otázku.</text:p>
      <text:p text:style-name="P3"/>
      <text:p text:style-name="P3">Neraz sa stalo, že som žiakovi pri niektorom priestupku dal voliť spôsob trestu: či ho mám zhodiť, zatvoriť alebo ubiť. Žiak si volil vždy to posledné. Bol si istý, že sa rodičia nedozvedia o vine a obíde nasucho. Vtedy som sa usmial a vinníkovi, s podmienkou, že sa nabudúce nepreviní, odpustil trest.</text:p>
      <text:p text:style-name="P3"/>
      <text:p text:style-name="P3"><text:soft-page-break/>Spozornejúc, že sa žiak pri vysvetľovaní nejakou vecou zamestnáva a iných vyrušuje, odobral som vec a zatvoril do skrine. Nestrpel som, aby žiak majstroval nožíkom a odobral som mu ho. Zhabané veci som vydal na konci školského roku. Takých vecí, najmä nožíkov a iného haraburdia bolo v skrini dosť. Dozvediac, že sa žiak nenaučil úlohu pre korčuľovanie, poslal som ho domov po korčule a žiak ich pokorne priniesol. Korčule som mu vydal s poznámkou na konci školského roku, že sa teraz už môže korčuľovať. Prijal ich — s kyslou tvárou.</text:p>
      <text:p text:style-name="P3"/>
      <text:p text:style-name="P3">Prišli mi žalovať, alebo sami žiaci žalovali, že sa spolužiak posmieval starému človeku, bol kradnúť ovocie, atď.; poslal som ho v sprievode dvoch lepších a starších žiakov ako svedkov domov odprosiť patričného. Jedného by mohol ľahko podplatiť. Pri dvoch by sa podplatenie časom prezradilo.</text:p>
      <text:p text:style-name="P3"/>
      <text:p text:style-name="P2"><text:span text:style-name="T1">Žiak sa mi ponosoval, že ho spolužiaci prezývajú „vrabčiarom“. Vyšetril som vec a vyšlo, že vyberal vrabce. Bola to príležitosť vysvetliť užitočnosť vtáctva. </text:span><text:span text:style-name="T9">Žalobníka </text:span><text:span text:style-name="T1">som pokarhal a všetkých upozornil, aby sa vystríhali prezývok, lebo ľahko môže aj im prischnúť príhodná prezývka na celý život. Takýmto spôsobom som už vtedy vyučoval občianskej náuke. Aj iné náhodilé udalosti tvorili predmet občianskej náuky.</text:span></text:p>
      <text:p text:style-name="P3"/>
      <text:p text:style-name="P2"><text:span text:style-name="T1">Pred rokmi som sa zišiel s bývalým žiakom, učiteľom v bývalej Nitrianskej župe. Spýtal sa ma, či si pamätám, ako kruto som ho raz potrestal. Usmial som sa, aj on sa usmial. V učebni viseli mapy nad dievčenskými lavicami, lebo inde nebolo miesta. Žiaci sa postojačky na laviciach učili na mape. Interpelant, inak dobrý žiak a telesne dosť silný, pozoroval učiacich sa, stojac na najzadnejšej lavici, ktorá pre prístup k mape nemala operadlo a mala hybké sedadlo. Ostatní žiaci sa učili v laviciach a ja som pri stolíku opravoval úlohy, keď zrazu hybká doska pod ním, kolísajúcim sa na nej, spadla. Na praskot sme sa obzreli; žiaci ustrnuli v očakávaní trestu. Jedným úžas </text:span><text:span text:style-name="T10">stemnil </text:span><text:span text:style-name="T1">tváre, iným škodoradosť svietila z očí. Vinník stál zronený. Pristúpil som k nemu a láskavým slovom som mu vytýkal nepozornosť, lebo inak bol usilovný a slušného správania. Škodoradostných som pokarhal, že z nehody a nešťastia blížneho sa nemajú tešiť. Užasnutých som prekvapil trestom. Vinníka som napomenul k opatrnosti na každom kroku, lebo nikdy nemožno predvídať následky. „Teraz, syn môj, zanesieš hneď lavicu k stolárovi, aby ju čím skôr opravil, lebo žiačky by nemali kde sedieť; pomôže ti ju odniesť mendík; mamičku pekne odprosíš, aby sa </text:span><text:soft-page-break/><text:span text:style-name="T1">nehnevala, že musí stolárovi zaplatiť za opravu“ — znel môj výrok. Lavicu niesli z jedného na druhý koniec dediny. Ľudia sa ich pýtali, prečo a kam ju nesú. Pomocník každému škodoradostne vyrečnil prípad. To bol ten „krutý“ trest, ktorý si vinník ešte po rokoch pamätal a pripomenul, že radšej by bol zniesol akýkoľvek krutý trest, než hanbu pred ľuďmi.</text:span></text:p>
      <text:p text:style-name="P3"/>
      <text:p text:style-name="P3">Chladnokrvná rozvaha je najlepší radca pri trestaní. Unáhlením sa nedosiahne nápravy. Rozpoviem ešte jeden príklad.</text:p>
      <text:p text:style-name="P3"/>
      <text:p text:style-name="P2"><text:span text:style-name="T1">V byte zmizol na stole položený prsteň. Podozrenie padlo na mendíka, ktorý vošiel do izby po krčah, aby doniesol k obedu vody. Nikoho iného od rána nebolo v izbe. Podozrievaného som dôrazne vyzval, aby prsteň </text:span><text:span text:style-name="T9">pohodil na </text:span><text:span text:style-name="T1">miesto, kde ho môžeme nájsť, lebo inak oznámim veci úradu a žandárom. Večer doniesol poštu. Hneď za ním, so sviecou, išiel som na chodbu a prsteň bol pohodený pri stene na chodbe. Keby som krádež oznámil, bol by som si získal nepriateľov a mal nepríjemnosti pri vyšetrovaní. Takto sa vec v tichosti skončila a chlapec bol ušetrený od škody na dobrom mene. Inak podozrenie by na ňom prischlo i vtedy, keby bol krádež zatajil a prsteň si ponechal. To by bol býval počiatok zla na klzkej ceste k mravnej </text:span><text:span text:style-name="T9">záhube. </text:span><text:span text:style-name="T1">Jeho matka mala stály prístup ako nádenníčka do domu. Usporil som jej hanbu a žiaľ a jej </text:span><text:span text:style-name="T9">synka </text:span><text:span text:style-name="T1">som zadržal na ceste počestného života napomenutím, že každý hriech vyjde najavo a vtedy utratí česť a vážnosť u ľudí, ktoré si nikdy viac nenadobudne.</text:span></text:p>
      <text:p text:style-name="P3"/>
      <text:p text:style-name="P3">Trestanie akýmkoľvek spôsobom je vážnym činiteľom vo výchove a pri vhodnom upotrebení má ďalekosiahle následky pre život. Či vraj dnešná generácia, povinná vyučovať občianskej náuke, má na zreteli jej výchovný cieľ? V dnešnom čase, ako je všeobecne známe, pestuje sa s veľkým úsilím telesná výchova, a to na úkor výchovy duševnej, najmä mravnej. V zdravom tele zdravý duch — je dominujúcim heslom dneška. Ale príslovie možno aj obrátiť: nezdravý duch (duša) podlomí často i zdravé telo. A nezdravý duch vzniká pomýlenou výchovou. Jedným slovom: telesnú výchovu netreba podceňovať, ale ani preceňovať na ujmu duševnej. Cuique suum.</text:p>
      <text:p text:style-name="P3"/>
      <text:p text:style-name="P2"><text:span text:style-name="T1">Keď som pri trestoch, dotknem sa aj opatrnosti a taktiky pri odmenách. Chválou </text:span><text:span text:style-name="T9">obsýpa</text:span><text:span text:style-name="T17">ť</text:span><text:span text:style-name="T9"> </text:span><text:span text:style-name="T1">dieťa, že sa napr. naučilo úlohu, je zbytočné a škodlivé. Vykonalo iba svoju povinnosť, navyše nič viac, nezaslúži si teda odmenu slovnú. Ba prílišná pochvala </text:span><text:soft-page-break/><text:span text:style-name="T1">pôsobí naň škodlivo, nakoľko sa u neho vyvinie slávobažnosť, pre ktorú koná potom svoje povinnosti. Stane sa namysleným a pyšným na svoje nevšedné dary a nevenuje toľko pozornosti školskej práci, koľko si vyžaduje. Pochvala má miesto pri deťoch menej vtipných a viac usilovných. Tam pôsobí uspokojivo na myseľ a obodrujúco na vôľu dieťaťa, slovom stupňuje jeho usilovnosť. Tento princíp mi bol smerodajný. </text:span><text:span text:style-name="T9">Nechválil </text:span><text:span text:style-name="T1">som, ale ani nehanil. Pre menšie príčiny, napr. pre </text:span><text:span text:style-name="T9">nechápavost', </text:span><text:span text:style-name="T1">som nepoužíval urážlivých slov. Najviac, ak som dal </text:span><text:span text:style-name="T9">odrecitovat' </text:span><text:span text:style-name="T1">niektorú báseň z rečňovaniek Škultétyho</text:span><text:span text:style-name="T2">.</text:span><text:span text:style-name="T1"> Lenivému žiakovi </text:span><text:span text:style-name="T9">odrecitovali o </text:span><text:span text:style-name="T1">hlúpom Kubovi: </text:span><text:span text:style-name="T9">„Nač </text:span><text:span text:style-name="T1">by som sa ja učil, hlavu darmo v knihách mučil, mne to všetko netreba; môj otec má kone, voly, ja si môžem žiť po vôli, do smrti mám dosť chleba... atď.“ Alebo žiačke, ktorá nevedela „krát“ (násobilku): „Nože, deti, ako je to o tej Stojanovie Marke? — a začali: „Tá Stojanovie Marka nebola zlá školiarka, ale keď vše prišiel krát, neznala ho odriekať. Raz už ako nevesta išla s platňami do mesta; tu vôkol nej bradáči, plátno sa im zapáči: za sto groší zjednali a za dvadsať dostali.“ Žiak bez prestania meškajúci školu si vypočul: „Hej, čakajte“ — kričal Samko — „idem s vami aj ja“, keď videl, že chlapci sa bežia hrať do hája. Ale ráno, keď volali: „Poď, Samko, do školy“ „len, vraj, choďte, ja nemôžem, ach, mňa hlava bolí.“ Je v tom pre patričného trochu irónie, ale i poučenia, jednako lepšie, než hrubé slovo alebo trest, a pre všetkých povzbudenie k usilovnosti a k riadnej návšteve školy. A či som sa mýlil?! Neviem pochopiť, prečo Škultétyho rečňovanky, také priliehavé na príklady k občianskej náuke, dnešné čítanky postrádajú. Azda preto, že sú zastaralé. Ale ani voči rodičom som nepoužil urážlivých slov. Matka mi odkázala od detí, aby som jej </text:span><text:span text:style-name="T9">synka </text:span><text:span text:style-name="T1">pre neučenie netrestal zatvorením, lebo si ho dá do školy inde. Deti mi to verejne oznámili, musel som verejne reagovať. „Povedzte mi, deti, čo by ste vy na to odpovedali Jankovej mamičke?“ — spýtal som sa ich. Deti rozmýšľajú a napokon správne povedia: „Jankova mamička by sa mala poďakovať, že sa o jej </text:span><text:span text:style-name="T9">synka </text:span><text:span text:style-name="T1">starajú, aby sa učil, aby z neho niečo bolo... atď.“ Pravda, deti o tom i doma referovali a poúčali rodičov o význame školskej výučby. Tým som zamedzil ďalším odkazom. Ani ja som neposielal rodičom odkazy prostredníctvom detí. V tomto prípade mala matkina obhajoba nedobré následky. Rozmarný synček sa v dospelom veku neslušne správal k rodičom.</text:span></text:p>
      <text:p text:style-name="P3"/>
      <text:p text:style-name="P2"><text:span text:style-name="T1">Majúc na ume, že styk rodičov so školou je potrebný, navštívil som rodičov takých </text:span><text:span text:style-name="T1">dietok, ktoré v učení nenapredovali, alebo sa neslušne správali. Prijali ma so všetkou </text:span><text:soft-page-break/><text:span text:style-name="T1">úctou bez toho, aby pobádali zatajený zmysel návštevy. Medzi rozhovorom o bežných veciach znenazrady vhupol do izby synček alebo domnelého delikventa pre maslo na hlave, násilne doviedli do izby a hneď prešla reč na neho: „Nuž, pán učiteľ, akože sa tento náš žiak učí, či sa slušne správa... atď? Vtedy som ich upozornil na nedostatky v učení alebo v mravnom správaní, dal radu a povzbudenie, aby sa synček napravil, ale i potešil, že keď sa vo vytýkaných krehkostiach napraví, môžu mať z neho radosť. Rodičia prijali napomenutie dobromyseľne a vplývali na </text:span><text:span text:style-name="T9">synka </text:span><text:span text:style-name="T1">podľa mojej rady. A čoskoro to bolo badať.</text:span></text:p>
      <text:p text:style-name="P3"/>
      <text:p text:style-name="P3">V dnešnom čase uvádzané schôdzky rodičov majú ten istý cieľ, jednako je v tom rozdiel, lebo učiteľ v prítomnosti viacerých rodičov nemôže verejne tak hovoriť, ako môže v rodinnom kruhu, aby prítomného rodiča nezarmútil a neurazil. Na rodičovských schôdzkach sa hovorí všeobecne a v jednotlivých prípadoch zaobalene. Ale zasa majú výhodu v tom, že podávajú preventívne poučenie vo výchove vôbec a o zavedenom školskom poriadku zvlášť. Sú teda potrebné najmä tam, kde učiteľ nestihne navštíviť rodičovský dom. I týmto spôsobom sa vyhne učiteľ trestom a utuží sa priateľský pomer školy s rodičovským domom.</text:p>
      <text:p text:style-name="P3"/>
      <text:p text:style-name="P2"><text:span text:style-name="T1">Ale dobrý pomer zavládne i vtedy, keď rodičia vidia, že učiteľ svedomito plní svoje povinnosti, bez vážnej príčiny nezamešká školu, riadne začína a končí vyučovanie a nerobí rozdiel medzi žiakmi majetných a nemajetných rodičov. V tomto ohľade som mal skúsenosť, že žiaci chudobných, ale poriadnych rodičov vynikali v učení a v mravnom správaní práve tak, ako žiaci majetných rodičov. Dobrý pomer je tiež podmienkou školskej disciplíny a úspechu v učení. Rodičia podporujú učiteľove snahy tým, že sa o ňom slušne vyjadrujú, deti riadne posielajú do školy, povzbudzujú ich k učeniu a k slušnému správaniu. Podporujú teda vecný a mravný úspech výučby-výchovy. Takí rodičia si obľúbia školu a vďačne prispievajú na jej potreby. Stane sa milou i deťom. Tu mi prichodí spomenúť, že žiaci už pred siedmou hodinou ráno prichádzali do školy. Aby sa vyhlo výstrelkom a súdom, zabránil som im včasný príchod a dovolil som príchod na ½</text:span><text:span text:style-name="T5"> </text:span><text:span text:style-name="T1">8 hod. predpoludním a na ½</text:span><text:span text:style-name="T14"> </text:span><text:span text:style-name="T2">2</text:span><text:span text:style-name="T5"> </text:span><text:span text:style-name="T1">hod. popoludní.</text:span></text:p>
      <text:p text:style-name="P3"/>
      <text:p text:style-name="P2"><text:span text:style-name="T1">Aby sa škola stala milou deťom, dbal som o čistotu a poriadok. Keď učebňu mendíci zle zamietli, museli znovu zametať. V starej budove to bolo všelijako, v novej boli </text:span><text:span text:style-name="T1">podmienky lepšie. Zariadenie učebne náradím zodpovedalo, lavice boli nové vo </text:span><text:soft-page-break/><text:span text:style-name="T1">dvoch radoch, vyvýšené pódium so stolíkom a stoličkou, za ním na stene dve tabule a tretia na trojnohom podstavci, jedna zo stenových tabúľ sa používala na písanie vzorov z prebranej látky, aby častým videním utkveli žiakom v pamäti, iné dve na každodennú potrebu, ktoré daní dozorcovia utierali každý deň predpoludním i popoludní, tú na vzory len po istom čase na môj príkaz, na stenách mapy, prírodopisné a prírodospytné obrazy, v skrini učebné pomôcky, každým rokom rozmnožované, na nej menšia sklená skriňa s vypchatými sovami a vtákmi, zbierka nerastov. V komore starej budovy našiel som rozhádzané pomôcky: zemeguľu, magnet, elektrofor, Leidenovu fľašu, teplomer, šošovky, Wolfov galvanický článok, trubice, meter, </text:span><text:span text:style-name="T9">krychlový </text:span><text:span text:style-name="T10">decimeter, </text:span><text:span text:style-name="T1">a všeličo iné, celé alebo chybné. Podľa nálezu sa dá súdiť, že sotva boli upotrebené k názornému vyučovaniu. To tvorilo základ pomôcok. Pri odchode som zanechal školu dobre vybavenú najpotrebnejšími pomôckami. Podobne dobre bola vybavená aj učebňa prvej triedy.</text:span></text:p>
      <text:p text:style-name="P3"/>
      <text:p text:style-name="P3">Zriadením prvej triedy s riadnym učiteľom sa začalo systematické vyučovanie podľa rozvrhu hodín, potvrdeného seniorálnym predstavenstvom. Rozvrh hodín som rozpracoval tak, že na prvé hodiny predpoludním pripadli jazykové predmety, slovenčina a maďarčina, na posledné predmety náboženské (katechizmus, biblické histórie a cirkevný dejepis). Pri týchto som si ustatý obyčajne sadol ku stolíku. Na popoludňajšie hodiny pripadlo vyučovanie počtov v troch oddieloch preto, aby sa žiaci na popoludnie nemuseli pripravovať a celú pozornosť mohli venovať počtom. Hoci počty ako jeden z najťažších predmetov by mal byť zaradený na prvé hodiny predpoludním, zo skúseností môžem povedať, že popoludňajšie vyučovanie nebolo na ujmu a mohol som ho aj predĺžiť. Na popoludnie mi zostali z reálnych predmetov len tie, ktoré som pre náhodilé prekážky — pohreb a iné — nestačil predpoludním prebrať. I vtedy sa predĺžilo popoludňajšie vyučovanie podľa potreby i do 5. — 6. hodiny, najmä v jarných mesiacoch.</text:p>
      <text:p text:style-name="P3"/>
      <text:p text:style-name="P2"><text:span text:style-name="T1">Okrem náboženských predmetov najväčšiu váhu som kládol na vyučovanie slovenskej reči a počtov ako na predmety, pri ktorých žiak musí rozmýšľať. Slovenskú mluvnicu deti síce nemali, ale viac preto, aby sa podporovala spisba, a pre vzpory pri skloňovaní a časovaní. Učili sa bez knihy. S mluvnicou som spájal pravopis. Pri vyučovaní </text:span><text:span text:style-name="T9">mluvnice </text:span><text:span text:style-name="T1">som vždy začínal v 3. ročníku, pritiahol som k nemu </text:span><text:span text:style-name="T1">4., 5. a 6. ročník, aby si poznatky zopakovali; podobne som pritiahol k 4. ročníku 5. a </text:span><text:soft-page-break/><text:span text:style-name="T1">6. ročník. Pri dennom vyučovaní som začal s opakovaním prebratej látky, a to i z viac hodín a priviazal som k nej novú látku. Žiaci odpovedali v poradí, ako sedeli, aby každý dostal otázku. Zakaždým som začal u iného žiaka. Keď sa látka na opakovanie nakopila a žiaci na otázky správne odpovedali, aby to nezabralo veľa času, odhodil som nacvičenú látku z viacerých hodín a týmto spôsobom som pokračoval ďalej. Dosiahol som, že každý žiak každú otázku správne odpovedal. Pri odpovediach (aj z iných predmetov) dbal som, aby boli správne. Úlohy mluvničné vypracovávali v nepriamom vyučovaní na tabuľkách a potom prepísali do zošitov. Nepriame vyučovanie som podľa možností kontroloval. Domáce úlohy som nezadával. Nechcel som poskytovať príležitosť k podvodu, aby si ich žiaci neodpisovali alebo doma s pomocou starších </text:span><text:span text:style-name="T9">nevypracovávali, </text:span><text:span text:style-name="T1">ale aj pre pohyb, lebo sedenia v škole bolo dosť. Úlohy som riadne pred vyučovaním opravoval. Menšiu chybu, raz podčiarknutú, museli tri razy, väčšiu dva razy podčiarknutú, šesť razy v zošite správne napísať. Aj opravu chýb som kontroloval. Vtedy sa chybná oprava zdvojnásobila. Slabší mali spočiatku celý zošit vyplnený opravou chýb a museli ostať po vyučovaní v škole, aby dobehli lepších a ďalšia úloha sa pre nich nezasekla. Časom, pravda, značne ubúdalo chýb.</text:span></text:p>
      <text:p text:style-name="P3"/>
      <text:p text:style-name="P2"><text:span text:style-name="T1">Nie menšiu váhu som kládol na vyučovanie maďarskej reči hlavne preto, aby jednotliví nadaní žiaci mohli študovať v stredných školách a vo všeobecnosti aj preto, aby som sa </text:span><text:span text:style-name="T9">obrnil </text:span><text:span text:style-name="T1">proti výpadom štátneho dozoru a kadejakých šplhavcov pre svoje slovensko-národné zmýšľanie a činnosť. Maďarizačná snaha a k tomu smerujúce prostriedky, ako zákaz slovensky hovoriť a trestanie pre slabý úspech, sa priečili môjmu zmýšľaniu a pedagogickým zásadám. Vyučoval som na základe materinskej reči. Prízvukoval som, že len tá reč je milá, ktorú učila matka, preto si ju máme v slove a písme dôkladne osvojiť, ale musíme i zákonu vyhovieť, lebo pre nedostatočný úspech v maďarskej reči mala škola nepríjemnosti. Žiaci to aj vycítili a snažili sa uľahčiť zákonom určenú povinnosť i vzhľadom na mňa, vediac zo skúsenosti, že pri návšteve štátneho dozorcu ide hlavne o to, či žiaci správne odpovedajú po maďarsky. V 3. a 4. ročníku som použil priamu metódu (induktívnu), aby žiaci nadobudli zásobu slov a naučili sa správnu výslovnosť. Vo vyšších ročníkoch som viazal látku k prebratej látke zo slovenčiny podľa porovnávacej metódy (synkriticky). Vyučoval som podľa možnosti paralelne so slovenčinou. Tým </text:span><text:span text:style-name="T1">som dosiahol, že žiaci pochopili rozdiel a vedeli sa, hoci nie úplne správne </text:span><text:soft-page-break/><text:span text:style-name="T1">samostatne vyjadriť. Raz, pri návšteve dozoru, dostali otázku: „Či mal Ján Huňady syna?“ „Ján Huňady mal dvoch synov.“ „Ako sa menovali?“ „Jeden sa menoval Matej, druhý Ladislav.“ „Kto bol Matej?“ „Matej bol uhorským kráľom.“ „Čo sa stalo s Ladislavom?“ Žiaci rozmýšľajú, dvíhajú ruky na znak pohotovosti, keď v tom spomedzi nich oslovený (Matej Bibza, neskorší môj nástupca) vybúši: „Odrezali mu hrdlo.“ Odpoveď vzbudila všeobecný smiech, ale aj spokojnosť škôldozorcu (Kunsztlera), ktorý videl, že si žiaci samostatne, hoci nie celkom správne, tvoria vety. Vyučovanie maďarčiny síce zabralo veľa času i na ujmu ostatných predmetov a do úmoru ma vyčerpávalo, jednako však nezviedlo žiactvo na klzké cesty odpadlíctva od svojeti v dospelejšom veku. Prebratý čas, na ujmu ostatných predmetov, bolo treba nahradiť predĺžením predpoludňajšieho vyučovania, prípadne v popoludňajšom vyučovaní. Maďarské písomné úlohy robili žiaci v nepriamom vyučovaní len v škole a opravovali podobne ako úlohy slovenské.</text:span></text:p>
      <text:p text:style-name="P3"/>
      <text:p text:style-name="P2"><text:span text:style-name="T1">Po vyučovaní rečiam nasledovali striedavo reálne predmety. Zemepis, dejepis a ústavovedu som učil slovensky a maďarsky podľa učebníc. Pre dejepis nebolo slovenskej učebnice. Látku som vysvetlil vhodnou formou po slovensky a potom po maďarsky. Žiaci sa ju naučili doma naspamäť. Učením spamäti si cvičili nielen pamäť, ale osvojili si aj zásobu správnych termínov, ktoré by im zo slovného vysvetlenia neutkveli v pamäti. Okrem toho sa učili správnu skladbu a hlasným učením privykali rečníctvu. To som na sebe okúsil ako žiak v nemeckom gymnáziu v Kežmarku. Učil som sa naspamäť a tým som sa zásobil výrazmi trvalo vrytými do pamäti, ktoré, najprv hmlisté postupne získavali jas. Podobne v Lučenci, nevediac sa samostatne maďarsky vyjadriť, učením naspamäť a čítaním maďarských kníh za krátky čas, od septembra do Vianoc, hovoril som obstojne po maďarsky a v ďalšom učení som sa už neopieral o knihu, lež samostatne som si tvoril skladbu viet, priliehavú predmetu. Takto sa učili všetci slovenskí žiaci v maďarských školách a v živote svojou výrečnosťou a pohotovosťou vynikali medzi rečníkmi na fórach, kde bolo treba brániť pravdu a právo slovenských záujmov. Akože to bolo u nás po prevrate? Ministerstvo školstva a národnej osvety sprvu aprobovalo učebnice pre slovenské ľudové školy, neskôr obmedzilo výučbu len na slovné prednášky a dovolilo používať len aprobované čítanky. </text:span><text:span text:style-name="T9">Dovodilo </text:span><text:span text:style-name="T1">sa tým, že učením naspamäť neprenikne žiak k podstate veci a nenadobudne predmetnej znalosti, a len slovnou prednáškou </text:span><text:span text:style-name="T1">si osvojí dôkladne predmet. Tu pripomeniem vyzvanie bývalého zemského </text:span><text:soft-page-break/><text:span text:style-name="T1">inšpektora </text:span><text:span text:style-name="T9">Pluhařa, </text:span><text:span text:style-name="T1">ktorý na schôdzke škôldozorcov bývalej Považskej župy požiadal prítomných, aby prejavili mienku o užívaní učebníc v ľudových školách. Na vyzvanie som kladne reagoval v záujme učebníc, dôvodiac: že žiakovi v slovnej prednáške počuté termíny po nejakom čase vymiznú z pamäti, ale z učebnice si ich znovu vryje do pamäti, získa slovnú zásobu výrazov, učí sa správnej skladbe, rodič ho pobáda k učeniu, kontroluje ho v ňom, ba i sám siahne po knihe, aby sa presvedčil, čomu sa synček učí a tým doplňuje alebo obnovuje zabudnuté poznatky, podporuje sa spisba a tlačiarenský priemysel a nadovšetko som dôvodil, že žiak postupujúci na gymnázium dostane kopu kníh a nevie sa z nich učiť, lebo v ľudovej škole sa vôbec neučil z učebníc, t.j. nenaučil sa učiť. Moje dôvody prítomní i sám </text:span><text:span text:style-name="T9">Pluhař bez </text:span><text:span text:style-name="T1">poznámky vypočuli a neoponovali. Údajne si sťažoval aj bývalý minister školstva Markovič ako aktívny minister školstva pri návšteve štátnej ľudovej školy v Turčianskom Sv. Martine, že sa jeho dcérky v gymnáziu nevedia učiť z kníh, lebo v ľudovej škole sa neučili z učebníc. V novšom čase ministerstvo školstva znovu aprobuje učebnice pre ľudové školy. Vôbec mnoho sa u nás experimentuje, často na ujmu veci.</text:span></text:p>
      <text:p text:style-name="P3"/>
      <text:p text:style-name="P2"><text:span text:style-name="T1">Dôvod proti učeniu spamäti mohol platiť dávno, keď učitelia s prútom v ruke a s fajkou v ústach vbíjali vedu a „mravopočestnosť“ do hláv a sŕdc malých šarvancov a kontrolu zverovali starším žiakom, prípadne mendíkom, ktorým ostatní žiaci „odtiaľto potiaľto“ naučením „lekciu“ vyrecitovali. Ale ani vtedajší úzus nemožno generalizovať, lebo nie všade vyučovali učitelia iliterati. V evanjelických a. v. matkocirkevných školách zaujímali učiteľské stanice veľmi často gymnazisti, maturanti a skončení teológovia, z ktorých mnohí po čase usporiac si niečo groša, pokračovali v štúdiách a stali sa kňazmi. Ján Šulek, prvý Kollárov učiteľ, štyri roky učil v Mošovciach, neskôr bol kňazom v Pržne na Morave a potom v Sobotišti, v bývalej Nitrianskej župe. Ako mošovský učiteľ napísal knihu Latinská grammatyka k dobrému slowenské mládeže slowenským gazykem od Gana Schuleka </text:span><text:span text:style-name="T9">sepsaná. W </text:span><text:span text:style-name="T1">B. </text:span><text:span text:style-name="T9">Bystřicy </text:span><text:span text:style-name="T1">1801.</text:span></text:p>
      <text:p text:style-name="P3"/>
      <text:p text:style-name="P2"><text:span text:style-name="T1">Učitelia, moji rovesníci, z učiteľských ústavov, priniesli si istú zásobu pedagogickej teórie a čiastočne i metodickej zručnosti. Mnohí z nich boli po prevrate vymenovaní za škôldozorcov iste za zásluhy na poli výučby. Neuspokojili sa len s </text:span><text:span text:style-name="T9">odrecitováním </text:span><text:span text:style-name="T1">naučenej „lekcie“. Podobne som rozoberal i ja naspamäť naučenú látku otázkami, </text:span><text:span text:style-name="T1">aby som sa presvedčil, či žiak povedome vníma vec, najmä vtedy, keď som pobadal </text:span><text:soft-page-break/><text:span text:style-name="T1">v odpovedi nezmysel. Neuspokojil som sa s </text:span><text:span text:style-name="T9">nápovedou a </text:span><text:span text:style-name="T1">opravou chyby, ale ďalšími otázkami vo forme heuristickej priviedol som ho na správnu cestu. Bez predbežného názorného vysvetlenia nezadal som úlohu, ani som nepožadoval doslovnú odpoveď. Žiadal som, aby bola vecne správna a formálne bezvadná. Tak som učil myslieť a správne hovoriť po slovensky. Podobne som pokračoval i pri predmetoch maďarských, najmä vo vyšších ročníkoch.</text:span></text:p>
      <text:p text:style-name="P3"/>
      <text:p text:style-name="P2"><text:span text:style-name="T1">Teraz prejdem k jednotlivým predmetom, najprv k dejinným. Pri vyučovaní zemepisu nebolo času na vychádzky do prírody. Vyučovanie maďarskej reč a predmetom v dvoch rečiach zabralo čas a vyčerpalo sily. Induktívny postup som rozšíril formou akromatickou a doplnil vhodnými článkami z čítanky. Pri dejepise som použil metódu dogmatickú. Vyrozprával som dej vcelku a v častiach, ktoré som označil na tabuli </text:span><text:span text:style-name="T9">jadrným a </text:span><text:span text:style-name="T1">stručným pomenovaním. Tak vznikla kostra, podľa ktorej žiaci dej zopakovali a po dôkladnom nacvičení v nepriamom vyučovaní napísali do zošitov. Tým spôsobom sa učili aj slohu. Dejepisné učebnice žiaci nemali. Pri vyučovaní ústavovedy (občianskej náuky) vychádzal som z konkrétnych prípadov a udalostí so zreteľom na skutočný život, aby žiaci náležite pochopili občianske práva a povinnosti. Pri dejinných predmetoch som dbal na koncentráciu učebnej látky. Paralelne so slovenským vyučovaním išlo aj vyučovanie v maďarskej reči podľa učebníc. Prečítanú látku som po náležitom vysvetlení neznámych výrazov rozobral otázkami, takže žiaci chápali, čo sa učia naspamäť. Podobne som naučenú látku skontroloval otázkami pri odpovediach.</text:span></text:p>
      <text:p text:style-name="P3"/>
      <text:p text:style-name="P2"><text:span text:style-name="T1">Prírodným vedomostiam sa žiaci učili len po slovensky. Majúc naporúdzi v dostatočnom množstve učebné pomôcky, niekoľko vypchatých cicavcov a vtákov, prírodopisné obrazy, zbierku nerastov a takmer všetky pomôcky a</text:span><text:span text:style-name="T15"> </text:span><text:span text:style-name="T1">obrazy k prírodospytu, učil som názorne, takže žiaci hneď po vysvetlení vedeli odpovedať. Vecné odpovede naučením spamäti doplnili i gramaticky správne. Rozbor pri odpovediach, kde sa žiak </text:span><text:span text:style-name="T17">mluvnicky</text:span><text:span text:style-name="T9"> pokĺzol, </text:span><text:span text:style-name="T1">dial sa tiež vhodnými otázkami — heuristickou metódou.</text:span></text:p>
      <text:p text:style-name="P3"/>
      <text:p text:style-name="P2"><text:span text:style-name="T1">Podľa rozvrhu hodín vyučovanie náboženských predmetov pripadlo na koniec predpoľudňajšieho vyučovania, aby som si vysilený pohybom a ustatý státím mohol </text:span><text:span text:style-name="T1">sadnúť. Učili sa z učebníc naspamäť. Katechizmus sa učili z výkladu ťažkým slohom </text:span><text:soft-page-break/><text:span text:style-name="T1">napísaného a veku a umu neprimeranými, hoci priliehavými citátmi odôvodneného. (Príklad: Nebo toho, </text:span><text:span text:style-name="T9">což </text:span><text:span text:style-name="T1">činím </text:span><text:span text:style-name="T9">neoblibuji; nebo ne, což chci </text:span><text:span text:style-name="T1">to činím, ale </text:span><text:span text:style-name="T9">což v </text:span><text:span text:style-name="T1">nenávisti mám, to činím. A </text:span><text:span text:style-name="T9">poněvádž pak, čehož </text:span><text:span text:style-name="T1">nechci, to činím, </text:span><text:span text:style-name="T9">tedyť ne já </text:span><text:span text:style-name="T1">činím to, ale ten, </text:span><text:span text:style-name="T9">který ve mně přebývá. Rim. </text:span><text:span text:style-name="T1">7, 15.20). </text:span><text:span text:style-name="T9">Tento výklad robil </text:span><text:span text:style-name="T1">ťažkosti žiakom a mne </text:span><text:span text:style-name="T9">nebol </text:span><text:span text:style-name="T15">к </text:span><text:span text:style-name="T9">duhu. </text:span><text:span text:style-name="T1">Bolo </text:span><text:span text:style-name="T9">to duchamorné </text:span><text:span text:style-name="T1">učenie, </text:span><text:span text:style-name="T9">nevnikalo do duše a </text:span><text:span text:style-name="T1">nešľachtilo srdce.</text:span></text:p>
      <text:p text:style-name="P3"/>
      <text:p text:style-name="P3">Zostavil som si v otázkach a odpovediach výklad k Malému katechizmu. Žiaci sa učili naspamäť len Lutherov Malý katechizmus. Pri vysvetľovaní som predložil otázku a heuristickou metódou získal často správnu odpoveď. Nesprávnu som ďalšou otázkou opravil. Učili sa teda výkladu katechizmu bez knihy. Žiaci sa tešili a vnímali náuku povedome, najmä keď som ju spájal s občianskou náukou a vyvodil z koncentrácie blahé i žiaľne dôsledky na poučenie pre život. Pri opakovaní látky z predchádzajúcich hodín som používal metódu katechetickú. Žiaci odpovedali v poradí ako sedeli. Dávnejšia látka pri opakovaní odpadla. Biblické histórie a cirkevný dejepis som učil podľa spôsobu vysvetlenom pri dejepise, pravda, bez kostry, lebo žiaci mali učebnice. Náboženské predmety sa v isté dni striedali. Cirkevné piesne spievali jednohlasne pred vyučovaním a po ňom, obyčajne viac piesní. Dávnejšie cvičené som po čase vynechal a nahradil novými. Osobitná hodina pre spev nebola. Veľký počet žiakov a vyučovanie v dvoch rečiach bolo tomu na prekážku.</text:p>
      <text:p text:style-name="P3"/>
      <text:p text:style-name="P2"><text:span text:style-name="T1">Počty, ktoré podľa rozvrhu hodín, aby žiaci boli voľní, pripadli na popoludňajšie hodiny, vyučoval som tiež v dvoch rečiach. Žiaci nemali počtovnice. V 3. ročníku mi bola dobrou pomôckou metodika osvojená na učiteľskom ústave</text:span><text:span text:style-name="T9"> v </text:span><text:span text:style-name="T1">Leviciach. K počítaniu spamäti som používal v prvom rade príklady bezprostredne znázorňujúce (knihy, obrazy, paličky i počítadlo), ktoré žiaci videli, potom prostredne znázorňujúce (zvieratá a predmety mimo školy), ktoré si vedeli predstaviť a </text:span><text:span text:style-name="T9">odťažené, bez </text:span><text:span text:style-name="T1">pomenovania čísiel. Vo vyšších ročníkoch príklady zo života a pre život. Žiaci pracovali spoločne a naraz. Pracovali na tabuli v poradí ako sedeli. Vyvolaný dostal príklad po slovensky i po maďarsky, ktorý zopakoval v oboch rečiach, inokedy zasa naopak, po maďarsky a po slovensky, ktorý tiež zopakoval, po zopakovaní ho rozlúštil slovne a ostatní žiaci pozorovali. Ak bol zložitý, udal hlavnú úlohu a za ňou vedľajšiu, označil spôsob výkonu vedľajšej a podľa toho aj výkonu hlavnej úlohy. To </text:span><text:span text:style-name="T1">isté opakovali žiaci v poradí, ako sedeli, v čiastkach, aby každý sledoval postup </text:span><text:soft-page-break/><text:span text:style-name="T1">riešenia a porozumel vypracovaniu, t. j. jeden opakoval príklad po slovensky, druhý po maďarsky, tretí označil hlavnú a vedľajšiu úlohu, nasledujúci to isté po maďarsky, ďalší výkon pobočnej úlohy po slovensky, za ním nasledujúci to isté po maďarsky, ďalší výkon hlavnej úlohy po slovensky, iný to samé po maďarsky. Po slovnom riešení začali pracovať všetci naraz, pri tabuli stojaci hlasno, ostatní potichu. Po vypočítaní pri tabuli počítajúci znovu zopakoval príklad, zahrnúc do neho konečný výsledok, po slovensky a po maďarsky. To samé zopakovali nasledujúci žiaci po slovensky a po maďarsky. Tak som dosiahol, že všetci žiaci boli aktívni, učili sa myslieť a samostatne riešili úlohy. Podobne riešili aj príklady z merovedy. Riešenie a mechanické počítanie som kontroloval sledujúc pracujúceho pri tabuli ako aj ostatných na mieste. Po vypracovaní sa hlásili tí, ktorí dosiahli výsledok totožný s výsledkom na tabuli. Pravidlá odvodzovali z riešenia a nie naopak: nepracovali podľa naučených pravidiel. Výnimku tvorilo počítanie úrokov, istiny a pod. Ale i tam som vyvodil pravidlá logicky a napísal som ich na rezervnú tabuľu, aby im po čase vnikli do pamäti. Takto som učil úsudkovému počítaniu. Mechanické počítanie som použil v nepriamom vyučovaní.</text:span></text:p>
      <text:p text:style-name="P3"/>
      <text:p text:style-name="P3">Okrem počtov dostali žiaci v popoludňajších hodinách na úlohu naučiť sa jeden verš z cirkevnej piesne alebo modlitbu.</text:p>
      <text:p text:style-name="P3"/>
      <text:p text:style-name="P2"><text:span text:style-name="T1">Svetský spev som učil </text:span><text:span text:style-name="T9">náhodilo, </text:span><text:span text:style-name="T1">keď bol na to čas. Podobne i maďarské piesne. Kresleniu bolo venované tiché zamestnanie podľa danej úpravy a vzoriek vyvesených na stene. Keď som zbadal, že žiaci zle píšu, učil som krasopis podľa pokynov. Telocvik som obmedzil na prostné a svalové cvičenia.</text:span></text:p>
      <text:p text:style-name="P3"/>
      <text:p text:style-name="P3">Dlhé roky, tuším do roku 1900, keď som vážnejšie ochorel, učil som nemeckú reč ako nepovinný predmet dobrovoľne prihlásených žiakov. V zimných mesiacoch, v stredu a v sobotu popoludní, v jarných každý deň popoludní po riadnom vyučovaní v troch oddeleniach. Vyučovanie trvalo často do 7,00 hodiny. Honorár za to som dostal od každého žiaka ročne 3 zl. Podľa počtu žiakov (10 — 18) bolo honorovanie skromné. Robil som to viac z idealizmu a aby som vyhovel žiadosti rodičov žiakov, než zo zisku.</text:p>
      <text:p text:style-name="P3"/>
      <text:p text:style-name="P3">Odpovede žiakov som zaznamenával klasifikačnými známkami najprv pre <text:soft-page-break/>súťaživosť, neskôr boli potrebné ku knižočkám uvedomujúcich rodičov o úspechu vo všeobecnosti na Vianoce a na Veľkú noc. Žiaci ich vrátili opatrené podpisom mena rodičov, že úspech vzali na vedomie. Na konci školského roku dostali známky z každého predmetu a doniesli ich k zápisu nasledujúci školský rok. Podľa nich postúpili do vyššej triedy, alebo museli triedu opakovať.</text:p>
      <text:p text:style-name="P3"/>
      <text:p text:style-name="P3">Na prednášky som sa pripravil tak, aby som si náležité osvojil predmet látky. V mysli som si zostavil kostru. Dnes sa žiada, najmä od mladších učiteľov, aby si predmet vypracovali v otázkach a odpovediach a podľa toho postupovali. Je to takmer nemožná požiadavka. Svedomitý učiteľ jej nemôže vyhovieť pre telesnú vyčerpanosť i pre nedostatok času a tobôž, ak je zaujatý mimoškolskou ľudovýchovnou prácou. Ale to nie je ani účelné, lebo žiak neodpovie vždy podľa učiteľom načrtnutej odpovede. Opakujem povedané pri cvičnej škole v Lučenci. Učiteľ pri vypracovaní predmetu postupoval logicky, bez ohľadu na individualitu žiaka. V praxi sa má prispôsobiť individualite psychologickému postupu. Rozdielne nadaní žiaci rozdielne chápu vec a podľa toho aj odpovedajú. Učiteľ každú ďalšiu otázku musí upraviť tak ako žiak odpovedal, pravdaže, s ustavičným zreteľom na to, čo chce dosiahnuť. Ako veliteľ v ohni boja riadi sa útokom nepriateľa, práve tak aj učiteľ v prúde prednášky nájde si už sám primeraný postup, pravú metódu. O tom som napísal článok do Rodiny a školy (roč. L, č. 2), ktorý si dal vtedajší škôldozorca (Berecz) preložiť a schválil ho.</text:p>
      <text:p text:style-name="P3"/>
      <text:p text:style-name="P2"><text:span text:style-name="T1">Svojho času turčiansky </text:span><text:span text:style-name="T9">seniorát, aby </text:span><text:span text:style-name="T1">kontroloval výučbu najmä náboženských predmetov, uviedol do života ustanovizeň tzv. navštevovateľov škôl spomedzi učiteľov. Ich povinnosťou bolo navštíviť aspoň raz ročne zverené školy a dať úpravu a radu mladým učiteľom, tobôž nediplomovaným, podobne posúdiť úspech výučby. Ustanovizeň iste dobrá. Skúsil som to na sebe ako prvoročný učiteľ v Štrbe nevediac až do Vianoc, že sú nejaké seniorálne úpravy a regulatívy. Takýmto navštevovateľom som bol viac rokov. Spomeniem niektoré skúsenosti. V istej škole som sa náhodnou zišiel s dekanom tejže školy. Škola primitívna. Učiteľ nediplomovaný, pôvodne gazda. Učebných pomôcok skromne. Žiakov asi 30, ale bez zadelenia do ročníkov. Učiteľ s dlhým prútom v ruke sťa generál s vytasenou šabľou. Jedni žiaci čítajú, ostatní sa učia polohlasne, vrava ani v synagóge. Žiak </text:span><text:span text:style-name="T1">zdvihne hlavu od knihy a vtedy učiteľ — švác! po ňom prútom. „Takto sa my, prosím </text:span><text:soft-page-break/><text:span text:style-name="T1">ponížene, učíme, učíme“ — odôvodňuje učiteľ dobromyseľne trestný výkon. Je to súce na zasmiatie, jednako lepšie, ako keby vôbec nebolo školy a deti boli ponechané na seba mravne pustli a stali sa negramotnými. Takto sa aspoň naučili čítať, písať a niečo počítať, nadovšetko však boli vychovávané v mravnom duchu pomocou náboženských predmetov, ktoré boli hlavnými v tejto škole. Alebo by vari bývalo lepšie, keby tam šarapatil nejaký štátny streštenec v duchu vlasteneckom! Občania boli národne uvedomelí, hlasovali pri krajinských voľbách vždy so slovenskou národnou stranou. Nemal ich kto pokaziť. Ale nedivme sa tomu, lebo obec bola vtisnutá v horách, mala najprimitívnejšie životné prostriedky, poľa takmer nič, len niečo lúk a pasienkov. Občania v nedostatku ornej pôdy sa živili murárčinou. Po prevrate sa chcela celá obec presídliť do úradnejšieho kraja, a preto i snaha školu zoštátniť, sa zasekla vo vývine. Len omnoho neskôr bola zoštátnená. Bola to ojedinelá škola v turčianskom </text:span><text:span text:style-name="T9">senioráte. </text:span><text:span text:style-name="T1">Koluje o nej anekdota, údajne pravdivá. Bola skúška. Na skúšku príde dekan, farár z ďalšej cirkvi. Ohlási farára v matkocirkvi, aby spoločne odbavili skúšku vo filiálnej škole. Domácemu farárovi napadne pozvať na skúšku i tamojšieho rímskokatolíckeho farára, lebo do školy chodia i rímskokatolícke deti. Bude, vraj, trom príjemnejšie. Deti odpovedajú, lepšie </text:span><text:span text:style-name="T9">rečeno, </text:span><text:span text:style-name="T1">recitujú z náboženských predmetov, ani čo by hrachom sypal, a to bez rozdielu všetci, luteráni i katolíci z cirkevného dejepisu o Lutherovi. Napokon pri prírodopise len v istej skupine sediaci. Skúšajúci dekan upozorní učiteľa, aby aj inde sediacim dal odpovedať. „Prosím ponížene, dvojctihodná milosť, to sú katolíci“ — znela ospravedlňujúca odpoveď na gaudium prítomných skúšateľov i katolíckeho kňaza. Ale medzi nediplomovanými učiteľmi boli aj výnimky. V inej filiálnej škole bol učiteľom tiež gazda. Výsledok, aký som v nej zaznamenal, ma prekvapil. Žiaci priemerne vyhoveli vo všetkom, ale vynikali najmä v počítaní. V 4. ročníku vedeli zručne deliť trojčíselným deliteľom doplňovaním, bez podpisu súčinu pod delenca. Žiak prestupujúci z jeho školy do mojej bol vynikajúcim poslucháčom banskej akadémie v Štiavnici. Učiteľ bol viac rokov mendíkom. V tej istej škole, ale už za nástupcu, boli žiaci zvláštnym spôsobom upozornení, ako vítať navštevovateľa, či po slovensky a či po maďarsky. Stalo sa to podľa poklepu na stolík. Na poklepanie dva razy vítali slovensky, na tri razy maďarsky. Videl som v tom len taktiku obrany proti nepriateľovi, obyčajne škôldozorcovi, aby ho ako-tak odzbrojili. Inak i tento učiteľ, hoci nediplomovaný, ale dobrý Slovák, zodpovedal. Inde som dal spievať po filiálnych </text:span><text:span text:style-name="T1">školách a v škole matkocirkevnej tú istú pieseň, aby som sa presvedčil, či ju všade </text:span><text:soft-page-break/><text:span text:style-name="T1">tak spievajú, ako sa spieva v kostole v matkocirkvi. Negatívny výsledok som oznámil seniorálnemu predstavenstvu. V dôsledku toho seniorálny konvent nariadil, aby filiálni učitelia učili spievať podľa nápevov užívaných v kostole a vyžiadali si ich od kantorov.</text:span></text:p>
      <text:p text:style-name="P3"/>
      <text:p text:style-name="P2"><text:span text:style-name="T1">Navštevovatelia škôl, počtom štyria, boli z úradu aj členmi seniorálneho konventu a mali príležitosť zasiahnuť do zostavovania vecí týkajúcich sa školskej výučby. Tým sa ich pomer k účasti na seniorálnych konventoch akosi opravil, lebo učiteľ, ak ho cirkevný zbor </text:span><text:span text:style-name="T9">nedelegoval na </text:span><text:span text:style-name="T1">seniorálny konvent, nemohol byť jeho členom. Táto ustanovizeň dnes už zanikla a spolu s ňou aj úradná účasť učiteľstva na seniorálnych konventoch. Ale nehľadiac na účasť, bola by veru i dnes potrebná. Tým by sa vplyv dozoru na školskú výučbu a výchovu zvýšil. A potrebná prelo, že terajšia mladá generácia učiteľov, česť výnimkám, nie je tak rigorózne kresťansky založená, ako bola staršia. Vo výchove veslujeme naľavo. Ak škola nedá dieťaťu mravný smer, stroskotajú snahy zmariť svetáckym vplyvom zakotvené zlo. Preto dnes toľko </text:span><text:span text:style-name="T9">klamu, </text:span><text:span text:style-name="T1">podvodov, defraudácií, lúpeží, vrážd, samovrážd a všelijakých ohavných hriechov, ktoré zákon trestá, ale skazeného vyvrheľa sotva napraví. Svedčia o tom dnešné denníky, v ktorých časté správy budia úžas nad zvrhlosťou dnešnej doby. Len návrat ku </text:span><text:span text:style-name="T9">Kristu </text:span><text:span text:style-name="T1">a k jeho učeniu zachráni ľudstvo. Hovorím to vo všeobecnosti. Ale z vlažnosti vo výchove vyplýva vlažnosť aj vo výučbe, a to, hoci sporadicky aj u našich mladých evanjelických učiteľov. Presvedčil som sa o tom osobne na skúške mladého učiteľa pri príležitosti kanonickej vizitácie v roku 1928. Pán biskup sa jej iste nepotešil a nepotešil sa ani na inom mieste, kde tiež účinkoval mladý učiteľ. Kde je tu vina? V osobách a či v systéme? Stačilo by porovnať výchovu učiteľov na </text:span><text:span text:style-name="T9">semeništi </text:span><text:span text:style-name="T1">v Revúcej, príp. i na maďarských ústavoch, z ktorých vychádzali viac nábožensky založení učitelia.</text:span></text:p>
      <text:p text:style-name="P3"/>
      <text:p text:style-name="P2"><text:span text:style-name="T1">Všeobecný dozor nad školami vykonával štát prostredníctvom škôldozorcov. Dozor sa vzťahoval výlučne na výučbu a špeciálne na vyučovanie maďarskej reči. Škôldozorcovia, regrutovaní z odstavených a nepohodlných politikov, boli všemocnými pánmi nad školami a tobôž nad slovenskými učiteľmi. Často prekrižovali aj prajnú mienku ministerstva. Zakúsil som to na sebe ako vyhodenec z Lučenca. Niektorí, vymenovaní za zásluhy na politickom poli, požívali sinekúru — dolce </text:span><text:span text:style-name="T10">far niente. </text:span><text:span text:style-name="T1">„Živý bič“ často švihol v ruke nad roduverným učiteľom len preto, že </text:span><text:span text:style-name="T9">neplával </text:span><text:soft-page-break/><text:span text:style-name="T1">s prúdom, hoci si svoje povinnosti svedomito konal. V Turci však boli, nakoľko sa ma to týka, i čestné výnimky. Prvým bol Gejza Szüllö, úradujúci už r. 1881, ktorý ma z učiteľského ústavu dva razy vyhnal, ale neskoršie, keď som prišiel do Turca ako učiteľ, zmenil svoje zmýšľanie voči mne. Hneď pri prvej návšteve sa správal zdvorilo a uznanlivo. Bývalý </text:span><text:span text:style-name="T9">snemový vyslanec, </text:span><text:span text:style-name="T1">sotva zasvätený do zásad pedagogiky. Pri ďalšej návšteve vyrukoval so stereotypnou otázkou: čo vedia po „uhersky“. A vedeli. Po maďarsky vypovedal historku, ako otec poslal synovi po telegrafe čižmy, zavesiac ich na telegrafný stĺp, ktoré podľa jeho mienky došli na miesto, lebo ich tam, niekým ukradnuté, na druhý deň nenašiel. Vzápätí vyzval žiakov, aby ju po slovensky pretlmočili. Žiak (dr. Ján Beňovský) ju správne zopakoval po slovensky. V inej škole podobne rozprával po maďarsky bájku Žaba a vôl. Deti ju vedeli veršovanú. Učiteľ v úzadí mimikou napodobnil deťom názov bájky a — tiež vedeli. I tu i tam bol s výsledkom spokojný. V tom vrcholil jeho pedagogický talent. O metodickom pokyne ani reči. O ostatné predmety sa nezaujímal. Vlasť bola zachránená. Kedy začal úradovať, neviem, ale zomrel tuším v r. 1888, lebo po ňom poverilo ministerstvo dočasným dozorom, kým sa úrad trvalo zaplní, Ignáca Boldiša, správcu martinskej meštianskej a vyššej obchodnej školy. Zastupoval úrad r. 1889 a pri svojej návšteve bol s výsledkom v mojej škole spokojný. Po Boldišovi v rokoch 1900 — 1907 úradoval Július Berecz, dobrý pedagóg, ale výstredne šovinisticky zahrotený proti slovenským učiteľom. Po vstupe do úradu sa pravdepodobne informoval u svojich ľudí o zmýšľaní turčianskych evanjelických učiteľov. Mám v podozrení vtedajšieho príbovského farára Klimu, ktorý troch spomedzi nás (Kuorku, Meličku a mňa) poctil ozdobný prívlastkom „alyamestri“, lebo, vraj, ostatní učitelia sa riadia podľa našich pokynov a zmýšľania. Už pri prvej návšteve správal sa predpojato, ale do mňa sa nezaprel. Pri niektorej z nasledujúcich prišiel údajne zo Sv. Michala, kde sa páni na rímskokatolíckej fare mohli dlhšie pobaviť, nevyspatý a rozčertený, aby si vylial na mňa zlosť. Žiadal skúšať maďarčinu v 3. ročníku. Žiaci čítali z </text:span><text:span text:style-name="T10">Groovej </text:span><text:span text:style-name="T1">čítanky a odpovedali na otázky. „To je nič, to je nič“, vybúšilo zrazu z neho. Uznám, že toho bolo dosť málo, lebo brat Rizner už či z odporu, či z pohodlnosti neveľmi sa opletal s maďarčinou v 2. ročníku. Prebral len niekoľko článkov, takže žiaci nevedeli čítať všetky písmená. Inak v ostatných predmetoch žiakov prechádzajúcich do 3. ročníka pripravil veľmi dobre. Na surový výrok Bereczov, nechtiac zamočiť druha, som mlčal predpokladajúc, že vo vyšších ročníkoch bude toho oveľa viac. Ale i tam bolo len „to je nič“. I voči istému žiakovi (Ján Stacho) použil nekvalifikovaný výraz. </text:span><text:soft-page-break/><text:span text:style-name="T1">Nepedagogický spôsob ma však nezarazil, lebo som si bol istý, že objektívny kritik vecne posúdi úspech. Ale to nebolo všetko. O nejaký čas došiel od neho prostredníctvom námestného seniora Klimu úradný prípis na cirkev, že proti mne bude zavedené disciplinárne vyšetrovanie pre nedostatočný úspech v maďarskej reči, ak v budúcnosti nevyhoviem zákonu. Okrem toho ma vystavil na pranier i v stoličnom plátku, ktorého bol sám redaktorom, že „Zgúthovo vyučovanie maďarskej reči záleží len z bifľovania a z gramatizovania“. Vtedajšiemu farárovi som rozpovedal pochvalné poznámky bývalého dekana Klimu na skúške vyvolané správnymi odpoveďami. Farár Morháč si stal na moju stranu a v úradnom prípise zdôraznil, že mošovská škola môže slúžiť za vzor iným školám, a to na základe úspechu dosvedčeného na skúškach a kvalifikovaného najmä bývalým dekanom Klimom, farárom príbovským, v každom ohľade a najmä vo vyučovaní maďarskej reči. Pravdepodobne škôldozorca Berecz sa informoval u Klímu o pravdivosti jeho kvalifikácie a — vyhrážka disciplinárneho vyšetrovania sa zasekla a nadobro vystala. Kvalifikáciu Klimovu vylíčim v časti o skúškach. Posledný raz navštívil mošovskú školu Berecz r. 1907, po vyjdení Apponyiho zákonov, akoby na rozlúčku, lebo cez prázdniny tohože roku z Turca odišiel. Správal sa slušne, až priateľsky. Medziiným prišla i reč na Apponyiho zákon, podľa ktorého si žiaci 4. ročníka mali osvojiť maďarskú reč. Toto ustanovenie som označil za neuskutočniteľné dôvodiac, že žiaci si môžu len natoľko osvojiť maďarskú reč, nakoľko na to učebná osnova poskytuje látku. Každodenné bežné výrazy si nemajú príležitosť osvojiť v slovenskom prostredí. Udrel som klinec po hlave argumentom: „Je nemožné, aby si 4-triedni žiaci maďarskú reč natoľko osvojili, aby vedeli rozprávať. Tu nablízku, na Malom Čepčíne, na Veľkom Čepčíne, v Jazernici sú už od 30. rokov štátne školy — ráčte sa presvedčiť, či z týchto škôl vyšlí ľudia vedia maďarsky plynné hovoriť, vlastne diskutovať, lebo ojedinelá, na jarmoku použitá otázka: za čo je tento pár koní — ešte nie je reč. Maďarsky nevedia, slovensky sa nenaučili ani písať, ani čítať.“ Odpoveď jeho bola: „Je možné“. Moja na to: „Ja to však zapieram.“ Vyprevádzajúc ho, poznamenal som: „Nech sa, čo chce, stane, ja povinnostiam svojim v každom ohľade zadosť urobím.“ „Nebojte sa, ja do krajností nepôjdem,“ bola jeho odpoveď na rozlúčku, aby </text:span><text:span text:style-name="T9">zahladil spor a </text:span><text:span text:style-name="T1">zachoval si u mňa dobrú pamiatku. O jeho odchode z Turca som vtedy nevedel, ani on sa o tom nezmienil. Inak okolití učitelia mi hovorili, že ma vydával za vzor vo výučbe maďarskej reči. Chcel ma teda sterorizovať. To sa mu však nepodarilo. Turčianske učiteľstvo zavďačilo sa mu pri rozlúčke albumom s </text:span><text:soft-page-break/><text:span text:style-name="T17">podobizňami</text:span><text:span text:style-name="T9"> </text:span><text:span text:style-name="T1">všetkých učiteľov. Odišiel za škôldozorcu do Lugošu, neskôr bol v </text:span><text:span text:style-name="T9">Pešti </text:span><text:span text:style-name="T1">redaktorom úradného pedagogického časopisu „Néptanitók Lápja“. Nástupca dr. Karol Künsztler úradoval v rokoch 1907 — 1910. Kedysi bol evanjelickým učiteľom v nemeckej škole v Báčke. Neskôr si nadobudol doktorát z právnických vied. To mu ako bývalému učiteľovi a k tomu doktorovi dopomohlo, že ho minister vymenoval za škôldozorcu. Voči niektorým učiteľom sa správal predpojato, voči mne slušne. Jeho obľúbeným predmetom bol dejepis a maďarské piesne. Z poetov neskúšal nikdy. Ale i to malo svoju príčinu. Náhodou sa mi dostala do rúk zápisnica báčanského seniorálneho konventu. Z nej som vyčítal, že pre slabý úspech v počítaní ako učiteľ bol úradne </text:span><text:span text:style-name="T9">napomenutý. O </text:span><text:span text:style-name="T1">návšteve, na ktorej bola reč o Huňadyovcoch, som sa už zmienil. Neviem určite, či pri tejto alebo pri inej upravil na mňa otázku: „Pán učiteľ, boli ste už niekedy vyznamenaný?“ Mlčal som. Prítomný farár odpovedal záporne. On znovu: „Ani listom?“ Ja som sa len usmial, farár zasa odpovedal záporne. No — myslím si — to je i dobré i zlé. Budem mať zo strany dozoru pokoj, ale slovenská verejná mienka mi môže na čelo udrieť pečať maďarizátora. Ale pochvalný diplom vystal. Pravdepodobne ho odhovorili stoliční páni, ako možno dať vyznamenanie tomu, ktorého predošlý škôldozorca postavil na pranier pre nedostatočné vyučovanie maďarskej reči. A to bolo dobre. Dnes by mi mohli vyhodiť na oči, že som bol vyznamenaný za maďarizáciu, hoci som učil na základe materinskej reči, aby moji študenti mohli úspešne študovať v maďarských stredných školách. Istého času zborový konvent zmenil uznesenie školskej stolice, aby učitelia neučili spievať maďarské piesne, hoci sme sa v tom nepretŕhali. Vyhoveli sme uzneseniu a </text:span><text:span text:style-name="T9">nečinili </text:span><text:span text:style-name="T1">sme viac. Príde navštíviť školu Künsztler a vkročí s farárom do Riznerovej triedy. Počujem tam spievať, isteže po maďarsky. Toto je, reku, nedobre. </text:span><text:span text:style-name="T9">Potíšku dám </text:span><text:span text:style-name="T1">nôtiť hymnu: Isten áldd </text:span><text:span text:style-name="T10">meg </text:span><text:span text:style-name="T1">a magyart a ešte jednu A Duna, a Tisza zavarodik — na známy nápev Mala som milého kominára, keď v tom Künsztler vkročí do triedy. Po skúške píše zápisnicu a káže spievať maďarské piesne. Nemal som proti tomu námietky, odvolávajúc sa na uznesenie konventu. Mal to urobiť prítomný farár. Bude, reku, ako bude. A začali sme spievať hymnu. Ale to nebolo všetko. Spievali sme ešte o tej Dune. Viac nápevov žiaci nevedeli. Škôldzorca, nie hotový so zápisnicou, nariadi ešte spievať. Čo tu robiť? V tom prišlo mi na um, že žiaci vedia ešte jeden text maďarskej piesne, ktorá sa dá spievať na ten istý nápev, ako tá Duna. Zaspievali sme ešte i po tretí raz, a to tri piesne na dva nápevy. On to nespozoroval a — bolo dosť. Pre netaktnosť alebo schválnosť, že sme sa nesprotivili uzavretiu alebo </text:span><text:soft-page-break/><text:span text:style-name="T1">prípadne dozoru, boli by sme mali nepríjemnosti a tu by sme pohoreli. Boli sme si vedomí, že predseda je zodpovedný za uzavretie školskej stolice a konventu, a preto sme sa mu podrobili. Pri inej návšteve nebol spokojný Künsztler s úspechom v maďarskej reči v Riznerovej triede. Len prehováraním farára Hlaváča nezakročil proti nemu úradne. Nebodaj, zachránil ho úspech mojich žiakov. Brat Rizner mi často dohováral, prečo tak dlho učievam. „Nuž preto, aby som doučil, čo si ty zameškal.“ Ale to sa vzťahovalo len na maďarčinu. V inom ohľade všetka česť jeho práci! Posledný raz som sa zišiel s Künsztlerom v </text:span><text:span text:style-name="T9">Pešti </text:span><text:span text:style-name="T1">ako delegát učiteľov banského dištriktu na dištriktuálnom konvente v r. 1916. Onedlho zomrel tragickou smrťou, otrávený plynom v </text:span><text:span text:style-name="T9">Pešti.</text:span></text:p>
      <text:p text:style-name="P3"/>
      <text:p text:style-name="P2"><text:span text:style-name="T1">Do Künsztlerovho úradovania spadá pohon pre nedostatočné vyučovanie maďarskej reči proti všetkým turčianskym evanjelickým školám. Do veci zasiahlo ministerstvo vyslaním svojho delegáta po školách. Roku 1910 prišiel do mošovskej školy </text:span><text:span text:style-name="T9">Adolf Pechány </text:span><text:span text:style-name="T1">so škôldozorcom. Po skúške sa ma spýtal, ako učím maďarskú reč. „Na základe materinskej reči“ — znela moja odpoveď. On na to: „Veľmi dobre.“ Hoci bol prvotriednym šovinistom, mal porozumenie pre vec a správnu metódu. Neskôr vyslal svojho delegáta i banský dištrikt v osobe Pavla Blatnického, farára na </text:span><text:span text:style-name="T9">Cinkote, aby </text:span><text:span text:style-name="T1">skontroloval vyučovanie maďarčiny vo všetkých turčianskych evanjelických školách. K nám prišiel práve napoludnie v deň skúšky, odbývanej v kostole. Skúšal len z maďarčiny otázkami bežnými zo života. Spýtal sa žiaka zo 6. ročníka: Čím budeš? Žiak odpovedal: Budem umeleckým zámočníkom. Podivil som sa, odkiaľ vzal žiak tento výraz. A ten žiak (Karol Rožko) po prevrate súkromne poskladal skúšky z meštianskej školy v Čechách a po nich absolvoval priemyselnú školu. Dnes je železničný úradníkom v Trnave. Ostatní žiaci tiež odpovedali dobre. Úsudok hneď tam v kostole znel: „Veď takto ani v </text:span><text:span text:style-name="T9">Pešti </text:span><text:span text:style-name="T1">nehovoria.“ Žiaci totiž neužívali pred vlastným menom predslovca „az, a“. Na Riznerovu skúšku, ktorá bola popoludní, nezostal, náhliac sa do Blatnice; dal si len predložiť tzv. „haladási nápló“, dnešný výkaz. Rizner mu predložil vlaňajší, lebo tohtoročný písal len do návštevy škôldozorcovej. On fígeľ nezbadal a dobromyseľne podpísal. Zlých následkov nebolo. Bol to len terorizačný útok na slovensky zmýšľajúcich turčianskych evanjelických učiteľov. Pripomeniem, že po škôldozorcovej návšteve sa venovalo viac úsilia slovenským predmetom už i pre jarnú skúšku. Dnešní učitelia nemajú </text:span><text:span text:style-name="T1">predstavu, čomu boli vystavení predprevratoví slovenskí učitelia. Tým vlažným, </text:span><text:soft-page-break/><text:span text:style-name="T1">hlasujúcim pri krajinských voľbách na vládneho kandidáta, sa to i vtedy prepieklo. Užívala sa teda dvojaká miera. Všetci evanjelickí učitelia boli klasifikovaní známkou „dostatočný“. Ján Rosza, farár ivančiansky, ktorý bol tiež mojim dekanom, interpeloval Künsztlera: prečo klasifikuje ev. učiteľov bez rozdielu, i tých najlepších, známkou dostatočnou. Preto, vraj, že nie sú politickí spoľahliví. Nás to však nemrzelo. Len keď sme mali postoj a mohli sme žiť a účinkovať po svojsky. Z opatrnosti, aby som sa prípadne mal čím brániť proti výpadom štátnej a cirkevnej vrchnosti a proti šovinistickým prehmatom, požiadal som správu evanjelického gymnázia v Banskej Bystrici o vysvedčenie, že moji žiaci, navštevujúci oddávna toto gymnázium, sú v maďarskej reči náležito pripravení. Správca Mihal Varha vyhovel mojej žiadosti vysvedčením v tomto znení: „Správa banskobystrického ev. aug. vyzn. gymnázia č. 148/1910-II. Úradné vysvedčenie. Podpísaný úradne svedčím, že profesorský zbor môjmu vedeniu zvereného banskobystrického ev. aug. vyzn. gymnázia od vyše dvoch desaťročí skusuje, že žiaci blahor. p. Petra Pavla Zgútha, mošovského ev. aug. vyzn. učiteľa, ktorý náš ústav za ten čas navštevovali, patrili vždy medzi najlepšie pripravených žiakov a v ústave našom v rade najlepších žiakov zaujali miesto; i v maďarskej reči — títo ináče slovenského jazyka chlapci </text:span><text:span text:style-name="T9">zpravidla </text:span><text:span text:style-name="T1">toľkou znalosťou sú zásobení, že po 3 — 4 -mesačnom tunajšom pobyte môžu sa predmety v maďarskej reči bez ťažkosti učiť. V Banskej Bystrici 16. mája 1911. Michal Varga v.v. správca (L. S.). Tento dokument náležité ilustruje vtedajšie pomery. K tomu však, aby som ho na obranu použil, nedošlo. Po prevrate ma Varga požiadal, odvolávajúc sa na túto úslužnosť, aby som jeho žiadosť o poukázanie a likvidovanie penzijných požitkov do Maďarska, kam bol nútený ako poloslepý aj so svojou manželkou sa utiahnuť k dcére, pri referáte Ministerstva školstva a národnej osvety v Bratislave odporúčaním podoprel. Žiadosti som vďačne vyhovel. Nehľadiac na to, že r. 1913 boli niekoľkí žiaci pre panslavizmus na tlak verejnej mienky a ulice z gymnázia vylúčení, bol vždy tolerantný, spravodlivý a slovenským žiakom, podľa vtedajších pomerov, prajné naklonený. Potvrdia to nielen moji, ale aj iní, tam študujúci žiaci. Žiadosti, ako ma informoval, referát vyhovel.</text:span></text:p>
      <text:p text:style-name="P2"><text:span text:style-name="T1">Po Künsztlerovi nasledoval dr. Jozef Balló. Úradoval len v roku 1911. Pri inšpekčnej návšteve bol objektívny. V súkromnom rozhovore poznamenal, že ako syn rímskokatolíckeho učiteľa vie oceniť statočnú prácu učiteľa. Zanechal dobrý dojem. Spomedzi všetkých škôldozorcov svojou objektívnosťou a najmä slušným správaním vynikal Gejza Votisky, syn môjho bývalého profesora v Kežmarku. Úradoval v rokoch </text:span><text:soft-page-break/><text:span text:style-name="T1">1912 — 1915. Dobroprajnosť dosvedčoval najmä voči cirkevným učiteľom. Voči štátnym sa správal viac-menej úradne. Hneď pri prvej návšteve som sa spýtal, či nie je synom niekdajšieho môjho profesora. Po kladnej odpovedi upravil otázku: „Nuž mi povedzte, pán učiteľ, aký bol môj otec?“ „Vysokej postavy s hrubými čiernymi fúzmi a zhrbenej telesnej sústavy“, bola moja odpoveď. „Pravdu máte, ja sa ponášam na matku.“ Bol totiž postavy priamej a pobelavej pleti. Akiste sa chcel presvedčiť o pravdivosti môjho tvrdenia. Možno i táto okolnosť vplývala na dobroprajnosť voči mne. Pri inšpekcii sa nemiešal do vyučovania, ale tíško pozoroval učiteľovo skúšanie a odpovede žiakov. Úspech kvalifikoval dôsledne, ako jeho predchodcovia, známkou dostatočnou. Mošovskú školu navštívil každý rok. To malo za následok, že sa výstredné odklonil od </text:span><text:span text:style-name="T9">úzu </text:span><text:span text:style-name="T1">predchodcov pri kvalifikovaní úspechu. Len po 30 rokoch dostalo sa mi úradného uznania, a nielen mne a bratovi Riznerovi, ale aj viacerým učiteľom slovenského zmýšľania. Pochvalne o nás referoval v administratívnom výbore. V maďarskom turčianskom časopise sa nám tiež dostalo zadosťučinenia: „Spomedzi ev. a. v. učiteľov zvlášť vynikli Peter Pavel Zgúth, mošovský, Ondrej Kvorka, necpálsky učiteľ a Želmíra Švehlová, blatnická učiteľka.“ Klasifikoval nás známkou „veľmi </text:span><text:span text:style-name="T9">výtečne“. Tak </text:span><text:span text:style-name="T1">som to neskôr našiel v kancelárii škôldozorného úradu. Posledný raz navštívil mošovskú školu v júni r. 1915. Navštívil len Riznerovu školu. Moja mala už prázdniny, lebo skúška sa konala ešte v máji, aby starší žiaci mohli pomáhať matkám pri poľnej práci. Žiadal si vidieť len úradné knihy. Vošli sme do učebne vybielenej a vyriadenej hneď po skúške. Nebolo v nej haraburdia. To ho prekvapilo. Tak som si to každý rok zariadil, aby som v nej mohol literárne pracovať. S triednymi knihami bol spokojný. V rozhovore som spomenul, že mienim ísť do penzie. Odhováral ma od úmyslu. Nasypal mi toľko chvály do očí, až som sa hanbil. Škoda, že ho prevrat zastihol v Sedmohradsku. Bol vzdelaný, tolerantný a spravodlivý. Mohol sa uplatniť aj v našej republike. </text:span><text:span text:style-name="T9">Unikum </text:span><text:span text:style-name="T1">medzi maďarskými škôldozorcami. Po ňom v rokoch 1916 a 1917 úradujúci </text:span><text:span text:style-name="T9">Fraňo Radvány a </text:span><text:span text:style-name="T1">r. 1918 Július Petreczky mi zostali neznámi. Spoznal som ich osobne až keď som v januári 1919 s dr. Vančom prebral od Petreczkého škôldozorný úrad. Vtedy bol v úrade prítomný jeho predchodca Radvány. Iróniou osudu bolo, že na mieste, kde sedával niekedy Berecz, som zasadol ako škôldozorca turčianskej župy na 9 rokov, ním opovrhovaný a terorizovaný.</text:span></text:p>
      <text:p text:style-name="P3"/>
      <text:p text:style-name="P2"><text:span text:style-name="T1">Po inšpekciách štátneho dozoru nahrádzali sme, čo nám vzal čas venovaný </text:span><text:soft-page-break/><text:span text:style-name="T1">maďarčine a predmetom v maďarskej reči. Výhodou bolo, keď sa inšpekcie odbavili čo najskôr. Pripravovali sme žiactvo na skúšky, ktoré boli inšpekciou rodičov a priateľov školskej mládeže i radostnou udalosťou deťom. Rodičia vôbec kvôli skúškam neodtiahli deti od školy. Takmer 100 % dochádzka do konca školského roku a 98 % z nich bolo na skúške. Vystali len tie, ktoré si nemali čo obliecť. Niektoré prišli vo vypožičanom rúchu. Majetnejšie sa tešili novým šatôčkám. Usilovné okrem toho i pochvale. Všetky dostali knižky, usilovné cennejšie, slabšie lacnejšie, ešte i tie, čo pre nedostatok šiat neprišli na skúšku. Tým sa podporovala spisba a budila súťaživosť s učení. Rodičia neboli urazení, odišli spokojní zo skúšky. Skúšky sa konali v kostole, sprvu v nedeľu popoludní s oboma triedami, najprv nižšia, potom vyššia trieda. Ale v nedeľu sa nahrnulo mnoho ľudí, takže pre hluk a častý pohyb nemohli rodičia pokojne sledovať priebeh skúšky a odpovede žiakov. Neskôr sa konali vo všedný deň, predpoludním s vyššou triedou, popoludní s nižšou. Deti stáli v kruhu pred oltárom. Zaspievali príležitostnú pieseň, po nej sa jeden z najlepších žiakov pomodlil, iný privítal skúšajúceho dekana, cirkevné predsedníctvo a rodičov. To bolo pre nich vyznamenanie. Skúšaný ročník predstúpil bližšie k predsedníctvu. Dekan určil predmet, v prvom rade predmety náboženské. Jedni odpovedali z katechizmu, druhí z biblickej histórie, tretí z cirkevného dejepisu, aby sa každému dostalo odpovedať. Každej skupine podľa predloženého prehľadu označil látku, ktorú zavše prerušil a označil inú. Podobne odpovedali i z reálií: jedna skupina zemepis, druhá dejepis, tretia prírodopis, fyziku, hospodárstvo atď. Pri. počtovaní sám dekan dal z predloženej počtovnice príklad na vypočítanie pri tabuli. Nech mi teraz povie veľactený brat, skeptik, či je pri takomto skúšaní možný podvod, aby žiaci odpovedali na skúške na naučené otázky. Ľahko by sa mohli opakovať anekdoty o skúškach zo starých čias. Svedomitý a ambiciózny učiteľ sa však nevystaví blamáži. Opakovaním a prehĺbením látky pripraví žiakov tak, aby podľa možností na každú otázku dal správnu odpoveď. K tomu však treba idealizmu, mravnej a fyzickej sily. Na tomto mylnom podklade sú dnes skúšky v štátnych školách často zrušené a konajú sa len tam, kde sú úzusom zakorenené a kde si to kuratórium žiada. Sú odôvodnené hlavne tým, že rodičia platia školskú daň. Dozvedia sa, čo všetko sa ich dietky učia, platia ju tým vďačnejšie, a to i takí, ktorí nemajú dielok. Rodičia sa potešia úspechu usilovných dietok. Iní, počujúc pekné odpovede, zatúžia, aby aj ich dietky napredovali, povzbudia ich k usilovnému učeniu, dovedú ich riadne do školy a </text:span><text:span text:style-name="T1">neodtrhnú od nej až do konca školského roku. Prítomní sa na skúške poučia o </text:span><text:soft-page-break/><text:span text:style-name="T1">všeličom zabudnutom. Moji starší žiaci chodievali na skúšky, aby si dávne poznatky obnovili a doplnili. Skúšky sú teda zaslúženou kvalifikáciou svedomitého učiteľa.</text:span></text:p>
      <text:p text:style-name="P3"/>
      <text:p text:style-name="P2"><text:span text:style-name="T1">Spomeniem i niektorých mojich dekanov. Na prvej skúške bol dekanom miestny farár Ján Dobrucký. Už zo zvedavosti, čo to učil a ako to naučil ten mladý učiteľ, bola hojne navštívená a uspokojila rodičov aj obecenstvo. Neskôr boli dekanmi traja neslovenský zmýšľajúci kňazi: Viliam Klimo, Titus Brózik a Ján Rosza. Išlo im teda aj o maďarčinu. Klimo žiadal odpovedať dejepis po maďarsky. V odpovedi preruší žiaka otázkou: „Ako je to po slovensky „bosszútól“ lihegve?“ „Pomstou kypiac“ odpovie opýtaný (Jozef Somora). Iného sa spýta: „Ako je to po slovensky „Kapott?“ „Dostal“ — znela odpoveď. „A ako by bolo po maďarsky „dostala“? „Tiež tak.“ „Prečo?“ — „Lebo v maďarčine niet rodu.“ Na to vo vytržení nad správnou odpoveďou, podhodiac sa na stoličke, vybúši z neho po nemecky: „To je vyučovanie!“ A tento človek ma svojho času očiernil pred Bereczom, čo malo za následok, že som bol verejne pranierovaný pre neúspech v maďarskej reči a pohrozili mi disciplinárnym vyšetrovaním. Ako vtedajší námestný senior mohol ma z vlastnej skúsenosti zastať pred Bereczom a upraviť ho na iný spôsob útoku na mňa z pomsty pre slovenské presvedčenie. Podobne </text:span><text:span text:style-name="T9">honoroval </text:span><text:span text:style-name="T1">uznaním moje účinkovanie Brózik, ktorý pozýval na skúšku rovnako zmýšľajúcich priateľov, aby sa osobne presvedčili o spôsobe vyučovania a o výsledku maďarskej reči. Dekana Roszu nebodaj skúsenosť primalá k výčitke Künsztlerovi, prečo kvalifikujú škôldozorcovia ev. učiteľov vôbec najnižšou zodpovedajúcou známkou. Jedine Votisky sa nedal zachvátiť šovinizmom a objektívne ocenil našu prácu. Čitateľ týchto pamätí vidí v tomto líčení samochválu. Spomínam to však len na ilustráciu pomerov, v akých sme žili. I pri najväčšom úsilí visel nám nad hlavou Damoklov meč. Líhajúc večer rozmýšľal som, čo ma stihne ráno. Len po 30 rokoch sa mi dostalo uznania, i to len náhodou, že po šovinistoch nastúpil na úrad objektívny a spravodlivý človek. Z dekanov slovenského zmýšľania spomedzi viacerých spomeniem aspoň Jána Palica, bývalého farára hájskeho. Záležalo mu iste na dôkladnom vyskúšaní žiakov zo všetkých náboženských a reálnych predmetov, aby sa presvedčil o výsledku. Skúška trvala do ½ 9 večer. Bolo mi to k </text:span><text:span text:style-name="T9">duhu, </text:span><text:span text:style-name="T1">lebo odhajdukovaním skúšky za hodinu-dve neboli by bývali spokojní rodičia a tým menej ja. Tešil som sa, čím z viacerých predmetov všetci žiaci odpovedali. U rodičov to budilo záujem o školu, u mňa uspokojenie. Podobne vystihli </text:span><text:span text:style-name="T1">význam skúšky aj ostatní dekani.</text:span></text:p>
      <text:p text:style-name="P3"><text:soft-page-break/></text:p>
      <text:p text:style-name="P2"><text:span text:style-name="T1">Aby školská mládež čítaním veľadila svoje školské znalosti, mládež dospelá i staršia zušľachťovali srdce a vzdelávali ducha, založil som hneď po príchode, r. 1886 knižnicu. Kdesi v komore som našiel niekoľko kníh z knižnice založenej ešte v r. 1804 — 1806 Adamom Burianom, mojím druhým predchodcom. Tieto knihy tvorili základ nádejnej knižnice. Zostavil som pravidlá, podľa ktorých sa knižnica bude spravovať, zveľaďovať a vydávať knihy na čítanie. Pravidlá potvrdila školská stolica dňa 30. januára 1886. Podpísali ich Ján Dobrucký, farár, Andrej Košík a </text:span><text:span text:style-name="T9">Samuel Marček. </text:span><text:span text:style-name="T1">Zaviedol som zbierku spolu s popredným cirkevníkom Andrejom Čajkom pri prvej návšteve po všetkých evanjelických a niekoľkých popredných katolíckych domoch. Podľa pravidiel kto dal 2 zl. bol zakladateľom, kto menej, dobrodincom. Zakladateľov bolo 49, dobrodincov 113, všetkých spolu 162. Zakladatelia dali 98 zl., dobrodinci 56,08 zl., spolu 154, 08 zl. Knižnica sa nazývala cirkevno-školská knižnica. Aby štátny dozor nemohol siahnuť na jej majetok, na konvente, dňa 15. júla 1894, bola premenená na cirkevnú knižnicu. Knihy boli rozdelené na dva oddiely. Oddiel </text:span><text:span text:style-name="T10">I. </text:span><text:span text:style-name="T1">obsahoval náboženské, školské učebnice a zábavno-poučné pre školskú mládež. Viazal som ich sám do tuhého papiera zalepiac chrbát čiernym plátnom. Väzba jednej knihy vyšla na 1 1/2 grajciara. Oddiel </text:span><text:span text:style-name="T10">II. </text:span><text:span text:style-name="T1">zahŕňal cennejšie knihy, vedecké z odboru hospodárskeho, zábavno-poučné a vôbec beletriu vtedajšej spisby. Tieto viazal kníhviazač. Zo starej knižnice pochádzalo 51, zväčša náboženského a vedeckého obsahu. Knižnica sa zveľaďovala darom a kúpou. Knihy darovali kníhkupecké nakladateľstva, ktoré som o to listom požiadal: F. Simáček 14, F. </text:span><text:span text:style-name="T9">Urbánek </text:span><text:span text:style-name="T1">58, M. Knapp 35, Prvý český antikvariát 13, Ján Otto 9, </text:span><text:span text:style-name="T9">Dědictví </text:span><text:span text:style-name="T1">Komenského 4, Kníhtlačiarsky účastinný spolok 47, Karol Salva 43, spolu 223 a jednotlivci 251. Darovaných kníh bolo 474. Všetky požiadané kníhkupectvá, ktoré nedali darom knihy, sľúbili zľavu pri objednaní a zásielku poslať </text:span><text:span text:style-name="T9">franko (Škarnicel, Horovitz, Otto, Kober atď.). </text:span><text:span text:style-name="T1">Kúpou sa nadobudlo 718 kníh v cene 596, 60 zl. Viaczväzkové dielo (napr. Vojna a mier) sa počítalo za jednu knihu. Knihy sa vydávali žiakom v stredu a v sobotu po predpoludňajšom vyučovaní, dospelým kedykoľvek. I žiaci požičiavali dospelým knihy. Od akejkoľvek knihy platili týždenne 9 gr. Poplatok za čítanie tvoril príjem knižnice. To viedlo k tomu, že rodič pobádal žiaka prečítať knihu, aby za ňu nadarmo neplatil a kniha sa stala cennejšou. Kto stratil alebo pokazil knihu, nahradil jej predajnú cenu a väzbu. Takých kníh bolo 13. Knihy som </text:span><text:span text:style-name="T1">vydával žiakom primerane ich veku, podobne i dospelým primerane ich </text:span><text:span text:style-name="T9">chápavosti a </text:span><text:soft-page-break/><text:span text:style-name="T1">stupňu ich vzdelania, aby si knihu obľúbili a navykli čítať. Novú knihu som najprv prečítal, aby som poznal jej obsah a vedel určiť jej primeranosť vzhľadom na čitateľa, napr. Vzkriesenie a Kreutzerovu sonátu som dal čítať náročnejším čitateľom, ktorých obsah neurazil a nenarušil mravy. Závadnú knihu som vyradil. Pri najmladších žiakoch som začínal s obrázkovými knižkami a s Dobšinského povesťami. Tieto som musel viackrát nahradiť novými. Neskôr čítali Kalinčiakove povesti a iné rozprávky. Po vyčerpaní siahli i po českých </text:span><text:span text:style-name="T9">báchorkách </text:span><text:span text:style-name="T1">a rozprávkach. Čítali ich radi a s porozumením. Upozornil som ich na niektoré české výrazy. Dospelým nerobilo ťažkosti čítanie pôvodných českých románov a české preklady známych autorov: vydania </text:span><text:span text:style-name="T9">Libušine, Jiráskove, </text:span><text:span text:style-name="T1">Beneša Trebízskeho, Tolstého, Lermontove, Scottove, Kraszevszkého, Carlenovej a iných. Znalosť bibličtiny užívanej pri službách božích mi prišla vhod. V Mošovciach už dávno pred prevratom žiaci i dospelí čítali české knihy. Ba aká je vraj dnes, po prevrate, reciprocita v Čechách. Knižný majetok od založenia knižnice do 31. decembra 1918 podľa poslednej správy činil v oddiele I. 599, oddiele </text:span><text:span text:style-name="T10">II. </text:span><text:span text:style-name="T1">580, spolu 1179 kníh (i viaczväzkových diel), nepočítajúc do toho niekoľko neviazaných a nekatalogizovaných. Duševný úrok z knižného majetku javí sa v tom, že za môjho účinkovania v Mošovciach sa prečítalo 25 480 zväzkov. Podľa toho vzrastal aj príjem knižnice upotrebený na kúpu a väzbu a zvyšný ukladaný na zúrokovanie do miestnej Vzájomnej </text:span><text:span text:style-name="T9">pomocnice. </text:span><text:span text:style-name="T1">Poplatok za čítanie činil 188, 96 kor., úroky z vkladu 323, 80 kor. a náhrada za stratené knihy 11, 60 kor. Počítajúc k tomu zbierku pri zakladaní a milodary, celkový príjem knižnice bol nasledovný:</text:span></text:p>
      <text:p text:style-name="P3"/>
      <text:p text:style-name="P3">zbierka 308,16 kor.</text:p>
      <text:p text:style-name="P3">milodary 36, 82 kor.</text:p>
      <text:p text:style-name="P3">príspevky za čítanie 788, 96 kor.</text:p>
      <text:p text:style-name="P3">úroky z vkladov 23, 80 kor.</text:p>
      <text:p text:style-name="P3">náhrada za stratené 11, 60 kor.</text:p>
      <text:p text:style-name="P2"><text:span text:style-name="T7">spolu</text:span><text:span text:style-name="T5"> </text:span><text:span text:style-name="T7">1 469, 34 kor.</text:span></text:p>
      <text:p text:style-name="P3"/>
      <text:p text:style-name="P3">naproti tomu výdavok:</text:p>
      <text:p text:style-name="P3">za nákup kníh 596, 60 kor.</text:p>
      <text:p text:style-name="P3">väzba a drobné výdavky 89, 88 kor.</text:p>
      <text:p text:style-name="P3">hotovosť 782, 86 kor.</text:p>
      <text:p text:style-name="P2"><text:span text:style-name="T7">spolu</text:span><text:span text:style-name="T5"> </text:span><text:span text:style-name="T7">1 469, 34 kor.</text:span></text:p>
      <text:p text:style-name="P3"><text:soft-page-break/></text:p>
      <text:p text:style-name="P2"><text:span text:style-name="T1">Pri poslednom vyúčtovaní dňa 18. januára 1919 dal som vkladnú knižku na 782, 86 kor. presbyteriálnemu odboru, ktorý účty preskúmal a mne i bratovi Riznerovi ako vydavateľovi kníh v posledných rokoch udelil absolutórium. Vo vojnových rokoch som z opatrnosti neobjednával knihy, ale príspevky za čítanie som ukladal na vkladnú knižku. V opačnom prípade by knižnica mala </text:span><text:span text:style-name="T9">drahné </text:span><text:span text:style-name="T1">viac kníh. Či sa knihy po mojom odchode za odovzdanú hotovosť objednávali, nemám vedomia. Len to viem, že môj bezprostredný nástupca (nie terajší) účtovnú knihu zanechal v poškodenom stave, čisté stránky či z lakomosti či úmyselne, aby </text:span><text:span text:style-name="T9">zahladil </text:span><text:span text:style-name="T1">stopy po mojom účinkovaní, povyrezával. Knihu mne na čas zverenú dal som zviazať a oddal som ju farskému úradu ako dokument o správnom vedení knižnice a vyúčtovaní. Pripomeniem, že vo vojnových rokoch sa omnoho viac čítalo než predtým. Príspevok v roku 1917 činil 37, 62 kor. a 1918 až 40, 86 kor.</text:span></text:p>
      <text:p text:style-name="P3"/>
      <text:p text:style-name="P3">Čítanie kníh malo blahodárny vplyv na mravný a vzdelanostný vývin školskej mládeže i dospelých. Žiaci sa naučili dobre čítať, myslieť a o čítanom uvažovať, vyvodzujúc pre život následky dobrých a zlých príkladov. Ak žiak mnoho čítal, vedel sa správne vyjadriť a ľahko sa učil. U starších sa kruh čitateľov slovenských časopisov značne rozšíril. Kniha však musí byť bezvadná a učiteľ dôsledne opatrný pri nákupe a vydávaní kníh.</text:p>
      <text:p text:style-name="P3"/>
      <text:p text:style-name="P2"><text:span text:style-name="T1">U školskej mládeže malo čítanie navyše ešte ten vplyv, že mnohí žiaci, zatúžiac po ďalšom vzdelaní, odišli do stredných škôl. Každý rok som </text:span><text:span text:style-name="T9">vystrojil </text:span><text:span text:style-name="T1">niekoľkých najmä na banskobystrické evanjelické gymnázium. Chudobným som </text:span><text:span text:style-name="T9">vyjednal </text:span><text:span text:style-name="T1">vopred možné výhody v ústave a podpory zo štipendijných základín opatrovaných v Turčianskom Sv. Martine. Bohatší na to neboli odkázaní. Vediac, že žiak má vlohy a chuť k učeniu povzbudil som rodičov, aby ho dali na ďalšie štúdium, sľúbiac im, že sa postarám, aby dostal úľavu v ústave. To kľalo oči nechápavým cirkevníkom, vraj keď všetci budú študovať, kto bude robiť? Mne išlo o to, aby </text:span><text:span text:style-name="T9">hřivny </text:span><text:span text:style-name="T1">neboli zakopané a nadaný šuhaj nezakrnel duševne a mravne v prostredí, ale aby sa časom stal užitočným svojmu rodu. Neskôr nebolo treba nahovárať. Prišli aj sami, uvažujúc rozumne, že rozdrobený majetok sotva zabezpečí viacerým súrodencom existenciu. Dali mi to i pocítiť. Sám dozorca mi robil výčitky. Odpovedal som mu, že chudobný </text:span><text:span text:style-name="T1">šuhaj vyučený remeslu, bez hmotných prostriedkov bude celý život živoriť, ale svojou </text:span><text:soft-page-break/><text:span text:style-name="T1">usilovnosťou sa môže stať užitočným pracovníkom v národe v akomkoľvek postavení. Iný podobného zmýšľania, podľa náboženstva katolík, sťažoval si predo mnou, že ich učiteľ nenaučí ani čítať. „Nuž, reku, pane, vy </text:span><text:span text:style-name="T9">haníte </text:span><text:span text:style-name="T1">svojho učiteľa, že je nespôsobilý, a mňa </text:span><text:span text:style-name="T9">haníte </text:span><text:span text:style-name="T1">tiež, že moji žiaci študujú v stredných školách — ktože vám už vyhovie?!“ A zamĺkol. Študujúcich som kontroloval dotazmi na profesorov a vysvedčeniami, ktoré mi donášali na konci školského roku. Obyčajne nebolo treba karhať, skôr povzbudiť k ešte väčšej usilovnosti. Kontroloval som nielen učenie, ale i mravné správanie a najmä národné zmýšľanie. Ani jeden z mojich chránencov sa neodradil. Naopak, niektorí z nich boli až výstrední v národnom zmýšľaní. Neposlúchli moju radu, aby čas a silu venovali učeniu a nezapodievali sa vecami, pre ktoré môžu byť nebezpeční vo svojej existencii. Keď dôjdu do cieľa, môžu skutkom dosvedčiť lásku k rodu a pracovať na jeho povznesení. Mladá krv si nedala povedať. Roku 1913 prišla pohroma. Z viacerých ústavov vyhodili 15 pre panslavizmus, a to žiakov z </text:span><text:span text:style-name="T10">II. </text:span><text:span text:style-name="T1">a </text:span><text:span text:style-name="T10">III. </text:span><text:span text:style-name="T1">triedy. Medzi nimi boli moji bývalí žiaci: Miloslav Bibza, teológ, Jozef Svrčina, Ján Čajka, Matej Bibza, poslucháči učiteľského ústavu, všetci zo Šopronu; z Kežmarku Miloš Mičík, zo Štiavnice Ferko </text:span><text:span text:style-name="T9">Jesenský, z </text:span><text:span text:style-name="T1">Banskej Bystrice Michal Šikura a Ján Baranček dostal </text:span><text:span text:style-name="T9">konzilium abeundi. </text:span><text:span text:style-name="T1">Pohromu zapríčinil Jozef Svrčina. Svrbľavosťou a snahou stať sa martýrom písal listy priateľom z iných gymnázií, v ktorých tvrdil viac než bola skutočnosť. Prenasledovaný padol na </text:span><text:span text:style-name="T9">bojišti, </text:span><text:span text:style-name="T1">ostatní horko-ťažko doštudovali. Mičíkovi som prostredníctvom dr. </text:span><text:span text:style-name="T9">Mičátka vyjednal </text:span><text:span text:style-name="T1">prijatie do srbského gymnázia v Novom Sade, Šikurovi v </text:span><text:span text:style-name="T9">Hodoníne. Okrem </text:span><text:span text:style-name="T1">týchto </text:span><text:span text:style-name="T9">poslal </text:span><text:span text:style-name="T1">som na štúdiá do Čiech </text:span><text:span text:style-name="T9">Annu </text:span><text:span text:style-name="T1">Domkovú (spisovateľku </text:span><text:span text:style-name="T9">Zoru) do Písku a </text:span><text:span text:style-name="T1">Emíliu </text:span><text:span text:style-name="T9">Lojkovú do Prahy. </text:span><text:span text:style-name="T1">Bola </text:span><text:span text:style-name="T9">mi v tom na pomoci Československá jednota, </text:span><text:span text:style-name="T1">ktorej som bol členom. Zory sa mojim prostredníctvom ujal Karol Kálal, Lojkovej slečna </text:span><text:span text:style-name="T9">Eliášová.</text:span><text:span text:style-name="T2"> </text:span><text:span text:style-name="T5">\footnote</text:span><text:span text:style-name="T2">{</text:span><text:span text:style-name="T1">V ďalšom texte sa Zgúth obšírne venuje cirkevným pomerom Mošoviec a jednotlivým udalostiam cirkevného života, ktoré sa len marginálne dotýkajú otázok školstva a jeho učiteľskej činnosti. Z tohto dôvodu, ako aj pre nedostatok priestoru túto časť spomienok vynechávame. V plnom znení je k dispozícii v archíve múzea.</text:span><text:span text:style-name="T2">}.</text:span></text:p>
      <text:p text:style-name="P3"/>
      <text:p text:style-name="P2"><text:span text:style-name="T1">Medzitým sa vojna blížila ku koncu. Zvesti o porážkach na talianskom a francúzskom fronte a o zásahu prezidenta Wilsona do mierových rokovaní plnili nádejou roduverné srdcia, že čo sto vekov bludných </text:span><text:span text:style-name="T9">hodlalo, </text:span><text:span text:style-name="T1">zvrtne doba. V tej nádeji sme žili i v Mošovciach. Predznaky zatisli do úzadia spor v cirkvi. Vojaci sa vracali z bojišťa a</text:span><text:span text:style-name="T21"> </text:span><text:span text:style-name="T1">donášali potešiteľné zvesti. Ale radosť dosiahla vrchol, keď sa reprezentanti </text:span><text:soft-page-break/><text:span text:style-name="T1">slovenského národa dňa 30. októbra 1918 v Turčianskom Sv. Martine uzniesli na deklarácii, že Slovensko trhá navždy zväzky s Maďarskom a spolu s bratmi Čechmi tvorí československý štát, republiku. O tom, že sa Česi 28. októbra 1918 odtrhli od habsburskej ríše sa na Slovensku nevedelo. Toto však nespadá do rámca môjho životopisu a mošovských dejín.</text:span></text:p>
      <text:p text:style-name="P3"/>
      <text:p text:style-name="P2"><text:span text:style-name="T1">Náhle došla zvesť o martinskej deklarácii. Na žiadosť priateľov som šiel do Martina po bližšie informácie. Dňa 3. novembra 1918 jubilovali sme na verejnom zhromaždení, oslavovali sme slobodu rečnením, spevom a pochodom po obci. Pri škole som na požiadanie improvizoval v citovom rozochvení svoju radosť. Pod našu záštitu a ochranu sa uchádzali ľudia zlého svedomia, bojac sa pomsty ľudu. Žena panského nadlesného ďakovala mojej žene, že sme sa voči nim zachovali tolerantne. Maďarskí žandári ušli. Židom, inak dosť slušným sa neskrivil vlas na hlave. Jeden z nich sa opovážil mi povedať do očí, že po vojne bude rátanie, ale rátanie z mojej strany vystalo. Zriadili sme miestnu národnú radu, v ktorej boli i Hlaváč i dr. Požerský. Spoločná radosť vyhládzala </text:span><text:span text:style-name="T9">protivy. </text:span><text:span text:style-name="T1">Notár Viliam Toperczer sa tešil našej priazni. Dnes má výnosné postavenie v krajinskom úrade. Inak ani predtým nebol šovinistom. Stýkal sa s nami v spoločnosti i na vychádzkach, ale vždy v spoločnosti Žida Rosenzweiga. Pri školskej vychádzke do hory svojho času bez môjho vedomia zanôtili moji žiaci obďaleč v hore pieseň Hej, Slováci. On sa na to usmial a </text:span><text:span text:style-name="T9">nekul </text:span><text:span text:style-name="T1">železo proti mne, ako by to vykonal jeho predchodca Kevický Kálman, ktorý ako vrútocký notár musel zutekať pred zaslúženým trestom.</text:span></text:p>
      <text:p text:style-name="P3"/>
      <text:p text:style-name="P2"><text:span text:style-name="T1">S Hlaváčom som mával dôverné rozhovory o následkoch nadobudnutej slobody, najmä v školských otázkach. Bol tej mienky, aby sa spôsobilí a národne bezúhonní evanjelickí učitelia a správcovia v meštianskych školách sa uplatnili ako učitelia a správcovia meštianskych škôl alebo ako učitelia v učiteľských ústavoch. Pod vplyvom týchto rozhovorov som písal Kálalovi. </text:span><text:span text:style-name="T5">\footnote</text:span><text:span text:style-name="T2">{</text:span><text:span text:style-name="T9">Kálal, </text:span><text:span text:style-name="T1">Karol (1860 — 1930) — </text:span><text:span text:style-name="T9">český </text:span><text:span text:style-name="T1">spisovateľ, učiteľ, zástanca česko-slovenskej vzájomnosti.</text:span><text:span text:style-name="T2">}.</text:span><text:span text:style-name="T1"> Kálal mi však odpovedal, že „učitelia učiteľov“ musia byť kvalifikovaní. A neskôr sa stalo, že v učiteľskom ústave v Štubnianskych Tepliciach bol aplikovaný učiteľ z Čiech, istý Stuhlík, ako učiteľ pedagogiky. A takéto prípady neboli zriedkavé. Či by sa vraj nenašli medzi slovenskými učiteľmi mužovia na to spôsobilí? Mám na mysli Gregora Urama Podtatranského, Jána Zigmundíka, Karola Bieleka atď. Mne osobne nešlo však o to. </text:span><text:soft-page-break/><text:span text:style-name="T1">Tešil som sa, že mučenie žiactva maďarčinou prestalo. Konsenior Škrovina prípisom č. 543 zo dňa 7. novembra 1918 oznámil, že maďarská reč má byť len ako predmet vyučovaná 2 až 3 hodiny, ale vyučovanie reálnych predmetov v maďarskej reči sa ruší. Pri súhlase cirkevnej vrchnosti to robí každá škola a učiteľ na svoju zodpovednosť. Prestali sme teda vyučovať maďarčine i predmetom po maďarsky. Škola hučala spevom slovenských národných piesní, ktoré žiaci čiastočne vedeli spievať už z domu, čiastočne sa ich naučili po prevrate v škole. Niektorí nám začali „vykať“ a všeobecne „priať“ dobrý deň. I žiactvu sa rozviazali putá duševnej poroby.</text:span></text:p>
      <text:p text:style-name="P3"/>
      <text:p text:style-name="P2"><text:span text:style-name="T1">Dostal som lístok od Karla Kálala v tomto znení: </text:span><text:span text:style-name="T10">&lt;lang </text:span><text:span text:style-name="T17">CS</text:span><text:span text:style-name="T10">&gt;</text:span><text:span text:style-name="T1">„V </text:span><text:span text:style-name="T9">Bubenči </text:span><text:span text:style-name="T1">6/12 1918. </text:span><text:span text:style-name="T9">Což, nešel </text:span><text:span text:style-name="T1">by ste </text:span><text:span text:style-name="T10">do </text:span><text:span text:style-name="T9">Prahy? Ve školské sekci slovenské jsme se usnesli —</text:span><text:span text:style-name="T1"> </text:span><text:span text:style-name="T9">na </text:span><text:span text:style-name="T1">podnet </text:span><text:span text:style-name="T9">zemské školní rady —</text:span><text:span text:style-name="T1"> </text:span><text:span text:style-name="T9">povolati do Prahy profesora slovenštiny. Já navrhl Vás a slíbil hned dopsati Vám. </text:span><text:span text:style-name="T1">1. </text:span><text:span text:style-name="T9">na svém místě v Mošovcích dostal byste dovolenou; </text:span><text:span text:style-name="T1">2. </text:span><text:span text:style-name="T9">tady byste byl lektorem slovenštiny na universite; </text:span><text:span text:style-name="T1">3. </text:span><text:span text:style-name="T9">profesorem slovenštiny na stredních školách. Já tyto dni stonal —</text:span><text:span text:style-name="T1"> </text:span><text:span text:style-name="T9">od přílišné práce —</text:span><text:span text:style-name="T1"> </text:span><text:span text:style-name="T9">a nečetl noviny; zaslali jsme konkurs do dvojích novin slovenských, snad byl uveřejněn a snad jste četl. Podejte si podle konkursu žádost. I kdyby bylo více žádostí, místo —</text:span><text:span text:style-name="T1"> </text:span><text:span text:style-name="T9">myslím já —</text:span><text:span text:style-name="T1"> </text:span><text:span text:style-name="T9">připadne Vám. Služné byste mněl pěkné, prý </text:span><text:span text:style-name="T1">5 — 6 </text:span><text:span text:style-name="T9">tisíc korun. Odpovězte mi brzy. Nechcete-li adresovat na mne, nuž na nynější služku: sleč. Marie Fenclová, Bubeneč </text:span><text:span text:style-name="T1">324, </text:span><text:span text:style-name="T9">Čechy. Jak je tam Vás, duši, nitro duše povězte! Váš Karel </text:span><text:span text:style-name="T17">Kálal.“&lt;/lang&gt;</text:span><text:span text:style-name="T9"> Podpis </text:span><text:span text:style-name="T1">mena je </text:span><text:span text:style-name="T9">prečiaraný, a </text:span><text:span text:style-name="T1">preto nečitateľný — </text:span><text:span text:style-name="T9">ale rukopis je Kálalov. </text:span><text:span text:style-name="T1">Nečakaná </text:span><text:span text:style-name="T9">zpráva ma ohromila. </text:span><text:span text:style-name="T1">Nevedel som si vysvetliť, čím som </text:span><text:span text:style-name="T9">vyvolal </text:span><text:span text:style-name="T1">pozornosť na takú významnú postať. Maďarské školy veruže ma neuspôsobili za profesora slovenského jazyka na stredné školy, tobôž za lektora na univerzitu, ba ani len na ľudové školy. Čo som si časom súkromným štúdiom nadobudol, to naskrze nestačilo. V odpovedi som pravdepodobne zavrhoval vyznačenie skromným prejavom nedostatočnej prípravy a uspôsobilosti a — na súbeh som sa neprihlásil. Medzitým ako predseda turčiansko-seniorálneho ev. a. v. učiteľského spolku zvolal som na 17. decembra 1918 do Turčianskeho Sv. Martina zhromaždenie, aby na ňom učitelia </text:span><text:span text:style-name="T9">seniorátu </text:span><text:span text:style-name="T1">verejným prehlásením dali výraz radosti, že slovenskí učitelia sú oslobodení spod duchovného jarma, v ktorom im, tak aj útlemu slovenskému dorastu, boli školy trápnou mučiarňou a že v slobodnom československom štáte dosiahli splnenie svojich túžob a ideálov. V otváracej reči som vylíčil utrpenie v minulosti a povzbudil som k vznešenej výchovnej práci v budúcnosti. Otváracia reč a rezolúcia, v ktorej sa </text:span><text:soft-page-break/><text:span text:style-name="T1">turčiansko-seniorálny ev. a. v. učiteľský spolok sa podriaďuje Slovenskej národnej rade v Turčianskom Sv. Martine a zaväzuje sa plniť jej nariadenia, bola uverejnená v 151. čísle Národných novín zo dňa 19. decembra 1918. Súčasne spolok na tomto zhromaždení dal odpoveď na výzvu Spolku ev. a. v. učiteľov v Liptove, že nie je na čase a cieľuprimerane písať učebné knihy dovtedy, kým nebude vypracovaná učebná osnova pre ľudové školy. Bez plánu by dlhá a ťažká práca mnohých vyšla nazmar. Odpoveď s dátumom 3. januára 1919 bola uverejnená v 7. čísle Národných novín zo dňa 10. januára 1919. Pravdepodobne na môj list mi odpovedá Kálal 24. decembra 1918 doslovne toto: „Cesta do Prahy ďaleká a obťažná: nechoďte. Všetko ešte premyslíme a napíšeme Vám. Zatým len ešte to, že sa nám hodíte.“ A v post </text:span><text:span text:style-name="T9">skriptu </text:span><text:span text:style-name="T1">doložil ešte: „Úkol lektora je ľahký, budete čítať, rozprávať, čo budete chcieť.“ Čakal som teda, čo sa z toho vyvinie. Onedlho, 7. januára 1919 písal mi zasa z Prahy: </text:span><text:span text:style-name="T10">&lt;lang </text:span><text:span text:style-name="T17">CS</text:span><text:span text:style-name="T10">&gt;</text:span><text:span text:style-name="T1">„To </text:span><text:span text:style-name="T9">víte, že jsem Vám odepsal </text:span><text:span text:style-name="T1">mnoho </text:span><text:span text:style-name="T9">dopisů se v této době postrácelo. Posledně jsem Vám psal, abyste zatím do Prahy nejezdil; </text:span><text:span text:style-name="T10">prof. </text:span><text:span text:style-name="T9">Vlček a zemský inspektor Bílý pravili, že třeba ještě věc, jistě složitou, uvážiti. O sobě jsem Vám psal, že mám na starosti školy odborové, hlavně průmyslové. Kdybyste v té věci měl dobrou myšlenku, sdělte ji se mnou. Jak bude co určitého, dopíšeme </text:span><text:span text:style-name="T17">Vám.“&lt;/lang&gt;</text:span><text:span text:style-name="T9"> Divné, že </text:span><text:span text:style-name="T1">nesúhlasil, </text:span><text:span text:style-name="T9">aby do </text:span><text:span text:style-name="T1">meštianskych škôl alebo učiteľských ústavov boli aplikovaní slovenskí učitelia ľudových škôl, a mňa chce mať za lektora na univerzitu. Vec však stratila na aktuálnosti. Azda súčasne s jeho posledným listom som dostal dekrét z ministerstva Československej republiky v tomto znení: „Žilina, dňa 9. ledňa 1919. </text:span><text:span text:style-name="T9">Čís. </text:span><text:span text:style-name="T1">22. Pán Pavel Zgúth, učiteľ v Mošovciach. Vymenúvam Vás za dočasného škôldozorcu v Turčianskej župe a poverujem Vás agendou patriacou do tohto úradu. Vládny referent pre školstvo: </text:span><text:span text:style-name="T9">Ant. </text:span><text:span text:style-name="T1">Štefánek v. r.“ Mošovčanom sa začali otvárať oči: ten nimi </text:span><text:span text:style-name="T9">hanený a </text:span><text:span text:style-name="T1">tupený došiel uznania a vyznačenia, kde sa toho nenazdali. Za útržky, </text:span><text:span text:style-name="T9">pomluvy, </text:span><text:span text:style-name="T1">neúctu odmena, hoci nezaslúžená! Tak to rozsúdil spravodlivý Sudca: poníženého povýšil. To ma však nenaplnilo pýchou. Cítil som len radosť, že odídem do iného ovzdušia. Predtým by som sa len ťažko lúčil s miestom, kde som takmer celý život strávil v spoločnosti oddaných priateľov. Mal som sen, že som odišiel z Mošoviec a smútil som nad odchodom. Ráno som sa však tešil. Podobne radostne sa lúčil aj brat Rizner vymenovaný za škôldozorcu do Zemplínskej župy.</text:span></text:p>
      <text:p text:style-name="P3"/>
      <text:p text:style-name="P3">Vymenovanie mi prišlo do ruky 11. januára 1919. Na tretí deň (13. januára) som u <text:soft-page-break/>župana dr. Igora Dulu zložil sľub a 14. januára pred vládnym referentom Štefánkom v Žiline. Dňa 16. januára 1919 som začal úradovať v Martine. Predbežne, bez rodinného bytu, dochádzal som každý pondelok a v sobotu odchádzal do Mošoviec, kde som v nedeľu odbavil služby božie. Dňa 18. januára 1918 bolo v prítomnosti niekoľkých presbyterov vyúčtovanie s cirkvou a dňa 20. januára 1919 som úradne cirkvi zaďakoval.</text:p>
      <text:p text:style-name="P3"/>
      <text:p text:style-name="P2"><text:span text:style-name="T1">&lt;h1&gt;</text:span><text:span text:style-name="T7">V ďalšej kapitole prejdem k učiteľom.</text:span><text:span text:style-name="T1">&lt;/h1&gt;</text:span></text:p>
      <text:p text:style-name="P3"/>
      <text:p text:style-name="P2"><text:span text:style-name="T1">Ako inde, aj v Mošovciach mala reformácia blahodárny vplyv i na školstvo. Správcovia školy boli muži teologicky vzdelaní, ktorí sa po čase stávali tam alebo inde kňazmi. Škola bola teda dobre opatrená a kazatelia z vlastnej skúsenosti mali záujem o školskú výučbu. Za úradovania Jura Inštitorisa Mošovského bol správcom školy v rokoch 1580 — 1582 vynikajúci pedagóg Mikuláš Kolacinas, ktorého školu navštevoval neskorší </text:span><text:span text:style-name="T9">superintendent Izák </text:span><text:span text:style-name="T1">Abrahamides „z </text:span><text:span text:style-name="T9">té příčiny, </text:span><text:span text:style-name="T1">aby známostí v </text:span><text:span text:style-name="T9">řeckém a židovském </text:span><text:span text:style-name="T1">jazyku </text:span><text:span text:style-name="T9">nabyl, kdež </text:span><text:span text:style-name="T1">dva roky vyplnil.“ Umrel v Trenčíne, 26. mája 1583. I po ňom nasledujúci správcovia stáli na vysokej úrovni svojho povolania. Bola to teda vyššia škola, z ktorej prechádzali mladíci na teologické štúdium. Z ďalších si zaslúži zmienku Daniel Krman, </text:span><text:span text:style-name="T9">superintendent a </text:span><text:span text:style-name="T1">mnohoročný vyznávač i </text:span><text:span text:style-name="T9">mučedník </text:span><text:span text:style-name="T1">Kristovho evanjelia. Škola vtedy stála v službách cirkvi a nevplývala</text:span><text:span text:style-name="T9"> na </text:span><text:span text:style-name="T1">národné povedomie občanov. Vyšiel z nej nejeden spisovateľ a z jednoduchých mošovských mešťanov mnohí vedeli hovoriť latinsky a mali záujem o vzdelanosť a umenie.</text:span></text:p>
      <text:p text:style-name="P3"/>
      <text:p text:style-name="P2"><text:span text:style-name="T1">Od r. 1709 do 1783 nemala mošovská cirkev ani kňaza, ani učiteľa. Prvým učiteľom po Jozefovom patente bol Jur Hrúz, od r. 1783 do 1801. K nemu začal chodiť aj slávny mošovský rodák Ján Kollár, nevedno však kedy a ako dlho, lebo Hrúz nepísal školskú zápisnicu. V Pamätiach Kollár o ňom hovorí, že sa okrem niekoľkých výpovedí z Písma svätého a vzdychov za dobré a šťastné ukončenie sotva niečomu naučil. Posledné dni života vo vysokom veku dožíval v </text:span><text:span text:style-name="T9">Pešti, kde </text:span><text:span text:style-name="T1">ho Kollár podľa možností podporoval, za čo sa mu zasa on spievankami a národnými rozprávkami, ktorých mal nadostač, odmeňoval. Tam aj zomrel a bol Jánom Kollárom pochovaný.</text:span></text:p>
      <text:p text:style-name="P3"/>
      <text:p text:style-name="P2"><text:span text:style-name="T1">Ján Šulek od r. 1801 do 1805. Narodil sa 29. júna 1774 v Rajci z otca Michala, pôvodne obuvníka a z matky Anny, rod. Kavecovej. Do školy chodil od r. 1780 v </text:span><text:soft-page-break/><text:span text:style-name="T1">Istebnom a v Paludzi, kde bol jeho otec učiteľom, potom v Nyregyháze, Štiavnici, Debrecíne a v Kežmarku. Odtiaľ išiel za učiteľa do Hýb a v máji 1801 do Mošoviec. Tu účinkoval do r. 1805, keď odišiel za kňaza do Pržna na Moravu a odtiaľ r. 1815 do Sobotišťa. Kollár o ňom zaznačil, že bol </text:span><text:span text:style-name="T9">„vlídný </text:span><text:span text:style-name="T1">muž a znamenitý učiteľ“. To bolo pre neho i pre jeho rovesníkov šťastím. Ako mošovský učiteľ napísal medzi iným aj knihu Latinská grammatyka k dobrému slowenské mládeže slowenským gazykem od Jana Schuleka </text:span><text:span text:style-name="T9">sepsaná. W </text:span><text:span text:style-name="T1">B. </text:span><text:span text:style-name="T9">Bystřicy </text:span><text:span text:style-name="T1">1801“ a menšie dielka pod názvom </text:span><text:span text:style-name="T9">„Rozmlouvání </text:span><text:span text:style-name="T1">o Ohni. </text:span><text:span text:style-name="T9">Nákladem Slavných Stavů </text:span><text:span text:style-name="T1">SI. Stolice Turčanské. W </text:span><text:span text:style-name="T9">Bystřicy </text:span><text:span text:style-name="T1">1804. Hneď po jeho príchode do Mošoviec, pričinením Mateja Kollára, básnikovho otca, postavila cirkev novú školskú budovu. To umožnilo dosiahnuť lepší výsledok vo výučbe, hoci vtedy evanjelické školy, ku ktorej patrila i mošovská škola, nemali vyučovacích prostriedkov a pomôcok, ktoré za našich čias značne uľahčujú učiteľovi ťažkú prácu. K tomuto nedostatku brzdiacemu pokrok, </text:span><text:span text:style-name="T9">družilo </text:span><text:span text:style-name="T1">sa i neriadne dochádzanie dietok do školy, ich veľký počet a časté meškanie a odvádzanie zo školy, keď náhle kopneli okolité vŕšky ako som sa o tom už minule zmienil. A predsa Šulek i v týchto pomeroch zdarné konal svoju povinnosť a jeho námaha prinášala žiaduce ovocie i vo výchove. Úspech však mohol byť len sporadický, zrejmý u jednotlivých nadanejších a školu riadne navštevujúcich žiakov. Učili sa predmety, ktoré sa vtedy prednášali len v tretej alebo v štvrtej gymnaziálnej triede. Súhrn ich poznatkov sa nerovnal poznatkom syntaxistov iných, dobre zriadených a viacerými učiteľmi opatrených škôl. Tak sa stalo, že mošovskí syntaxisti nemali ani gramatické vedy úplne v moci a museli ešte raz, keď prešli do iných škôl, opakovať gramatiku ako sa to stalo i horlivému súperovi Kollárovmu, Andrejovi Košinovi. Sám Kollár len keď dovŕšil deviaty rok veku sa stal syntaxistom. Že Kollár sa stal veľduchom treba pripísať zvláštnej milosti Božej a jeho železnej usilovnosti a vytrvalosti. Že bol Šulek vynikajúcim učiteľom, okrem svedectva Kollárovho svedčí i to, že jeho školu navštevovali mnohí cezpoľní, nemošovskí žiaci, </text:span><text:span text:style-name="T9">kdežto po </text:span><text:span text:style-name="T1">jeho odchode zostala tam okrem jedného blatnického žiaka iba mládež mošovská. Šulekovým odchodom utrpela mošovská evanjelická škola na svojej povesti, hoci jeho nástupca Adam </text:span><text:span text:style-name="T9">Burian, </text:span><text:span text:style-name="T1">účinkujúci od r. 1806 do 1856, bol tiež dobrý učiteľ a vzdelaný človek. </text:span><text:span text:style-name="T9">Burian </text:span><text:span text:style-name="T1">sa narodil v Nemeckej Ľupči 10. októbra 1783 z otca Andreja a z matky Evy, rod. Solárikovej. Do školy chodil v rodisku, potom v Banskej Bystrici, Ožďanoch a Kežmarku. Chcel študovať teológiu, ale sotva začal, už ho rektor kežmarskej školy Adam Podkonický odporúčal mošovskej cirkvi za učiteľa. Cirkev ho povolala 5. </text:span><text:soft-page-break/><text:span text:style-name="T1">decembra 1806. </text:span><text:span text:style-name="T9">Burian </text:span><text:span text:style-name="T1">ako i jeho predchodca Šulek pre akýsi vnútorný lesk neuspokojili sa s vyučovacími predmetmi určenými výlučne pre ľudové školy a primeraným veku žiactva, ale usilovali sa ukázať, že vedia vyučovať i predmety vyšších tried, a preto okrem počiatkov literného umenia prednášali predmety a vedy také, ku ktorých pochopeniu boli žiaci ešte nedospelí a nezrelí. O </text:span><text:span text:style-name="T9">Burianovi </text:span><text:span text:style-name="T1">hovorí Kollár vo svojich Pamätiach, že mu bol hneď sprvu viac priateľom než učiteľom. Iné svedectvá ho predstavujú ako usilovného a svedomitého učiteľa a vodcu zverenej mládeže. Kollár a spolu s nimi Slovanstvo majú čo ďakovať, že svojim úzkoprsým otcom k zúfalstvu dohnaný slovenský básnik nestratil sa v bahne každodenného života, ale absolvujúc mošovskú a prejdúc na iné školy, pripravil sa v nich k mohutnému básnickému </text:span><text:span text:style-name="T9">poletu.</text:span></text:p>
      <text:p text:style-name="P3"/>
      <text:p text:style-name="P2"><text:span text:style-name="T1">Juraj Šoltýs (1856 — 1885), ale podľa podpisu v cirkevných zápisniciach Ďorď Soltész, bol mojim bezprostredný predchodcom. Narodil sa v Mengušovciach, na </text:span><text:span text:style-name="T9">Spiši, </text:span><text:span text:style-name="T1">18. apríla 1814. Do školy chodil vo Veľkej a v Kežmarku. Roku 1834 bol povolaný za učiteľa do Turian. Odtiaľ prešiel r. 1836 do Blatnice a r. 1856 do Mošoviec, kde účinkoval do 6. septembra 1885. Za dlhé roky, po smrti manželky dcéry predchodcu Adama </text:span><text:span text:style-name="T9">Buriana, </text:span><text:span text:style-name="T1">ako </text:span><text:span text:style-name="T9">ovdovelého </text:span><text:span text:style-name="T1">opatrovala ho dcéra Lujzka. Ako blahodárne pôsobil je opísané v životopisnej stati farára Dobruckého. Po poďakovaní odišiel i s dcérou do Turčianskeho Sv. Martina k synovi Ľudovítovi, kupcovi, ktorý pristavil pre neho osobitný byt. Posledné roky prežil i s dcérou v rodinnom kruhu svojho syna a nevesty, vzácnej našej Eleny Maróthy Šoltésovej. Druhý mladší syn Juraj už i za jeho pobytu sa usadil ako kupec v Mošovciach. Zomrel v Turčianskom Sv. Martine 23. novembra 1898 v 84. roku života. Na výslovnú žiadosť previezla a pochovala ho rodina v Mošovciach. Nad hrobom som ocenil jeho zásluhy ako učiteľa, kriesiteľa cirkevného života v dobe patentálnej a buditeľa národného povedomia až do konca účinkovania. Dobrucký a Šoltész boli hlavnými kormidelníkmi loďky Pánovej na rozbúrenom mori cirkevného života. V spoločenskom živote a v národnom účinkovaní išli ruka v ruke. I osobne ich viazalo úprimné priateľstvo, láska a zhoda. Šoltész sa staral o školskú výchovu najstaršieho syna Dobruckého a ten to vedel aj oceniť. Rozpoviem </text:span><text:span text:style-name="T9">epizódku, </text:span><text:span text:style-name="T1">ktorá ho dostatočne charakterizuje. Mal byť pohreb, ale Šoltész akosi na to pozabudol. Prechádzal sa fajčiac pred školou. Z veže sa ozývalo zvonenie, to mu však nepripomenulo, že po </text:span><text:span text:style-name="T9">odzvonení </text:span><text:span text:style-name="T1">má ísť na pohreb. A prechádzal sa ďalej. Po </text:span><text:span text:style-name="T9">odzvonení </text:span><text:span text:style-name="T1">vyjde Dobrucký z fary a vidiac Šoltésza, podíde </text:span><text:soft-page-break/><text:span text:style-name="T1">bližšie k nemu a upozorní ho na funkciu. Šoltész sa zarazí a povie, že nemá pohrebné verše. „Vieš ty, čo“ — povie mu Dobrucký — „vezmi vhodné verše zo starých a odobierku napíš v sakristii, kým ja budem pred oltárom kázať, a keď budeš hotový, ukáž sa vo dverách sakristie.“ A tak sa i stalo. Dobrucký kázal vyše hodiny, kým sa Šoltész neobjavil. Príklady vzájomnej znášanlivosti kňaza s učiteľom iste vplývali i na život cirkevníkov.</text:span></text:p>
      <text:p text:style-name="P3"/>
      <text:p text:style-name="P2"><text:span text:style-name="T1">V národnom povedomí bol hlboko založený. Svedčí o tom školská zápisnica, v ktorej zapisovali učitelia od r. 1799 svoje životopisy po latinsky. Prielom urobil Juraj Šoltész s poznámkou: „Nižepodpísaný mohol by som nasledovať príklad svojich predchodcov a latinsky napísať svoj životopis, ale ako skutočný pestovateľ svojej slovenskej materčiny rozhodol som sa z vlastnej pohnútky toto dielko napísať po slovensky. No, vyskoč, drahá materinská reč moja slovenská, z kúta nevšímavosti a opovrženosti, do ktorého ťa vlastní synovia tvoji podľa vtedajšej módy sotili a dokáž, že si dostatočná k opísaniu </text:span><text:span text:style-name="T9">pamätnejších </text:span><text:span text:style-name="T1">vecí a udalostí.“ Iste krásny prejav lásky k rodnej reči! V národnom duchu vychovával nielen školskú, ale aj odrastlejšiu mládež. Riadil divadelné predstavenia v učebnej sieni, ktorej značnú časť zaujala ohromná kachľová pec, takže herci vchádzali na javisko oblokom zo záhrady. Cvičil národné piesne, rozširoval časopisy a vôbec konal všetko k obrodeniu národného povedomia, najmä v mladšom veku. Ja som ho spoznal už ako starca. </text:span><text:span text:style-name="T9">Vážná </text:span><text:span text:style-name="T1">postava strednej výšky, krásna tvár, obrúbená štúrovskou bradou, výrazné oči, hlboká, viac ťažkopádna reč a slová ako ťažké zrno padajúce až na dno duše poslucháča budili úctu nielen u vlastných cirkevníkov, ale aj u občanov iného vyznania. Vážny občan, katolík, hneď po mojom príchode do Mošoviec prirovnal Šoltésza k cisárskej hruške a mňa len k takej hruštičke. A mal pravdu. Rozličné sú dary božie. O jeho účinkovaní v škole v posledných rokoch bola už zmienka. Vysoký vek (71 rokov) a iné okolnosti boli na škodu úspechu. Cirkev votovala mu 60 zl. penzie viac z úcty než z potreby. Pominul sa v ňom významný slovenský učiteľ matičnej doby. Vďačná mu pamäť.</text:span></text:p>
      <text:p text:style-name="P3"/>
      <text:p text:style-name="P2"><text:span text:style-name="T1">Po Šoltészovi súčasne so mnou účinkovali Miloslav Krčméry, neskorší farár, Jur Babka a Emil </text:span><text:span text:style-name="T9">Jesenský </text:span><text:span text:style-name="T1">ako pomocní, Ľudovít Inštitoris a Ján Molnár ako riadni učitelia nižších dvoch ročníkov. Životopisné dáta a ich účinkovanie som spomenul chronologicky v rámci svojho životopisu.</text:span></text:p>
      <text:p text:style-name="P3"/>
      <text:p text:style-name="P2"><text:soft-page-break/><text:span text:style-name="T1">Po Jánovi Molnárovi, ktorý odišiel na Békešskú Čabu, nasledoval Žigmund Rízner, vyvolený za riadneho učiteľa dňa 23. októbra 1898. Uvádzam ho do rámca učiteľov — kantorov preto, že vokatoriálne bol povinný zastupovať ma v kantorských funkciách a ako pomocný </text:span><text:span text:style-name="T9">kantor bol </text:span><text:span text:style-name="T1">členom Podporovne matkocirkevných učiteľov — kantorov. Aj preto, že účinkoval vyše 20 rokov a jeho účinkovanie padlo do pohnutej doby, kde v </text:span><text:span text:style-name="T9">interregnu </text:span><text:span text:style-name="T1">konal funkciu kazateľa. Rízner sa narodil 3. apríla 1874 v Horných Bzinciach z otca Karla, tamojšieho učiteľa a z matky </text:span><text:span text:style-name="T9">Marie Klimáčkovej. </text:span><text:span text:style-name="T1">Pochádzal zo starej učiteľskej rodiny. Starý i prastarý otec boli učiteľmi. V rodičovskom dome prijal národnú výchovu. Po odbavení ľudovej školy bol rok doma a v Salibách na maďarčine. Študoval v gymnáziu v Bratislave (vtedajšom Prešporku) a v štátnom učiteľskom ústave v Modre. Po trojročnom účinkovaní v rodisku prešiel za učiteľa do Mošoviec. V národnom povedomí ho utvrdil </text:span><text:span text:style-name="T9">strýko </text:span><text:span text:style-name="T1">L. V. Rízner, pochvalne známy bibliograf a tiež učiteľ v Zemianskom Podhradí, ktorý v podobnom smere pôsobil i na jeho sestru Ľudmilu Podjavoriskú, slovenskú poetku. Z národného zanietenia užíval namiesto krstného mena Žigmund meno Žižka. Ako učiteľ mal odpor proti vyučovaniu maďarskej reči. Pre otvorené zmýšľanie a národnú činnosť v čase vojny sa dostal na index proskribovaných maďarskou vládou. V Šrobárovom diele Slovensko popri iných činiteľoch mošovských je jeho meno vytlačené kurzívou na dôkaz, že orgány maďarského vlády ho považovali za nebezpečnejšieho než mňa a iných, ktorých mená boli vysádzané obyčajným tlačiarenským písmom. Vyplývalo to z rozdielnej letory a z vekového rozdielu. On prostoreký, ja viac do seba uzavretý. Často som ho vystríhal, aby neprestrelil. Vzájomne sme sa doplňovali. Z toho sa vyvinul úprimný bratský pomer medzi nami. Považoval som ho za člena rodiny a aj on sa správal k mojej rodine dôverne a súcitne v pohodách i nepohodách života. Po celý čas sa u mňa stravoval a býval v susednej izbe v školskej budove. Návrh postaviť mu riadny byt prekazila nepriazeň cirkevného predstavenstva. Za takých okolností si nemohol založiť rodinný krb. Hľadal teda vyrazenie iným spôsobom. Istý čas pestoval králiky. Neskôr, aby sa v mimoškolskom čase nadýchal čerstvého povetria, venoval sa poľovníctvu. Mnohí zavedení mu však i to zazlievali a prípadnú korisť závideli. Azda mal chodiť do hostinca a tam zabíjať čas a moriť telo i ducha? Nepomysleli, že za riadnych okolností by si našiel iné vyrazenie. Popri tom, až do vojny, podával </text:span><text:span text:style-name="T9">zprávy do </text:span><text:span text:style-name="T1">Rovniankových amerických novín z maďarských periodík o Slovensku, zväčša z východných stolíc, cvičil spev, spoluúčinkoval s Miloslavom Schmidtom pri založení </text:span><text:soft-page-break/><text:span text:style-name="T1">Besedy občianskej, pri divadelných predstaveniach a zbieral výšivky a predmety pre múzeum v Martine. Jeho činnosť v škole i v cirkvi a v známom spore nebudem opakovať. Uznania dosiahol po prevrate vymenovaním za škôldozorcu do </text:span><text:span text:style-name="T9">Trebišova a </text:span><text:span text:style-name="T1">neskôr do Humenného. Dnes úraduje v Trenčianskej Teplej. Priateľské zväzky, hoci vzdialenosťou uvoľnené, sa medzi nami nepretrhli. Navštevujeme sa občasne. Toľko o učiteľoch.</text:span></text:p>
      <text:p text:style-name="P3"/>
      <text:p text:style-name="P3">V doterajších črtách životopisných zachytil som dej a udalosti súvisiace s mojou činnosťou a s činnosťou pracovníkov úradujúcich súčasne so mnou v škole a cirkevnom zbore. Pravda, hlavnú časť životnej činnosti som venoval škole, ale popri tom, som sa venoval mimoškolskej činnosti. Keď to spomínam, nechcem nijako zveličovať svoju činnosť a vyvolať uznanie zásluh, lebo som konal len svoju povinnosť.</text:p>
      <text:p text:style-name="P3"/>
      <text:p text:style-name="P2"><text:span text:style-name="T1">V rokoch 1874 a 1875 nad Slovenskom zavisli ťažké chmáry. Jedine ľudové školy cirkevné boli žriedlom, odkiaľ prúdilo národné povedomie. Ale i tieto okýptil v národnej výchove a v pestovaní slovenskej reči zákon o povinnom vyučovaní maďarskej reči z r. 1879 s hriešnou tendenciou vyňať z úst materinský jazyk už útlym deťom a slúžiť štátnej idey jednotného maďarského národa. Pod dusivým tlakom svojvôle mali zaniknúť i cirkevné školy. Štát staval školy, najmä na Slovensku, aby boli predvojom maďarizácie. Hoci zákon bol ešte v plienkach, slaboduchí slovenskí učitelia, bojac sa perzekúcie, začali plávať s prúdom. Ale vďaka Bohu, našli sa medzi nimi muži, ktorí zavolali do tmy: </text:span><text:span text:style-name="T9">„Víko </text:span><text:span text:style-name="T1">tisícročné zbavte, bdiaci prebúdzajte driemajúcich, teplí chladných, živí tých, čo hnijú.“ Tak mi písal 28. apríla 1884 Karol Salva, vyzývajúc ma, aby som vstúpil do radu spolupracovníkov pedagogického časopisu. R. 1885 začal vychádzať Dom a škola, okolo ktorej sa združili roduverní učitelia oboch vyznaní a mnohí činitelia národní mimo učiteľstva. </text:span><text:span text:style-name="T5">\footnote</text:span><text:span text:style-name="T2">{</text:span><text:span text:style-name="T1">Salva, Karol (1849 — 1913) — vydavateľ, spisovateľ. V rokoch 1888 — 1897 </text:span><text:span text:style-name="T9">tlačil, </text:span><text:span text:style-name="T1">vydával a redigoval pedagogický časopis Dom a škola.</text:span><text:span text:style-name="T2">}. </text:span><text:span text:style-name="T1">Len neskôr som prispieval článkami, lebo dva roky som sám vyučoval všetkých šesť ročníkov. Za 13 rokov burcovala driemavých, ohrievala chladných, kriesila mŕtvych a podávala pokyny pedagogické, metodické. Aby materiálne nezanikla, začali ju odoberať a písať do nej i českí učitelia. Stala sa postrachom slovenských učiteľov, až napokon r. 1897 prestala vychádzať a nastala zasa tma.</text:span></text:p>
      <text:p text:style-name="P3"><text:soft-page-break/></text:p>
      <text:p text:style-name="P3">Po troch rokoch, r. 1900 uzniesli sme sa s Jánom Burianom, zátureckým učiteľom, zažať nové svetlo vydávaním Rodiny a školy. Prvé číslo vyšlo za Burianovej redakcie. Maďarská vláda však nedovolila redigovanie pedagogického časopisu učiteľovi! Preto redakciu prevzal Svetozár Hurban Vajanský. Jeho meno bolo i programom časopisu. Stali sme sa spolupracovníkmi s výhradou slobodného disponovania. Ale i tento časopis piatym ročníkom zanikol.</text:p>
      <text:p text:style-name="P3"/>
      <text:p text:style-name="P2"><text:span text:style-name="T1">Nastala všeobecná rezignácia. Učitelia ochabli vo verejnom účinkovaní. Musel prísť </text:span><text:span text:style-name="T10">homo novus </text:span><text:span text:style-name="T1">až spoza hranice Slovenska. Revúcky rodák </text:span><text:span text:style-name="T10">prof. </text:span><text:span text:style-name="T1">Jozef Maliak z Iloku začal v Chorvátsku r. 1911 spolu s Jánom Uramom vydávať Domácnosť a školu, v ktorej popri pedagogických článkoch uverejňoval zväčša svoje historicko-filozofické články až do vojny.</text:span></text:p>
      <text:p text:style-name="P3"/>
      <text:p text:style-name="P3">Všetky tieto tri časopisy podnecovali lásku k rodu a združovali roduverné učiteľstvo.</text:p>
      <text:p text:style-name="P3"/>
      <text:p text:style-name="P3">A čo dnes? Sme v slobodnej vlasti slobodní. Ale pedagogického časopisu, všenárodne slovenského pre ľudové školy nemáme. Máme síce slovensky písané časopisy, ale tie nie sú slovenské, lebo im chýba slovenský peľ. Iné, hoci s peľom slovenským, sú zasa krajne stranícky zahrotené. Nemajú vôbec moysesovsko-kuzmányovský duch.</text:p>
      <text:p text:style-name="P3"/>
      <text:p text:style-name="P3">V Domácnosti a škole som uverejňoval reči, ktorými som ako predseda otváral zasadnutia porád (konferencií) ev. a. v. učiteľov v Turci. Prichodí mi teda zmieniť sa o nich.</text:p>
      <text:p text:style-name="P3"/>
      <text:p text:style-name="P2"><text:span text:style-name="T1">Učiteľské porady v </text:span><text:span text:style-name="T9">senioráte </text:span><text:span text:style-name="T1">turčianskom (to bolo ich pôvodné meno, neskôr sa nazývali Porady ev. a. v. učiteľov v Turci) boli založené na zasadnutí dňa 27. júla 1869 v Turčianskom Sv. Martine v prítomnosti seniora Andreja </text:span><text:span text:style-name="T9">Hodžu, </text:span><text:span text:style-name="T1">ktorý, prízvukujúc v jadrnej reči cieľ a zásady združenia, predostrel seniorátom potvrdené stanovy a porady vyhlásil za otvorené. Na zriaďujúcom zasadaní boli prítomní: Michal Meličko, sv. martinský, </text:span><text:span text:style-name="T9">Samuel Milec, </text:span><text:span text:style-name="T1">necpálsky, Juraj Šoltész, mošovský, Pavel Kaňa, blatnický, Juraj Dérer, hájsky, Karol </text:span><text:span text:style-name="T9">Bartoš, ivančiansky, </text:span><text:span text:style-name="T1">Karol Kevický, slov.-pravniansky, Jozef Bodický, príbovský, Pavel Barovský, sučiansky, Ján Izák, </text:span><text:soft-page-break/><text:span text:style-name="T1">turiansky, Karol Zorkóci, horno-jasenský učitelia. Neprítomný Peter Lučánsky, záturčiansky učiteľ. Všetci boli matkocirkevní učitelia. Len neskôr boli zapojení i učitelia filiálni. Prvým predsedom bol Juraj Šoltész podľa zásady i preto, že bol správcom vdovsko-sirotskej podporovne, podpredsedom </text:span><text:span text:style-name="T9">Samuel Milec </text:span><text:span text:style-name="T1">a zapisovateľom, ako najmladší, Jozef Bodický. O činnosti porád v rokoch 1874,1875 a 1877 niet zmienky v zápisnici. Bolo by treba, aby člen terajšieho Spolku ev. a. v. učiteľov a katechétov v Turci podal o činnosti výstižnú správu, v ktorej by sa odzrkadlili vtedajšie pomery a v nich jasné a najmä tienisté stránky školskej výučby a stavu učiteľov. Mne o tom v rámci životopisu neprichodí hovoriť. Jednako spomeniem, že na zasadnutí dňa 14. júla 1873 čítal prácu O rozdiele medzi školou konfesionálnou a interkonfesionálnou Jozef Škultéty, vtedajší sučiansky druhý učiteľ. Iste poteší každého, že sme mali v radoch svojich muža vzácneho a v národe presláveného. Šoltész bol predsedom nepretržite až do r. 1885, ale i r. 1886 pre neprítomnosť chorého podpredsedu </text:span><text:span text:style-name="T9">Samuela Milca </text:span><text:span text:style-name="T1">predsedal zasadnutiam. Dôveru si získal osobnou i pedagogickou prestížou. Na zasadnutí r. 1886 som sa nezúčastnil, lebo som nedostal pozvanie. Zapisovatelia sa menili (Bodický, Kučera, Kompiš).</text:span></text:p>
      <text:p text:style-name="P3"/>
      <text:p text:style-name="P2"><text:span text:style-name="T1">Po Šoltészovi bol predsedom Andrej Sokolík, turč. sv.-martinský, podpredsedom Ján Kožehuba, blatnický a zapisovateľom znovu Jozef Kompiš, turiansky učiteľ. Sokolík (bývalý profesor revúcky) riadil porady odborno pedagogicky. V otváracích rečiach zahrnul otázky časové pre poučenie a povzbudenie k činnosti. Z jeho iniciatívy sa už zasadnutie v roku 1888 uznieslo žiadať </text:span><text:span text:style-name="T9">seniorát, </text:span><text:span text:style-name="T1">aby k dvom dekanom vyvolil po jednom spoludekanovi alebo poddekanovi z radu učiteľov preto, že praktický učiteľ skôr pozná nedostatky školy a môže dať radu a pedagogické pokyny najmä mladým učiteľom, podobne i preto, že dvaja dekani nestačia ponavštevovať všetky školy. </text:span><text:span text:style-name="T9">Seniorát však </text:span><text:span text:style-name="T1">odbavil žiadosť tým, že utvoril štyri dekanáty. Keď sa však žiadosť stále prízvukovala, </text:span><text:span text:style-name="T9">seniorát </text:span><text:span text:style-name="T1">r. 1898 k štyrom dekanom vyvolil za navštevovateľov škôl Emila </text:span><text:span text:style-name="T9">Jesenského, Jána Buriana, </text:span><text:span text:style-name="T1">Ondreja Kuorku a mňa. Navštevovatelia škôl boli z úradu členmi seniorálnej školskej stolice a seniorálneho konventu a mali vplyv na školské veci v </text:span><text:span text:style-name="T9">senioráte. </text:span><text:span text:style-name="T1">O skúsenostiach pri návšteve referovali školskej stolici. O svojich som sa už zmienil. Ustanovizeň nám závideli liptovskí učitelia. Ba, či by ozaj nebola potrebná ešte i dnes vzhľadom na mladých učiteľov!</text:span></text:p>
      <text:p text:style-name="P3"/>
      <text:p text:style-name="P2"><text:soft-page-break/><text:span text:style-name="T1">Porady zachovávali kontinuitu so seniorátom bez úlisnej podlízavosti alebo úskočnej ziskuchtivosti. Keď bolo čo vytýkať, povedalo sa otvorene a pokojne sa vysvetlilo. Podľa stanov boli kňazi mimoriadnymi členmi porád, nie ako kontrolóri, ale ako spolupracovníci a radcovia vo veciach školských, išli ruka v ruke s učiteľmi za spoločným cieľom: rozširovať správnu výučbu a rozkvet škôl v </text:span><text:span text:style-name="T9">senioráte.</text:span></text:p>
      <text:p text:style-name="P3"/>
      <text:p text:style-name="P2"><text:span text:style-name="T1">Porady mali aj čestných členov, ktorí si za pozdvihnutie školstva a dôležitosti stavu učiteľského získali uznanie. Takí boli: Pavel Mudroň, Matúš Dula (r. 1889), Svetozár Hurban Vajanský, Peter Kompiš (r. 1900), Ján Kožehuba, Gregor Uram Podtatranský a Ján </text:span><text:span text:style-name="T9">Pravoslav </text:span><text:span text:style-name="T10">Bella (r. </text:span><text:span text:style-name="T1">1917). Poslední traja boli vyvolení za čestných členov Turčianskeho seniorálneho ev. a. v. učiteľského spolku.</text:span></text:p>
      <text:p text:style-name="P3"/>
      <text:p text:style-name="P2"><text:span text:style-name="T1">Na zasadnutiach som mával prednášky z počtov a z </text:span><text:span text:style-name="T9">mluvnice.</text:span></text:p>
      <text:p text:style-name="P3"/>
      <text:p text:style-name="P2"><text:span text:style-name="T1">Po odchode Jozefa Kompiša zo </text:span><text:span text:style-name="T9">seniorátu </text:span><text:span text:style-name="T1">som bol 10 rokov (1891 — 1901) zapisovateľom. Pre chorobu som rezignoval. Po mne, od r. 1901 do r. 1922, bol zapisovateľom Ondrej Kuorka, učiteľ necpálsky. V zápisniciach podával verný obraz spolkovej činnosti.</text:span></text:p>
      <text:p text:style-name="P3"/>
      <text:p text:style-name="P2"><text:span text:style-name="T1">Okrem propagovania ustanovizne navštevovateľov škôl za predsedníctva Sokolíkovho hodno spomenúť zvláštnu vec. Na mimoriadnom zasadnutí dňa 5. novembra 1904 rokovalo sa o 15 a 16 § Berzeviczyho návrhu zákona o vyučovaní maďarskej reči na nemaďarských školách. Berecz vyzval jedného z bratov učiteľov, aby predniesol svoje skúsenosti pri vyučovaní maďarskej reči vzhľadom na 15 a 16 § návrhu zákona, podľa ktorého sa žiada, aby sa dieťa po skončení 6. tried ľudovej školy vedelo primerane životným potrebám správne v slove i v písme vyjadriť a naučilo sa v maďarskej reči čítať, písať a dobre počtovať. Zasadnutie z dvoch elaborátov vypracovaných seniorom Morháčom a Ondrejom Kuorkom na návrh seniorov prijalo kratší elaborát Kuorkov, v ktorom konštatoval, že požiadavka návrhu zákona, aby sa dieťa naučilo správne maďarsky hovoriť je nedosiahnuteľná. Dôvody: dieťa žije v prostredí, kde mimo školy nepočuje živého maďarského slova a čo si v škole z učebnej látky, ktorá sa nevzťahuje na životné potreby osvojí, to cez prázdniny pri pasení statku zabudne; dobrý výsledok vyučovať predmetov paralelne v materinskej i v maďarskej reči presahuje duševnú schopnosť dieťaťa, aby vedelo raz </text:span><text:soft-page-break/><text:span text:style-name="T1">v materinskej, raz v maďarskej reči správne myslieť a myšlienky živým slovom vyjadriť. V takých pomeroch nedosiahne želateľný výsledok ani najspôsobnejší učiteľ. A nedosiahol by ho ani vtedy, keby vyučoval výlučne všetky predmety po maďarsky. Na to sú príklady v štátnych školách na okolí, kde je vyučovacou rečou maďarská reč, ale dospelí nevedia ňou hovoriť, lebo čo sa v škole naučili, nestačí pre životné potreby. Výsledok by bol dosiahnuteľný iba tam, kde by okolie (dom, ulica) bolo maďarské. Za týchto okolností i odrastlejší mladíci potrebujú viac rokov na správne osvojenie si inej reči v slove i písme. V ľudovej škole je dieťa ešte vo vývine, a preto sa za 6 rokov naučí sotva 15 — 20 % myšlienky v reči materinskej správne vysloviť alebo napísať. Inak učitelia, keď sa návrh stane zákonom, sa mu prispôsobia. To bola odpoveď na výzvu. Bol to pokus poznať mienku slovenských učiteľov k Berzeviczyho návrhu zákona. Nakoľko si jej povšimli, svedčí zákon ministra Apponyiho z r. 1907 v sprísnenej forme, že deti už po skončení 4. triedy musia si osvojiť maďarskú reč správne v slove i písme. O tom, ako som sa mu prispôsobil bola reč na inom mieste. Ale zasadnutie zaujalo správne stanovisko.</text:span></text:p>
      <text:p text:style-name="P3"/>
      <text:p text:style-name="P2"><text:span text:style-name="T1">Roku 1907 sa Sokolík vzdal predsedníctva. Keďže i ostatným funkcionárom vypršal čas poverenia, zasadnutie dňa 20. júna 1907 ma </text:span><text:span text:style-name="T9">vyvolilo za </text:span><text:span text:style-name="T1">predsedu, Gabriela Žarnovického za podpredsedu, Ondreja Kuorku za zapisovateľa, Žigmunda </text:span><text:span text:style-name="T9">Jesenského </text:span><text:span text:style-name="T1">za pokladníka a Oľgu Hrušovskú za knihovníčku. Predsedom som bol 11 rokov (1908 — 1919), až do prevratu. V otváracích rečiach som sa dotýkal aktuálnych problémov. Z predsedníckej činnosti tu spomeniem tri uznesenia.</text:span></text:p>
      <text:p text:style-name="P3"/>
      <text:p text:style-name="P2"><text:span text:style-name="T1">Na seniorálnom konvente dňa 14. januára 1909 dr. Ján Vanovič pri príležitosti svojej druhej inštalácie za seniorálneho dozorcu dal učiteľskému synovi 50 kor. Dar zasadnutie dňa 24. júna 1909 s vďakou prijalo a na návrh predsedov, so súhlasom darcu, uznieslo sa uložiť dar za základ štipendiálnej základiny, z ktorej sa majú v prvom rade synov učiteľov </text:span><text:span text:style-name="T9">seniorátu </text:span><text:span text:style-name="T1">turčianskeho, študujúcich na učiteľských ústavoch, podporovať. Súčasne poverilo vypracovaním pravidiel predsedu, podpredsedu a zapisovateľa. Uznesenie seniorálna školská stolica a na jej návrh seniorálny konvent schválil pravidlá základiny potvrdil. Aby sa základina zveľadila, požiadal som banky a peňažné ústavy o dobrovoľné obete. Na zasadnutí 27. júna 1910 dal som Ondrejovi Kuorkovi, opatrovateľovi základiny, 470 K 02 h., ktorú podľa uznesenia uložil do sporiteľne v Turčianskom Sv. Martine. Základina do konca môjho </text:span><text:soft-page-break/><text:span text:style-name="T1">predsedníctva (r. 1919) činila 2 438 K 12 h. Dnes (1932) činí 5 248 K 60 h. Podpora sa udeľuje v súvise a v súhlase so štipendiálnou základinou kňazskou.</text:span></text:p>
      <text:p text:style-name="P3"/>
      <text:p text:style-name="P2"><text:span text:style-name="T1">Na zasadnutí dňa 26. júna 1911 bol prečítaný prípis seniora, aby evanjelickí učitelia v zmysle vyzvania krajinského škôldozorcu z dôvodu, že v Turci nejestvuje spolok ev. učiteľov, na základe ministerského nariadenia vstúpili do stoličného všeobecného učiteľského spolku. Intenciou štátneho dozoru bolo pritiahnuť evanjelických učiteľov do kruhu štátnych učiteľov, v ktorom panovala hlavne zásada štátnej idey na pomaďarčenie evanjelických škôl a sterorizovanie roduverných evanjelických učiteľov. Prípadne chcel </text:span><text:span text:style-name="T9">oživiť </text:span><text:span text:style-name="T1">a rozprúdiť činnosť stoličného spolku prílivom učiteľov, u ktorých nebodaj predpokladal kladné smernice pedagogické. My sme v tom však videli úskok zapriahnuť ducha do jarma politiky a získať posilu k maďarizácii v zastrašených </text:span><text:span text:style-name="T10">&lt;lang </text:span><text:span text:style-name="T17">LAT</text:span><text:span text:style-name="T10">&gt;</text:span><text:span text:style-name="T1">ad </text:span><text:span text:style-name="T10">maiorem patriae </text:span><text:span text:style-name="T17">gloriam&lt;/lang&gt;</text:span><text:span text:style-name="T1"> preto zasadnutie v spomenutom prípise návrh seniora: či by sa nemal utvoriť spolok evanjelických učiteľov, aby učiteľstvo v ňom združené si </text:span><text:span text:style-name="T9">neosvojilo, ale </text:span><text:span text:style-name="T1">uzavrelo zostať i naďalej pod ochranou </text:span><text:span text:style-name="T9">seniorátu. </text:span><text:span text:style-name="T1">Súčasne vyslovilo, že jednotlivcom ponecháva na vôľu vstúpiť do stoličného spolku, ale musia to oznámiť predsedovi. Vstúpenie oznámila len jedna učiteľka a tým sa stala pravdepodobne reportérom v stoličnom spolku.</text:span></text:p>
      <text:p text:style-name="P3"/>
      <text:p text:style-name="P2"><text:span text:style-name="T1">Úradný tlak zhora však neprestal. Podľa prípisu seniorálneho úradu, že porady ev. a. v. učiteľov v Turci v tom zriadení, v akom sú dnes, ďalej zostať nemôžu. Hoci stoja pod ochranou </text:span><text:span text:style-name="T9">seniorátu, </text:span><text:span text:style-name="T1">jednako ako spolok samostatne účinkujú; aby teda učiteľstvo </text:span><text:span text:style-name="T9">seniorátu </text:span><text:span text:style-name="T1">mohlo sa i naďalej zhromažďovať a radiť vo veciach školsko-učiteľských, zasadnutie dňa 24. júna 1912, po dôkladnom rokovaní uzavrelo pretvoriť porady, už aj v zmysle dištriktuálneho štatútu, na spolok a poverilo odbor vypracovať stanovy. Zasadnutie dňa 7. novembra 1912 predsedom predostreté stanovy spolku po dôkladnom posúdení, bod za bodom, vzalo na vedomie s tým, že predbežne porady zostávajú síce v doterajšom stave, ale poverený odbor má znovu celú </text:span><text:span text:style-name="T5">vec </text:span><text:span text:style-name="T1">preštudovať a v elaboráte podať výhody a ujmy pretvorenia v spolok a na budúcom zasadnutí predostrieť návrh na utvorenie alebo neutvorenie spolku. Takto ťažko sme sa lúčili s poradami, lebo ani v dištiktuálnej správe sme nemali dôveru a záruky, že spolok nebude úradne brzdený v činnosti. Keď poverený odbor stanovy znovu preskúmal, opravil a doplnil, zasadnutie dňa 23. júna 1913 ich v zásade prijalo jednohlasne a uzavrelo pretvoriť porady na spolok. Stanovy sa vydali na zreferovanie </text:span><text:soft-page-break/><text:span text:style-name="T1">M. Hlaváčovi a potom seniorálnemu konventu, ktorý nariadil, aby sa referent a predseda spoločne uzniesli na niektorých zmenách a len potom predostreli sa dištriktu na potvrdenie. Dištrikt (banský) však urobil zasa niektoré zmeny, menovite zmenil 10 § v tom zmysle, že neslobodno nútiť učiteľa vstúpiť do spolku, lebo by tým bola urazená a obmedzená jeho sloboda. Zasadnutie sa dňa 22. júna 1914 ohradilo proti týmto dôvodom, že i generálny štatút v 35 § dištriktuálneho štatútu určujúci služobné pomery evanjelického učiteľstva elementárnych škôl, že každý učiteľ je povinný stať sa členom učiteľského spolku. Žiadalo dištriktuálny konvent, aby stanovy spolku, najmä však § 10 a z neho vyplývajúci § 16, </text:span><text:span text:style-name="T10">lit. </text:span><text:span text:style-name="T1">e, ponechal a potvrdil, doložiac k tomu, že i učitelia zvolenského </text:span><text:span text:style-name="T9">seniorátu </text:span><text:span text:style-name="T1">majú tak potvrdené stanovy spolku. Kým sa to nestane, ostáva doterajšie zriadenie. Po toľkej procedúre dištriktuálny konvent zasadajúci 30. septembra a 1. októbra 1916 stanovy potvrdil a potvrdzujúcu klauzulu opatril tou výhradou, že pravidlá štipendiálnej základiny podľa uzavretia generálneho konventu z r. 1904 sa musia zmeniť na Zakladačnú listinu; kým sa nezmenia, podpora sa nesmie udeliť. Koľké preháňanie a zabíjanie času, ktorý sa mohol k vážnej práci u jednotlivcov i v spolku využiť.</text:span></text:p>
      <text:p text:style-name="P3"/>
      <text:p text:style-name="P2"><text:span text:style-name="T1">Keďže pre svetovú vojnu mnohí učitelia boli povolaní na vojenskú službu, zasadnutie porád v rokoch 1915 a 1916 prestalo, potvrdenie stanov dištriktuálnym konventom mohlo byť publikované len na zasadnutí dňa 25. júna 1917, na ktorom sa definitívne pretvorili porady ev. a. v. učiteľov v Turci na Turčiansko-seniorálny ev. a. v. učiteľský spolok. Funkcionári porád sa poďakovali a v rámci pretvoreného spolku sa vykonala voľba nových funkcionárov na tri roky. Vyvolení boli: Peter P. Zgúth za predsedu, Gabriel Žarnovický za podpredsedu, Ondrej Kvorka a Oľga </text:span><text:span text:style-name="T9">Hrušovská za </text:span><text:span text:style-name="T1">zapisovateľov, Július Helvigh za pokladníka a Oľga Rollová za knihovníčku. Za členov výboru: Peter Vencel, Gabriel Žarnovický, Anna Chorvátová a Kornélia Šestáková. Za pokladníka štipendijnej základiny: Viktor Ilavský a Jozef Hrivnák. Za zástupcu na seniorálny konvent Peter Vencel a do seniorálnej školskej stolice Peter P. Zgúth a Mária </text:span><text:span text:style-name="T9">Šimková. </text:span><text:span text:style-name="T1">Predseda oznámil, že pravidlá štipendijnej základiny porád ev. a. v. učiteľov v Turci premenili sa na Zakladačnú listinu štipendijnej základiny Turčiansko-seniorálneho ev. a. v. učiteľského spolku, ktorú v opravenom znení zasadnutie prijalo.</text:span></text:p>
      <text:p text:style-name="P3"/>
      <text:p text:style-name="P2"><text:span text:style-name="T1">Pretvorení v spolok zostali sme tak, ako sme boli: práca tá istá, ktorú sme konali, </text:span><text:soft-page-break/><text:span text:style-name="T1">dozor ten istý, ako predtým, iba uniforma nová, úradná. Ale to nevadilo. V novom zriadení sme nezuniformovali ducha. Zostali sme na základe </text:span><text:span text:style-name="T9">„jenž jest </text:span><text:span text:style-name="T1">Ježiš Kristus.“ Takto zuniformovaný spolok mal krátky život. Nové časy — nový život i na poli školstva.</text:span></text:p>
      <text:p text:style-name="P3"/>
      <text:p text:style-name="P3">Pre poplašné zvesti z bojiska riadne zasadnutie r. 1918 nebolo. Čierne mračná sa rozchádzali na obzore. Zvestovali úsvit. Slnko teplým lúčom ohrialo srdcia. Rodila sa sloboda slovenského národa. I českého. Krstom 28. októbra 1918 v Prahe a 30. októbra 1918 v Turčianskom Sv. Martine bola zapísaná do matriky svetovej histórie pod názvom Československá republika.</text:p>
      <text:p text:style-name="P3"/>
      <text:p text:style-name="P2"><text:span text:style-name="T1">Pod dojmom vážnych a radostných, slovenskému národu slobodu rodiacich dní, zvolal som na 17. december 1918 do Turčianskeho Sv. Martina mimoriadne zasadnutie, slávnostné zhromaždenie. Otvoril som ho rečou, vynoriacou sa z hĺbky umileného srdca, že oslobodením národa z tisícročnej poroby prestala byť i škola mučiarňou a učitelia mučiteľmi. Vykreslil som v nej minulosť a budúcnosť slovenského učiteľstva. </text:span><text:span text:style-name="T9">Pro memoria a </text:span><text:span text:style-name="T1">na poučenie mladým bratom učiteľom uvádzam ju v doslovnom znení:</text:span></text:p>
      <text:p text:style-name="P3"/>
      <text:p text:style-name="P2"><text:span text:style-name="T1">„So srdcom uradostneným a s dušou citom vďaky prekypujúcou pozdravujem vás na úsvite novej doby, uvoľnených od pút duševnej poroby. Stojíme </text:span><text:span text:style-name="T9">na rozhraní: za </text:span><text:span text:style-name="T1">nami prekonaná púť telesného strádania a duševných nerestí, pred nami nová púť, plná nádejí a túžob uskutočniteľných. Keď pozeráme nazad, prichodí nám na um slovo slávneho básnika: do zlých času, Búh to z nebe vidí, živobytí naše udalo. Veď nebolo krušnejšej doby pre slovenské učiteľstvo, ako tá, v ktorej sme žili.</text:span></text:p>
      <text:p text:style-name="P3"/>
      <text:p text:style-name="P3">Naše utrpenie sa začalo vynesením zákona o potrebe vyučovania maďarskej reči v ľudových školách. Sprvu len slabo bol priťahovaný škripec nášho duševného týrania a utrpenia, neskôr však, najmä od času tzv. apponyiovského zákona nemilosrdne žiadalo sa od nás, čo vyššia moc v svojom premrštenom záchvate ustálila za cieľ a vrchol ľudovej výučby.</text:p>
      <text:p text:style-name="P3"/>
      <text:p text:style-name="P2"><text:span text:style-name="T1">Miesto zásad slávnych učiteľov — pedagógov, hlavne zásady Jána Komenského, aby sa výučba na základe materinskej reči diala a tým dieťa pre život potrebnými </text:span><text:soft-page-break/><text:span text:style-name="T1">božími i svetskými známosťami opatrila, vytýčené bolo heslo, známe pod menom „direktnej metódy“. Vis major žiadala od nás objekt našej výchovnej činnosti v Turčianskom seniorálnom ev. a. v. učiteľskom spolku, totiž dieťa pretvoriť, dielo všemúdreho Boha napraviť a zreformovať. Museli sme teda rečový ústroj jeho uspôsobiť, aby sme mu neprirodzeným žľabom mohli podať na cudzej roli ducha dorobený chlieb, namiesto chleba doma dorobeného. Podať cudzími prítokmi pokalenej vody, namiesto vody z tatranskej </text:span><text:span text:style-name="T9">žuly </text:span><text:span text:style-name="T1">prýštiacej. Ak úspech nezodpovedal merítku zákona, visel nám nad hlavou Damoklov meč, ktorý nám mohol kedykoľvek padnúť na hlavu. Jedným slovom, boli sme otrokmi svojho povolania, horší od otrokov v rímskom impériu, ktorým bohatí patricijovia zverili výchovu svojich dietok, lebo tí prirodzeným spôsobom, rečou dietkam od Boha danou, konali dielo. Boli sme skôr ako tí v službe egyptskej z ľudu židovského poverení, aby sami neboli trestaní, bitím poháňali k úsilnejšej a výdatnejšej práci ľud izraelský.</text:span></text:p>
      <text:p text:style-name="P3"/>
      <text:p text:style-name="P2"><text:span text:style-name="T1">Ale bol by som nespravodlivým, keby som pripomínal len hrozby, ktorými nás poháňali k práci. Veď podľa známeho „od ut des“ zriadili nám platy, vypisovali domény, aby pomocou toho dosiahli cieľa svojej hriešnej </text:span><text:span text:style-name="T9">utopie, </text:span><text:span text:style-name="T1">vyzliecť skromný slovenský ľud z </text:span><text:span text:style-name="T9">halenky </text:span><text:span text:style-name="T1">a obliecť ho do vyšujtášovanej mentieky v citovom i v rečovom zmysle. Azda mnohí z nás, aby o ten belší chlieb neprišli, alebo mimo nás, aby dosiahli lákavej odmeny, usilovali sme sa, hoci i krutým spôsobom, neláskavosťou a trestom vbíjať do útlych rozumkov plody cudzieho ducha. Tým sme sa stali z otrokov otročiteľmi. Či sa mohli dietky naše vinúť k nám s úprimnou dôverou a láskou? Či videli v nás otcov láskavých a dobrodincov? Či neúprimnosť a neláskavosť nepreniesla sa zo školy aj do života? I dobrý pomer medzi nami a rodičmi bol valne porušený, veď práve tento neprirodzený systém dal príčinu k sporu a neúcte. Tí však spomedzi nás, ktorí sme sa usilovali pomocou materinskej reči vyhovieť zákonu, konali sme tak so sebazaprením a za cenu svojho zdravia. Ale ani jedni, ani druhí nestáli na úrovni pravých učiteľov a vychovávateľov ľudu. Boli sme skôr mučiteľmi seba i dietok.</text:span></text:p>
      <text:p text:style-name="P3"/>
      <text:p text:style-name="P2"><text:span text:style-name="T1">A dnes? Dnes hľadíme v ústrety krajšej budúcnosti vo svojom povolaní. Objekt našej práce treba naprávať, reformovať. Máme ho taký, aký vyšiel z ruky Tvorcovej. Nemusíme ho chovať chlebom v cudzej pôde dorobeným, lež chlebom, hoc i čiernejším, ale zdravým a záživným z vlastnej role ducha, nie cudzími prítokmi </text:span><text:soft-page-break/><text:span text:style-name="T1">kalenou vodou napájať, ale vodou pramenistou, z tatranskej </text:span><text:span text:style-name="T9">žuly prýštiacou, </text:span><text:span text:style-name="T1">ktorá iste zahasí duševný smäd.</text:span></text:p>
      <text:p text:style-name="P3"/>
      <text:p text:style-name="P2"><text:span text:style-name="T1">Drahí bratia a milé sestry! S chuťou sa dajme do práce na svite novej doby: </text:span><text:span text:style-name="T9">vstaňme </text:span><text:span text:style-name="T1">včasne a pritknime pluhy do role plevelom, rním a </text:span><text:span text:style-name="T9">hložím </text:span><text:span text:style-name="T1">pomstenej; naberme do rozsievky čistého zrna; ak ho nemáme, poďme k bratovi, ktorý má nadostač a vďačne, bez úroku požičia, alebo práve daruje. I riadu, ak sme si svoj v štokovitej pôde polámali, vďačne poskytne. Len sa rezko a s chuťou do práce, lebo požehnanie, úroda bude už naša, dietky naše ostanú doma, talenty nesplavia sa dolu Váhom, Nitrou a Hronom do Dunaja a budú veľadiť cudzí majetok. Už „dosť dane ducha vtieklo do pokladne nespornej.“ — hovorí Hviezdoslav. Oddnes </text:span><text:span text:style-name="T9">plňme už </text:span><text:span text:style-name="T1">svoju pokladňu. Verím, že pochopíme dnešnú dobu a nádejam sa, že Boh pomôže a požehná našej práci.“</text:span></text:p>
      <text:p text:style-name="P3"/>
      <text:p text:style-name="P2"><text:span text:style-name="T1">Na návrh predsedu zhromaždenie jednomyseľne a s oduševnením prijalo a poslalo Národnej rade v Turčianskom Sv. Martine </text:span><text:span text:style-name="T5">rezolúciu v </text:span><text:span text:style-name="T1">tomto znení:</text:span></text:p>
      <text:p text:style-name="P3"/>
      <text:p text:style-name="P5">„Uzavretie Turčianskeho ev. učiteľstva zo zhromaždenia Turčiansko-seniorálneho ev. a. v. učiteľského spolku, konaného dňa 17. decembra 1918 v Turčianskom Sv. Martine.</text:p>
      <text:p text:style-name="P5"/>
      <text:p text:style-name="P5">Turčiansko-seniorálny ev. a. v. učiteľský spolok sa podriaďuje Slovenskej národnej rade v Turčianskom Sv. Martine, jej uzavretia a nariadenia v každom ohľade sa zaväzuje plniť. S radosťou a nadšením víta ten večne pamätný, všesvetový prevrat, následkom ktorého duševne i hmotne bitý a týraný slovenský národ sa oslobodil spod tisícročného ujarmenia a putá otroctva zo seba striasol. Jasá a plesá, že slovenskí učitelia sú oslobodení spod neznesiteľného duchovného jarma, pre ktoré ako im, tak aj útlemu slovenskému podrastu boli školy trápnou mučiarňou.</text:p>
      <text:p text:style-name="P5"/>
      <text:p text:style-name="P5">Vrele pozdravujeme československý slobodný štát v tej pevnej viere a nádeji, že v ňom slovenskí učitelia dosiahnu splnenia svojich túžob a nádejí. Spolu tlmočí svoju najhlbšiu úctu a vďaku veľkému mužovi Wilsonovi, uskutočňovateľovi, zástancovi a hlásateľovi samourčovacieho práva národov, ako aj ostatným slávnym mužom, pracujúcim a bojujúcim za uskutočnenie Československého štátu.</text:p>
      <text:p text:style-name="P5"><text:soft-page-break/></text:p>
      <text:p text:style-name="P5">Dané v zhromaždení vyššieho dáta v Turčianskom Sv. Martine.</text:p>
      <text:p text:style-name="P5"/>
      <text:p text:style-name="P5">Peter P. Zgúth, predseda v. r.</text:p>
      <text:p text:style-name="P5">Ondrej Kvorka, zapisovateľ, v. r.</text:p>
      <text:p text:style-name="P3"/>
      <text:p text:style-name="P3"/>
      <text:p text:style-name="P3"/>
      <text:p text:style-name="P12"><text:span text:style-name="T20">&lt;</text:span><text:span text:style-name="T23">h1</text:span><text:span text:style-name="T20">&gt;</text:span>SLOVNÍČEK VÝRAZOV<text:span text:style-name="T20">&lt;</text:span><text:span text:style-name="T23">/h1</text:span><text:span text:style-name="T20">&gt;</text:span></text:p>
      <text:p text:style-name="P2"><text:span text:style-name="T1">Ad </text:span><text:span text:style-name="T10">maiorem patriae </text:span><text:span text:style-name="T1">gloriam — </text:span><text:span text:style-name="T5">k väčšej sláve vlasti</text:span></text:p>
      <text:p text:style-name="P2"><text:span text:style-name="T1">anklagen (z nem.) — </text:span><text:span text:style-name="T5">obžalovať, žalovať</text:span></text:p>
      <text:p text:style-name="P2"><text:span text:style-name="T1">apeláta — </text:span><text:span text:style-name="T5">odvolanie</text:span></text:p>
      <text:p text:style-name="P2"><text:span text:style-name="T1">delektovať — </text:span><text:span text:style-name="T5">zabávať sa</text:span></text:p>
      <text:p text:style-name="P2"><text:span text:style-name="T1">derogovať — </text:span><text:span text:style-name="T5">zrušiť právne ustanovenie</text:span></text:p>
      <text:p text:style-name="P2"><text:span text:style-name="T1">dolce </text:span><text:span text:style-name="T10">far niente —</text:span><text:span text:style-name="T1"> </text:span><text:span text:style-name="T5">sladké nič nerobenie</text:span></text:p>
      <text:p text:style-name="P2"><text:span text:style-name="T9">drahn</text:span><text:span text:style-name="T9">e —</text:span><text:span text:style-name="T1"> </text:span><text:span text:style-name="T5">zriedkavo, riedko</text:span></text:p>
      <text:p text:style-name="P2"><text:span text:style-name="T1">efor alumnie — </text:span><text:span text:style-name="T5">správca školskej jedálne</text:span></text:p>
      <text:p text:style-name="P2"><text:span text:style-name="T1">ejlénovať (z maď.) — </text:span><text:span text:style-name="T5">prevolávať na slávu</text:span></text:p>
      <text:p text:style-name="P2"><text:span text:style-name="T1">exekvovať — </text:span><text:span text:style-name="T5">dodržiavať, vykonávať</text:span></text:p>
      <text:p text:style-name="P2"><text:span text:style-name="T1">ferman — </text:span><text:span text:style-name="T5">úradné nariadenie</text:span></text:p>
      <text:p text:style-name="P2"><text:span text:style-name="T1">hazafi (z maď.) — </text:span><text:span text:style-name="T5">vlastenec</text:span></text:p>
      <text:p text:style-name="P2"><text:span text:style-name="T1">hazafícke výbuchy — </text:span><text:span text:style-name="T5">výbuchy vlastenectva</text:span></text:p>
      <text:p text:style-name="P2"><text:span text:style-name="T9">hospoda (zastar.) </text:span><text:span text:style-name="T9">—</text:span><text:span text:style-name="T1"> </text:span><text:span text:style-name="T5">ubytovanie študentov, najmä na súkromí</text:span></text:p>
      <text:p text:style-name="P2"><text:span text:style-name="T1">impurum — </text:span><text:span text:style-name="T5">na </text:span><text:span text:style-name="T8">nečisto, </text:span><text:span text:style-name="T5">prvopis</text:span></text:p>
      <text:p text:style-name="P2"><text:span text:style-name="T1">intimát — </text:span><text:span text:style-name="T5">obežník</text:span></text:p>
      <text:p text:style-name="P2"><text:span text:style-name="T1">lajblík — </text:span><text:span text:style-name="T5">vesta</text:span></text:p>
      <text:p text:style-name="P2"><text:span text:style-name="T1">mlunná iskra — </text:span><text:span text:style-name="T5">elektrická iskra</text:span></text:p>
      <text:p text:style-name="P2"><text:span text:style-name="T1">mondokovať (z maď.) — </text:span><text:span text:style-name="T5">hovoriť</text:span></text:p>
      <text:p text:style-name="P2"><text:span text:style-name="T1">na gaudium — </text:span><text:span text:style-name="T5">na radosť</text:span></text:p>
      <text:p text:style-name="P2"><text:span text:style-name="T9">odbavovat' </text:span><text:span text:style-name="T1">— </text:span><text:span text:style-name="T5">vykonávať náboženské úkony</text:span></text:p>
      <text:p text:style-name="P2"><text:span text:style-name="T9">pedel </text:span><text:span text:style-name="T9">—</text:span><text:span text:style-name="T1"> </text:span><text:span text:style-name="T5">pomocný zamestnanec školy</text:span></text:p>
      <text:p text:style-name="P2"><text:span text:style-name="T1">plaid — </text:span><text:span text:style-name="T5">vlnená prikrývka</text:span></text:p>
      <text:p text:style-name="P2"><text:span text:style-name="T1">pretendent — </text:span><text:span text:style-name="T5">uchádzač</text:span></text:p>
      <text:p text:style-name="P2"><text:span text:style-name="T1">próba — </text:span><text:span text:style-name="T5">overenie predpokladov pre výkon učiteľskej a kňazskej služby</text:span></text:p>
      <text:p text:style-name="P2"><text:soft-page-break/><text:span text:style-name="T1">purum — </text:span><text:span text:style-name="T5">čistopis, na čisto</text:span></text:p>
      <text:p text:style-name="P2"><text:span text:style-name="T1">rov — </text:span><text:span text:style-name="T5">hrob</text:span></text:p>
      <text:p text:style-name="P2"><text:span text:style-name="T1">sinekúra — </text:span><text:span text:style-name="T5">zverenie úradu, funkcie spojenej s dôchodkom</text:span></text:p>
      <text:p text:style-name="P2"><text:span text:style-name="T1">substitúcia — </text:span><text:span text:style-name="T5">uhradenie</text:span></text:p>
      <text:p text:style-name="P2"><text:span text:style-name="T9">unikum </text:span><text:span text:style-name="T1">— </text:span><text:span text:style-name="T5">ojedinelý zjav</text:span></text:p>
      <text:p text:style-name="P2"><text:span text:style-name="T1">vokatoriálne — </text:span><text:span text:style-name="T5">na základe vokátora, zmluvne</text:span></text:p>
      <text:p text:style-name="P2"><text:span text:style-name="T1">votovať — </text:span><text:span text:style-name="T5">odsúhlasiť hlasovaním</text:span></text:p>
      <text:p text:style-name="P3"/>
      <text:p text:style-name="P3"/>
      <text:p text:style-name="P2"><text:span text:style-name="T13">&lt;</text:span><text:span text:style-name="T18">h1</text:span><text:span text:style-name="T13">&gt;</text:span><text:span text:style-name="T3">Edičná </text:span><text:span text:style-name="T4">poznámka</text:span><text:span text:style-name="T13">&lt;</text:span><text:span text:style-name="T18">/h1</text:span><text:span text:style-name="T13">&gt;</text:span></text:p>
      <text:p text:style-name="P5"/>
      <text:p text:style-name="P2"><text:span text:style-name="T5">Rukopis diela </text:span><text:span text:style-name="T8">Patra </text:span><text:span text:style-name="T5">Pavla Zgútha Pamäti slovenského učiteľa </text:span><text:span text:style-name="T8">(kantora) je </text:span><text:span text:style-name="T5">uložený v Archíve literatúry a umenia Slovenskej národnej knižnice v Martine pod prír. č. 1071/65 (ev. č. 1873). Predkladaný text sme čiastočne upravili v duchu súčasného gramatického a štylistického </text:span><text:span text:style-name="T8">úzu. </text:span><text:span text:style-name="T5">Vynechané boli pasáže, ktoré sa nedotýkali bezprostredne školstva, učiteľskej a pedagogickej činnosti P. P. Zgúth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sk" fo:country="SK"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Times New Roman" fo:font-size="10pt" fo:language="sk" fo:country="SK" style:font-name-asian="Times New Roman" style:font-size-asian="10pt" style:font-name-complex="Calibri" style:font-size-complex="10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Standardní_20_písmo_20_odstavce" style:display-name="Standardní písmo odstavc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nika</meta:initial-creator>
    <meta:creation-date>2012-08-18T13:22:00</meta:creation-date>
    <dc:date>2012-09-13T16:08:34.10</dc:date>
    <meta:editing-cycles>18</meta:editing-cycles>
    <meta:editing-duration>PT04H11M44S</meta:editing-duration>
    <meta:generator>OpenOffice.org/3.2$Win32 OpenOffice.org_project/320m19$Build-9505</meta:generator>
    <meta:document-statistic meta:table-count="0" meta:image-count="0" meta:object-count="0" meta:page-count="135" meta:paragraph-count="364" meta:word-count="51518" meta:character-count="329059"/>
  </office:meta>
</office:document-meta>
</file>